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16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77.36pt"/>
    </style:style>
    <style:style style:name="co5" style:family="table-column">
      <style:table-column-properties fo:break-before="auto" style:column-width="6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 style:data-style-name="N99">
      <style:text-properties style:text-position="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 style:data-style-name="N99">
      <style:table-cell-properties fo:background-color="#ccccff"/>
      <style:text-properties style:text-position=""/>
    </style:style>
    <style:style style:name="ce13" style:family="table-cell" style:parent-style-name="Default">
      <style:table-cell-properties fo:background-color="#ccccff"/>
      <style:text-properties style:text-position="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 style:data-style-name="N99">
      <style:table-cell-properties fo:background-color="#e6e6ff"/>
      <style:text-properties style:text-position=""/>
    </style:style>
    <style:style style:name="ce4" style:family="table-cell" style:parent-style-name="Default">
      <style:table-cell-properties fo:background-color="#e6e6ff"/>
      <style:text-properties style:text-position="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 style:data-style-name="N99">
      <style:table-cell-properties fo:background-color="#ffcc99"/>
      <style:text-properties style:text-position=""/>
    </style:style>
    <style:style style:name="ce7" style:family="table-cell" style:parent-style-name="Default">
      <style:table-cell-properties fo:background-color="#ffcc99"/>
      <style:text-properties style:text-position=""/>
    </style:style>
    <style:style style:name="ce8" style:family="table-cell" style:parent-style-name="Default">
      <style:table-cell-properties fo:background-color="#ccff99"/>
      <style:text-properties style:text-position=""/>
    </style:style>
    <style:style style:name="ce9" style:family="table-cell" style:parent-style-name="Default" style:data-style-name="N99">
      <style:table-cell-properties fo:background-color="#ccff99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e6e6ff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99">
      <style:table-cell-properties fo:background-color="#e6e6ff"/>
    </style:style>
    <style:style style:name="ce21" style:family="table-cell" style:parent-style-name="Default">
      <style:table-cell-properties fo:background-color="#e6e6ff"/>
    </style:style>
    <style:style style:name="ce22" style:family="table-cell" style:parent-style-name="Default">
      <style:table-cell-properties fo:background-color="#ffcc99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99">
      <style:table-cell-properties fo:background-color="#ffcc99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ccff99"/>
    </style:style>
    <style:style style:name="ce26" style:family="table-cell" style:parent-style-name="Default" style:data-style-name="N99">
      <style:table-cell-properties fo:background-color="#ccff99"/>
    </style:style>
    <style:style style:name="ce27" style:family="table-cell" style:parent-style-name="Default" style:data-style-name="N99"/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99">
      <style:table-cell-properties fo:background-color="#ccccff"/>
    </style:style>
    <style:style style:name="ce30" style:family="table-cell" style:parent-style-name="Default">
      <style:table-cell-properties fo:background-color="#ccccff"/>
    </style:style>
    <style:style style:name="ce31" style:family="table-cell" style:parent-style-name="Default" style:data-style-name="N61">
      <style:table-cell-properties fo:background-color="#e6e6ff"/>
    </style:style>
    <style:style style:name="ce32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61">
      <style:table-cell-properties fo:background-color="#ccff99"/>
    </style:style>
  </office:automatic-styles>
  <office:body>
    <office:spreadsheet>
      <table:calculation-settings table:automatic-find-labels="false"/>
      <table:table table:name="rf_algos_comparisons" table:style-name="ta1">
        <table:table-column table:style-name="co1" table:number-columns-repeated="3" table:default-cell-style-name="Default"/>
        <table:table-column table:style-name="co1" table:number-columns-repeated="4" table:default-cell-style-name="ce4"/>
        <table:table-column table:style-name="co1" table:number-columns-repeated="4" table:default-cell-style-name="ce7"/>
        <table:table-column table:style-name="co1" table:number-columns-repeated="4" table:default-cell-style-name="ce8"/>
        <table:table-column table:style-name="co1" table:visibility="collapse" table:number-columns-repeated="8" table:default-cell-style-name="Default"/>
        <table:table-column table:style-name="co2" table:default-cell-style-name="ce13"/>
        <table:table-column table:style-name="co1" table:number-columns-repeated="3" table:default-cell-style-name="ce13"/>
        <table:table-row table:style-name="ro1">
          <table:table-cell/>
          <table:table-cell table:style-name="ce1" office:value-type="string" calcext:value-type="string" table:number-columns-spanned="2" table:number-rows-spanned="1">
            <text:p>Dimensons</text:p>
          </table:table-cell>
          <table:covered-table-cell/>
          <table:table-cell table:style-name="ce2" office:value-type="string" calcext:value-type="string" table:number-columns-spanned="4" table:number-rows-spanned="1">
            <text:p>a + bN*sqrt(K)*(log(N))^2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 + bN(log(N))^2 + c(sqrt(k)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 + bKN*(logN)^2</text:p>
          </table:table-cell>
          <table:covered-table-cell table:number-columns-repeated="3"/>
          <table:table-cell office:value-type="string" calcext:value-type="string">
            <text:p>aN + bK + c</text:p>
          </table:table-cell>
          <table:table-cell table:number-columns-repeated="3"/>
          <table:table-cell office:value-type="string" calcext:value-type="string">
            <text:p>aN^1.2 + bK + c</text:p>
          </table:table-cell>
          <table:table-cell table:number-columns-repeated="3"/>
          <table:table-cell table:style-name="ce11" office:value-type="string" calcext:value-type="string" table:number-columns-spanned="4" table:number-rows-spanned="1">
            <text:p>a + bN(log(N))^2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</table:table-row>
        <table:table-row table:style-name="ro1">
          <table:table-cell office:value-type="string" calcext:value-type="string">
            <text:p>1000_bac__rf</text:p>
          </table:table-cell>
          <table:table-cell office:value-type="float" office:value="2502" calcext:value-type="float">
            <text:p>2502</text:p>
          </table:table-cell>
          <table:table-cell office:value-type="float" office:value="53" calcext:value-type="float">
            <text:p>53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31333" calcext:value-type="float">
            <text:p>0.031333</text:p>
          </table:table-cell>
          <table:table-cell office:value-type="float" office:value="30.01244813" calcext:value-type="float">
            <text:p>30.01244813</text:p>
          </table:table-cell>
          <table:table-cell office:value-type="float" office:value="44.450951" calcext:value-type="float">
            <text:p>44.450951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31631" calcext:value-type="float">
            <text:p>0.031631</text:p>
          </table:table-cell>
          <table:table-cell office:value-type="float" office:value="31.24896266" calcext:value-type="float">
            <text:p>31.24896266</text:p>
          </table:table-cell>
          <table:table-cell office:value-type="float" office:value="49.957091" calcext:value-type="float">
            <text:p>49.957091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31177" calcext:value-type="float">
            <text:p>0.031177</text:p>
          </table:table-cell>
          <table:table-cell office:value-type="float" office:value="29.36514523" calcext:value-type="float">
            <text:p>29.36514523</text:p>
          </table:table-cell>
          <table:table-cell office:value-type="float" office:value="45.925903" calcext:value-type="float">
            <text:p>45.925903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5377" calcext:value-type="float">
            <text:p>0.025377</text:p>
          </table:table-cell>
          <table:table-cell office:value-type="float" office:value="5.296944" calcext:value-type="float">
            <text:p>5.296944</text:p>
          </table:table-cell>
          <table:table-cell office:value-type="float" office:value="1.767595" calcext:value-type="float">
            <text:p>1.76759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8365" calcext:value-type="float">
            <text:p>0.028365</text:p>
          </table:table-cell>
          <table:table-cell office:value-type="float" office:value="17.698689" calcext:value-type="float">
            <text:p>17.698689</text:p>
          </table:table-cell>
          <table:table-cell office:value-type="float" office:value="2.129085" calcext:value-type="float">
            <text:p>2.12908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32071" calcext:value-type="float">
            <text:p>0.032071</text:p>
          </table:table-cell>
          <table:table-cell office:value-type="float" office:value="33.0746888" calcext:value-type="float">
            <text:p>33.0746888</text:p>
          </table:table-cell>
          <table:table-cell office:value-type="float" office:value="51.204392" calcext:value-type="float">
            <text:p>51.204392</text:p>
          </table:table-cell>
        </table:table-row>
        <table:table-row table:style-name="ro1">
          <table:table-cell office:value-type="string" calcext:value-type="string">
            <text:p>1002_bac__rf</text:p>
          </table:table-cell>
          <table:table-cell office:value-type="float" office:value="4964" calcext:value-type="float">
            <text:p>4964</text:p>
          </table:table-cell>
          <table:table-cell office:value-type="float" office:value="253" calcext:value-type="float">
            <text:p>253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98756" calcext:value-type="float">
            <text:p>0.098756</text:p>
          </table:table-cell>
          <table:table-cell office:value-type="float" office:value="17.00947867" calcext:value-type="float">
            <text:p>17.00947867</text:p>
          </table:table-cell>
          <table:table-cell office:value-type="float" office:value="21.844474" calcext:value-type="float">
            <text:p>21.844474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97818" calcext:value-type="float">
            <text:p>0.097818</text:p>
          </table:table-cell>
          <table:table-cell office:value-type="float" office:value="15.89810427" calcext:value-type="float">
            <text:p>15.89810427</text:p>
          </table:table-cell>
          <table:table-cell office:value-type="float" office:value="20.689939" calcext:value-type="float">
            <text:p>20.68993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98043" calcext:value-type="float">
            <text:p>0.098043</text:p>
          </table:table-cell>
          <table:table-cell office:value-type="float" office:value="16.16469194" calcext:value-type="float">
            <text:p>16.16469194</text:p>
          </table:table-cell>
          <table:table-cell office:value-type="float" office:value="20.828973" calcext:value-type="float">
            <text:p>20.828973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73772" calcext:value-type="float">
            <text:p>0.073772</text:p>
          </table:table-cell>
          <table:table-cell office:value-type="float" office:value="12.591966" calcext:value-type="float">
            <text:p>12.591966</text:p>
          </table:table-cell>
          <table:table-cell office:value-type="float" office:value="1.99556" calcext:value-type="float">
            <text:p>1.99556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90306" calcext:value-type="float">
            <text:p>0.090306</text:p>
          </table:table-cell>
          <table:table-cell office:value-type="float" office:value="6.997073" calcext:value-type="float">
            <text:p>6.997073</text:p>
          </table:table-cell>
          <table:table-cell office:value-type="float" office:value="0.863502" calcext:value-type="float">
            <text:p>0.863502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99118" calcext:value-type="float">
            <text:p>0.099118</text:p>
          </table:table-cell>
          <table:table-cell office:value-type="float" office:value="17.43838863" calcext:value-type="float">
            <text:p>17.43838863</text:p>
          </table:table-cell>
          <table:table-cell office:value-type="float" office:value="23.219654" calcext:value-type="float">
            <text:p>23.219654</text:p>
          </table:table-cell>
        </table:table-row>
        <table:table-row table:style-name="ro1">
          <table:table-cell office:value-type="string" calcext:value-type="string">
            <text:p>1018_bac__rf</text:p>
          </table:table-cell>
          <table:table-cell office:value-type="float" office:value="5866" calcext:value-type="float">
            <text:p>5866</text:p>
          </table:table-cell>
          <table:table-cell office:value-type="float" office:value="277" calcext:value-type="float">
            <text:p>277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07279" calcext:value-type="float">
            <text:p>0.107279</text:p>
          </table:table-cell>
          <table:table-cell office:value-type="float" office:value="13.64300847" calcext:value-type="float">
            <text:p>13.64300847</text:p>
          </table:table-cell>
          <table:table-cell office:value-type="float" office:value="19.300159" calcext:value-type="float">
            <text:p>19.30015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06849" calcext:value-type="float">
            <text:p>0.106849</text:p>
          </table:table-cell>
          <table:table-cell office:value-type="float" office:value="13.1875" calcext:value-type="float">
            <text:p>13.1875</text:p>
          </table:table-cell>
          <table:table-cell office:value-type="float" office:value="17.66649" calcext:value-type="float">
            <text:p>17.6664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0666" calcext:value-type="float">
            <text:p>0.10666</text:p>
          </table:table-cell>
          <table:table-cell office:value-type="float" office:value="12.98728814" calcext:value-type="float">
            <text:p>12.98728814</text:p>
          </table:table-cell>
          <table:table-cell office:value-type="float" office:value="18.299854" calcext:value-type="float">
            <text:p>18.29985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8095" calcext:value-type="float">
            <text:p>0.08095</text:p>
          </table:table-cell>
          <table:table-cell office:value-type="float" office:value="14.247894" calcext:value-type="float">
            <text:p>14.247894</text:p>
          </table:table-cell>
          <table:table-cell office:value-type="float" office:value="1.465948" calcext:value-type="float">
            <text:p>1.465948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9945" calcext:value-type="float">
            <text:p>0.09945</text:p>
          </table:table-cell>
          <table:table-cell office:value-type="float" office:value="5.349529" calcext:value-type="float">
            <text:p>5.349529</text:p>
          </table:table-cell>
          <table:table-cell office:value-type="float" office:value="1.008183" calcext:value-type="float">
            <text:p>1.008183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07523" calcext:value-type="float">
            <text:p>0.107523</text:p>
          </table:table-cell>
          <table:table-cell office:value-type="float" office:value="13.90148305" calcext:value-type="float">
            <text:p>13.90148305</text:p>
          </table:table-cell>
          <table:table-cell office:value-type="float" office:value="20.880184" calcext:value-type="float">
            <text:p>20.880184</text:p>
          </table:table-cell>
        </table:table-row>
        <table:table-row table:style-name="ro1">
          <table:table-cell office:value-type="string" calcext:value-type="string">
            <text:p>1019_bac__rf</text:p>
          </table:table-cell>
          <table:table-cell office:value-type="float" office:value="7291" calcext:value-type="float">
            <text:p>7291</text:p>
          </table:table-cell>
          <table:table-cell office:value-type="float" office:value="16" calcext:value-type="float">
            <text:p>16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75632" calcext:value-type="float">
            <text:p>0.075632</text:p>
          </table:table-cell>
          <table:table-cell office:value-type="float" office:value="20.43312102" calcext:value-type="float">
            <text:p>20.43312102</text:p>
          </table:table-cell>
          <table:table-cell office:value-type="float" office:value="25.883382" calcext:value-type="float">
            <text:p>25.883382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75872" calcext:value-type="float">
            <text:p>0.075872</text:p>
          </table:table-cell>
          <table:table-cell office:value-type="float" office:value="20.81528662" calcext:value-type="float">
            <text:p>20.81528662</text:p>
          </table:table-cell>
          <table:table-cell office:value-type="float" office:value="27.945688" calcext:value-type="float">
            <text:p>27.94568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76364" calcext:value-type="float">
            <text:p>0.076364</text:p>
          </table:table-cell>
          <table:table-cell office:value-type="float" office:value="21.59872611" calcext:value-type="float">
            <text:p>21.59872611</text:p>
          </table:table-cell>
          <table:table-cell office:value-type="float" office:value="30.858332" calcext:value-type="float">
            <text:p>30.858332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8094" calcext:value-type="float">
            <text:p>0.08094</text:p>
          </table:table-cell>
          <table:table-cell office:value-type="float" office:value="28.885542" calcext:value-type="float">
            <text:p>28.885542</text:p>
          </table:table-cell>
          <table:table-cell office:value-type="float" office:value="31.9278" calcext:value-type="float">
            <text:p>31.92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72254" calcext:value-type="float">
            <text:p>0.072254</text:p>
          </table:table-cell>
          <table:table-cell office:value-type="float" office:value="15.054646" calcext:value-type="float">
            <text:p>15.054646</text:p>
          </table:table-cell>
          <table:table-cell office:value-type="float" office:value="19.784598" calcext:value-type="float">
            <text:p>19.78459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75484" calcext:value-type="float">
            <text:p>0.075484</text:p>
          </table:table-cell>
          <table:table-cell office:value-type="float" office:value="20.19745223" calcext:value-type="float">
            <text:p>20.19745223</text:p>
          </table:table-cell>
          <table:table-cell office:value-type="float" office:value="25.291357" calcext:value-type="float">
            <text:p>25.291357</text:p>
          </table:table-cell>
        </table:table-row>
        <table:table-row table:style-name="ro1">
          <table:table-cell office:value-type="string" calcext:value-type="string">
            <text:p>1020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64" calcext:value-type="float">
            <text:p>6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5044" calcext:value-type="float">
            <text:p>0.055044</text:p>
          </table:table-cell>
          <table:table-cell office:value-type="float" office:value="0.8131868132" calcext:value-type="float">
            <text:p>0.8131868132</text:p>
          </table:table-cell>
          <table:table-cell office:value-type="float" office:value="2.074096" calcext:value-type="float">
            <text:p>2.07409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5068" calcext:value-type="float">
            <text:p>0.055068</text:p>
          </table:table-cell>
          <table:table-cell office:value-type="float" office:value="0.8571428571" calcext:value-type="float">
            <text:p>0.8571428571</text:p>
          </table:table-cell>
          <table:table-cell office:value-type="float" office:value="4.657445" calcext:value-type="float">
            <text:p>4.65744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4969" calcext:value-type="float">
            <text:p>0.054969</text:p>
          </table:table-cell>
          <table:table-cell office:value-type="float" office:value="0.6758241758" calcext:value-type="float">
            <text:p>0.6758241758</text:p>
          </table:table-cell>
          <table:table-cell office:value-type="float" office:value="2.081341" calcext:value-type="float">
            <text:p>2.081341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5364" calcext:value-type="float">
            <text:p>0.045364</text:p>
          </table:table-cell>
          <table:table-cell office:value-type="float" office:value="16.916" calcext:value-type="float">
            <text:p>16.916</text:p>
          </table:table-cell>
          <table:table-cell office:value-type="float" office:value="1.528063" calcext:value-type="float">
            <text:p>1.528063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1724" calcext:value-type="float">
            <text:p>0.051724</text:p>
          </table:table-cell>
          <table:table-cell office:value-type="float" office:value="5.267728" calcext:value-type="float">
            <text:p>5.267728</text:p>
          </table:table-cell>
          <table:table-cell office:value-type="float" office:value="2.024408" calcext:value-type="float">
            <text:p>2.02440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5122" calcext:value-type="float">
            <text:p>0.055122</text:p>
          </table:table-cell>
          <table:table-cell office:value-type="float" office:value="0.956043956" calcext:value-type="float">
            <text:p>0.956043956</text:p>
          </table:table-cell>
          <table:table-cell office:value-type="float" office:value="2.101433" calcext:value-type="float">
            <text:p>2.101433</text:p>
          </table:table-cell>
        </table:table-row>
        <table:table-row table:style-name="ro1">
          <table:table-cell office:value-type="string" calcext:value-type="string">
            <text:p>1021_bac__rf</text:p>
          </table:table-cell>
          <table:table-cell office:value-type="float" office:value="3630" calcext:value-type="float">
            <text:p>3630</text:p>
          </table:table-cell>
          <table:table-cell office:value-type="float" office:value="10" calcext:value-type="float">
            <text:p>10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8343" calcext:value-type="float">
            <text:p>0.078343</text:p>
          </table:table-cell>
          <table:table-cell office:value-type="float" office:value="8.059310345" calcext:value-type="float">
            <text:p>8.059310345</text:p>
          </table:table-cell>
          <table:table-cell office:value-type="float" office:value="21.422586" calcext:value-type="float">
            <text:p>21.42258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8329" calcext:value-type="float">
            <text:p>0.078329</text:p>
          </table:table-cell>
          <table:table-cell office:value-type="float" office:value="8.04" calcext:value-type="float">
            <text:p>8.04</text:p>
          </table:table-cell>
          <table:table-cell office:value-type="float" office:value="21.623974" calcext:value-type="float">
            <text:p>21.623974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7197" calcext:value-type="float">
            <text:p>0.077197</text:p>
          </table:table-cell>
          <table:table-cell office:value-type="float" office:value="6.47862069" calcext:value-type="float">
            <text:p>6.47862069</text:p>
          </table:table-cell>
          <table:table-cell office:value-type="float" office:value="16.347563" calcext:value-type="float">
            <text:p>16.347563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98518" calcext:value-type="float">
            <text:p>0.098518</text:p>
          </table:table-cell>
          <table:table-cell office:value-type="float" office:value="35.887158" calcext:value-type="float">
            <text:p>35.887158</text:p>
          </table:table-cell>
          <table:table-cell office:value-type="float" office:value="10.55795" calcext:value-type="float">
            <text:p>10.5579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83.321551" calcext:value-type="float">
            <text:p>83.321551</text:p>
          </table:table-cell>
          <table:table-cell office:value-type="float" office:value="13.008457" calcext:value-type="float">
            <text:p>13.00845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8448" calcext:value-type="float">
            <text:p>0.078448</text:p>
          </table:table-cell>
          <table:table-cell office:value-type="float" office:value="8.204137931" calcext:value-type="float">
            <text:p>8.204137931</text:p>
          </table:table-cell>
          <table:table-cell office:value-type="float" office:value="22.242252" calcext:value-type="float">
            <text:p>22.242252</text:p>
          </table:table-cell>
        </table:table-row>
        <table:table-row table:style-name="ro1">
          <table:table-cell office:value-type="string" calcext:value-type="string">
            <text:p>1036_bac__rf</text:p>
          </table:table-cell>
          <table:table-cell office:value-type="float" office:value="9548" calcext:value-type="float">
            <text:p>9548</text:p>
          </table:table-cell>
          <table:table-cell office:value-type="float" office:value="216" calcext:value-type="float">
            <text:p>21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2317" calcext:value-type="float">
            <text:p>0.232317</text:p>
          </table:table-cell>
          <table:table-cell office:value-type="float" office:value="7.058525346" calcext:value-type="float">
            <text:p>7.058525346</text:p>
          </table:table-cell>
          <table:table-cell office:value-type="float" office:value="6.454358" calcext:value-type="float">
            <text:p>6.4543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1986" calcext:value-type="float">
            <text:p>0.231986</text:p>
          </table:table-cell>
          <table:table-cell office:value-type="float" office:value="6.905990783" calcext:value-type="float">
            <text:p>6.905990783</text:p>
          </table:table-cell>
          <table:table-cell office:value-type="float" office:value="6.229075" calcext:value-type="float">
            <text:p>6.22907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1378" calcext:value-type="float">
            <text:p>0.231378</text:p>
          </table:table-cell>
          <table:table-cell office:value-type="float" office:value="6.625806452" calcext:value-type="float">
            <text:p>6.625806452</text:p>
          </table:table-cell>
          <table:table-cell office:value-type="float" office:value="4.952508" calcext:value-type="float">
            <text:p>4.95250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77306" calcext:value-type="float">
            <text:p>0.177306</text:p>
          </table:table-cell>
          <table:table-cell office:value-type="float" office:value="18.292371" calcext:value-type="float">
            <text:p>18.292371</text:p>
          </table:table-cell>
          <table:table-cell office:value-type="float" office:value="2.031" calcext:value-type="float">
            <text:p>2.03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487" calcext:value-type="float">
            <text:p>0.222487</text:p>
          </table:table-cell>
          <table:table-cell office:value-type="float" office:value="2.528481" calcext:value-type="float">
            <text:p>2.528481</text:p>
          </table:table-cell>
          <table:table-cell office:value-type="float" office:value="1.006417" calcext:value-type="float">
            <text:p>1.00641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2174" calcext:value-type="float">
            <text:p>0.232174</text:p>
          </table:table-cell>
          <table:table-cell office:value-type="float" office:value="6.992626728" calcext:value-type="float">
            <text:p>6.992626728</text:p>
          </table:table-cell>
          <table:table-cell office:value-type="float" office:value="6.679879" calcext:value-type="float">
            <text:p>6.679879</text:p>
          </table:table-cell>
        </table:table-row>
        <table:table-row table:style-name="ro1">
          <table:table-cell office:value-type="string" calcext:value-type="string">
            <text:p>1040_bac__rf</text:p>
          </table:table-cell>
          <table:table-cell office:value-type="float" office:value="9548" calcext:value-type="float">
            <text:p>9548</text:p>
          </table:table-cell>
          <table:table-cell office:value-type="float" office:value="108" calcext:value-type="float">
            <text:p>108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0933" calcext:value-type="float">
            <text:p>0.150933</text:p>
          </table:table-cell>
          <table:table-cell office:value-type="float" office:value="13.65436747" calcext:value-type="float">
            <text:p>13.65436747</text:p>
          </table:table-cell>
          <table:table-cell office:value-type="float" office:value="11.370507" calcext:value-type="float">
            <text:p>11.370507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015" calcext:value-type="float">
            <text:p>0.15015</text:p>
          </table:table-cell>
          <table:table-cell office:value-type="float" office:value="13.06475904" calcext:value-type="float">
            <text:p>13.06475904</text:p>
          </table:table-cell>
          <table:table-cell office:value-type="float" office:value="10.180575" calcext:value-type="float">
            <text:p>10.180575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04" calcext:value-type="float">
            <text:p>0.1504</text:p>
          </table:table-cell>
          <table:table-cell office:value-type="float" office:value="13.25301205" calcext:value-type="float">
            <text:p>13.25301205</text:p>
          </table:table-cell>
          <table:table-cell office:value-type="float" office:value="11.827732" calcext:value-type="float">
            <text:p>11.82773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15383" calcext:value-type="float">
            <text:p>0.115383</text:p>
          </table:table-cell>
          <table:table-cell office:value-type="float" office:value="13.115473" calcext:value-type="float">
            <text:p>13.115473</text:p>
          </table:table-cell>
          <table:table-cell office:value-type="float" office:value="1.504958" calcext:value-type="float">
            <text:p>1.504958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4372" calcext:value-type="float">
            <text:p>0.14372</text:p>
          </table:table-cell>
          <table:table-cell office:value-type="float" office:value="8.223092" calcext:value-type="float">
            <text:p>8.223092</text:p>
          </table:table-cell>
          <table:table-cell office:value-type="float" office:value="1.181015" calcext:value-type="float">
            <text:p>1.181015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0779" calcext:value-type="float">
            <text:p>0.150779</text:p>
          </table:table-cell>
          <table:table-cell office:value-type="float" office:value="13.53840361" calcext:value-type="float">
            <text:p>13.53840361</text:p>
          </table:table-cell>
          <table:table-cell office:value-type="float" office:value="12.143244" calcext:value-type="float">
            <text:p>12.143244</text:p>
          </table:table-cell>
        </table:table-row>
        <table:table-row table:style-name="ro1">
          <table:table-cell office:value-type="string" calcext:value-type="string">
            <text:p>1041_bac__rf</text:p>
          </table:table-cell>
          <table:table-cell office:value-type="float" office:value="2299" calcext:value-type="float">
            <text:p>2299</text:p>
          </table:table-cell>
          <table:table-cell office:value-type="float" office:value="784" calcext:value-type="float">
            <text:p>784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60475" calcext:value-type="float">
            <text:p>0.160475</text:p>
          </table:table-cell>
          <table:table-cell office:value-type="float" office:value="17.04959883" calcext:value-type="float">
            <text:p>17.04959883</text:p>
          </table:table-cell>
          <table:table-cell office:value-type="float" office:value="13.499006" calcext:value-type="float">
            <text:p>13.499006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57659" calcext:value-type="float">
            <text:p>0.157659</text:p>
          </table:table-cell>
          <table:table-cell office:value-type="float" office:value="14.99562363" calcext:value-type="float">
            <text:p>14.99562363</text:p>
          </table:table-cell>
          <table:table-cell office:value-type="float" office:value="4.507407" calcext:value-type="float">
            <text:p>4.507407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59787" calcext:value-type="float">
            <text:p>0.159787</text:p>
          </table:table-cell>
          <table:table-cell office:value-type="float" office:value="16.54777535" calcext:value-type="float">
            <text:p>16.54777535</text:p>
          </table:table-cell>
          <table:table-cell office:value-type="float" office:value="11.736358" calcext:value-type="float">
            <text:p>11.73635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22631" calcext:value-type="float">
            <text:p>0.122631</text:p>
          </table:table-cell>
          <table:table-cell office:value-type="float" office:value="10.553672" calcext:value-type="float">
            <text:p>10.553672</text:p>
          </table:table-cell>
          <table:table-cell office:value-type="float" office:value="0.975232" calcext:value-type="float">
            <text:p>0.975232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47309" calcext:value-type="float">
            <text:p>0.147309</text:p>
          </table:table-cell>
          <table:table-cell office:value-type="float" office:value="7.446552" calcext:value-type="float">
            <text:p>7.446552</text:p>
          </table:table-cell>
          <table:table-cell office:value-type="float" office:value="0.844564" calcext:value-type="float">
            <text:p>0.844564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59308" calcext:value-type="float">
            <text:p>0.159308</text:p>
          </table:table-cell>
          <table:table-cell office:value-type="float" office:value="16.19839533" calcext:value-type="float">
            <text:p>16.19839533</text:p>
          </table:table-cell>
          <table:table-cell office:value-type="float" office:value="11.045759" calcext:value-type="float">
            <text:p>11.045759</text:p>
          </table:table-cell>
        </table:table-row>
        <table:table-row table:style-name="ro1">
          <table:table-cell office:value-type="string" calcext:value-type="string">
            <text:p>1049_bac__rf</text:p>
          </table:table-cell>
          <table:table-cell office:value-type="float" office:value="967" calcext:value-type="float">
            <text:p>967</text:p>
          </table:table-cell>
          <table:table-cell office:value-type="float" office:value="37" calcext:value-type="float">
            <text:p>37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817" calcext:value-type="float">
            <text:p>0.024817</text:p>
          </table:table-cell>
          <table:table-cell office:value-type="float" office:value="6.510729614" calcext:value-type="float">
            <text:p>6.510729614</text:p>
          </table:table-cell>
          <table:table-cell office:value-type="float" office:value="1.01251" calcext:value-type="float">
            <text:p>1.0125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816" calcext:value-type="float">
            <text:p>0.024816</text:p>
          </table:table-cell>
          <table:table-cell office:value-type="float" office:value="6.506437768" calcext:value-type="float">
            <text:p>6.506437768</text:p>
          </table:table-cell>
          <table:table-cell office:value-type="float" office:value="1.697387" calcext:value-type="float">
            <text:p>1.697387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818" calcext:value-type="float">
            <text:p>0.024818</text:p>
          </table:table-cell>
          <table:table-cell office:value-type="float" office:value="6.515021459" calcext:value-type="float">
            <text:p>6.515021459</text:p>
          </table:table-cell>
          <table:table-cell office:value-type="float" office:value="0.962763" calcext:value-type="float">
            <text:p>0.962763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2327" calcext:value-type="float">
            <text:p>0.022327</text:p>
          </table:table-cell>
          <table:table-cell office:value-type="float" office:value="4.174613" calcext:value-type="float">
            <text:p>4.174613</text:p>
          </table:table-cell>
          <table:table-cell office:value-type="float" office:value="2.547807" calcext:value-type="float">
            <text:p>2.547807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3982" calcext:value-type="float">
            <text:p>0.023982</text:p>
          </table:table-cell>
          <table:table-cell office:value-type="float" office:value="2.927243" calcext:value-type="float">
            <text:p>2.927243</text:p>
          </table:table-cell>
          <table:table-cell office:value-type="float" office:value="1.983773" calcext:value-type="float">
            <text:p>1.983773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81" calcext:value-type="float">
            <text:p>0.02481</text:p>
          </table:table-cell>
          <table:table-cell office:value-type="float" office:value="6.480686695" calcext:value-type="float">
            <text:p>6.480686695</text:p>
          </table:table-cell>
          <table:table-cell office:value-type="float" office:value="0.859333" calcext:value-type="float">
            <text:p>0.859333</text:p>
          </table:table-cell>
        </table:table-row>
        <table:table-row table:style-name="ro1">
          <table:table-cell office:value-type="string" calcext:value-type="string">
            <text:p>1050_bac__rf</text:p>
          </table:table-cell>
          <table:table-cell office:value-type="float" office:value="1037" calcext:value-type="float">
            <text:p>1037</text:p>
          </table:table-cell>
          <table:table-cell office:value-type="float" office:value="37" calcext:value-type="float">
            <text:p>37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9265" calcext:value-type="float">
            <text:p>0.029265</text:p>
          </table:table-cell>
          <table:table-cell office:value-type="float" office:value="4.892473118" calcext:value-type="float">
            <text:p>4.892473118</text:p>
          </table:table-cell>
          <table:table-cell office:value-type="float" office:value="1.353491" calcext:value-type="float">
            <text:p>1.35349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9236" calcext:value-type="float">
            <text:p>0.029236</text:p>
          </table:table-cell>
          <table:table-cell office:value-type="float" office:value="4.788530466" calcext:value-type="float">
            <text:p>4.788530466</text:p>
          </table:table-cell>
          <table:table-cell office:value-type="float" office:value="4.832196" calcext:value-type="float">
            <text:p>4.832196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9211" calcext:value-type="float">
            <text:p>0.029211</text:p>
          </table:table-cell>
          <table:table-cell office:value-type="float" office:value="4.698924731" calcext:value-type="float">
            <text:p>4.698924731</text:p>
          </table:table-cell>
          <table:table-cell office:value-type="float" office:value="1.336154" calcext:value-type="float">
            <text:p>1.3361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8.279278" calcext:value-type="float">
            <text:p>8.279278</text:p>
          </table:table-cell>
          <table:table-cell office:value-type="float" office:value="1.859406" calcext:value-type="float">
            <text:p>1.859406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8048" calcext:value-type="float">
            <text:p>0.028048</text:p>
          </table:table-cell>
          <table:table-cell office:value-type="float" office:value="0.530576" calcext:value-type="float">
            <text:p>0.530576</text:p>
          </table:table-cell>
          <table:table-cell office:value-type="float" office:value="1.814502" calcext:value-type="float">
            <text:p>1.814502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9221" calcext:value-type="float">
            <text:p>0.029221</text:p>
          </table:table-cell>
          <table:table-cell office:value-type="float" office:value="4.734767025" calcext:value-type="float">
            <text:p>4.734767025</text:p>
          </table:table-cell>
          <table:table-cell office:value-type="float" office:value="1.525283" calcext:value-type="float">
            <text:p>1.525283</text:p>
          </table:table-cell>
        </table:table-row>
        <table:table-row table:style-name="ro1">
          <table:table-cell office:value-type="string" calcext:value-type="string">
            <text:p>1053_bac__rf</text:p>
          </table:table-cell>
          <table:table-cell office:value-type="float" office:value="7220" calcext:value-type="float">
            <text:p>7220</text:p>
          </table:table-cell>
          <table:table-cell office:value-type="float" office:value="21" calcext:value-type="float">
            <text:p>2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1356" calcext:value-type="float">
            <text:p>0.171356</text:p>
          </table:table-cell>
          <table:table-cell office:value-type="float" office:value="15.78108108" calcext:value-type="float">
            <text:p>15.78108108</text:p>
          </table:table-cell>
          <table:table-cell office:value-type="float" office:value="11.002512" calcext:value-type="float">
            <text:p>11.00251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0723" calcext:value-type="float">
            <text:p>0.170723</text:p>
          </table:table-cell>
          <table:table-cell office:value-type="float" office:value="15.35337838" calcext:value-type="float">
            <text:p>15.35337838</text:p>
          </table:table-cell>
          <table:table-cell office:value-type="float" office:value="10.545595" calcext:value-type="float">
            <text:p>10.54559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2395" calcext:value-type="float">
            <text:p>0.172395</text:p>
          </table:table-cell>
          <table:table-cell office:value-type="float" office:value="16.48310811" calcext:value-type="float">
            <text:p>16.48310811</text:p>
          </table:table-cell>
          <table:table-cell office:value-type="float" office:value="13.673348" calcext:value-type="float">
            <text:p>13.67334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0342" calcext:value-type="float">
            <text:p>0.130342</text:p>
          </table:table-cell>
          <table:table-cell office:value-type="float" office:value="11.93125" calcext:value-type="float">
            <text:p>11.93125</text:p>
          </table:table-cell>
          <table:table-cell office:value-type="float" office:value="1.498634" calcext:value-type="float">
            <text:p>1.49863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224" calcext:value-type="float">
            <text:p>0.16224</text:p>
          </table:table-cell>
          <table:table-cell office:value-type="float" office:value="9.621414" calcext:value-type="float">
            <text:p>9.621414</text:p>
          </table:table-cell>
          <table:table-cell office:value-type="float" office:value="1.298103" calcext:value-type="float">
            <text:p>1.29810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0754" calcext:value-type="float">
            <text:p>0.170754</text:p>
          </table:table-cell>
          <table:table-cell office:value-type="float" office:value="15.37432432" calcext:value-type="float">
            <text:p>15.37432432</text:p>
          </table:table-cell>
          <table:table-cell office:value-type="float" office:value="9.397909" calcext:value-type="float">
            <text:p>9.397909</text:p>
          </table:table-cell>
        </table:table-row>
        <table:table-row table:style-name="ro1">
          <table:table-cell office:value-type="string" calcext:value-type="string">
            <text:p>1056_bac__rf</text:p>
          </table:table-cell>
          <table:table-cell office:value-type="float" office:value="6279" calcext:value-type="float">
            <text:p>6279</text:p>
          </table:table-cell>
          <table:table-cell office:value-type="float" office:value="38" calcext:value-type="float">
            <text:p>38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5401" calcext:value-type="float">
            <text:p>0.055401</text:p>
          </table:table-cell>
          <table:table-cell office:value-type="float" office:value="7.784046693" calcext:value-type="float">
            <text:p>7.784046693</text:p>
          </table:table-cell>
          <table:table-cell office:value-type="float" office:value="31.289433" calcext:value-type="float">
            <text:p>31.289433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5659" calcext:value-type="float">
            <text:p>0.055659</text:p>
          </table:table-cell>
          <table:table-cell office:value-type="float" office:value="8.285992218" calcext:value-type="float">
            <text:p>8.285992218</text:p>
          </table:table-cell>
          <table:table-cell office:value-type="float" office:value="34.64097" calcext:value-type="float">
            <text:p>34.6409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5354" calcext:value-type="float">
            <text:p>0.055354</text:p>
          </table:table-cell>
          <table:table-cell office:value-type="float" office:value="7.692607004" calcext:value-type="float">
            <text:p>7.692607004</text:p>
          </table:table-cell>
          <table:table-cell office:value-type="float" office:value="31.98125" calcext:value-type="float">
            <text:p>31.9812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2458" calcext:value-type="float">
            <text:p>0.042458</text:p>
          </table:table-cell>
          <table:table-cell office:value-type="float" office:value="17.39652" calcext:value-type="float">
            <text:p>17.39652</text:p>
          </table:table-cell>
          <table:table-cell office:value-type="float" office:value="1.731705" calcext:value-type="float">
            <text:p>1.73170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0818" calcext:value-type="float">
            <text:p>0.050818</text:p>
          </table:table-cell>
          <table:table-cell office:value-type="float" office:value="1.13283" calcext:value-type="float">
            <text:p>1.13283</text:p>
          </table:table-cell>
          <table:table-cell office:value-type="float" office:value="1.627535" calcext:value-type="float">
            <text:p>1.62753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682" calcext:value-type="float">
            <text:p>0.056682</text:p>
          </table:table-cell>
          <table:table-cell office:value-type="float" office:value="10.27626459" calcext:value-type="float">
            <text:p>10.27626459</text:p>
          </table:table-cell>
          <table:table-cell office:value-type="float" office:value="37.266894" calcext:value-type="float">
            <text:p>37.266894</text:p>
          </table:table-cell>
        </table:table-row>
        <table:table-row table:style-name="ro1">
          <table:table-cell office:value-type="string" calcext:value-type="string">
            <text:p>1067_bac__rf</text:p>
          </table:table-cell>
          <table:table-cell office:value-type="float" office:value="1399" calcext:value-type="float">
            <text:p>1399</text:p>
          </table:table-cell>
          <table:table-cell office:value-type="float" office:value="21" calcext:value-type="float">
            <text:p>21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9672" calcext:value-type="float">
            <text:p>0.029672</text:p>
          </table:table-cell>
          <table:table-cell office:value-type="float" office:value="6.73381295" calcext:value-type="float">
            <text:p>6.73381295</text:p>
          </table:table-cell>
          <table:table-cell office:value-type="float" office:value="1.234626" calcext:value-type="float">
            <text:p>1.23462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9674" calcext:value-type="float">
            <text:p>0.029674</text:p>
          </table:table-cell>
          <table:table-cell office:value-type="float" office:value="6.741007194" calcext:value-type="float">
            <text:p>6.741007194</text:p>
          </table:table-cell>
          <table:table-cell office:value-type="float" office:value="3.807556" calcext:value-type="float">
            <text:p>3.80755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6.690647482" calcext:value-type="float">
            <text:p>6.690647482</text:p>
          </table:table-cell>
          <table:table-cell office:value-type="float" office:value="1.417499" calcext:value-type="float">
            <text:p>1.41749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5665" calcext:value-type="float">
            <text:p>0.025665</text:p>
          </table:table-cell>
          <table:table-cell office:value-type="float" office:value="7.679963" calcext:value-type="float">
            <text:p>7.679963</text:p>
          </table:table-cell>
          <table:table-cell office:value-type="float" office:value="2.046048" calcext:value-type="float">
            <text:p>2.046048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8385" calcext:value-type="float">
            <text:p>0.028385</text:p>
          </table:table-cell>
          <table:table-cell office:value-type="float" office:value="2.104451" calcext:value-type="float">
            <text:p>2.104451</text:p>
          </table:table-cell>
          <table:table-cell office:value-type="float" office:value="1.706035" calcext:value-type="float">
            <text:p>1.70603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9745" calcext:value-type="float">
            <text:p>0.029745</text:p>
          </table:table-cell>
          <table:table-cell office:value-type="float" office:value="6.996402878" calcext:value-type="float">
            <text:p>6.996402878</text:p>
          </table:table-cell>
          <table:table-cell office:value-type="float" office:value="1.43813" calcext:value-type="float">
            <text:p>1.43813</text:p>
          </table:table-cell>
        </table:table-row>
        <table:table-row table:style-name="ro1">
          <table:table-cell office:value-type="string" calcext:value-type="string">
            <text:p>1068_bac__rf</text:p>
          </table:table-cell>
          <table:table-cell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0.020854" calcext:value-type="float">
            <text:p>0.020854</text:p>
          </table:table-cell>
          <table:table-cell office:value-type="float" office:value="4.27" calcext:value-type="float">
            <text:p>4.27</text:p>
          </table:table-cell>
          <table:table-cell office:value-type="float" office:value="1.441671" calcext:value-type="float">
            <text:p>1.441671</text:p>
          </table:table-cell>
          <table:table-cell office:value-type="float" office:value="0.02" calcext:value-type="float">
            <text:p>0.02</text:p>
          </table:table-cell>
          <table:table-cell office:value-type="float" office:value="0.020832" calcext:value-type="float">
            <text:p>0.020832</text:p>
          </table:table-cell>
          <table:table-cell office:value-type="float" office:value="4.16" calcext:value-type="float">
            <text:p>4.16</text:p>
          </table:table-cell>
          <table:table-cell office:value-type="float" office:value="3.119728" calcext:value-type="float">
            <text:p>3.119728</text:p>
          </table:table-cell>
          <table:table-cell office:value-type="float" office:value="0.02" calcext:value-type="float">
            <text:p>0.02</text:p>
          </table:table-cell>
          <table:table-cell office:value-type="float" office:value="0.020836" calcext:value-type="float">
            <text:p>0.020836</text:p>
          </table:table-cell>
          <table:table-cell office:value-type="float" office:value="4.18" calcext:value-type="float">
            <text:p>4.18</text:p>
          </table:table-cell>
          <table:table-cell office:value-type="float" office:value="1.524019" calcext:value-type="float">
            <text:p>1.524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9253" calcext:value-type="float">
            <text:p>0.019253</text:p>
          </table:table-cell>
          <table:table-cell office:value-type="float" office:value="3.736743" calcext:value-type="float">
            <text:p>3.736743</text:p>
          </table:table-cell>
          <table:table-cell office:value-type="float" office:value="2.777309" calcext:value-type="float">
            <text:p>2.777309</text:p>
          </table:table-cell>
          <table:table-cell office:value-type="float" office:value="0.02" calcext:value-type="float">
            <text:p>0.02</text:p>
          </table:table-cell>
          <table:table-cell office:value-type="float" office:value="0.020276" calcext:value-type="float">
            <text:p>0.020276</text:p>
          </table:table-cell>
          <table:table-cell office:value-type="float" office:value="1.379193" calcext:value-type="float">
            <text:p>1.379193</text:p>
          </table:table-cell>
          <table:table-cell office:value-type="float" office:value="1.965201" calcext:value-type="float">
            <text:p>1.965201</text:p>
          </table:table-cell>
          <table:table-cell office:value-type="float" office:value="0.02" calcext:value-type="float">
            <text:p>0.02</text:p>
          </table:table-cell>
          <table:table-cell office:value-type="float" office:value="0.020897" calcext:value-type="float">
            <text:p>0.020897</text:p>
          </table:table-cell>
          <table:table-cell office:value-type="float" office:value="4.485" calcext:value-type="float">
            <text:p>4.485</text:p>
          </table:table-cell>
          <table:table-cell office:value-type="float" office:value="1.375534" calcext:value-type="float">
            <text:p>1.375534</text:p>
          </table:table-cell>
        </table:table-row>
        <table:table-row table:style-name="ro1">
          <table:table-cell office:value-type="string" calcext:value-type="string">
            <text:p>1069_bac__rf</text:p>
          </table:table-cell>
          <table:table-cell office:value-type="float" office:value="3707" calcext:value-type="float">
            <text:p>3707</text:p>
          </table:table-cell>
          <table:table-cell office:value-type="float" office:value="36" calcext:value-type="float">
            <text:p>36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4.890965732" calcext:value-type="float">
            <text:p>4.890965732</text:p>
          </table:table-cell>
          <table:table-cell office:value-type="float" office:value="51.758664" calcext:value-type="float">
            <text:p>51.758664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3236" calcext:value-type="float">
            <text:p>0.033236</text:p>
          </table:table-cell>
          <table:table-cell office:value-type="float" office:value="3.53894081" calcext:value-type="float">
            <text:p>3.53894081</text:p>
          </table:table-cell>
          <table:table-cell office:value-type="float" office:value="47.323659" calcext:value-type="float">
            <text:p>47.32365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133" calcext:value-type="float">
            <text:p>0.035133</text:p>
          </table:table-cell>
          <table:table-cell office:value-type="float" office:value="9.448598131" calcext:value-type="float">
            <text:p>9.448598131</text:p>
          </table:table-cell>
          <table:table-cell office:value-type="float" office:value="64.546823" calcext:value-type="float">
            <text:p>64.546823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6141" calcext:value-type="float">
            <text:p>0.026141</text:p>
          </table:table-cell>
          <table:table-cell office:value-type="float" office:value="18.564635" calcext:value-type="float">
            <text:p>18.564635</text:p>
          </table:table-cell>
          <table:table-cell office:value-type="float" office:value="3.613997" calcext:value-type="float">
            <text:p>3.613997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6.792368" calcext:value-type="float">
            <text:p>6.792368</text:p>
          </table:table-cell>
          <table:table-cell office:value-type="float" office:value="3.083411" calcext:value-type="float">
            <text:p>3.08341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4407" calcext:value-type="float">
            <text:p>0.034407</text:p>
          </table:table-cell>
          <table:table-cell office:value-type="float" office:value="7.186915888" calcext:value-type="float">
            <text:p>7.186915888</text:p>
          </table:table-cell>
          <table:table-cell office:value-type="float" office:value="57.096795" calcext:value-type="float">
            <text:p>57.096795</text:p>
          </table:table-cell>
        </table:table-row>
        <table:table-row table:style-name="ro1">
          <table:table-cell office:value-type="string" calcext:value-type="string">
            <text:p>1111_bac__rf</text:p>
          </table:table-cell>
          <table:table-cell office:value-type="float" office:value="33165" calcext:value-type="float">
            <text:p>33165</text:p>
          </table:table-cell>
          <table:table-cell office:value-type="float" office:value="57616" calcext:value-type="float">
            <text:p>57616</text:p>
          </table:table-cell>
          <table:table-cell office:value-type="float" office:value="6.2182" calcext:value-type="float">
            <text:p>6.2182</text:p>
          </table:table-cell>
          <table:table-cell office:value-type="float" office:value="4.889878" calcext:value-type="float">
            <text:p>4.889878</text:p>
          </table:table-cell>
          <table:table-cell office:value-type="float" office:value="-21.36184105" calcext:value-type="float">
            <text:p>-21.36184105</text:p>
          </table:table-cell>
          <table:table-cell office:value-type="float" office:value="2.615603" calcext:value-type="float">
            <text:p>2.615603</text:p>
          </table:table-cell>
          <table:table-cell office:value-type="float" office:value="6.2182" calcext:value-type="float">
            <text:p>6.2182</text:p>
          </table:table-cell>
          <table:table-cell office:value-type="float" office:value="5.030939" calcext:value-type="float">
            <text:p>5.030939</text:p>
          </table:table-cell>
          <table:table-cell office:value-type="float" office:value="-19.09332283" calcext:value-type="float">
            <text:p>-19.09332283</text:p>
          </table:table-cell>
          <table:table-cell office:value-type="float" office:value="3.537911" calcext:value-type="float">
            <text:p>3.537911</text:p>
          </table:table-cell>
          <table:table-cell office:value-type="float" office:value="6.2182" calcext:value-type="float">
            <text:p>6.2182</text:p>
          </table:table-cell>
          <table:table-cell office:value-type="float" office:value="4.881762" calcext:value-type="float">
            <text:p>4.881762</text:p>
          </table:table-cell>
          <table:table-cell office:value-type="float" office:value="-21.49236113" calcext:value-type="float">
            <text:p>-21.49236113</text:p>
          </table:table-cell>
          <table:table-cell office:value-type="float" office:value="6.524949" calcext:value-type="float">
            <text:p>6.524949</text:p>
          </table:table-cell>
          <table:table-cell office:value-type="float" office:value="6.2182" calcext:value-type="float">
            <text:p>6.2182</text:p>
          </table:table-cell>
          <table:table-cell office:value-type="float" office:value="3.788995" calcext:value-type="float">
            <text:p>3.788995</text:p>
          </table:table-cell>
          <table:table-cell office:value-type="float" office:value="39.066047" calcext:value-type="float">
            <text:p>39.066047</text:p>
          </table:table-cell>
          <table:table-cell office:value-type="float" office:value="30.273246" calcext:value-type="float">
            <text:p>30.273246</text:p>
          </table:table-cell>
          <table:table-cell office:value-type="float" office:value="6.2182" calcext:value-type="float">
            <text:p>6.2182</text:p>
          </table:table-cell>
          <table:table-cell office:value-type="float" office:value="5.131033" calcext:value-type="float">
            <text:p>5.131033</text:p>
          </table:table-cell>
          <table:table-cell office:value-type="float" office:value="17.483626" calcext:value-type="float">
            <text:p>17.483626</text:p>
          </table:table-cell>
          <table:table-cell office:value-type="float" office:value="3.523568" calcext:value-type="float">
            <text:p>3.523568</text:p>
          </table:table-cell>
          <table:table-cell office:value-type="float" office:value="6.2182" calcext:value-type="float">
            <text:p>6.2182</text:p>
          </table:table-cell>
          <table:table-cell office:value-type="float" office:value="4.897229" calcext:value-type="float">
            <text:p>4.897229</text:p>
          </table:table-cell>
          <table:table-cell office:value-type="float" office:value="-21.24362356" calcext:value-type="float">
            <text:p>-21.24362356</text:p>
          </table:table-cell>
          <table:table-cell office:value-type="float" office:value="2.634366" calcext:value-type="float">
            <text:p>2.634366</text:p>
          </table:table-cell>
        </table:table-row>
        <table:table-row table:style-name="ro1">
          <table:table-cell office:value-type="string" calcext:value-type="string">
            <text:p>1112_bac__rf</text:p>
          </table:table-cell>
          <table:table-cell office:value-type="float" office:value="33165" calcext:value-type="float">
            <text:p>33165</text:p>
          </table:table-cell>
          <table:table-cell office:value-type="float" office:value="57884" calcext:value-type="float">
            <text:p>57884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10.183857" calcext:value-type="float">
            <text:p>10.183857</text:p>
          </table:table-cell>
          <table:table-cell office:value-type="float" office:value="-13.88514193" calcext:value-type="float">
            <text:p>-13.88514193</text:p>
          </table:table-cell>
          <table:table-cell office:value-type="float" office:value="1.631399" calcext:value-type="float">
            <text:p>1.631399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10.307145" calcext:value-type="float">
            <text:p>10.307145</text:p>
          </table:table-cell>
          <table:table-cell office:value-type="float" office:value="-12.84261663" calcext:value-type="float">
            <text:p>-12.84261663</text:p>
          </table:table-cell>
          <table:table-cell office:value-type="float" office:value="2.259114" calcext:value-type="float">
            <text:p>2.259114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10.174128" calcext:value-type="float">
            <text:p>10.174128</text:p>
          </table:table-cell>
          <table:table-cell office:value-type="float" office:value="-13.96741051" calcext:value-type="float">
            <text:p>-13.96741051</text:p>
          </table:table-cell>
          <table:table-cell office:value-type="float" office:value="1.764527" calcext:value-type="float">
            <text:p>1.764527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8.155742" calcext:value-type="float">
            <text:p>8.155742</text:p>
          </table:table-cell>
          <table:table-cell office:value-type="float" office:value="31.034912" calcext:value-type="float">
            <text:p>31.034912</text:p>
          </table:table-cell>
          <table:table-cell office:value-type="float" office:value="5.248527" calcext:value-type="float">
            <text:p>5.248527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10.468969" calcext:value-type="float">
            <text:p>10.468969</text:p>
          </table:table-cell>
          <table:table-cell office:value-type="float" office:value="11.474232" calcext:value-type="float">
            <text:p>11.474232</text:p>
          </table:table-cell>
          <table:table-cell office:value-type="float" office:value="2.292425" calcext:value-type="float">
            <text:p>2.292425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10.174656" calcext:value-type="float">
            <text:p>10.174656</text:p>
          </table:table-cell>
          <table:table-cell office:value-type="float" office:value="-13.96294574" calcext:value-type="float">
            <text:p>-13.96294574</text:p>
          </table:table-cell>
          <table:table-cell office:value-type="float" office:value="1.818074" calcext:value-type="float">
            <text:p>1.818074</text:p>
          </table:table-cell>
        </table:table-row>
        <table:table-row table:style-name="ro1">
          <table:table-cell office:value-type="string" calcext:value-type="string">
            <text:p>1114_bac__rf</text:p>
          </table:table-cell>
          <table:table-cell office:value-type="float" office:value="33165" calcext:value-type="float">
            <text:p>33165</text:p>
          </table:table-cell>
          <table:table-cell office:value-type="float" office:value="57775" calcext:value-type="float">
            <text:p>57775</text:p>
          </table:table-cell>
          <table:table-cell office:value-type="float" office:value="9.8302" calcext:value-type="float">
            <text:p>9.8302</text:p>
          </table:table-cell>
          <table:table-cell office:value-type="float" office:value="9.47866" calcext:value-type="float">
            <text:p>9.47866</text:p>
          </table:table-cell>
          <table:table-cell office:value-type="float" office:value="-3.576122561" calcext:value-type="float">
            <text:p>-3.576122561</text:p>
          </table:table-cell>
          <table:table-cell office:value-type="float" office:value="1.253214" calcext:value-type="float">
            <text:p>1.253214</text:p>
          </table:table-cell>
          <table:table-cell office:value-type="float" office:value="9.8302" calcext:value-type="float">
            <text:p>9.8302</text:p>
          </table:table-cell>
          <table:table-cell office:value-type="float" office:value="9.600074" calcext:value-type="float">
            <text:p>9.600074</text:p>
          </table:table-cell>
          <table:table-cell office:value-type="float" office:value="-2.341010356" calcext:value-type="float">
            <text:p>-2.341010356</text:p>
          </table:table-cell>
          <table:table-cell office:value-type="float" office:value="1.777051" calcext:value-type="float">
            <text:p>1.777051</text:p>
          </table:table-cell>
          <table:table-cell office:value-type="float" office:value="9.8302" calcext:value-type="float">
            <text:p>9.8302</text:p>
          </table:table-cell>
          <table:table-cell office:value-type="float" office:value="9.464885" calcext:value-type="float">
            <text:p>9.464885</text:p>
          </table:table-cell>
          <table:table-cell office:value-type="float" office:value="-3.716251958" calcext:value-type="float">
            <text:p>-3.716251958</text:p>
          </table:table-cell>
          <table:table-cell office:value-type="float" office:value="1.369532" calcext:value-type="float">
            <text:p>1.369532</text:p>
          </table:table-cell>
          <table:table-cell office:value-type="float" office:value="9.8302" calcext:value-type="float">
            <text:p>9.8302</text:p>
          </table:table-cell>
          <table:table-cell office:value-type="float" office:value="7.520244" calcext:value-type="float">
            <text:p>7.520244</text:p>
          </table:table-cell>
          <table:table-cell office:value-type="float" office:value="23.498564" calcext:value-type="float">
            <text:p>23.498564</text:p>
          </table:table-cell>
          <table:table-cell office:value-type="float" office:value="4.532904" calcext:value-type="float">
            <text:p>4.532904</text:p>
          </table:table-cell>
          <table:table-cell office:value-type="float" office:value="9.8302" calcext:value-type="float">
            <text:p>9.8302</text:p>
          </table:table-cell>
          <table:table-cell office:value-type="float" office:value="9.682854" calcext:value-type="float">
            <text:p>9.682854</text:p>
          </table:table-cell>
          <table:table-cell office:value-type="float" office:value="1.498912" calcext:value-type="float">
            <text:p>1.498912</text:p>
          </table:table-cell>
          <table:table-cell office:value-type="float" office:value="1.961914" calcext:value-type="float">
            <text:p>1.961914</text:p>
          </table:table-cell>
          <table:table-cell office:value-type="float" office:value="9.8302" calcext:value-type="float">
            <text:p>9.8302</text:p>
          </table:table-cell>
          <table:table-cell office:value-type="float" office:value="9.466455" calcext:value-type="float">
            <text:p>9.466455</text:p>
          </table:table-cell>
          <table:table-cell office:value-type="float" office:value="-3.700280767" calcext:value-type="float">
            <text:p>-3.700280767</text:p>
          </table:table-cell>
          <table:table-cell office:value-type="float" office:value="1.35587" calcext:value-type="float">
            <text:p>1.35587</text:p>
          </table:table-cell>
        </table:table-row>
        <table:table-row table:style-name="ro1">
          <table:table-cell office:value-type="string" calcext:value-type="string">
            <text:p>1116_bac__rf</text:p>
          </table:table-cell>
          <table:table-cell office:value-type="float" office:value="4376" calcext:value-type="float">
            <text:p>4376</text:p>
          </table:table-cell>
          <table:table-cell office:value-type="float" office:value="266" calcext:value-type="float">
            <text:p>266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78542" calcext:value-type="float">
            <text:p>0.278542</text:p>
          </table:table-cell>
          <table:table-cell office:value-type="float" office:value="29.85641026" calcext:value-type="float">
            <text:p>29.85641026</text:p>
          </table:table-cell>
          <table:table-cell office:value-type="float" office:value="9.902582" calcext:value-type="float">
            <text:p>9.902582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75383" calcext:value-type="float">
            <text:p>0.275383</text:p>
          </table:table-cell>
          <table:table-cell office:value-type="float" office:value="28.38368298" calcext:value-type="float">
            <text:p>28.38368298</text:p>
          </table:table-cell>
          <table:table-cell office:value-type="float" office:value="6.627753" calcext:value-type="float">
            <text:p>6.627753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79156" calcext:value-type="float">
            <text:p>0.279156</text:p>
          </table:table-cell>
          <table:table-cell office:value-type="float" office:value="30.14265734" calcext:value-type="float">
            <text:p>30.14265734</text:p>
          </table:table-cell>
          <table:table-cell office:value-type="float" office:value="10.412497" calcext:value-type="float">
            <text:p>10.41249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06466" calcext:value-type="float">
            <text:p>0.206466</text:p>
          </table:table-cell>
          <table:table-cell office:value-type="float" office:value="3.745494" calcext:value-type="float">
            <text:p>3.745494</text:p>
          </table:table-cell>
          <table:table-cell office:value-type="float" office:value="1.46753" calcext:value-type="float">
            <text:p>1.46753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57875" calcext:value-type="float">
            <text:p>0.257875</text:p>
          </table:table-cell>
          <table:table-cell office:value-type="float" office:value="20.221565" calcext:value-type="float">
            <text:p>20.221565</text:p>
          </table:table-cell>
          <table:table-cell office:value-type="float" office:value="1.699377" calcext:value-type="float">
            <text:p>1.69937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77608" calcext:value-type="float">
            <text:p>0.277608</text:p>
          </table:table-cell>
          <table:table-cell office:value-type="float" office:value="29.42097902" calcext:value-type="float">
            <text:p>29.42097902</text:p>
          </table:table-cell>
          <table:table-cell office:value-type="float" office:value="9.019276" calcext:value-type="float">
            <text:p>9.019276</text:p>
          </table:table-cell>
        </table:table-row>
        <table:table-row table:style-name="ro1">
          <table:table-cell office:value-type="string" calcext:value-type="string">
            <text:p>1119_bac__rf</text:p>
          </table:table-cell>
          <table:table-cell office:value-type="float" office:value="21597" calcext:value-type="float">
            <text:p>21597</text:p>
          </table:table-cell>
          <table:table-cell office:value-type="float" office:value="108" calcext:value-type="float">
            <text:p>10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9484" calcext:value-type="float">
            <text:p>0.379484</text:p>
          </table:table-cell>
          <table:table-cell office:value-type="float" office:value="8.115099715" calcext:value-type="float">
            <text:p>8.115099715</text:p>
          </table:table-cell>
          <table:table-cell office:value-type="float" office:value="4.562505" calcext:value-type="float">
            <text:p>4.56250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0933" calcext:value-type="float">
            <text:p>0.380933</text:p>
          </table:table-cell>
          <table:table-cell office:value-type="float" office:value="8.527920228" calcext:value-type="float">
            <text:p>8.527920228</text:p>
          </table:table-cell>
          <table:table-cell office:value-type="float" office:value="5.589717" calcext:value-type="float">
            <text:p>5.58971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1287" calcext:value-type="float">
            <text:p>0.381287</text:p>
          </table:table-cell>
          <table:table-cell office:value-type="float" office:value="8.628774929" calcext:value-type="float">
            <text:p>8.628774929</text:p>
          </table:table-cell>
          <table:table-cell office:value-type="float" office:value="5.868805" calcext:value-type="float">
            <text:p>5.868805</text:p>
          </table:table-cell>
          <table:table-cell office:value-type="float" office:value="0.351" calcext:value-type="float">
            <text:p>0.351</text:p>
          </table:table-cell>
          <table:table-cell office:value-type="float" office:value="0.294971" calcext:value-type="float">
            <text:p>0.294971</text:p>
          </table:table-cell>
          <table:table-cell office:value-type="float" office:value="15.962738" calcext:value-type="float">
            <text:p>15.962738</text:p>
          </table:table-cell>
          <table:table-cell office:value-type="float" office:value="1.658964" calcext:value-type="float">
            <text:p>1.65896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3284" calcext:value-type="float">
            <text:p>0.373284</text:p>
          </table:table-cell>
          <table:table-cell office:value-type="float" office:value="6.348652" calcext:value-type="float">
            <text:p>6.348652</text:p>
          </table:table-cell>
          <table:table-cell office:value-type="float" office:value="0.784604" calcext:value-type="float">
            <text:p>0.78460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2305" calcext:value-type="float">
            <text:p>0.382305</text:p>
          </table:table-cell>
          <table:table-cell office:value-type="float" office:value="8.918803419" calcext:value-type="float">
            <text:p>8.918803419</text:p>
          </table:table-cell>
          <table:table-cell office:value-type="float" office:value="7.203604" calcext:value-type="float">
            <text:p>7.203604</text:p>
          </table:table-cell>
        </table:table-row>
        <table:table-row table:style-name="ro1">
          <table:table-cell office:value-type="string" calcext:value-type="string">
            <text:p>1120_bac__rf</text:p>
          </table:table-cell>
          <table:table-cell office:value-type="float" office:value="12616" calcext:value-type="float">
            <text:p>12616</text:p>
          </table:table-cell>
          <table:table-cell office:value-type="float" office:value="10" calcext:value-type="float">
            <text:p>10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5398" calcext:value-type="float">
            <text:p>0.465398</text:p>
          </table:table-cell>
          <table:table-cell office:value-type="float" office:value="0.9540130152" calcext:value-type="float">
            <text:p>0.9540130152</text:p>
          </table:table-cell>
          <table:table-cell office:value-type="float" office:value="3.919278" calcext:value-type="float">
            <text:p>3.91927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4236" calcext:value-type="float">
            <text:p>0.464236</text:p>
          </table:table-cell>
          <table:table-cell office:value-type="float" office:value="0.7019522777" calcext:value-type="float">
            <text:p>0.7019522777</text:p>
          </table:table-cell>
          <table:table-cell office:value-type="float" office:value="3.140159" calcext:value-type="float">
            <text:p>3.1401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5179" calcext:value-type="float">
            <text:p>0.465179</text:p>
          </table:table-cell>
          <table:table-cell office:value-type="float" office:value="0.9065075922" calcext:value-type="float">
            <text:p>0.9065075922</text:p>
          </table:table-cell>
          <table:table-cell office:value-type="float" office:value="3.611498" calcext:value-type="float">
            <text:p>3.611498</text:p>
          </table:table-cell>
          <table:table-cell office:value-type="float" office:value="0.461" calcext:value-type="float">
            <text:p>0.461</text:p>
          </table:table-cell>
          <table:table-cell office:value-type="float" office:value="0.370269" calcext:value-type="float">
            <text:p>0.370269</text:p>
          </table:table-cell>
          <table:table-cell office:value-type="float" office:value="19.681415" calcext:value-type="float">
            <text:p>19.681415</text:p>
          </table:table-cell>
          <table:table-cell office:value-type="float" office:value="2.431916" calcext:value-type="float">
            <text:p>2.43191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5555" calcext:value-type="float">
            <text:p>0.505555</text:p>
          </table:table-cell>
          <table:table-cell office:value-type="float" office:value="9.664872" calcext:value-type="float">
            <text:p>9.664872</text:p>
          </table:table-cell>
          <table:table-cell office:value-type="float" office:value="3.220716" calcext:value-type="float">
            <text:p>3.22071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4986" calcext:value-type="float">
            <text:p>0.464986</text:p>
          </table:table-cell>
          <table:table-cell office:value-type="float" office:value="0.8646420824" calcext:value-type="float">
            <text:p>0.8646420824</text:p>
          </table:table-cell>
          <table:table-cell office:value-type="float" office:value="3.758181" calcext:value-type="float">
            <text:p>3.758181</text:p>
          </table:table-cell>
        </table:table-row>
        <table:table-row table:style-name="ro1">
          <table:table-cell office:value-type="string" calcext:value-type="string">
            <text:p>1128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77873" calcext:value-type="float">
            <text:p>0.77873</text:p>
          </table:table-cell>
          <table:table-cell office:value-type="float" office:value="-16.9266055" calcext:value-type="float">
            <text:p>-16.9266055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776746" calcext:value-type="float">
            <text:p>0.776746</text:p>
          </table:table-cell>
          <table:table-cell office:value-type="float" office:value="-17.13825475" calcext:value-type="float">
            <text:p>-17.13825475</text:p>
          </table:table-cell>
          <table:table-cell office:value-type="float" office:value="5.329901" calcext:value-type="float">
            <text:p>5.329901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779482" calcext:value-type="float">
            <text:p>0.779482</text:p>
          </table:table-cell>
          <table:table-cell office:value-type="float" office:value="-16.84638361" calcext:value-type="float">
            <text:p>-16.84638361</text:p>
          </table:table-cell>
          <table:table-cell office:value-type="float" office:value="1.392314" calcext:value-type="float">
            <text:p>1.392314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617216" calcext:value-type="float">
            <text:p>0.617216</text:p>
          </table:table-cell>
          <table:table-cell office:value-type="float" office:value="34.156565" calcext:value-type="float">
            <text:p>34.156565</text:p>
          </table:table-cell>
          <table:table-cell office:value-type="float" office:value="3.688509" calcext:value-type="float">
            <text:p>3.688509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720058" calcext:value-type="float">
            <text:p>0.720058</text:p>
          </table:table-cell>
          <table:table-cell office:value-type="float" office:value="23.185652" calcext:value-type="float">
            <text:p>23.185652</text:p>
          </table:table-cell>
          <table:table-cell office:value-type="float" office:value="2.112984" calcext:value-type="float">
            <text:p>2.112984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777265" calcext:value-type="float">
            <text:p>0.777265</text:p>
          </table:table-cell>
          <table:table-cell office:value-type="float" office:value="-17.08288884" calcext:value-type="float">
            <text:p>-17.08288884</text:p>
          </table:table-cell>
          <table:table-cell office:value-type="float" office:value="1.619085" calcext:value-type="float">
            <text:p>1.619085</text:p>
          </table:table-cell>
        </table:table-row>
        <table:table-row table:style-name="ro1">
          <table:table-cell office:value-type="string" calcext:value-type="string">
            <text:p>1130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780337" calcext:value-type="float">
            <text:p>0.780337</text:p>
          </table:table-cell>
          <table:table-cell office:value-type="float" office:value="-15.19919583" calcext:value-type="float">
            <text:p>-15.19919583</text:p>
          </table:table-cell>
          <table:table-cell office:value-type="float" office:value="1.946407" calcext:value-type="float">
            <text:p>1.946407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778159" calcext:value-type="float">
            <text:p>0.778159</text:p>
          </table:table-cell>
          <table:table-cell office:value-type="float" office:value="-15.4358835" calcext:value-type="float">
            <text:p>-15.4358835</text:p>
          </table:table-cell>
          <table:table-cell office:value-type="float" office:value="4.981631" calcext:value-type="float">
            <text:p>4.981631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779203" calcext:value-type="float">
            <text:p>0.779203</text:p>
          </table:table-cell>
          <table:table-cell office:value-type="float" office:value="-15.32242991" calcext:value-type="float">
            <text:p>-15.32242991</text:p>
          </table:table-cell>
          <table:table-cell office:value-type="float" office:value="1.691238" calcext:value-type="float">
            <text:p>1.691238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619862" calcext:value-type="float">
            <text:p>0.619862</text:p>
          </table:table-cell>
          <table:table-cell office:value-type="float" office:value="32.638387" calcext:value-type="float">
            <text:p>32.638387</text:p>
          </table:table-cell>
          <table:table-cell office:value-type="float" office:value="4.023326" calcext:value-type="float">
            <text:p>4.023326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720891" calcext:value-type="float">
            <text:p>0.720891</text:p>
          </table:table-cell>
          <table:table-cell office:value-type="float" office:value="21.659278" calcext:value-type="float">
            <text:p>21.659278</text:p>
          </table:table-cell>
          <table:table-cell office:value-type="float" office:value="2.593645" calcext:value-type="float">
            <text:p>2.593645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777835" calcext:value-type="float">
            <text:p>0.777835</text:p>
          </table:table-cell>
          <table:table-cell office:value-type="float" office:value="-15.47109324" calcext:value-type="float">
            <text:p>-15.47109324</text:p>
          </table:table-cell>
          <table:table-cell office:value-type="float" office:value="1.80271" calcext:value-type="float">
            <text:p>1.80271</text:p>
          </table:table-cell>
        </table:table-row>
        <table:table-row table:style-name="ro1">
          <table:table-cell office:value-type="string" calcext:value-type="string">
            <text:p>1134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18428" calcext:value-type="float">
            <text:p>0.618428</text:p>
          </table:table-cell>
          <table:table-cell office:value-type="float" office:value="-18.90532389" calcext:value-type="float">
            <text:p>-18.90532389</text:p>
          </table:table-cell>
          <table:table-cell office:value-type="float" office:value="1.320076" calcext:value-type="float">
            <text:p>1.32007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17324" calcext:value-type="float">
            <text:p>0.617324</text:p>
          </table:table-cell>
          <table:table-cell office:value-type="float" office:value="-19.05009179" calcext:value-type="float">
            <text:p>-19.05009179</text:p>
          </table:table-cell>
          <table:table-cell office:value-type="float" office:value="3.8875" calcext:value-type="float">
            <text:p>3.8875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18167" calcext:value-type="float">
            <text:p>0.618167</text:p>
          </table:table-cell>
          <table:table-cell office:value-type="float" office:value="-18.93954891" calcext:value-type="float">
            <text:p>-18.93954891</text:p>
          </table:table-cell>
          <table:table-cell office:value-type="float" office:value="1.419491" calcext:value-type="float">
            <text:p>1.419491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492865" calcext:value-type="float">
            <text:p>0.492865</text:p>
          </table:table-cell>
          <table:table-cell office:value-type="float" office:value="35.370451" calcext:value-type="float">
            <text:p>35.370451</text:p>
          </table:table-cell>
          <table:table-cell office:value-type="float" office:value="4.154999" calcext:value-type="float">
            <text:p>4.154999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543806" calcext:value-type="float">
            <text:p>0.543806</text:p>
          </table:table-cell>
          <table:table-cell office:value-type="float" office:value="28.690573" calcext:value-type="float">
            <text:p>28.690573</text:p>
          </table:table-cell>
          <table:table-cell office:value-type="float" office:value="27.95051" calcext:value-type="float">
            <text:p>27.95051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18314" calcext:value-type="float">
            <text:p>0.618314</text:p>
          </table:table-cell>
          <table:table-cell office:value-type="float" office:value="-18.92027275" calcext:value-type="float">
            <text:p>-18.92027275</text:p>
          </table:table-cell>
          <table:table-cell office:value-type="float" office:value="1.595651" calcext:value-type="float">
            <text:p>1.595651</text:p>
          </table:table-cell>
        </table:table-row>
        <table:table-row table:style-name="ro1">
          <table:table-cell office:value-type="string" calcext:value-type="string">
            <text:p>1138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1.0762" calcext:value-type="float">
            <text:p>1.0762</text:p>
          </table:table-cell>
          <table:table-cell office:value-type="float" office:value="0.883829" calcext:value-type="float">
            <text:p>0.883829</text:p>
          </table:table-cell>
          <table:table-cell office:value-type="float" office:value="-17.87502323" calcext:value-type="float">
            <text:p>-17.87502323</text:p>
          </table:table-cell>
          <table:table-cell office:value-type="float" office:value="1.08827" calcext:value-type="float">
            <text:p>1.08827</text:p>
          </table:table-cell>
          <table:table-cell office:value-type="float" office:value="1.0762" calcext:value-type="float">
            <text:p>1.0762</text:p>
          </table:table-cell>
          <table:table-cell office:value-type="float" office:value="0.887514" calcext:value-type="float">
            <text:p>0.887514</text:p>
          </table:table-cell>
          <table:table-cell office:value-type="float" office:value="-17.53261476" calcext:value-type="float">
            <text:p>-17.53261476</text:p>
          </table:table-cell>
          <table:table-cell office:value-type="float" office:value="2.45288" calcext:value-type="float">
            <text:p>2.45288</text:p>
          </table:table-cell>
          <table:table-cell office:value-type="float" office:value="1.0762" calcext:value-type="float">
            <text:p>1.0762</text:p>
          </table:table-cell>
          <table:table-cell office:value-type="float" office:value="0.884061" calcext:value-type="float">
            <text:p>0.884061</text:p>
          </table:table-cell>
          <table:table-cell office:value-type="float" office:value="-17.8534659" calcext:value-type="float">
            <text:p>-17.8534659</text:p>
          </table:table-cell>
          <table:table-cell office:value-type="float" office:value="1.155459" calcext:value-type="float">
            <text:p>1.155459</text:p>
          </table:table-cell>
          <table:table-cell office:value-type="float" office:value="1.0762" calcext:value-type="float">
            <text:p>1.0762</text:p>
          </table:table-cell>
          <table:table-cell office:value-type="float" office:value="0.703226" calcext:value-type="float">
            <text:p>0.703226</text:p>
          </table:table-cell>
          <table:table-cell office:value-type="float" office:value="34.656532" calcext:value-type="float">
            <text:p>34.656532</text:p>
          </table:table-cell>
          <table:table-cell office:value-type="float" office:value="3.822971" calcext:value-type="float">
            <text:p>3.822971</text:p>
          </table:table-cell>
          <table:table-cell office:value-type="float" office:value="1.0762" calcext:value-type="float">
            <text:p>1.0762</text:p>
          </table:table-cell>
          <table:table-cell office:value-type="float" office:value="0.820766" calcext:value-type="float">
            <text:p>0.820766</text:p>
          </table:table-cell>
          <table:table-cell office:value-type="float" office:value="23.734843" calcext:value-type="float">
            <text:p>23.734843</text:p>
          </table:table-cell>
          <table:table-cell office:value-type="float" office:value="2.790631" calcext:value-type="float">
            <text:p>2.790631</text:p>
          </table:table-cell>
          <table:table-cell office:value-type="float" office:value="1.0762" calcext:value-type="float">
            <text:p>1.0762</text:p>
          </table:table-cell>
          <table:table-cell office:value-type="float" office:value="0.882454" calcext:value-type="float">
            <text:p>0.882454</text:p>
          </table:table-cell>
          <table:table-cell office:value-type="float" office:value="-18.00278759" calcext:value-type="float">
            <text:p>-18.00278759</text:p>
          </table:table-cell>
          <table:table-cell office:value-type="float" office:value="1.331017" calcext:value-type="float">
            <text:p>1.331017</text:p>
          </table:table-cell>
        </table:table-row>
        <table:table-row table:style-name="ro1">
          <table:table-cell office:value-type="string" calcext:value-type="string">
            <text:p>1139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894793" calcext:value-type="float">
            <text:p>0.894793</text:p>
          </table:table-cell>
          <table:table-cell office:value-type="float" office:value="-8.899104052" calcext:value-type="float">
            <text:p>-8.899104052</text:p>
          </table:table-cell>
          <table:table-cell office:value-type="float" office:value="1.993454" calcext:value-type="float">
            <text:p>1.993454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30212" calcext:value-type="float">
            <text:p>0.930212</text:p>
          </table:table-cell>
          <table:table-cell office:value-type="float" office:value="-5.293015679" calcext:value-type="float">
            <text:p>-5.293015679</text:p>
          </table:table-cell>
          <table:table-cell office:value-type="float" office:value="3.544957" calcext:value-type="float">
            <text:p>3.544957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893717" calcext:value-type="float">
            <text:p>0.893717</text:p>
          </table:table-cell>
          <table:table-cell office:value-type="float" office:value="-9.008654042" calcext:value-type="float">
            <text:p>-9.008654042</text:p>
          </table:table-cell>
          <table:table-cell office:value-type="float" office:value="2.085681" calcext:value-type="float">
            <text:p>2.085681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739867" calcext:value-type="float">
            <text:p>0.739867</text:p>
          </table:table-cell>
          <table:table-cell office:value-type="float" office:value="24.672484" calcext:value-type="float">
            <text:p>24.672484</text:p>
          </table:table-cell>
          <table:table-cell office:value-type="float" office:value="4.784348" calcext:value-type="float">
            <text:p>4.784348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868652" calcext:value-type="float">
            <text:p>0.868652</text:p>
          </table:table-cell>
          <table:table-cell office:value-type="float" office:value="11.560619" calcext:value-type="float">
            <text:p>11.560619</text:p>
          </table:table-cell>
          <table:table-cell office:value-type="float" office:value="4.039379" calcext:value-type="float">
            <text:p>4.039379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892626" calcext:value-type="float">
            <text:p>0.892626</text:p>
          </table:table-cell>
          <table:table-cell office:value-type="float" office:value="-9.119731216" calcext:value-type="float">
            <text:p>-9.119731216</text:p>
          </table:table-cell>
          <table:table-cell office:value-type="float" office:value="2.645098" calcext:value-type="float">
            <text:p>2.645098</text:p>
          </table:table-cell>
        </table:table-row>
        <table:table-row table:style-name="ro1">
          <table:table-cell office:value-type="string" calcext:value-type="string">
            <text:p>1142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740787" calcext:value-type="float">
            <text:p>0.740787</text:p>
          </table:table-cell>
          <table:table-cell office:value-type="float" office:value="-18.0091865" calcext:value-type="float">
            <text:p>-18.0091865</text:p>
          </table:table-cell>
          <table:table-cell office:value-type="float" office:value="2.374444" calcext:value-type="float">
            <text:p>2.374444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755976" calcext:value-type="float">
            <text:p>0.755976</text:p>
          </table:table-cell>
          <table:table-cell office:value-type="float" office:value="-16.32805755" calcext:value-type="float">
            <text:p>-16.32805755</text:p>
          </table:table-cell>
          <table:table-cell office:value-type="float" office:value="4.056569" calcext:value-type="float">
            <text:p>4.05656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740216" calcext:value-type="float">
            <text:p>0.740216</text:p>
          </table:table-cell>
          <table:table-cell office:value-type="float" office:value="-18.07238517" calcext:value-type="float">
            <text:p>-18.07238517</text:p>
          </table:table-cell>
          <table:table-cell office:value-type="float" office:value="2.237025" calcext:value-type="float">
            <text:p>2.23702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60542" calcext:value-type="float">
            <text:p>0.60542</text:p>
          </table:table-cell>
          <table:table-cell office:value-type="float" office:value="32.991701" calcext:value-type="float">
            <text:p>32.991701</text:p>
          </table:table-cell>
          <table:table-cell office:value-type="float" office:value="5.546429" calcext:value-type="float">
            <text:p>5.546429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709357" calcext:value-type="float">
            <text:p>0.709357</text:p>
          </table:table-cell>
          <table:table-cell office:value-type="float" office:value="21.487934" calcext:value-type="float">
            <text:p>21.487934</text:p>
          </table:table-cell>
          <table:table-cell office:value-type="float" office:value="4.98188" calcext:value-type="float">
            <text:p>4.98188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73819" calcext:value-type="float">
            <text:p>0.73819</text:p>
          </table:table-cell>
          <table:table-cell office:value-type="float" office:value="-18.29662424" calcext:value-type="float">
            <text:p>-18.29662424</text:p>
          </table:table-cell>
          <table:table-cell office:value-type="float" office:value="2.96656" calcext:value-type="float">
            <text:p>2.96656</text:p>
          </table:table-cell>
        </table:table-row>
        <table:table-row table:style-name="ro1">
          <table:table-cell office:value-type="string" calcext:value-type="string">
            <text:p>1146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35072" calcext:value-type="float">
            <text:p>0.435072</text:p>
          </table:table-cell>
          <table:table-cell office:value-type="float" office:value="-2.950702654" calcext:value-type="float">
            <text:p>-2.950702654</text:p>
          </table:table-cell>
          <table:table-cell office:value-type="float" office:value="1.00556" calcext:value-type="float">
            <text:p>1.00556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34921" calcext:value-type="float">
            <text:p>0.434921</text:p>
          </table:table-cell>
          <table:table-cell office:value-type="float" office:value="-2.984385456" calcext:value-type="float">
            <text:p>-2.984385456</text:p>
          </table:table-cell>
          <table:table-cell office:value-type="float" office:value="2.474149" calcext:value-type="float">
            <text:p>2.474149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35287" calcext:value-type="float">
            <text:p>0.435287</text:p>
          </table:table-cell>
          <table:table-cell office:value-type="float" office:value="-2.902743698" calcext:value-type="float">
            <text:p>-2.902743698</text:p>
          </table:table-cell>
          <table:table-cell office:value-type="float" office:value="0.952465" calcext:value-type="float">
            <text:p>0.95246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346823" calcext:value-type="float">
            <text:p>0.346823</text:p>
          </table:table-cell>
          <table:table-cell office:value-type="float" office:value="22.635928" calcext:value-type="float">
            <text:p>22.635928</text:p>
          </table:table-cell>
          <table:table-cell office:value-type="float" office:value="3.979637" calcext:value-type="float">
            <text:p>3.979637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04537" calcext:value-type="float">
            <text:p>0.404537</text:p>
          </table:table-cell>
          <table:table-cell office:value-type="float" office:value="9.761934" calcext:value-type="float">
            <text:p>9.761934</text:p>
          </table:table-cell>
          <table:table-cell office:value-type="float" office:value="1.21063" calcext:value-type="float">
            <text:p>1.21063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34848" calcext:value-type="float">
            <text:p>0.434848</text:p>
          </table:table-cell>
          <table:table-cell office:value-type="float" office:value="-3.000669195" calcext:value-type="float">
            <text:p>-3.000669195</text:p>
          </table:table-cell>
          <table:table-cell office:value-type="float" office:value="0.910382" calcext:value-type="float">
            <text:p>0.910382</text:p>
          </table:table-cell>
        </table:table-row>
        <table:table-row table:style-name="ro1">
          <table:table-cell office:value-type="string" calcext:value-type="string">
            <text:p>1161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766794" calcext:value-type="float">
            <text:p>0.766794</text:p>
          </table:table-cell>
          <table:table-cell office:value-type="float" office:value="-18.10381288" calcext:value-type="float">
            <text:p>-18.10381288</text:p>
          </table:table-cell>
          <table:table-cell office:value-type="float" office:value="2.325793" calcext:value-type="float">
            <text:p>2.325793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767123" calcext:value-type="float">
            <text:p>0.767123</text:p>
          </table:table-cell>
          <table:table-cell office:value-type="float" office:value="-18.06867457" calcext:value-type="float">
            <text:p>-18.06867457</text:p>
          </table:table-cell>
          <table:table-cell office:value-type="float" office:value="3.823134" calcext:value-type="float">
            <text:p>3.823134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768898" calcext:value-type="float">
            <text:p>0.768898</text:p>
          </table:table-cell>
          <table:table-cell office:value-type="float" office:value="-17.87909858" calcext:value-type="float">
            <text:p>-17.87909858</text:p>
          </table:table-cell>
          <table:table-cell office:value-type="float" office:value="2.514164" calcext:value-type="float">
            <text:p>2.514164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08588" calcext:value-type="float">
            <text:p>0.608588</text:p>
          </table:table-cell>
          <table:table-cell office:value-type="float" office:value="35.00074" calcext:value-type="float">
            <text:p>35.00074</text:p>
          </table:table-cell>
          <table:table-cell office:value-type="float" office:value="5.341472" calcext:value-type="float">
            <text:p>5.341472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712537" calcext:value-type="float">
            <text:p>0.712537</text:p>
          </table:table-cell>
          <table:table-cell office:value-type="float" office:value="23.898656" calcext:value-type="float">
            <text:p>23.898656</text:p>
          </table:table-cell>
          <table:table-cell office:value-type="float" office:value="2.723946" calcext:value-type="float">
            <text:p>2.723946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765516" calcext:value-type="float">
            <text:p>0.765516</text:p>
          </table:table-cell>
          <table:table-cell office:value-type="float" office:value="-18.24030759" calcext:value-type="float">
            <text:p>-18.24030759</text:p>
          </table:table-cell>
          <table:table-cell office:value-type="float" office:value="2.342862" calcext:value-type="float">
            <text:p>2.342862</text:p>
          </table:table-cell>
        </table:table-row>
        <table:table-row table:style-name="ro1">
          <table:table-cell office:value-type="string" calcext:value-type="string">
            <text:p>1166_bac__rf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892746" calcext:value-type="float">
            <text:p>0.892746</text:p>
          </table:table-cell>
          <table:table-cell office:value-type="float" office:value="-12.58729071" calcext:value-type="float">
            <text:p>-12.58729071</text:p>
          </table:table-cell>
          <table:table-cell office:value-type="float" office:value="1.940581" calcext:value-type="float">
            <text:p>1.940581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892859" calcext:value-type="float">
            <text:p>0.892859</text:p>
          </table:table-cell>
          <table:table-cell office:value-type="float" office:value="-12.57622638" calcext:value-type="float">
            <text:p>-12.57622638</text:p>
          </table:table-cell>
          <table:table-cell office:value-type="float" office:value="3.349031" calcext:value-type="float">
            <text:p>3.349031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891743" calcext:value-type="float">
            <text:p>0.891743</text:p>
          </table:table-cell>
          <table:table-cell office:value-type="float" office:value="-12.68549887" calcext:value-type="float">
            <text:p>-12.68549887</text:p>
          </table:table-cell>
          <table:table-cell office:value-type="float" office:value="1.867345" calcext:value-type="float">
            <text:p>1.867345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706867" calcext:value-type="float">
            <text:p>0.706867</text:p>
          </table:table-cell>
          <table:table-cell office:value-type="float" office:value="30.787518" calcext:value-type="float">
            <text:p>30.787518</text:p>
          </table:table-cell>
          <table:table-cell office:value-type="float" office:value="3.991636" calcext:value-type="float">
            <text:p>3.991636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826412" calcext:value-type="float">
            <text:p>0.826412</text:p>
          </table:table-cell>
          <table:table-cell office:value-type="float" office:value="19.082336" calcext:value-type="float">
            <text:p>19.082336</text:p>
          </table:table-cell>
          <table:table-cell office:value-type="float" office:value="3.406935" calcext:value-type="float">
            <text:p>3.406935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891663" calcext:value-type="float">
            <text:p>0.891663</text:p>
          </table:table-cell>
          <table:table-cell office:value-type="float" office:value="-12.69333203" calcext:value-type="float">
            <text:p>-12.69333203</text:p>
          </table:table-cell>
          <table:table-cell office:value-type="float" office:value="1.815981" calcext:value-type="float">
            <text:p>1.815981</text:p>
          </table:table-cell>
        </table:table-row>
        <table:table-row table:style-name="ro1">
          <table:table-cell office:value-type="string" calcext:value-type="string">
            <text:p>12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216" calcext:value-type="float">
            <text:p>216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94976" calcext:value-type="float">
            <text:p>0.094976</text:p>
          </table:table-cell>
          <table:table-cell office:value-type="float" office:value="16.96551724" calcext:value-type="float">
            <text:p>16.96551724</text:p>
          </table:table-cell>
          <table:table-cell office:value-type="float" office:value="2.002903" calcext:value-type="float">
            <text:p>2.002903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9487" calcext:value-type="float">
            <text:p>0.09487</text:p>
          </table:table-cell>
          <table:table-cell office:value-type="float" office:value="16.83497537" calcext:value-type="float">
            <text:p>16.83497537</text:p>
          </table:table-cell>
          <table:table-cell office:value-type="float" office:value="3.597574" calcext:value-type="float">
            <text:p>3.597574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94715" calcext:value-type="float">
            <text:p>0.094715</text:p>
          </table:table-cell>
          <table:table-cell office:value-type="float" office:value="16.64408867" calcext:value-type="float">
            <text:p>16.64408867</text:p>
          </table:table-cell>
          <table:table-cell office:value-type="float" office:value="1.828574" calcext:value-type="float">
            <text:p>1.828574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76816" calcext:value-type="float">
            <text:p>0.076816</text:p>
          </table:table-cell>
          <table:table-cell office:value-type="float" office:value="5.399228" calcext:value-type="float">
            <text:p>5.399228</text:p>
          </table:table-cell>
          <table:table-cell office:value-type="float" office:value="1.360911" calcext:value-type="float">
            <text:p>1.360911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9002" calcext:value-type="float">
            <text:p>0.089002</text:p>
          </table:table-cell>
          <table:table-cell office:value-type="float" office:value="9.608495" calcext:value-type="float">
            <text:p>9.608495</text:p>
          </table:table-cell>
          <table:table-cell office:value-type="float" office:value="1.587959" calcext:value-type="float">
            <text:p>1.587959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94998" calcext:value-type="float">
            <text:p>0.094998</text:p>
          </table:table-cell>
          <table:table-cell office:value-type="float" office:value="16.99261084" calcext:value-type="float">
            <text:p>16.99261084</text:p>
          </table:table-cell>
          <table:table-cell office:value-type="float" office:value="1.954765" calcext:value-type="float">
            <text:p>1.954765</text:p>
          </table:table-cell>
        </table:table-row>
        <table:table-row table:style-name="ro1">
          <table:table-cell office:value-type="string" calcext:value-type="string">
            <text:p>14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76" calcext:value-type="float">
            <text:p>76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90632" calcext:value-type="float">
            <text:p>0.090632</text:p>
          </table:table-cell>
          <table:table-cell office:value-type="float" office:value="5.508731083" calcext:value-type="float">
            <text:p>5.508731083</text:p>
          </table:table-cell>
          <table:table-cell office:value-type="float" office:value="0.775472" calcext:value-type="float">
            <text:p>0.775472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90478" calcext:value-type="float">
            <text:p>0.090478</text:p>
          </table:table-cell>
          <table:table-cell office:value-type="float" office:value="5.329452852" calcext:value-type="float">
            <text:p>5.329452852</text:p>
          </table:table-cell>
          <table:table-cell office:value-type="float" office:value="2.103959" calcext:value-type="float">
            <text:p>2.10395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90616" calcext:value-type="float">
            <text:p>0.090616</text:p>
          </table:table-cell>
          <table:table-cell office:value-type="float" office:value="5.490104773" calcext:value-type="float">
            <text:p>5.490104773</text:p>
          </table:table-cell>
          <table:table-cell office:value-type="float" office:value="0.720575" calcext:value-type="float">
            <text:p>0.720575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73065" calcext:value-type="float">
            <text:p>0.073065</text:p>
          </table:table-cell>
          <table:table-cell office:value-type="float" office:value="14.942323" calcext:value-type="float">
            <text:p>14.942323</text:p>
          </table:table-cell>
          <table:table-cell office:value-type="float" office:value="1.394447" calcext:value-type="float">
            <text:p>1.394447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84719" calcext:value-type="float">
            <text:p>0.084719</text:p>
          </table:table-cell>
          <table:table-cell office:value-type="float" office:value="1.374646" calcext:value-type="float">
            <text:p>1.374646</text:p>
          </table:table-cell>
          <table:table-cell office:value-type="float" office:value="0.703718" calcext:value-type="float">
            <text:p>0.703718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90566" calcext:value-type="float">
            <text:p>0.090566</text:p>
          </table:table-cell>
          <table:table-cell office:value-type="float" office:value="5.431897555" calcext:value-type="float">
            <text:p>5.431897555</text:p>
          </table:table-cell>
          <table:table-cell office:value-type="float" office:value="0.851059" calcext:value-type="float">
            <text:p>0.851059</text:p>
          </table:table-cell>
        </table:table-row>
        <table:table-row table:style-name="ro1">
          <table:table-cell office:value-type="string" calcext:value-type="string">
            <text:p>16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64" calcext:value-type="float">
            <text:p>6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86458" calcext:value-type="float">
            <text:p>0.086458</text:p>
          </table:table-cell>
          <table:table-cell office:value-type="float" office:value="5.565323565" calcext:value-type="float">
            <text:p>5.565323565</text:p>
          </table:table-cell>
          <table:table-cell office:value-type="float" office:value="0.840194" calcext:value-type="float">
            <text:p>0.84019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86349" calcext:value-type="float">
            <text:p>0.086349</text:p>
          </table:table-cell>
          <table:table-cell office:value-type="float" office:value="5.432234432" calcext:value-type="float">
            <text:p>5.432234432</text:p>
          </table:table-cell>
          <table:table-cell office:value-type="float" office:value="2.258384" calcext:value-type="float">
            <text:p>2.25838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86375" calcext:value-type="float">
            <text:p>0.086375</text:p>
          </table:table-cell>
          <table:table-cell office:value-type="float" office:value="5.463980464" calcext:value-type="float">
            <text:p>5.463980464</text:p>
          </table:table-cell>
          <table:table-cell office:value-type="float" office:value="0.906808" calcext:value-type="float">
            <text:p>0.90680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69889" calcext:value-type="float">
            <text:p>0.069889</text:p>
          </table:table-cell>
          <table:table-cell office:value-type="float" office:value="14.665591" calcext:value-type="float">
            <text:p>14.665591</text:p>
          </table:table-cell>
          <table:table-cell office:value-type="float" office:value="1.182193" calcext:value-type="float">
            <text:p>1.182193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809" calcext:value-type="float">
            <text:p>0.0809</text:p>
          </table:table-cell>
          <table:table-cell office:value-type="float" office:value="1.221055" calcext:value-type="float">
            <text:p>1.221055</text:p>
          </table:table-cell>
          <table:table-cell office:value-type="float" office:value="0.592828" calcext:value-type="float">
            <text:p>0.5928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86453" calcext:value-type="float">
            <text:p>0.086453</text:p>
          </table:table-cell>
          <table:table-cell office:value-type="float" office:value="5.559218559" calcext:value-type="float">
            <text:p>5.559218559</text:p>
          </table:table-cell>
          <table:table-cell office:value-type="float" office:value="0.98255" calcext:value-type="float">
            <text:p>0.98255</text:p>
          </table:table-cell>
        </table:table-row>
        <table:table-row table:style-name="ro1">
          <table:table-cell office:value-type="string" calcext:value-type="string">
            <text:p>179_bac__rf</text:p>
          </table:table-cell>
          <table:table-cell office:value-type="float" office:value="32397" calcext:value-type="float">
            <text:p>32397</text:p>
          </table:table-cell>
          <table:table-cell office:value-type="float" office:value="124" calcext:value-type="float">
            <text:p>124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28766" calcext:value-type="float">
            <text:p>0.628766</text:p>
          </table:table-cell>
          <table:table-cell office:value-type="float" office:value="1.071531908" calcext:value-type="float">
            <text:p>1.071531908</text:p>
          </table:table-cell>
          <table:table-cell office:value-type="float" office:value="2.840687" calcext:value-type="float">
            <text:p>2.840687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28511" calcext:value-type="float">
            <text:p>0.628511</text:p>
          </table:table-cell>
          <table:table-cell office:value-type="float" office:value="1.030541714" calcext:value-type="float">
            <text:p>1.030541714</text:p>
          </table:table-cell>
          <table:table-cell office:value-type="float" office:value="2.835835" calcext:value-type="float">
            <text:p>2.835835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30079" calcext:value-type="float">
            <text:p>0.630079</text:p>
          </table:table-cell>
          <table:table-cell office:value-type="float" office:value="1.282591223" calcext:value-type="float">
            <text:p>1.282591223</text:p>
          </table:table-cell>
          <table:table-cell office:value-type="float" office:value="3.567087" calcext:value-type="float">
            <text:p>3.567087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493041" calcext:value-type="float">
            <text:p>0.493041</text:p>
          </table:table-cell>
          <table:table-cell office:value-type="float" office:value="20.745707" calcext:value-type="float">
            <text:p>20.745707</text:p>
          </table:table-cell>
          <table:table-cell office:value-type="float" office:value="1.712065" calcext:value-type="float">
            <text:p>1.712065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25899" calcext:value-type="float">
            <text:p>0.625899</text:p>
          </table:table-cell>
          <table:table-cell office:value-type="float" office:value="0.610627" calcext:value-type="float">
            <text:p>0.610627</text:p>
          </table:table-cell>
          <table:table-cell office:value-type="float" office:value="0.623603" calcext:value-type="float">
            <text:p>0.623603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28859" calcext:value-type="float">
            <text:p>0.628859</text:p>
          </table:table-cell>
          <table:table-cell office:value-type="float" office:value="1.086481273" calcext:value-type="float">
            <text:p>1.086481273</text:p>
          </table:table-cell>
          <table:table-cell office:value-type="float" office:value="3.111079" calcext:value-type="float">
            <text:p>3.111079</text:p>
          </table:table-cell>
        </table:table-row>
        <table:table-row table:style-name="ro1">
          <table:table-cell office:value-type="string" calcext:value-type="string">
            <text:p>180_bac__rf</text:p>
          </table:table-cell>
          <table:table-cell office:value-type="float" office:value="73223" calcext:value-type="float">
            <text:p>73223</text:p>
          </table:table-cell>
          <table:table-cell office:value-type="float" office:value="93" calcext:value-type="float">
            <text:p>93</text:p>
          </table:table-cell>
          <table:table-cell office:value-type="float" office:value="1.9756" calcext:value-type="float">
            <text:p>1.9756</text:p>
          </table:table-cell>
          <table:table-cell office:value-type="float" office:value="2.114528" calcext:value-type="float">
            <text:p>2.114528</text:p>
          </table:table-cell>
          <table:table-cell office:value-type="float" office:value="7.032192752" calcext:value-type="float">
            <text:p>7.032192752</text:p>
          </table:table-cell>
          <table:table-cell office:value-type="float" office:value="1.647814" calcext:value-type="float">
            <text:p>1.647814</text:p>
          </table:table-cell>
          <table:table-cell office:value-type="float" office:value="1.9756" calcext:value-type="float">
            <text:p>1.9756</text:p>
          </table:table-cell>
          <table:table-cell office:value-type="float" office:value="2.117307" calcext:value-type="float">
            <text:p>2.117307</text:p>
          </table:table-cell>
          <table:table-cell office:value-type="float" office:value="7.172858878" calcext:value-type="float">
            <text:p>7.172858878</text:p>
          </table:table-cell>
          <table:table-cell office:value-type="float" office:value="1.423884" calcext:value-type="float">
            <text:p>1.423884</text:p>
          </table:table-cell>
          <table:table-cell office:value-type="float" office:value="1.9756" calcext:value-type="float">
            <text:p>1.9756</text:p>
          </table:table-cell>
          <table:table-cell office:value-type="float" office:value="2.119238" calcext:value-type="float">
            <text:p>2.119238</text:p>
          </table:table-cell>
          <table:table-cell office:value-type="float" office:value="7.270601336" calcext:value-type="float">
            <text:p>7.270601336</text:p>
          </table:table-cell>
          <table:table-cell office:value-type="float" office:value="1.161993" calcext:value-type="float">
            <text:p>1.161993</text:p>
          </table:table-cell>
          <table:table-cell office:value-type="float" office:value="1.9756" calcext:value-type="float">
            <text:p>1.9756</text:p>
          </table:table-cell>
          <table:table-cell office:value-type="float" office:value="1.69442" calcext:value-type="float">
            <text:p>1.69442</text:p>
          </table:table-cell>
          <table:table-cell office:value-type="float" office:value="14.232637" calcext:value-type="float">
            <text:p>14.232637</text:p>
          </table:table-cell>
          <table:table-cell office:value-type="float" office:value="1.105193" calcext:value-type="float">
            <text:p>1.105193</text:p>
          </table:table-cell>
          <table:table-cell office:value-type="float" office:value="1.9756" calcext:value-type="float">
            <text:p>1.9756</text:p>
          </table:table-cell>
          <table:table-cell office:value-type="float" office:value="2.16477" calcext:value-type="float">
            <text:p>2.16477</text:p>
          </table:table-cell>
          <table:table-cell office:value-type="float" office:value="9.575306" calcext:value-type="float">
            <text:p>9.575306</text:p>
          </table:table-cell>
          <table:table-cell office:value-type="float" office:value="1.258252" calcext:value-type="float">
            <text:p>1.258252</text:p>
          </table:table-cell>
          <table:table-cell office:value-type="float" office:value="1.9756" calcext:value-type="float">
            <text:p>1.9756</text:p>
          </table:table-cell>
          <table:table-cell office:value-type="float" office:value="2.116717" calcext:value-type="float">
            <text:p>2.116717</text:p>
          </table:table-cell>
          <table:table-cell office:value-type="float" office:value="7.142994533" calcext:value-type="float">
            <text:p>7.142994533</text:p>
          </table:table-cell>
          <table:table-cell office:value-type="float" office:value="1.359596" calcext:value-type="float">
            <text:p>1.359596</text:p>
          </table:table-cell>
        </table:table-row>
        <table:table-row table:style-name="ro1">
          <table:table-cell office:value-type="string" calcext:value-type="string">
            <text:p>181_bac__rf</text:p>
          </table:table-cell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8.110599078" calcext:value-type="float">
            <text:p>8.110599078</text:p>
          </table:table-cell>
          <table:table-cell office:value-type="float" office:value="1.710086" calcext:value-type="float">
            <text:p>1.710086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3491" calcext:value-type="float">
            <text:p>0.023491</text:p>
          </table:table-cell>
          <table:table-cell office:value-type="float" office:value="8.253456221" calcext:value-type="float">
            <text:p>8.253456221</text:p>
          </table:table-cell>
          <table:table-cell office:value-type="float" office:value="3.121513" calcext:value-type="float">
            <text:p>3.12151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3432" calcext:value-type="float">
            <text:p>0.023432</text:p>
          </table:table-cell>
          <table:table-cell office:value-type="float" office:value="7.98156682" calcext:value-type="float">
            <text:p>7.98156682</text:p>
          </table:table-cell>
          <table:table-cell office:value-type="float" office:value="1.611706" calcext:value-type="float">
            <text:p>1.611706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55133" calcext:value-type="float">
            <text:p>0.055133</text:p>
          </table:table-cell>
          <table:table-cell office:value-type="float" office:value="154.069669" calcext:value-type="float">
            <text:p>154.069669</text:p>
          </table:table-cell>
          <table:table-cell office:value-type="float" office:value="12.073135" calcext:value-type="float">
            <text:p>12.07313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71362" calcext:value-type="float">
            <text:p>0.071362</text:p>
          </table:table-cell>
          <table:table-cell office:value-type="float" office:value="228.858484" calcext:value-type="float">
            <text:p>228.858484</text:p>
          </table:table-cell>
          <table:table-cell office:value-type="float" office:value="14.050705" calcext:value-type="float">
            <text:p>14.05070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8.207373272" calcext:value-type="float">
            <text:p>8.207373272</text:p>
          </table:table-cell>
          <table:table-cell office:value-type="float" office:value="1.851539" calcext:value-type="float">
            <text:p>1.851539</text:p>
          </table:table-cell>
        </table:table-row>
        <table:table-row table:style-name="ro1">
          <table:table-cell office:value-type="string" calcext:value-type="string">
            <text:p>182_bac__rf</text:p>
          </table:table-cell>
          <table:table-cell office:value-type="float" office:value="4265" calcext:value-type="float">
            <text:p>4265</text:p>
          </table:table-cell>
          <table:table-cell office:value-type="float" office:value="36" calcext:value-type="float">
            <text:p>36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20713" calcext:value-type="float">
            <text:p>0.120713</text:p>
          </table:table-cell>
          <table:table-cell office:value-type="float" office:value="22.3029382" calcext:value-type="float">
            <text:p>22.3029382</text:p>
          </table:table-cell>
          <table:table-cell office:value-type="float" office:value="16.740998" calcext:value-type="float">
            <text:p>16.740998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21.79533941" calcext:value-type="float">
            <text:p>21.79533941</text:p>
          </table:table-cell>
          <table:table-cell office:value-type="float" office:value="13.301746" calcext:value-type="float">
            <text:p>13.301746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21715" calcext:value-type="float">
            <text:p>0.121715</text:p>
          </table:table-cell>
          <table:table-cell office:value-type="float" office:value="23.31813576" calcext:value-type="float">
            <text:p>23.31813576</text:p>
          </table:table-cell>
          <table:table-cell office:value-type="float" office:value="18.282926" calcext:value-type="float">
            <text:p>18.282926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1031" calcext:value-type="float">
            <text:p>0.091031</text:p>
          </table:table-cell>
          <table:table-cell office:value-type="float" office:value="7.770132" calcext:value-type="float">
            <text:p>7.770132</text:p>
          </table:table-cell>
          <table:table-cell office:value-type="float" office:value="1.132962" calcext:value-type="float">
            <text:p>1.132962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12093" calcext:value-type="float">
            <text:p>0.112093</text:p>
          </table:table-cell>
          <table:table-cell office:value-type="float" office:value="13.569906" calcext:value-type="float">
            <text:p>13.569906</text:p>
          </table:table-cell>
          <table:table-cell office:value-type="float" office:value="1.664603" calcext:value-type="float">
            <text:p>1.664603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20967" calcext:value-type="float">
            <text:p>0.120967</text:p>
          </table:table-cell>
          <table:table-cell office:value-type="float" office:value="22.56028369" calcext:value-type="float">
            <text:p>22.56028369</text:p>
          </table:table-cell>
          <table:table-cell office:value-type="float" office:value="15.520643" calcext:value-type="float">
            <text:p>15.520643</text:p>
          </table:table-cell>
        </table:table-row>
        <table:table-row table:style-name="ro1">
          <table:table-cell office:value-type="string" calcext:value-type="string">
            <text:p>184_bac__rf</text:p>
          </table:table-cell>
          <table:table-cell office:value-type="float" office:value="18610" calcext:value-type="float">
            <text:p>18610</text:p>
          </table:table-cell>
          <table:table-cell office:value-type="float" office:value="40" calcext:value-type="float">
            <text:p>40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319712" calcext:value-type="float">
            <text:p>0.319712</text:p>
          </table:table-cell>
          <table:table-cell office:value-type="float" office:value="22.5419701" calcext:value-type="float">
            <text:p>22.5419701</text:p>
          </table:table-cell>
          <table:table-cell office:value-type="float" office:value="6.869011" calcext:value-type="float">
            <text:p>6.869011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320148" calcext:value-type="float">
            <text:p>0.320148</text:p>
          </table:table-cell>
          <table:table-cell office:value-type="float" office:value="22.70908394" calcext:value-type="float">
            <text:p>22.70908394</text:p>
          </table:table-cell>
          <table:table-cell office:value-type="float" office:value="6.647974" calcext:value-type="float">
            <text:p>6.647974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321274" calcext:value-type="float">
            <text:p>0.321274</text:p>
          </table:table-cell>
          <table:table-cell office:value-type="float" office:value="23.14066692" calcext:value-type="float">
            <text:p>23.14066692</text:p>
          </table:table-cell>
          <table:table-cell office:value-type="float" office:value="7.703318" calcext:value-type="float">
            <text:p>7.703318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249048" calcext:value-type="float">
            <text:p>0.249048</text:p>
          </table:table-cell>
          <table:table-cell office:value-type="float" office:value="4.54278" calcext:value-type="float">
            <text:p>4.54278</text:p>
          </table:table-cell>
          <table:table-cell office:value-type="float" office:value="1.056185" calcext:value-type="float">
            <text:p>1.056185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315402" calcext:value-type="float">
            <text:p>0.315402</text:p>
          </table:table-cell>
          <table:table-cell office:value-type="float" office:value="20.889863" calcext:value-type="float">
            <text:p>20.889863</text:p>
          </table:table-cell>
          <table:table-cell office:value-type="float" office:value="1.918243" calcext:value-type="float">
            <text:p>1.918243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32114" calcext:value-type="float">
            <text:p>0.32114</text:p>
          </table:table-cell>
          <table:table-cell office:value-type="float" office:value="23.08930625" calcext:value-type="float">
            <text:p>23.08930625</text:p>
          </table:table-cell>
          <table:table-cell office:value-type="float" office:value="7.236781" calcext:value-type="float">
            <text:p>7.236781</text:p>
          </table:table-cell>
        </table:table-row>
        <table:table-row table:style-name="ro1">
          <table:table-cell office:value-type="string" calcext:value-type="string">
            <text:p>185_bac__rf</text:p>
          </table:table-cell>
          <table:table-cell office:value-type="float" office:value="889" calcext:value-type="float">
            <text:p>889</text:p>
          </table:table-cell>
          <table:table-cell office:value-type="float" office:value="22" calcext:value-type="float">
            <text:p>2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2.811059908" calcext:value-type="float">
            <text:p>2.811059908</text:p>
          </table:table-cell>
          <table:table-cell office:value-type="float" office:value="1.835061" calcext:value-type="float">
            <text:p>1.835061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2315" calcext:value-type="float">
            <text:p>0.022315</text:p>
          </table:table-cell>
          <table:table-cell office:value-type="float" office:value="2.834101382" calcext:value-type="float">
            <text:p>2.834101382</text:p>
          </table:table-cell>
          <table:table-cell office:value-type="float" office:value="4.693633" calcext:value-type="float">
            <text:p>4.69363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2305" calcext:value-type="float">
            <text:p>0.022305</text:p>
          </table:table-cell>
          <table:table-cell office:value-type="float" office:value="2.788018433" calcext:value-type="float">
            <text:p>2.788018433</text:p>
          </table:table-cell>
          <table:table-cell office:value-type="float" office:value="1.871645" calcext:value-type="float">
            <text:p>1.8716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6.864152" calcext:value-type="float">
            <text:p>6.864152</text:p>
          </table:table-cell>
          <table:table-cell office:value-type="float" office:value="2.579304" calcext:value-type="float">
            <text:p>2.579304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1583" calcext:value-type="float">
            <text:p>0.021583</text:p>
          </table:table-cell>
          <table:table-cell office:value-type="float" office:value="0.538087" calcext:value-type="float">
            <text:p>0.538087</text:p>
          </table:table-cell>
          <table:table-cell office:value-type="float" office:value="2.383612" calcext:value-type="float">
            <text:p>2.38361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2224" calcext:value-type="float">
            <text:p>0.022224</text:p>
          </table:table-cell>
          <table:table-cell office:value-type="float" office:value="2.414746544" calcext:value-type="float">
            <text:p>2.414746544</text:p>
          </table:table-cell>
          <table:table-cell office:value-type="float" office:value="1.733375" calcext:value-type="float">
            <text:p>1.733375</text:p>
          </table:table-cell>
        </table:table-row>
        <table:table-row table:style-name="ro1">
          <table:table-cell office:value-type="string" calcext:value-type="string">
            <text:p>18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6" calcext:value-type="float">
            <text:p>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7122" calcext:value-type="float">
            <text:p>0.027122</text:p>
          </table:table-cell>
          <table:table-cell office:value-type="float" office:value="6.360784314" calcext:value-type="float">
            <text:p>6.360784314</text:p>
          </table:table-cell>
          <table:table-cell office:value-type="float" office:value="3.556893" calcext:value-type="float">
            <text:p>3.55689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7268" calcext:value-type="float">
            <text:p>0.027268</text:p>
          </table:table-cell>
          <table:table-cell office:value-type="float" office:value="6.933333333" calcext:value-type="float">
            <text:p>6.933333333</text:p>
          </table:table-cell>
          <table:table-cell office:value-type="float" office:value="4.585492" calcext:value-type="float">
            <text:p>4.58549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6.396078431" calcext:value-type="float">
            <text:p>6.396078431</text:p>
          </table:table-cell>
          <table:table-cell office:value-type="float" office:value="3.140747" calcext:value-type="float">
            <text:p>3.14074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139.139171" calcext:value-type="float">
            <text:p>139.139171</text:p>
          </table:table-cell>
          <table:table-cell office:value-type="float" office:value="11.985889" calcext:value-type="float">
            <text:p>11.985889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79235" calcext:value-type="float">
            <text:p>0.079235</text:p>
          </table:table-cell>
          <table:table-cell office:value-type="float" office:value="210.724739" calcext:value-type="float">
            <text:p>210.724739</text:p>
          </table:table-cell>
          <table:table-cell office:value-type="float" office:value="12.728655" calcext:value-type="float">
            <text:p>12.72865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7166" calcext:value-type="float">
            <text:p>0.027166</text:p>
          </table:table-cell>
          <table:table-cell office:value-type="float" office:value="6.533333333" calcext:value-type="float">
            <text:p>6.533333333</text:p>
          </table:table-cell>
          <table:table-cell office:value-type="float" office:value="3.495714" calcext:value-type="float">
            <text:p>3.495714</text:p>
          </table:table-cell>
        </table:table-row>
        <table:table-row table:style-name="ro1">
          <table:table-cell office:value-type="string" calcext:value-type="string">
            <text:p>21_bac__rf</text:p>
          </table:table-cell>
          <table:table-cell office:value-type="float" office:value="1146" calcext:value-type="float">
            <text:p>1146</text:p>
          </table:table-cell>
          <table:table-cell office:value-type="float" office:value="21" calcext:value-type="float">
            <text:p>2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8123" calcext:value-type="float">
            <text:p>0.018123</text:p>
          </table:table-cell>
          <table:table-cell office:value-type="float" office:value="9.174698795" calcext:value-type="float">
            <text:p>9.174698795</text:p>
          </table:table-cell>
          <table:table-cell office:value-type="float" office:value="1.701902" calcext:value-type="float">
            <text:p>1.701902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8106" calcext:value-type="float">
            <text:p>0.018106</text:p>
          </table:table-cell>
          <table:table-cell office:value-type="float" office:value="9.072289157" calcext:value-type="float">
            <text:p>9.072289157</text:p>
          </table:table-cell>
          <table:table-cell office:value-type="float" office:value="4.495289" calcext:value-type="float">
            <text:p>4.495289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8053" calcext:value-type="float">
            <text:p>0.018053</text:p>
          </table:table-cell>
          <table:table-cell office:value-type="float" office:value="8.753012048" calcext:value-type="float">
            <text:p>8.753012048</text:p>
          </table:table-cell>
          <table:table-cell office:value-type="float" office:value="1.986595" calcext:value-type="float">
            <text:p>1.986595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6815" calcext:value-type="float">
            <text:p>0.016815</text:p>
          </table:table-cell>
          <table:table-cell office:value-type="float" office:value="1.296477" calcext:value-type="float">
            <text:p>1.296477</text:p>
          </table:table-cell>
          <table:table-cell office:value-type="float" office:value="2.400846" calcext:value-type="float">
            <text:p>2.40084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6.682745" calcext:value-type="float">
            <text:p>6.682745</text:p>
          </table:table-cell>
          <table:table-cell office:value-type="float" office:value="2.485747" calcext:value-type="float">
            <text:p>2.485747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8127" calcext:value-type="float">
            <text:p>0.018127</text:p>
          </table:table-cell>
          <table:table-cell office:value-type="float" office:value="9.198795181" calcext:value-type="float">
            <text:p>9.198795181</text:p>
          </table:table-cell>
          <table:table-cell office:value-type="float" office:value="2.069856" calcext:value-type="float">
            <text:p>2.069856</text:p>
          </table:table-cell>
        </table:table-row>
        <table:table-row table:style-name="ro1">
          <table:table-cell office:value-type="string" calcext:value-type="string">
            <text:p>22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47" calcext:value-type="float">
            <text:p>47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3521" calcext:value-type="float">
            <text:p>0.073521</text:p>
          </table:table-cell>
          <table:table-cell office:value-type="float" office:value="5.63362069" calcext:value-type="float">
            <text:p>5.63362069</text:p>
          </table:table-cell>
          <table:table-cell office:value-type="float" office:value="0.904132" calcext:value-type="float">
            <text:p>0.904132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3538" calcext:value-type="float">
            <text:p>0.073538</text:p>
          </table:table-cell>
          <table:table-cell office:value-type="float" office:value="5.658045977" calcext:value-type="float">
            <text:p>5.658045977</text:p>
          </table:table-cell>
          <table:table-cell office:value-type="float" office:value="2.218445" calcext:value-type="float">
            <text:p>2.218445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3579" calcext:value-type="float">
            <text:p>0.073579</text:p>
          </table:table-cell>
          <table:table-cell office:value-type="float" office:value="5.716954023" calcext:value-type="float">
            <text:p>5.716954023</text:p>
          </table:table-cell>
          <table:table-cell office:value-type="float" office:value="0.903818" calcext:value-type="float">
            <text:p>0.90381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59867" calcext:value-type="float">
            <text:p>0.059867</text:p>
          </table:table-cell>
          <table:table-cell office:value-type="float" office:value="13.984279" calcext:value-type="float">
            <text:p>13.984279</text:p>
          </table:table-cell>
          <table:table-cell office:value-type="float" office:value="1.298566" calcext:value-type="float">
            <text:p>1.298566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8948" calcext:value-type="float">
            <text:p>0.068948</text:p>
          </table:table-cell>
          <table:table-cell office:value-type="float" office:value="0.936745" calcext:value-type="float">
            <text:p>0.936745</text:p>
          </table:table-cell>
          <table:table-cell office:value-type="float" office:value="0.833344" calcext:value-type="float">
            <text:p>0.833344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3549" calcext:value-type="float">
            <text:p>0.073549</text:p>
          </table:table-cell>
          <table:table-cell office:value-type="float" office:value="5.673850575" calcext:value-type="float">
            <text:p>5.673850575</text:p>
          </table:table-cell>
          <table:table-cell office:value-type="float" office:value="0.94258" calcext:value-type="float">
            <text:p>0.94258</text:p>
          </table:table-cell>
        </table:table-row>
        <table:table-row table:style-name="ro1">
          <table:table-cell office:value-type="string" calcext:value-type="string">
            <text:p>23_bac__rf</text:p>
          </table:table-cell>
          <table:table-cell office:value-type="float" office:value="977" calcext:value-type="float">
            <text:p>977</text:p>
          </table:table-cell>
          <table:table-cell office:value-type="float" office:value="24" calcext:value-type="float">
            <text:p>2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2047" calcext:value-type="float">
            <text:p>0.022047</text:p>
          </table:table-cell>
          <table:table-cell office:value-type="float" office:value="10.78894472" calcext:value-type="float">
            <text:p>10.78894472</text:p>
          </table:table-cell>
          <table:table-cell office:value-type="float" office:value="1.659267" calcext:value-type="float">
            <text:p>1.65926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2001" calcext:value-type="float">
            <text:p>0.022001</text:p>
          </table:table-cell>
          <table:table-cell office:value-type="float" office:value="10.55778894" calcext:value-type="float">
            <text:p>10.55778894</text:p>
          </table:table-cell>
          <table:table-cell office:value-type="float" office:value="3.797889" calcext:value-type="float">
            <text:p>3.797889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2055" calcext:value-type="float">
            <text:p>0.022055</text:p>
          </table:table-cell>
          <table:table-cell office:value-type="float" office:value="10.82914573" calcext:value-type="float">
            <text:p>10.82914573</text:p>
          </table:table-cell>
          <table:table-cell office:value-type="float" office:value="1.751495" calcext:value-type="float">
            <text:p>1.751495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9945" calcext:value-type="float">
            <text:p>0.019945</text:p>
          </table:table-cell>
          <table:table-cell office:value-type="float" office:value="0.225648" calcext:value-type="float">
            <text:p>0.225648</text:p>
          </table:table-cell>
          <table:table-cell office:value-type="float" office:value="1.897644" calcext:value-type="float">
            <text:p>1.89764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7.087234" calcext:value-type="float">
            <text:p>7.087234</text:p>
          </table:table-cell>
          <table:table-cell office:value-type="float" office:value="2.085276" calcext:value-type="float">
            <text:p>2.08527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209" calcext:value-type="float">
            <text:p>0.02209</text:p>
          </table:table-cell>
          <table:table-cell office:value-type="float" office:value="11.00502513" calcext:value-type="float">
            <text:p>11.00502513</text:p>
          </table:table-cell>
          <table:table-cell office:value-type="float" office:value="1.399846" calcext:value-type="float">
            <text:p>1.399846</text:p>
          </table:table-cell>
        </table:table-row>
        <table:table-row table:style-name="ro1">
          <table:table-cell office:value-type="string" calcext:value-type="string">
            <text:p>24_bac__rf</text:p>
          </table:table-cell>
          <table:table-cell office:value-type="float" office:value="5389" calcext:value-type="float">
            <text:p>5389</text:p>
          </table:table-cell>
          <table:table-cell office:value-type="float" office:value="117" calcext:value-type="float">
            <text:p>117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749" calcext:value-type="float">
            <text:p>0.048749</text:p>
          </table:table-cell>
          <table:table-cell office:value-type="float" office:value="24.043257" calcext:value-type="float">
            <text:p>24.043257</text:p>
          </table:table-cell>
          <table:table-cell office:value-type="float" office:value="34.965492" calcext:value-type="float">
            <text:p>34.965492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37" calcext:value-type="float">
            <text:p>0.049937</text:p>
          </table:table-cell>
          <table:table-cell office:value-type="float" office:value="27.06615776" calcext:value-type="float">
            <text:p>27.06615776</text:p>
          </table:table-cell>
          <table:table-cell office:value-type="float" office:value="44.296939" calcext:value-type="float">
            <text:p>44.29693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0248" calcext:value-type="float">
            <text:p>0.050248</text:p>
          </table:table-cell>
          <table:table-cell office:value-type="float" office:value="27.85750636" calcext:value-type="float">
            <text:p>27.85750636</text:p>
          </table:table-cell>
          <table:table-cell office:value-type="float" office:value="44.251376" calcext:value-type="float">
            <text:p>44.251376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7892" calcext:value-type="float">
            <text:p>0.037892</text:p>
          </table:table-cell>
          <table:table-cell office:value-type="float" office:value="3.583155" calcext:value-type="float">
            <text:p>3.583155</text:p>
          </table:table-cell>
          <table:table-cell office:value-type="float" office:value="1.111399" calcext:value-type="float">
            <text:p>1.11139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4817" calcext:value-type="float">
            <text:p>0.044817</text:p>
          </table:table-cell>
          <table:table-cell office:value-type="float" office:value="14.038909" calcext:value-type="float">
            <text:p>14.038909</text:p>
          </table:table-cell>
          <table:table-cell office:value-type="float" office:value="1.711769" calcext:value-type="float">
            <text:p>1.7117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27.42493639" calcext:value-type="float">
            <text:p>27.42493639</text:p>
          </table:table-cell>
          <table:table-cell office:value-type="float" office:value="41.835206" calcext:value-type="float">
            <text:p>41.835206</text:p>
          </table:table-cell>
        </table:table-row>
        <table:table-row table:style-name="ro1">
          <table:table-cell office:value-type="string" calcext:value-type="string">
            <text:p>26_bac__rf</text:p>
          </table:table-cell>
          <table:table-cell office:value-type="float" office:value="8596" calcext:value-type="float">
            <text:p>8596</text:p>
          </table:table-cell>
          <table:table-cell office:value-type="float" office:value="27" calcext:value-type="float">
            <text:p>2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7385" calcext:value-type="float">
            <text:p>0.07385</text:p>
          </table:table-cell>
          <table:table-cell office:value-type="float" office:value="30.4770318" calcext:value-type="float">
            <text:p>30.4770318</text:p>
          </table:table-cell>
          <table:table-cell office:value-type="float" office:value="23.171241" calcext:value-type="float">
            <text:p>23.171241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73404" calcext:value-type="float">
            <text:p>0.073404</text:p>
          </table:table-cell>
          <table:table-cell office:value-type="float" office:value="29.68904594" calcext:value-type="float">
            <text:p>29.68904594</text:p>
          </table:table-cell>
          <table:table-cell office:value-type="float" office:value="23.522211" calcext:value-type="float">
            <text:p>23.522211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74158" calcext:value-type="float">
            <text:p>0.074158</text:p>
          </table:table-cell>
          <table:table-cell office:value-type="float" office:value="31.02120141" calcext:value-type="float">
            <text:p>31.02120141</text:p>
          </table:table-cell>
          <table:table-cell office:value-type="float" office:value="26.954237" calcext:value-type="float">
            <text:p>26.95423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7122" calcext:value-type="float">
            <text:p>0.057122</text:p>
          </table:table-cell>
          <table:table-cell office:value-type="float" office:value="0.922846" calcext:value-type="float">
            <text:p>0.922846</text:p>
          </table:table-cell>
          <table:table-cell office:value-type="float" office:value="1.088657" calcext:value-type="float">
            <text:p>1.08865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9193" calcext:value-type="float">
            <text:p>0.069193</text:p>
          </table:table-cell>
          <table:table-cell office:value-type="float" office:value="22.248925" calcext:value-type="float">
            <text:p>22.248925</text:p>
          </table:table-cell>
          <table:table-cell office:value-type="float" office:value="2.410747" calcext:value-type="float">
            <text:p>2.41074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75808" calcext:value-type="float">
            <text:p>0.075808</text:p>
          </table:table-cell>
          <table:table-cell office:value-type="float" office:value="33.93639576" calcext:value-type="float">
            <text:p>33.93639576</text:p>
          </table:table-cell>
          <table:table-cell office:value-type="float" office:value="31.386989" calcext:value-type="float">
            <text:p>31.386989</text:p>
          </table:table-cell>
        </table:table-row>
        <table:table-row table:style-name="ro1">
          <table:table-cell office:value-type="string" calcext:value-type="string">
            <text:p>28_bac__rf</text:p>
          </table:table-cell>
          <table:table-cell office:value-type="float" office:value="3728" calcext:value-type="float">
            <text:p>3728</text:p>
          </table:table-cell>
          <table:table-cell office:value-type="float" office:value="64" calcext:value-type="float">
            <text:p>64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1225" calcext:value-type="float">
            <text:p>0.091225</text:p>
          </table:table-cell>
          <table:table-cell office:value-type="float" office:value="27.76610644" calcext:value-type="float">
            <text:p>27.76610644</text:p>
          </table:table-cell>
          <table:table-cell office:value-type="float" office:value="20.13166" calcext:value-type="float">
            <text:p>20.13166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1604" calcext:value-type="float">
            <text:p>0.091604</text:p>
          </table:table-cell>
          <table:table-cell office:value-type="float" office:value="28.29691877" calcext:value-type="float">
            <text:p>28.29691877</text:p>
          </table:table-cell>
          <table:table-cell office:value-type="float" office:value="20.510573" calcext:value-type="float">
            <text:p>20.51057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2098" calcext:value-type="float">
            <text:p>0.092098</text:p>
          </table:table-cell>
          <table:table-cell office:value-type="float" office:value="28.98879552" calcext:value-type="float">
            <text:p>28.98879552</text:p>
          </table:table-cell>
          <table:table-cell office:value-type="float" office:value="22.552141" calcext:value-type="float">
            <text:p>22.552141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70031" calcext:value-type="float">
            <text:p>0.070031</text:p>
          </table:table-cell>
          <table:table-cell office:value-type="float" office:value="1.916951" calcext:value-type="float">
            <text:p>1.916951</text:p>
          </table:table-cell>
          <table:table-cell office:value-type="float" office:value="0.720013" calcext:value-type="float">
            <text:p>0.72001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84478" calcext:value-type="float">
            <text:p>0.084478</text:p>
          </table:table-cell>
          <table:table-cell office:value-type="float" office:value="18.316727" calcext:value-type="float">
            <text:p>18.316727</text:p>
          </table:table-cell>
          <table:table-cell office:value-type="float" office:value="1.890057" calcext:value-type="float">
            <text:p>1.890057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1303" calcext:value-type="float">
            <text:p>0.091303</text:p>
          </table:table-cell>
          <table:table-cell office:value-type="float" office:value="27.87535014" calcext:value-type="float">
            <text:p>27.87535014</text:p>
          </table:table-cell>
          <table:table-cell office:value-type="float" office:value="19.040884" calcext:value-type="float">
            <text:p>19.040884</text:p>
          </table:table-cell>
        </table:table-row>
        <table:table-row table:style-name="ro1">
          <table:table-cell office:value-type="string" calcext:value-type="string">
            <text:p>300_bac__rf</text:p>
          </table:table-cell>
          <table:table-cell office:value-type="float" office:value="5172" calcext:value-type="float">
            <text:p>5172</text:p>
          </table:table-cell>
          <table:table-cell office:value-type="float" office:value="617" calcext:value-type="float">
            <text:p>617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32615" calcext:value-type="float">
            <text:p>1.32615</text:p>
          </table:table-cell>
          <table:table-cell office:value-type="float" office:value="11.60999832" calcext:value-type="float">
            <text:p>11.60999832</text:p>
          </table:table-cell>
          <table:table-cell office:value-type="float" office:value="0.971732" calcext:value-type="float">
            <text:p>0.971732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327011" calcext:value-type="float">
            <text:p>1.327011</text:p>
          </table:table-cell>
          <table:table-cell office:value-type="float" office:value="11.68246087" calcext:value-type="float">
            <text:p>11.68246087</text:p>
          </table:table-cell>
          <table:table-cell office:value-type="float" office:value="1.275223" calcext:value-type="float">
            <text:p>1.275223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326572" calcext:value-type="float">
            <text:p>1.326572</text:p>
          </table:table-cell>
          <table:table-cell office:value-type="float" office:value="11.64551422" calcext:value-type="float">
            <text:p>11.64551422</text:p>
          </table:table-cell>
          <table:table-cell office:value-type="float" office:value="0.960284" calcext:value-type="float">
            <text:p>0.96028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993634" calcext:value-type="float">
            <text:p>0.993634</text:p>
          </table:table-cell>
          <table:table-cell office:value-type="float" office:value="16.374841" calcext:value-type="float">
            <text:p>16.374841</text:p>
          </table:table-cell>
          <table:table-cell office:value-type="float" office:value="1.627435" calcext:value-type="float">
            <text:p>1.627435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255621" calcext:value-type="float">
            <text:p>1.255621</text:p>
          </table:table-cell>
          <table:table-cell office:value-type="float" office:value="5.674216" calcext:value-type="float">
            <text:p>5.674216</text:p>
          </table:table-cell>
          <table:table-cell office:value-type="float" office:value="0.351346" calcext:value-type="float">
            <text:p>0.351346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326617" calcext:value-type="float">
            <text:p>1.326617</text:p>
          </table:table-cell>
          <table:table-cell office:value-type="float" office:value="11.64930146" calcext:value-type="float">
            <text:p>11.64930146</text:p>
          </table:table-cell>
          <table:table-cell office:value-type="float" office:value="0.97436" calcext:value-type="float">
            <text:p>0.97436</text:p>
          </table:table-cell>
        </table:table-row>
        <table:table-row table:style-name="ro1">
          <table:table-cell office:value-type="string" calcext:value-type="string">
            <text:p>30_bac__rf</text:p>
          </table:table-cell>
          <table:table-cell office:value-type="float" office:value="3630" calcext:value-type="float">
            <text:p>3630</text:p>
          </table:table-cell>
          <table:table-cell office:value-type="float" office:value="10" calcext:value-type="float">
            <text:p>10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85469" calcext:value-type="float">
            <text:p>0.085469</text:p>
          </table:table-cell>
          <table:table-cell office:value-type="float" office:value="9.435339309" calcext:value-type="float">
            <text:p>9.435339309</text:p>
          </table:table-cell>
          <table:table-cell office:value-type="float" office:value="17.114325" calcext:value-type="float">
            <text:p>17.1143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8677" calcext:value-type="float">
            <text:p>0.08677</text:p>
          </table:table-cell>
          <table:table-cell office:value-type="float" office:value="11.10115237" calcext:value-type="float">
            <text:p>11.10115237</text:p>
          </table:table-cell>
          <table:table-cell office:value-type="float" office:value="21.314091" calcext:value-type="float">
            <text:p>21.314091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87012" calcext:value-type="float">
            <text:p>0.087012</text:p>
          </table:table-cell>
          <table:table-cell office:value-type="float" office:value="11.41101152" calcext:value-type="float">
            <text:p>11.41101152</text:p>
          </table:table-cell>
          <table:table-cell office:value-type="float" office:value="23.800517" calcext:value-type="float">
            <text:p>23.800517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03283" calcext:value-type="float">
            <text:p>0.103283</text:p>
          </table:table-cell>
          <table:table-cell office:value-type="float" office:value="32.245" calcext:value-type="float">
            <text:p>32.245</text:p>
          </table:table-cell>
          <table:table-cell office:value-type="float" office:value="10.698215" calcext:value-type="float">
            <text:p>10.698215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40902" calcext:value-type="float">
            <text:p>0.140902</text:p>
          </table:table-cell>
          <table:table-cell office:value-type="float" office:value="80.412231" calcext:value-type="float">
            <text:p>80.412231</text:p>
          </table:table-cell>
          <table:table-cell office:value-type="float" office:value="11.277968" calcext:value-type="float">
            <text:p>11.277968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85674" calcext:value-type="float">
            <text:p>0.085674</text:p>
          </table:table-cell>
          <table:table-cell office:value-type="float" office:value="9.697823303" calcext:value-type="float">
            <text:p>9.697823303</text:p>
          </table:table-cell>
          <table:table-cell office:value-type="float" office:value="18.662999" calcext:value-type="float">
            <text:p>18.662999</text:p>
          </table:table-cell>
        </table:table-row>
        <table:table-row table:style-name="ro1">
          <table:table-cell office:value-type="string" calcext:value-type="string">
            <text:p>31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61" calcext:value-type="float">
            <text:p>6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5.169398907" calcext:value-type="float">
            <text:p>5.169398907</text:p>
          </table:table-cell>
          <table:table-cell office:value-type="float" office:value="1.401846" calcext:value-type="float">
            <text:p>1.40184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9189" calcext:value-type="float">
            <text:p>0.019189</text:p>
          </table:table-cell>
          <table:table-cell office:value-type="float" office:value="4.857923497" calcext:value-type="float">
            <text:p>4.857923497</text:p>
          </table:table-cell>
          <table:table-cell office:value-type="float" office:value="6.443106" calcext:value-type="float">
            <text:p>6.44310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4.852459016" calcext:value-type="float">
            <text:p>4.852459016</text:p>
          </table:table-cell>
          <table:table-cell office:value-type="float" office:value="1.727958" calcext:value-type="float">
            <text:p>1.727958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7992" calcext:value-type="float">
            <text:p>0.017992</text:p>
          </table:table-cell>
          <table:table-cell office:value-type="float" office:value="1.681141" calcext:value-type="float">
            <text:p>1.681141</text:p>
          </table:table-cell>
          <table:table-cell office:value-type="float" office:value="2.838847" calcext:value-type="float">
            <text:p>2.838847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8797" calcext:value-type="float">
            <text:p>0.018797</text:p>
          </table:table-cell>
          <table:table-cell office:value-type="float" office:value="2.716729" calcext:value-type="float">
            <text:p>2.716729</text:p>
          </table:table-cell>
          <table:table-cell office:value-type="float" office:value="2.826844" calcext:value-type="float">
            <text:p>2.826844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9242" calcext:value-type="float">
            <text:p>0.019242</text:p>
          </table:table-cell>
          <table:table-cell office:value-type="float" office:value="5.147540984" calcext:value-type="float">
            <text:p>5.147540984</text:p>
          </table:table-cell>
          <table:table-cell office:value-type="float" office:value="1.504674" calcext:value-type="float">
            <text:p>1.504674</text:p>
          </table:table-cell>
        </table:table-row>
        <table:table-row table:style-name="ro1">
          <table:table-cell office:value-type="string" calcext:value-type="string">
            <text:p>32_bac__rf</text:p>
          </table:table-cell>
          <table:table-cell office:value-type="float" office:value="7291" calcext:value-type="float">
            <text:p>7291</text:p>
          </table:table-cell>
          <table:table-cell office:value-type="float" office:value="16" calcext:value-type="float">
            <text:p>16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30.39050132" calcext:value-type="float">
            <text:p>30.39050132</text:p>
          </table:table-cell>
          <table:table-cell office:value-type="float" office:value="11.906863" calcext:value-type="float">
            <text:p>11.9068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51289" calcext:value-type="float">
            <text:p>0.151289</text:p>
          </table:table-cell>
          <table:table-cell office:value-type="float" office:value="33.05980651" calcext:value-type="float">
            <text:p>33.05980651</text:p>
          </table:table-cell>
          <table:table-cell office:value-type="float" office:value="19.502944" calcext:value-type="float">
            <text:p>19.502944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49641" calcext:value-type="float">
            <text:p>0.149641</text:p>
          </table:table-cell>
          <table:table-cell office:value-type="float" office:value="31.61037819" calcext:value-type="float">
            <text:p>31.61037819</text:p>
          </table:table-cell>
          <table:table-cell office:value-type="float" office:value="12.851115" calcext:value-type="float">
            <text:p>12.8511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15492" calcext:value-type="float">
            <text:p>0.115492</text:p>
          </table:table-cell>
          <table:table-cell office:value-type="float" office:value="1.576274" calcext:value-type="float">
            <text:p>1.576274</text:p>
          </table:table-cell>
          <table:table-cell office:value-type="float" office:value="7.272267" calcext:value-type="float">
            <text:p>7.272267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204068" calcext:value-type="float">
            <text:p>0.204068</text:p>
          </table:table-cell>
          <table:table-cell office:value-type="float" office:value="79.4797" calcext:value-type="float">
            <text:p>79.4797</text:p>
          </table:table-cell>
          <table:table-cell office:value-type="float" office:value="11.051509" calcext:value-type="float">
            <text:p>11.051509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50957" calcext:value-type="float">
            <text:p>0.150957</text:p>
          </table:table-cell>
          <table:table-cell office:value-type="float" office:value="32.76781003" calcext:value-type="float">
            <text:p>32.76781003</text:p>
          </table:table-cell>
          <table:table-cell office:value-type="float" office:value="17.401324" calcext:value-type="float">
            <text:p>17.401324</text:p>
          </table:table-cell>
        </table:table-row>
        <table:table-row table:style-name="ro1">
          <table:table-cell office:value-type="string" calcext:value-type="string">
            <text:p>36_bac__rf</text:p>
          </table:table-cell>
          <table:table-cell office:value-type="float" office:value="1532" calcext:value-type="float">
            <text:p>1532</text:p>
          </table:table-cell>
          <table:table-cell office:value-type="float" office:value="19" calcext:value-type="float">
            <text:p>19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40963" calcext:value-type="float">
            <text:p>0.040963</text:p>
          </table:table-cell>
          <table:table-cell office:value-type="float" office:value="19.07848837" calcext:value-type="float">
            <text:p>19.07848837</text:p>
          </table:table-cell>
          <table:table-cell office:value-type="float" office:value="28.63378" calcext:value-type="float">
            <text:p>28.6337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4173" calcext:value-type="float">
            <text:p>0.04173</text:p>
          </table:table-cell>
          <table:table-cell office:value-type="float" office:value="21.30813953" calcext:value-type="float">
            <text:p>21.30813953</text:p>
          </table:table-cell>
          <table:table-cell office:value-type="float" office:value="37.05721" calcext:value-type="float">
            <text:p>37.05721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41948" calcext:value-type="float">
            <text:p>0.041948</text:p>
          </table:table-cell>
          <table:table-cell office:value-type="float" office:value="21.94186047" calcext:value-type="float">
            <text:p>21.94186047</text:p>
          </table:table-cell>
          <table:table-cell office:value-type="float" office:value="37.4138" calcext:value-type="float">
            <text:p>37.413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3274" calcext:value-type="float">
            <text:p>0.033274</text:p>
          </table:table-cell>
          <table:table-cell office:value-type="float" office:value="3.272548" calcext:value-type="float">
            <text:p>3.272548</text:p>
          </table:table-cell>
          <table:table-cell office:value-type="float" office:value="1.214845" calcext:value-type="float">
            <text:p>1.21484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7472" calcext:value-type="float">
            <text:p>0.037472</text:p>
          </table:table-cell>
          <table:table-cell office:value-type="float" office:value="8.929376" calcext:value-type="float">
            <text:p>8.929376</text:p>
          </table:table-cell>
          <table:table-cell office:value-type="float" office:value="1.163165" calcext:value-type="float">
            <text:p>1.16316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41774" calcext:value-type="float">
            <text:p>0.041774</text:p>
          </table:table-cell>
          <table:table-cell office:value-type="float" office:value="21.43604651" calcext:value-type="float">
            <text:p>21.43604651</text:p>
          </table:table-cell>
          <table:table-cell office:value-type="float" office:value="37.505991" calcext:value-type="float">
            <text:p>37.505991</text:p>
          </table:table-cell>
        </table:table-row>
        <table:table-row table:style-name="ro1">
          <table:table-cell office:value-type="string" calcext:value-type="string">
            <text:p>38_bac__rf</text:p>
          </table:table-cell>
          <table:table-cell office:value-type="float" office:value="2502" calcext:value-type="float">
            <text:p>2502</text:p>
          </table:table-cell>
          <table:table-cell office:value-type="float" office:value="54" calcext:value-type="float">
            <text:p>5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97" calcext:value-type="float">
            <text:p>0.0297</text:p>
          </table:table-cell>
          <table:table-cell office:value-type="float" office:value="12.5" calcext:value-type="float">
            <text:p>12.5</text:p>
          </table:table-cell>
          <table:table-cell office:value-type="float" office:value="40.636733" calcext:value-type="float">
            <text:p>40.636733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30382" calcext:value-type="float">
            <text:p>0.030382</text:p>
          </table:table-cell>
          <table:table-cell office:value-type="float" office:value="15.08333333" calcext:value-type="float">
            <text:p>15.08333333</text:p>
          </table:table-cell>
          <table:table-cell office:value-type="float" office:value="50.36958" calcext:value-type="float">
            <text:p>50.3695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13.10984848" calcext:value-type="float">
            <text:p>13.10984848</text:p>
          </table:table-cell>
          <table:table-cell office:value-type="float" office:value="44.789313" calcext:value-type="float">
            <text:p>44.789313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4458" calcext:value-type="float">
            <text:p>0.024458</text:p>
          </table:table-cell>
          <table:table-cell office:value-type="float" office:value="7.356986" calcext:value-type="float">
            <text:p>7.356986</text:p>
          </table:table-cell>
          <table:table-cell office:value-type="float" office:value="2.964023" calcext:value-type="float">
            <text:p>2.964023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2.981205" calcext:value-type="float">
            <text:p>2.981205</text:p>
          </table:table-cell>
          <table:table-cell office:value-type="float" office:value="2.668074" calcext:value-type="float">
            <text:p>2.66807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30177" calcext:value-type="float">
            <text:p>0.030177</text:p>
          </table:table-cell>
          <table:table-cell office:value-type="float" office:value="14.30681818" calcext:value-type="float">
            <text:p>14.30681818</text:p>
          </table:table-cell>
          <table:table-cell office:value-type="float" office:value="49.658324" calcext:value-type="float">
            <text:p>49.658324</text:p>
          </table:table-cell>
        </table:table-row>
        <table:table-row table:style-name="ro1">
          <table:table-cell office:value-type="string" calcext:value-type="string">
            <text:p>3_bac__rf</text:p>
          </table:table-cell>
          <table:table-cell office:value-type="float" office:value="2120" calcext:value-type="float">
            <text:p>2120</text:p>
          </table:table-cell>
          <table:table-cell office:value-type="float" office:value="72" calcext:value-type="float">
            <text:p>7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0403" calcext:value-type="float">
            <text:p>0.030403</text:p>
          </table:table-cell>
          <table:table-cell office:value-type="float" office:value="19.69685039" calcext:value-type="float">
            <text:p>19.69685039</text:p>
          </table:table-cell>
          <table:table-cell office:value-type="float" office:value="39.234895" calcext:value-type="float">
            <text:p>39.23489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0992" calcext:value-type="float">
            <text:p>0.030992</text:p>
          </table:table-cell>
          <table:table-cell office:value-type="float" office:value="22.01574803" calcext:value-type="float">
            <text:p>22.01574803</text:p>
          </table:table-cell>
          <table:table-cell office:value-type="float" office:value="49.639123" calcext:value-type="float">
            <text:p>49.639123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2139" calcext:value-type="float">
            <text:p>0.032139</text:p>
          </table:table-cell>
          <table:table-cell office:value-type="float" office:value="26.53149606" calcext:value-type="float">
            <text:p>26.53149606</text:p>
          </table:table-cell>
          <table:table-cell office:value-type="float" office:value="54.253806" calcext:value-type="float">
            <text:p>54.25380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5214" calcext:value-type="float">
            <text:p>0.025214</text:p>
          </table:table-cell>
          <table:table-cell office:value-type="float" office:value="0.734093" calcext:value-type="float">
            <text:p>0.734093</text:p>
          </table:table-cell>
          <table:table-cell office:value-type="float" office:value="3.527285" calcext:value-type="float">
            <text:p>3.52728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8111" calcext:value-type="float">
            <text:p>0.028111</text:p>
          </table:table-cell>
          <table:table-cell office:value-type="float" office:value="10.673128" calcext:value-type="float">
            <text:p>10.673128</text:p>
          </table:table-cell>
          <table:table-cell office:value-type="float" office:value="3.90888" calcext:value-type="float">
            <text:p>3.9088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1763" calcext:value-type="float">
            <text:p>0.031763</text:p>
          </table:table-cell>
          <table:table-cell office:value-type="float" office:value="25.0511811" calcext:value-type="float">
            <text:p>25.0511811</text:p>
          </table:table-cell>
          <table:table-cell office:value-type="float" office:value="54.318359" calcext:value-type="float">
            <text:p>54.318359</text:p>
          </table:table-cell>
        </table:table-row>
        <table:table-row table:style-name="ro1">
          <table:table-cell office:value-type="string" calcext:value-type="string">
            <text:p>44_bac__rf</text:p>
          </table:table-cell>
          <table:table-cell office:value-type="float" office:value="3052" calcext:value-type="float">
            <text:p>3052</text:p>
          </table:table-cell>
          <table:table-cell office:value-type="float" office:value="57" calcext:value-type="float">
            <text:p>5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16.71378092" calcext:value-type="float">
            <text:p>16.71378092</text:p>
          </table:table-cell>
          <table:table-cell office:value-type="float" office:value="30.241257" calcext:value-type="float">
            <text:p>30.24125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6332" calcext:value-type="float">
            <text:p>0.066332</text:p>
          </table:table-cell>
          <table:table-cell office:value-type="float" office:value="17.19434629" calcext:value-type="float">
            <text:p>17.19434629</text:p>
          </table:table-cell>
          <table:table-cell office:value-type="float" office:value="33.890529" calcext:value-type="float">
            <text:p>33.890529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5123" calcext:value-type="float">
            <text:p>0.065123</text:p>
          </table:table-cell>
          <table:table-cell office:value-type="float" office:value="15.05830389" calcext:value-type="float">
            <text:p>15.05830389</text:p>
          </table:table-cell>
          <table:table-cell office:value-type="float" office:value="25.599831" calcext:value-type="float">
            <text:p>25.599831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49562" calcext:value-type="float">
            <text:p>0.049562</text:p>
          </table:table-cell>
          <table:table-cell office:value-type="float" office:value="12.434363" calcext:value-type="float">
            <text:p>12.434363</text:p>
          </table:table-cell>
          <table:table-cell office:value-type="float" office:value="1.661025" calcext:value-type="float">
            <text:p>1.66102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9108" calcext:value-type="float">
            <text:p>0.059108</text:p>
          </table:table-cell>
          <table:table-cell office:value-type="float" office:value="4.431805" calcext:value-type="float">
            <text:p>4.431805</text:p>
          </table:table-cell>
          <table:table-cell office:value-type="float" office:value="0.807484" calcext:value-type="float">
            <text:p>0.807484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6754" calcext:value-type="float">
            <text:p>0.066754</text:p>
          </table:table-cell>
          <table:table-cell office:value-type="float" office:value="17.93992933" calcext:value-type="float">
            <text:p>17.93992933</text:p>
          </table:table-cell>
          <table:table-cell office:value-type="float" office:value="34.712842" calcext:value-type="float">
            <text:p>34.712842</text:p>
          </table:table-cell>
        </table:table-row>
        <table:table-row table:style-name="ro1">
          <table:table-cell office:value-type="string" calcext:value-type="string">
            <text:p>46_bac__rf</text:p>
          </table:table-cell>
          <table:table-cell office:value-type="float" office:value="2116" calcext:value-type="float">
            <text:p>2116</text:p>
          </table:table-cell>
          <table:table-cell office:value-type="float" office:value="285" calcext:value-type="float">
            <text:p>285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60482" calcext:value-type="float">
            <text:p>0.060482</text:p>
          </table:table-cell>
          <table:table-cell office:value-type="float" office:value="20.48207171" calcext:value-type="float">
            <text:p>20.48207171</text:p>
          </table:table-cell>
          <table:table-cell office:value-type="float" office:value="28.379907" calcext:value-type="float">
            <text:p>28.37990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5958" calcext:value-type="float">
            <text:p>0.05958</text:p>
          </table:table-cell>
          <table:table-cell office:value-type="float" office:value="18.68525896" calcext:value-type="float">
            <text:p>18.68525896</text:p>
          </table:table-cell>
          <table:table-cell office:value-type="float" office:value="24.460956" calcext:value-type="float">
            <text:p>24.460956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59809" calcext:value-type="float">
            <text:p>0.059809</text:p>
          </table:table-cell>
          <table:table-cell office:value-type="float" office:value="19.14143426" calcext:value-type="float">
            <text:p>19.14143426</text:p>
          </table:table-cell>
          <table:table-cell office:value-type="float" office:value="24.649128" calcext:value-type="float">
            <text:p>24.649128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7238" calcext:value-type="float">
            <text:p>0.047238</text:p>
          </table:table-cell>
          <table:table-cell office:value-type="float" office:value="5.900581" calcext:value-type="float">
            <text:p>5.900581</text:p>
          </table:table-cell>
          <table:table-cell office:value-type="float" office:value="3.368909" calcext:value-type="float">
            <text:p>3.368909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54899" calcext:value-type="float">
            <text:p>0.054899</text:p>
          </table:table-cell>
          <table:table-cell office:value-type="float" office:value="9.359648" calcext:value-type="float">
            <text:p>9.359648</text:p>
          </table:table-cell>
          <table:table-cell office:value-type="float" office:value="3.638123" calcext:value-type="float">
            <text:p>3.638123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60483" calcext:value-type="float">
            <text:p>0.060483</text:p>
          </table:table-cell>
          <table:table-cell office:value-type="float" office:value="20.48406375" calcext:value-type="float">
            <text:p>20.48406375</text:p>
          </table:table-cell>
          <table:table-cell office:value-type="float" office:value="27.423333" calcext:value-type="float">
            <text:p>27.423333</text:p>
          </table:table-cell>
        </table:table-row>
        <table:table-row table:style-name="ro1">
          <table:table-cell office:value-type="string" calcext:value-type="string">
            <text:p>554_bac__rf</text:p>
          </table:table-cell>
          <table:table-cell office:value-type="float" office:value="46431" calcext:value-type="float">
            <text:p>46431</text:p>
          </table:table-cell>
          <table:table-cell office:value-type="float" office:value="784" calcext:value-type="float">
            <text:p>784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223239" calcext:value-type="float">
            <text:p>4.223239</text:p>
          </table:table-cell>
          <table:table-cell office:value-type="float" office:value="4.069367438" calcext:value-type="float">
            <text:p>4.069367438</text:p>
          </table:table-cell>
          <table:table-cell office:value-type="float" office:value="0.948496" calcext:value-type="float">
            <text:p>0.948496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225156" calcext:value-type="float">
            <text:p>4.225156</text:p>
          </table:table-cell>
          <table:table-cell office:value-type="float" office:value="4.116606294" calcext:value-type="float">
            <text:p>4.116606294</text:p>
          </table:table-cell>
          <table:table-cell office:value-type="float" office:value="0.981766" calcext:value-type="float">
            <text:p>0.981766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221463" calcext:value-type="float">
            <text:p>4.221463</text:p>
          </table:table-cell>
          <table:table-cell office:value-type="float" office:value="4.025603115" calcext:value-type="float">
            <text:p>4.025603115</text:p>
          </table:table-cell>
          <table:table-cell office:value-type="float" office:value="0.916227" calcext:value-type="float">
            <text:p>0.916227</text:p>
          </table:table-cell>
          <table:table-cell office:value-type="float" office:value="4.0581" calcext:value-type="float">
            <text:p>4.0581</text:p>
          </table:table-cell>
          <table:table-cell office:value-type="float" office:value="3.340479" calcext:value-type="float">
            <text:p>3.340479</text:p>
          </table:table-cell>
          <table:table-cell office:value-type="float" office:value="17.683679" calcext:value-type="float">
            <text:p>17.683679</text:p>
          </table:table-cell>
          <table:table-cell office:value-type="float" office:value="1.602694" calcext:value-type="float">
            <text:p>1.602694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254559" calcext:value-type="float">
            <text:p>4.254559</text:p>
          </table:table-cell>
          <table:table-cell office:value-type="float" office:value="4.841167" calcext:value-type="float">
            <text:p>4.841167</text:p>
          </table:table-cell>
          <table:table-cell office:value-type="float" office:value="0.88351" calcext:value-type="float">
            <text:p>0.88351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222654" calcext:value-type="float">
            <text:p>4.222654</text:p>
          </table:table-cell>
          <table:table-cell office:value-type="float" office:value="4.054951825" calcext:value-type="float">
            <text:p>4.054951825</text:p>
          </table:table-cell>
          <table:table-cell office:value-type="float" office:value="0.923987" calcext:value-type="float">
            <text:p>0.923987</text:p>
          </table:table-cell>
        </table:table-row>
        <table:table-row table:style-name="ro1">
          <table:table-cell office:value-type="string" calcext:value-type="string">
            <text:p>57_bac__rf</text:p>
          </table:table-cell>
          <table:table-cell office:value-type="float" office:value="2502" calcext:value-type="float">
            <text:p>2502</text:p>
          </table:table-cell>
          <table:table-cell office:value-type="float" office:value="53" calcext:value-type="float">
            <text:p>5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3481" calcext:value-type="float">
            <text:p>0.033481</text:p>
          </table:table-cell>
          <table:table-cell office:value-type="float" office:value="33.924" calcext:value-type="float">
            <text:p>33.924</text:p>
          </table:table-cell>
          <table:table-cell office:value-type="float" office:value="50.778841" calcext:value-type="float">
            <text:p>50.77884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3567" calcext:value-type="float">
            <text:p>0.033567</text:p>
          </table:table-cell>
          <table:table-cell office:value-type="float" office:value="34.268" calcext:value-type="float">
            <text:p>34.268</text:p>
          </table:table-cell>
          <table:table-cell office:value-type="float" office:value="51.505747" calcext:value-type="float">
            <text:p>51.50574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541" calcext:value-type="float">
            <text:p>0.03541</text:p>
          </table:table-cell>
          <table:table-cell office:value-type="float" office:value="41.64" calcext:value-type="float">
            <text:p>41.64</text:p>
          </table:table-cell>
          <table:table-cell office:value-type="float" office:value="63.682977" calcext:value-type="float">
            <text:p>63.68297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5.282795" calcext:value-type="float">
            <text:p>5.282795</text:p>
          </table:table-cell>
          <table:table-cell office:value-type="float" office:value="3.224243" calcext:value-type="float">
            <text:p>3.2242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678" calcext:value-type="float">
            <text:p>0.029678</text:p>
          </table:table-cell>
          <table:table-cell office:value-type="float" office:value="18.712054" calcext:value-type="float">
            <text:p>18.712054</text:p>
          </table:table-cell>
          <table:table-cell office:value-type="float" office:value="2.975432" calcext:value-type="float">
            <text:p>2.97543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386" calcext:value-type="float">
            <text:p>0.03386</text:p>
          </table:table-cell>
          <table:table-cell office:value-type="float" office:value="35.44" calcext:value-type="float">
            <text:p>35.44</text:p>
          </table:table-cell>
          <table:table-cell office:value-type="float" office:value="53.477133" calcext:value-type="float">
            <text:p>53.477133</text:p>
          </table:table-cell>
        </table:table-row>
        <table:table-row table:style-name="ro1">
          <table:table-cell office:value-type="string" calcext:value-type="string">
            <text:p>60_bac__rf</text:p>
          </table:table-cell>
          <table:table-cell office:value-type="float" office:value="3318" calcext:value-type="float">
            <text:p>3318</text:p>
          </table:table-cell>
          <table:table-cell office:value-type="float" office:value="40" calcext:value-type="float">
            <text:p>40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2995" calcext:value-type="float">
            <text:p>0.162995</text:p>
          </table:table-cell>
          <table:table-cell office:value-type="float" office:value="15.19081272" calcext:value-type="float">
            <text:p>15.19081272</text:p>
          </table:table-cell>
          <table:table-cell office:value-type="float" office:value="11.443075" calcext:value-type="float">
            <text:p>11.443075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3" calcext:value-type="float">
            <text:p>0.163</text:p>
          </table:table-cell>
          <table:table-cell office:value-type="float" office:value="15.19434629" calcext:value-type="float">
            <text:p>15.19434629</text:p>
          </table:table-cell>
          <table:table-cell office:value-type="float" office:value="11.262827" calcext:value-type="float">
            <text:p>11.26282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227" calcext:value-type="float">
            <text:p>0.16227</text:p>
          </table:table-cell>
          <table:table-cell office:value-type="float" office:value="14.67844523" calcext:value-type="float">
            <text:p>14.67844523</text:p>
          </table:table-cell>
          <table:table-cell office:value-type="float" office:value="9.243712" calcext:value-type="float">
            <text:p>9.24371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22515" calcext:value-type="float">
            <text:p>0.122515</text:p>
          </table:table-cell>
          <table:table-cell office:value-type="float" office:value="13.41715" calcext:value-type="float">
            <text:p>13.41715</text:p>
          </table:table-cell>
          <table:table-cell office:value-type="float" office:value="2.1701" calcext:value-type="float">
            <text:p>2.170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5052" calcext:value-type="float">
            <text:p>0.15052</text:p>
          </table:table-cell>
          <table:table-cell office:value-type="float" office:value="6.374277" calcext:value-type="float">
            <text:p>6.374277</text:p>
          </table:table-cell>
          <table:table-cell office:value-type="float" office:value="0.662172" calcext:value-type="float">
            <text:p>0.66217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2572" calcext:value-type="float">
            <text:p>0.162572</text:p>
          </table:table-cell>
          <table:table-cell office:value-type="float" office:value="14.89187279" calcext:value-type="float">
            <text:p>14.89187279</text:p>
          </table:table-cell>
          <table:table-cell office:value-type="float" office:value="9.73882" calcext:value-type="float">
            <text:p>9.73882</text:p>
          </table:table-cell>
        </table:table-row>
        <table:table-row table:style-name="ro1">
          <table:table-cell office:value-type="string" calcext:value-type="string">
            <text:p>679_bac__rf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5.296774194" calcext:value-type="float">
            <text:p>5.296774194</text:p>
          </table:table-cell>
          <table:table-cell office:value-type="float" office:value="2.806905" calcext:value-type="float">
            <text:p>2.80690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5.15483871" calcext:value-type="float">
            <text:p>5.15483871</text:p>
          </table:table-cell>
          <table:table-cell office:value-type="float" office:value="3.166129" calcext:value-type="float">
            <text:p>3.16612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5.103225806" calcext:value-type="float">
            <text:p>5.103225806</text:p>
          </table:table-cell>
          <table:table-cell office:value-type="float" office:value="1.894212" calcext:value-type="float">
            <text:p>1.89421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422" calcext:value-type="float">
            <text:p>0.04422</text:p>
          </table:table-cell>
          <table:table-cell office:value-type="float" office:value="185.29294" calcext:value-type="float">
            <text:p>185.29294</text:p>
          </table:table-cell>
          <table:table-cell office:value-type="float" office:value="8.682049" calcext:value-type="float">
            <text:p>8.68204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55635" calcext:value-type="float">
            <text:p>0.055635</text:p>
          </table:table-cell>
          <table:table-cell office:value-type="float" office:value="258.932926" calcext:value-type="float">
            <text:p>258.932926</text:p>
          </table:table-cell>
          <table:table-cell office:value-type="float" office:value="10.095351" calcext:value-type="float">
            <text:p>10.09535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6374" calcext:value-type="float">
            <text:p>0.016374</text:p>
          </table:table-cell>
          <table:table-cell office:value-type="float" office:value="5.638709677" calcext:value-type="float">
            <text:p>5.638709677</text:p>
          </table:table-cell>
          <table:table-cell office:value-type="float" office:value="2.394294" calcext:value-type="float">
            <text:p>2.394294</text:p>
          </table:table-cell>
        </table:table-row>
        <table:table-row table:style-name="ro1">
          <table:table-cell office:value-type="string" calcext:value-type="string">
            <text:p>6_bac__rf</text:p>
          </table:table-cell>
          <table:table-cell office:value-type="float" office:value="13268" calcext:value-type="float">
            <text:p>13268</text:p>
          </table:table-cell>
          <table:table-cell office:value-type="float" office:value="16" calcext:value-type="float">
            <text:p>16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255633" calcext:value-type="float">
            <text:p>0.255633</text:p>
          </table:table-cell>
          <table:table-cell office:value-type="float" office:value="36.7752809" calcext:value-type="float">
            <text:p>36.7752809</text:p>
          </table:table-cell>
          <table:table-cell office:value-type="float" office:value="11.988906" calcext:value-type="float">
            <text:p>11.988906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253018" calcext:value-type="float">
            <text:p>0.253018</text:p>
          </table:table-cell>
          <table:table-cell office:value-type="float" office:value="35.37613697" calcext:value-type="float">
            <text:p>35.37613697</text:p>
          </table:table-cell>
          <table:table-cell office:value-type="float" office:value="8.872517" calcext:value-type="float">
            <text:p>8.872517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25381" calcext:value-type="float">
            <text:p>0.25381</text:p>
          </table:table-cell>
          <table:table-cell office:value-type="float" office:value="35.79989299" calcext:value-type="float">
            <text:p>35.79989299</text:p>
          </table:table-cell>
          <table:table-cell office:value-type="float" office:value="9.181806" calcext:value-type="float">
            <text:p>9.181806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234892" calcext:value-type="float">
            <text:p>0.234892</text:p>
          </table:table-cell>
          <table:table-cell office:value-type="float" office:value="25.677957" calcext:value-type="float">
            <text:p>25.677957</text:p>
          </table:table-cell>
          <table:table-cell office:value-type="float" office:value="8.340391" calcext:value-type="float">
            <text:p>8.340391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32789" calcext:value-type="float">
            <text:p>0.32789</text:p>
          </table:table-cell>
          <table:table-cell office:value-type="float" office:value="75.4358" calcext:value-type="float">
            <text:p>75.4358</text:p>
          </table:table-cell>
          <table:table-cell office:value-type="float" office:value="7.924742" calcext:value-type="float">
            <text:p>7.924742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253605" calcext:value-type="float">
            <text:p>0.253605</text:p>
          </table:table-cell>
          <table:table-cell office:value-type="float" office:value="35.69020867" calcext:value-type="float">
            <text:p>35.69020867</text:p>
          </table:table-cell>
          <table:table-cell office:value-type="float" office:value="8.925814" calcext:value-type="float">
            <text:p>8.925814</text:p>
          </table:table-cell>
        </table:table-row>
        <table:table-row table:style-name="ro1">
          <table:table-cell office:value-type="string" calcext:value-type="string">
            <text:p>715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-0.4680851064" calcext:value-type="float">
            <text:p>-0.4680851064</text:p>
          </table:table-cell>
          <table:table-cell office:value-type="float" office:value="1.404691" calcext:value-type="float">
            <text:p>1.40469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092" calcext:value-type="float">
            <text:p>0.028092</text:p>
          </table:table-cell>
          <table:table-cell office:value-type="float" office:value="-0.3829787234" calcext:value-type="float">
            <text:p>-0.3829787234</text:p>
          </table:table-cell>
          <table:table-cell office:value-type="float" office:value="3.892509" calcext:value-type="float">
            <text:p>3.892509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136" calcext:value-type="float">
            <text:p>0.028136</text:p>
          </table:table-cell>
          <table:table-cell office:value-type="float" office:value="-0.2269503546" calcext:value-type="float">
            <text:p>-0.2269503546</text:p>
          </table:table-cell>
          <table:table-cell office:value-type="float" office:value="1.715368" calcext:value-type="float">
            <text:p>1.71536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9.858761" calcext:value-type="float">
            <text:p>9.858761</text:p>
          </table:table-cell>
          <table:table-cell office:value-type="float" office:value="1.918933" calcext:value-type="float">
            <text:p>1.918933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7204" calcext:value-type="float">
            <text:p>0.027204</text:p>
          </table:table-cell>
          <table:table-cell office:value-type="float" office:value="3.531696" calcext:value-type="float">
            <text:p>3.531696</text:p>
          </table:table-cell>
          <table:table-cell office:value-type="float" office:value="2.020111" calcext:value-type="float">
            <text:p>2.02011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3191489362" calcext:value-type="float">
            <text:p>0.03191489362</text:p>
          </table:table-cell>
          <table:table-cell office:value-type="float" office:value="1.570402" calcext:value-type="float">
            <text:p>1.570402</text:p>
          </table:table-cell>
        </table:table-row>
        <table:table-row table:style-name="ro1">
          <table:table-cell office:value-type="string" calcext:value-type="string">
            <text:p>718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100" calcext:value-type="float">
            <text:p>100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6746" calcext:value-type="float">
            <text:p>0.046746</text:p>
          </table:table-cell>
          <table:table-cell office:value-type="float" office:value="0.7456896552" calcext:value-type="float">
            <text:p>0.7456896552</text:p>
          </table:table-cell>
          <table:table-cell office:value-type="float" office:value="1.021311" calcext:value-type="float">
            <text:p>1.021311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6707" calcext:value-type="float">
            <text:p>0.046707</text:p>
          </table:table-cell>
          <table:table-cell office:value-type="float" office:value="0.661637931" calcext:value-type="float">
            <text:p>0.661637931</text:p>
          </table:table-cell>
          <table:table-cell office:value-type="float" office:value="3.232479" calcext:value-type="float">
            <text:p>3.23247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6733" calcext:value-type="float">
            <text:p>0.046733</text:p>
          </table:table-cell>
          <table:table-cell office:value-type="float" office:value="0.7176724138" calcext:value-type="float">
            <text:p>0.7176724138</text:p>
          </table:table-cell>
          <table:table-cell office:value-type="float" office:value="0.84152" calcext:value-type="float">
            <text:p>0.8415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0896" calcext:value-type="float">
            <text:p>0.040896</text:p>
          </table:table-cell>
          <table:table-cell office:value-type="float" office:value="11.861248" calcext:value-type="float">
            <text:p>11.861248</text:p>
          </table:table-cell>
          <table:table-cell office:value-type="float" office:value="2.328301" calcext:value-type="float">
            <text:p>2.328301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4607" calcext:value-type="float">
            <text:p>0.044607</text:p>
          </table:table-cell>
          <table:table-cell office:value-type="float" office:value="3.86317" calcext:value-type="float">
            <text:p>3.86317</text:p>
          </table:table-cell>
          <table:table-cell office:value-type="float" office:value="1.486404" calcext:value-type="float">
            <text:p>1.48640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6846" calcext:value-type="float">
            <text:p>0.046846</text:p>
          </table:table-cell>
          <table:table-cell office:value-type="float" office:value="0.9612068966" calcext:value-type="float">
            <text:p>0.9612068966</text:p>
          </table:table-cell>
          <table:table-cell office:value-type="float" office:value="1.232587" calcext:value-type="float">
            <text:p>1.232587</text:p>
          </table:table-cell>
        </table:table-row>
        <table:table-row table:style-name="ro1">
          <table:table-cell office:value-type="string" calcext:value-type="string">
            <text:p>720_bac__rf</text:p>
          </table:table-cell>
          <table:table-cell office:value-type="float" office:value="2771" calcext:value-type="float">
            <text:p>2771</text:p>
          </table:table-cell>
          <table:table-cell office:value-type="float" office:value="10" calcext:value-type="float">
            <text:p>10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53916" calcext:value-type="float">
            <text:p>0.053916</text:p>
          </table:table-cell>
          <table:table-cell office:value-type="float" office:value="17.72052402" calcext:value-type="float">
            <text:p>17.72052402</text:p>
          </table:table-cell>
          <table:table-cell office:value-type="float" office:value="29.162649" calcext:value-type="float">
            <text:p>29.162649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18.40611354" calcext:value-type="float">
            <text:p>18.40611354</text:p>
          </table:table-cell>
          <table:table-cell office:value-type="float" office:value="31.84417" calcext:value-type="float">
            <text:p>31.8441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55082" calcext:value-type="float">
            <text:p>0.055082</text:p>
          </table:table-cell>
          <table:table-cell office:value-type="float" office:value="20.26637555" calcext:value-type="float">
            <text:p>20.26637555</text:p>
          </table:table-cell>
          <table:table-cell office:value-type="float" office:value="35.753846" calcext:value-type="float">
            <text:p>35.75384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83838" calcext:value-type="float">
            <text:p>0.083838</text:p>
          </table:table-cell>
          <table:table-cell office:value-type="float" office:value="83.053076" calcext:value-type="float">
            <text:p>83.053076</text:p>
          </table:table-cell>
          <table:table-cell office:value-type="float" office:value="13.53643" calcext:value-type="float">
            <text:p>13.5364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12417" calcext:value-type="float">
            <text:p>0.112417</text:p>
          </table:table-cell>
          <table:table-cell office:value-type="float" office:value="145.452981" calcext:value-type="float">
            <text:p>145.452981</text:p>
          </table:table-cell>
          <table:table-cell office:value-type="float" office:value="14.850678" calcext:value-type="float">
            <text:p>14.850678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54037" calcext:value-type="float">
            <text:p>0.054037</text:p>
          </table:table-cell>
          <table:table-cell office:value-type="float" office:value="17.98471616" calcext:value-type="float">
            <text:p>17.98471616</text:p>
          </table:table-cell>
          <table:table-cell office:value-type="float" office:value="31.094934" calcext:value-type="float">
            <text:p>31.094934</text:p>
          </table:table-cell>
        </table:table-row>
        <table:table-row table:style-name="ro1">
          <table:table-cell office:value-type="string" calcext:value-type="string">
            <text:p>722_bac__rf</text:p>
          </table:table-cell>
          <table:table-cell office:value-type="float" office:value="9950" calcext:value-type="float">
            <text:p>9950</text:p>
          </table:table-cell>
          <table:table-cell office:value-type="float" office:value="48" calcext:value-type="float">
            <text:p>48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22167" calcext:value-type="float">
            <text:p>0.122167</text:p>
          </table:table-cell>
          <table:table-cell office:value-type="float" office:value="24.40631365" calcext:value-type="float">
            <text:p>24.40631365</text:p>
          </table:table-cell>
          <table:table-cell office:value-type="float" office:value="17.033357" calcext:value-type="float">
            <text:p>17.033357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22.89002037" calcext:value-type="float">
            <text:p>22.89002037</text:p>
          </table:table-cell>
          <table:table-cell office:value-type="float" office:value="13.133752" calcext:value-type="float">
            <text:p>13.133752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22198" calcext:value-type="float">
            <text:p>0.122198</text:p>
          </table:table-cell>
          <table:table-cell office:value-type="float" office:value="24.43788187" calcext:value-type="float">
            <text:p>24.43788187</text:p>
          </table:table-cell>
          <table:table-cell office:value-type="float" office:value="17.545121" calcext:value-type="float">
            <text:p>17.54512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93271" calcext:value-type="float">
            <text:p>0.093271</text:p>
          </table:table-cell>
          <table:table-cell office:value-type="float" office:value="5.019512" calcext:value-type="float">
            <text:p>5.019512</text:p>
          </table:table-cell>
          <table:table-cell office:value-type="float" office:value="0.870611" calcext:value-type="float">
            <text:p>0.87061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15425" calcext:value-type="float">
            <text:p>0.115425</text:p>
          </table:table-cell>
          <table:table-cell office:value-type="float" office:value="17.540285" calcext:value-type="float">
            <text:p>17.540285</text:p>
          </table:table-cell>
          <table:table-cell office:value-type="float" office:value="1.744559" calcext:value-type="float">
            <text:p>1.744559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21415" calcext:value-type="float">
            <text:p>0.121415</text:p>
          </table:table-cell>
          <table:table-cell office:value-type="float" office:value="23.64052953" calcext:value-type="float">
            <text:p>23.64052953</text:p>
          </table:table-cell>
          <table:table-cell office:value-type="float" office:value="14.374968" calcext:value-type="float">
            <text:p>14.374968</text:p>
          </table:table-cell>
        </table:table-row>
        <table:table-row table:style-name="ro1">
          <table:table-cell office:value-type="string" calcext:value-type="string">
            <text:p>723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183" calcext:value-type="float">
            <text:p>0.028183</text:p>
          </table:table-cell>
          <table:table-cell office:value-type="float" office:value="-0.764084507" calcext:value-type="float">
            <text:p>-0.764084507</text:p>
          </table:table-cell>
          <table:table-cell office:value-type="float" office:value="0.820823" calcext:value-type="float">
            <text:p>0.82082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-0.5985915493" calcext:value-type="float">
            <text:p>-0.5985915493</text:p>
          </table:table-cell>
          <table:table-cell office:value-type="float" office:value="2.746889" calcext:value-type="float">
            <text:p>2.746889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251" calcext:value-type="float">
            <text:p>0.028251</text:p>
          </table:table-cell>
          <table:table-cell office:value-type="float" office:value="-0.5246478873" calcext:value-type="float">
            <text:p>-0.5246478873</text:p>
          </table:table-cell>
          <table:table-cell office:value-type="float" office:value="1.094222" calcext:value-type="float">
            <text:p>1.094222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5498" calcext:value-type="float">
            <text:p>0.025498</text:p>
          </table:table-cell>
          <table:table-cell office:value-type="float" office:value="10.21927" calcext:value-type="float">
            <text:p>10.21927</text:p>
          </table:table-cell>
          <table:table-cell office:value-type="float" office:value="2.103882" calcext:value-type="float">
            <text:p>2.103882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7208" calcext:value-type="float">
            <text:p>0.027208</text:p>
          </table:table-cell>
          <table:table-cell office:value-type="float" office:value="4.198102" calcext:value-type="float">
            <text:p>4.198102</text:p>
          </table:table-cell>
          <table:table-cell office:value-type="float" office:value="1.431044" calcext:value-type="float">
            <text:p>1.43104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221" calcext:value-type="float">
            <text:p>0.028221</text:p>
          </table:table-cell>
          <table:table-cell office:value-type="float" office:value="-0.6302816901" calcext:value-type="float">
            <text:p>-0.6302816901</text:p>
          </table:table-cell>
          <table:table-cell office:value-type="float" office:value="0.990937" calcext:value-type="float">
            <text:p>0.990937</text:p>
          </table:table-cell>
        </table:table-row>
        <table:table-row table:style-name="ro1">
          <table:table-cell office:value-type="string" calcext:value-type="string">
            <text:p>727_bac__rf</text:p>
          </table:table-cell>
          <table:table-cell office:value-type="float" office:value="27041" calcext:value-type="float">
            <text:p>27041</text:p>
          </table:table-cell>
          <table:table-cell office:value-type="float" office:value="10" calcext:value-type="float">
            <text:p>10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78928" calcext:value-type="float">
            <text:p>0.178928</text:p>
          </table:table-cell>
          <table:table-cell office:value-type="float" office:value="21.47182621" calcext:value-type="float">
            <text:p>21.47182621</text:p>
          </table:table-cell>
          <table:table-cell office:value-type="float" office:value="10.475287" calcext:value-type="float">
            <text:p>10.475287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82031" calcext:value-type="float">
            <text:p>0.182031</text:p>
          </table:table-cell>
          <table:table-cell office:value-type="float" office:value="23.57841141" calcext:value-type="float">
            <text:p>23.57841141</text:p>
          </table:table-cell>
          <table:table-cell office:value-type="float" office:value="15.371704" calcext:value-type="float">
            <text:p>15.371704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80859" calcext:value-type="float">
            <text:p>0.180859</text:p>
          </table:table-cell>
          <table:table-cell office:value-type="float" office:value="22.78275628" calcext:value-type="float">
            <text:p>22.78275628</text:p>
          </table:table-cell>
          <table:table-cell office:value-type="float" office:value="13.476373" calcext:value-type="float">
            <text:p>13.476373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84554" calcext:value-type="float">
            <text:p>0.184554</text:p>
          </table:table-cell>
          <table:table-cell office:value-type="float" office:value="25.291138" calcext:value-type="float">
            <text:p>25.291138</text:p>
          </table:table-cell>
          <table:table-cell office:value-type="float" office:value="6.988163" calcext:value-type="float">
            <text:p>6.988163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250943" calcext:value-type="float">
            <text:p>0.250943</text:p>
          </table:table-cell>
          <table:table-cell office:value-type="float" office:value="70.361947" calcext:value-type="float">
            <text:p>70.361947</text:p>
          </table:table-cell>
          <table:table-cell office:value-type="float" office:value="8.318191" calcext:value-type="float">
            <text:p>8.318191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78815" calcext:value-type="float">
            <text:p>0.178815</text:p>
          </table:table-cell>
          <table:table-cell office:value-type="float" office:value="21.39511202" calcext:value-type="float">
            <text:p>21.39511202</text:p>
          </table:table-cell>
          <table:table-cell office:value-type="float" office:value="10.24696" calcext:value-type="float">
            <text:p>10.24696</text:p>
          </table:table-cell>
        </table:table-row>
        <table:table-row table:style-name="ro1">
          <table:table-cell office:value-type="string" calcext:value-type="string">
            <text:p>728_bac__rf</text:p>
          </table:table-cell>
          <table:table-cell office:value-type="float" office:value="2687" calcext:value-type="float">
            <text:p>2687</text:p>
          </table:table-cell>
          <table:table-cell office:value-type="float" office:value="7" calcext:value-type="float">
            <text:p>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2601" calcext:value-type="float">
            <text:p>0.022601</text:p>
          </table:table-cell>
          <table:table-cell office:value-type="float" office:value="26.26256983" calcext:value-type="float">
            <text:p>26.26256983</text:p>
          </table:table-cell>
          <table:table-cell office:value-type="float" office:value="68.900541" calcext:value-type="float">
            <text:p>68.90054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2358" calcext:value-type="float">
            <text:p>0.022358</text:p>
          </table:table-cell>
          <table:table-cell office:value-type="float" office:value="24.90502793" calcext:value-type="float">
            <text:p>24.90502793</text:p>
          </table:table-cell>
          <table:table-cell office:value-type="float" office:value="68.344767" calcext:value-type="float">
            <text:p>68.34476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2317" calcext:value-type="float">
            <text:p>0.022317</text:p>
          </table:table-cell>
          <table:table-cell office:value-type="float" office:value="24.67597765" calcext:value-type="float">
            <text:p>24.67597765</text:p>
          </table:table-cell>
          <table:table-cell office:value-type="float" office:value="64.723683" calcext:value-type="float">
            <text:p>64.723683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65296" calcext:value-type="float">
            <text:p>0.065296</text:p>
          </table:table-cell>
          <table:table-cell office:value-type="float" office:value="264.780805" calcext:value-type="float">
            <text:p>264.780805</text:p>
          </table:table-cell>
          <table:table-cell office:value-type="float" office:value="17.053506" calcext:value-type="float">
            <text:p>17.05350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87228" calcext:value-type="float">
            <text:p>0.087228</text:p>
          </table:table-cell>
          <table:table-cell office:value-type="float" office:value="387.306114" calcext:value-type="float">
            <text:p>387.306114</text:p>
          </table:table-cell>
          <table:table-cell office:value-type="float" office:value="18.818431" calcext:value-type="float">
            <text:p>18.81843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2549" calcext:value-type="float">
            <text:p>0.022549</text:p>
          </table:table-cell>
          <table:table-cell office:value-type="float" office:value="25.97206704" calcext:value-type="float">
            <text:p>25.97206704</text:p>
          </table:table-cell>
          <table:table-cell office:value-type="float" office:value="68.988091" calcext:value-type="float">
            <text:p>68.988091</text:p>
          </table:table-cell>
        </table:table-row>
        <table:table-row table:style-name="ro1">
          <table:table-cell office:value-type="string" calcext:value-type="string">
            <text:p>734_bac__rf</text:p>
          </table:table-cell>
          <table:table-cell office:value-type="float" office:value="9120" calcext:value-type="float">
            <text:p>9120</text:p>
          </table:table-cell>
          <table:table-cell office:value-type="float" office:value="40" calcext:value-type="float">
            <text:p>40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78175" calcext:value-type="float">
            <text:p>0.178175</text:p>
          </table:table-cell>
          <table:table-cell office:value-type="float" office:value="21.12508498" calcext:value-type="float">
            <text:p>21.12508498</text:p>
          </table:table-cell>
          <table:table-cell office:value-type="float" office:value="11.90967" calcext:value-type="float">
            <text:p>11.90967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76721" calcext:value-type="float">
            <text:p>0.176721</text:p>
          </table:table-cell>
          <table:table-cell office:value-type="float" office:value="20.13664174" calcext:value-type="float">
            <text:p>20.13664174</text:p>
          </table:table-cell>
          <table:table-cell office:value-type="float" office:value="9.511324" calcext:value-type="float">
            <text:p>9.511324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7668" calcext:value-type="float">
            <text:p>0.17668</text:p>
          </table:table-cell>
          <table:table-cell office:value-type="float" office:value="20.10876954" calcext:value-type="float">
            <text:p>20.10876954</text:p>
          </table:table-cell>
          <table:table-cell office:value-type="float" office:value="10.535293" calcext:value-type="float">
            <text:p>10.535293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35531" calcext:value-type="float">
            <text:p>0.135531</text:p>
          </table:table-cell>
          <table:table-cell office:value-type="float" office:value="7.864492" calcext:value-type="float">
            <text:p>7.864492</text:p>
          </table:table-cell>
          <table:table-cell office:value-type="float" office:value="1.033982" calcext:value-type="float">
            <text:p>1.03398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69309" calcext:value-type="float">
            <text:p>0.169309</text:p>
          </table:table-cell>
          <table:table-cell office:value-type="float" office:value="15.097877" calcext:value-type="float">
            <text:p>15.097877</text:p>
          </table:table-cell>
          <table:table-cell office:value-type="float" office:value="1.193728" calcext:value-type="float">
            <text:p>1.193728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20.09517335" calcext:value-type="float">
            <text:p>20.09517335</text:p>
          </table:table-cell>
          <table:table-cell office:value-type="float" office:value="9.691048" calcext:value-type="float">
            <text:p>9.691048</text:p>
          </table:table-cell>
        </table:table-row>
        <table:table-row table:style-name="ro1">
          <table:table-cell office:value-type="string" calcext:value-type="string">
            <text:p>735_bac__rf</text:p>
          </table:table-cell>
          <table:table-cell office:value-type="float" office:value="5434" calcext:value-type="float">
            <text:p>5434</text:p>
          </table:table-cell>
          <table:table-cell office:value-type="float" office:value="12" calcext:value-type="float">
            <text:p>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887" calcext:value-type="float">
            <text:p>0.115887</text:p>
          </table:table-cell>
          <table:table-cell office:value-type="float" office:value="14.73960396" calcext:value-type="float">
            <text:p>14.73960396</text:p>
          </table:table-cell>
          <table:table-cell office:value-type="float" office:value="16.971973" calcext:value-type="float">
            <text:p>16.9719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439" calcext:value-type="float">
            <text:p>0.115439</text:p>
          </table:table-cell>
          <table:table-cell office:value-type="float" office:value="14.2960396" calcext:value-type="float">
            <text:p>14.2960396</text:p>
          </table:table-cell>
          <table:table-cell office:value-type="float" office:value="15.870605" calcext:value-type="float">
            <text:p>15.8706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719" calcext:value-type="float">
            <text:p>0.115719</text:p>
          </table:table-cell>
          <table:table-cell office:value-type="float" office:value="14.57326733" calcext:value-type="float">
            <text:p>14.57326733</text:p>
          </table:table-cell>
          <table:table-cell office:value-type="float" office:value="17.222889" calcext:value-type="float">
            <text:p>17.2228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2016" calcext:value-type="float">
            <text:p>0.122016</text:p>
          </table:table-cell>
          <table:table-cell office:value-type="float" office:value="20.808116" calcext:value-type="float">
            <text:p>20.808116</text:p>
          </table:table-cell>
          <table:table-cell office:value-type="float" office:value="9.88891" calcext:value-type="float">
            <text:p>9.888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6275" calcext:value-type="float">
            <text:p>0.166275</text:p>
          </table:table-cell>
          <table:table-cell office:value-type="float" office:value="64.62843" calcext:value-type="float">
            <text:p>64.62843</text:p>
          </table:table-cell>
          <table:table-cell office:value-type="float" office:value="10.511425" calcext:value-type="float">
            <text:p>10.51142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429" calcext:value-type="float">
            <text:p>0.115429</text:p>
          </table:table-cell>
          <table:table-cell office:value-type="float" office:value="14.28613861" calcext:value-type="float">
            <text:p>14.28613861</text:p>
          </table:table-cell>
          <table:table-cell office:value-type="float" office:value="15.184289" calcext:value-type="float">
            <text:p>15.184289</text:p>
          </table:table-cell>
        </table:table-row>
        <table:table-row table:style-name="ro1">
          <table:table-cell office:value-type="string" calcext:value-type="string">
            <text:p>737_bac__rf</text:p>
          </table:table-cell>
          <table:table-cell office:value-type="float" office:value="2061" calcext:value-type="float">
            <text:p>2061</text:p>
          </table:table-cell>
          <table:table-cell office:value-type="float" office:value="6" calcext:value-type="float">
            <text:p>6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698" calcext:value-type="float">
            <text:p>0.045698</text:p>
          </table:table-cell>
          <table:table-cell office:value-type="float" office:value="10.11566265" calcext:value-type="float">
            <text:p>10.11566265</text:p>
          </table:table-cell>
          <table:table-cell office:value-type="float" office:value="38.251188" calcext:value-type="float">
            <text:p>38.25118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009" calcext:value-type="float">
            <text:p>0.045009</text:p>
          </table:table-cell>
          <table:table-cell office:value-type="float" office:value="8.455421687" calcext:value-type="float">
            <text:p>8.455421687</text:p>
          </table:table-cell>
          <table:table-cell office:value-type="float" office:value="32.981101" calcext:value-type="float">
            <text:p>32.98110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57" calcext:value-type="float">
            <text:p>0.045757</text:p>
          </table:table-cell>
          <table:table-cell office:value-type="float" office:value="10.25783133" calcext:value-type="float">
            <text:p>10.25783133</text:p>
          </table:table-cell>
          <table:table-cell office:value-type="float" office:value="37.171508" calcext:value-type="float">
            <text:p>37.17150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75563" calcext:value-type="float">
            <text:p>0.075563</text:p>
          </table:table-cell>
          <table:table-cell office:value-type="float" office:value="82.078845" calcext:value-type="float">
            <text:p>82.078845</text:p>
          </table:table-cell>
          <table:table-cell office:value-type="float" office:value="11.553117" calcext:value-type="float">
            <text:p>11.553117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100877" calcext:value-type="float">
            <text:p>0.100877</text:p>
          </table:table-cell>
          <table:table-cell office:value-type="float" office:value="143.076941" calcext:value-type="float">
            <text:p>143.076941</text:p>
          </table:table-cell>
          <table:table-cell office:value-type="float" office:value="12.871082" calcext:value-type="float">
            <text:p>12.871082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4992" calcext:value-type="float">
            <text:p>0.044992</text:p>
          </table:table-cell>
          <table:table-cell office:value-type="float" office:value="8.414457831" calcext:value-type="float">
            <text:p>8.414457831</text:p>
          </table:table-cell>
          <table:table-cell office:value-type="float" office:value="30.965221" calcext:value-type="float">
            <text:p>30.965221</text:p>
          </table:table-cell>
        </table:table-row>
        <table:table-row table:style-name="ro1">
          <table:table-cell office:value-type="string" calcext:value-type="string">
            <text:p>740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1311" calcext:value-type="float">
            <text:p>0.021311</text:p>
          </table:table-cell>
          <table:table-cell office:value-type="float" office:value="-0.8790697674" calcext:value-type="float">
            <text:p>-0.8790697674</text:p>
          </table:table-cell>
          <table:table-cell office:value-type="float" office:value="1.475446" calcext:value-type="float">
            <text:p>1.475446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1299" calcext:value-type="float">
            <text:p>0.021299</text:p>
          </table:table-cell>
          <table:table-cell office:value-type="float" office:value="-0.9348837209" calcext:value-type="float">
            <text:p>-0.9348837209</text:p>
          </table:table-cell>
          <table:table-cell office:value-type="float" office:value="4.747804" calcext:value-type="float">
            <text:p>4.74780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1333" calcext:value-type="float">
            <text:p>0.021333</text:p>
          </table:table-cell>
          <table:table-cell office:value-type="float" office:value="-0.776744186" calcext:value-type="float">
            <text:p>-0.776744186</text:p>
          </table:table-cell>
          <table:table-cell office:value-type="float" office:value="1.35638" calcext:value-type="float">
            <text:p>1.3563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42675" calcext:value-type="float">
            <text:p>0.042675</text:p>
          </table:table-cell>
          <table:table-cell office:value-type="float" office:value="98.486767" calcext:value-type="float">
            <text:p>98.486767</text:p>
          </table:table-cell>
          <table:table-cell office:value-type="float" office:value="12.522102" calcext:value-type="float">
            <text:p>12.52210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53186" calcext:value-type="float">
            <text:p>0.053186</text:p>
          </table:table-cell>
          <table:table-cell office:value-type="float" office:value="147.375559" calcext:value-type="float">
            <text:p>147.375559</text:p>
          </table:table-cell>
          <table:table-cell office:value-type="float" office:value="13.550657" calcext:value-type="float">
            <text:p>13.550657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1349" calcext:value-type="float">
            <text:p>0.021349</text:p>
          </table:table-cell>
          <table:table-cell office:value-type="float" office:value="-0.7023255814" calcext:value-type="float">
            <text:p>-0.7023255814</text:p>
          </table:table-cell>
          <table:table-cell office:value-type="float" office:value="1.484104" calcext:value-type="float">
            <text:p>1.484104</text:p>
          </table:table-cell>
        </table:table-row>
        <table:table-row table:style-name="ro1">
          <table:table-cell office:value-type="string" calcext:value-type="string">
            <text:p>741_bac__rf</text:p>
          </table:table-cell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5421" calcext:value-type="float">
            <text:p>0.015421</text:p>
          </table:table-cell>
          <table:table-cell office:value-type="float" office:value="5.623287671" calcext:value-type="float">
            <text:p>5.623287671</text:p>
          </table:table-cell>
          <table:table-cell office:value-type="float" office:value="2.011516" calcext:value-type="float">
            <text:p>2.011516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5351" calcext:value-type="float">
            <text:p>0.015351</text:p>
          </table:table-cell>
          <table:table-cell office:value-type="float" office:value="5.143835616" calcext:value-type="float">
            <text:p>5.143835616</text:p>
          </table:table-cell>
          <table:table-cell office:value-type="float" office:value="4.570501" calcext:value-type="float">
            <text:p>4.57050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5358" calcext:value-type="float">
            <text:p>0.015358</text:p>
          </table:table-cell>
          <table:table-cell office:value-type="float" office:value="5.191780822" calcext:value-type="float">
            <text:p>5.191780822</text:p>
          </table:table-cell>
          <table:table-cell office:value-type="float" office:value="1.772928" calcext:value-type="float">
            <text:p>1.77292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2818" calcext:value-type="float">
            <text:p>0.042818</text:p>
          </table:table-cell>
          <table:table-cell office:value-type="float" office:value="193.274839" calcext:value-type="float">
            <text:p>193.274839</text:p>
          </table:table-cell>
          <table:table-cell office:value-type="float" office:value="10.444624" calcext:value-type="float">
            <text:p>10.44462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54064" calcext:value-type="float">
            <text:p>0.054064</text:p>
          </table:table-cell>
          <table:table-cell office:value-type="float" office:value="270.300387" calcext:value-type="float">
            <text:p>270.300387</text:p>
          </table:table-cell>
          <table:table-cell office:value-type="float" office:value="11.442618" calcext:value-type="float">
            <text:p>11.44261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5344" calcext:value-type="float">
            <text:p>0.015344</text:p>
          </table:table-cell>
          <table:table-cell office:value-type="float" office:value="5.095890411" calcext:value-type="float">
            <text:p>5.095890411</text:p>
          </table:table-cell>
          <table:table-cell office:value-type="float" office:value="2.088566" calcext:value-type="float">
            <text:p>2.088566</text:p>
          </table:table-cell>
        </table:table-row>
        <table:table-row table:style-name="ro1">
          <table:table-cell office:value-type="string" calcext:value-type="string">
            <text:p>743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9236" calcext:value-type="float">
            <text:p>0.019236</text:p>
          </table:table-cell>
          <table:table-cell office:value-type="float" office:value="7.463687151" calcext:value-type="float">
            <text:p>7.463687151</text:p>
          </table:table-cell>
          <table:table-cell office:value-type="float" office:value="7.229946" calcext:value-type="float">
            <text:p>7.22994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7.424581006" calcext:value-type="float">
            <text:p>7.424581006</text:p>
          </table:table-cell>
          <table:table-cell office:value-type="float" office:value="7.238898" calcext:value-type="float">
            <text:p>7.23889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9095" calcext:value-type="float">
            <text:p>0.019095</text:p>
          </table:table-cell>
          <table:table-cell office:value-type="float" office:value="6.675977654" calcext:value-type="float">
            <text:p>6.675977654</text:p>
          </table:table-cell>
          <table:table-cell office:value-type="float" office:value="5.264154" calcext:value-type="float">
            <text:p>5.26415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136.086828" calcext:value-type="float">
            <text:p>136.086828</text:p>
          </table:table-cell>
          <table:table-cell office:value-type="float" office:value="9.814307" calcext:value-type="float">
            <text:p>9.81430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52761" calcext:value-type="float">
            <text:p>0.052761</text:p>
          </table:table-cell>
          <table:table-cell office:value-type="float" office:value="194.756369" calcext:value-type="float">
            <text:p>194.756369</text:p>
          </table:table-cell>
          <table:table-cell office:value-type="float" office:value="10.127013" calcext:value-type="float">
            <text:p>10.127013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9174" calcext:value-type="float">
            <text:p>0.019174</text:p>
          </table:table-cell>
          <table:table-cell office:value-type="float" office:value="7.117318436" calcext:value-type="float">
            <text:p>7.117318436</text:p>
          </table:table-cell>
          <table:table-cell office:value-type="float" office:value="6.02415" calcext:value-type="float">
            <text:p>6.02415</text:p>
          </table:table-cell>
        </table:table-row>
        <table:table-row table:style-name="ro1">
          <table:table-cell office:value-type="string" calcext:value-type="string">
            <text:p>751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1747" calcext:value-type="float">
            <text:p>0.021747</text:p>
          </table:table-cell>
          <table:table-cell office:value-type="float" office:value="1.621495327" calcext:value-type="float">
            <text:p>1.621495327</text:p>
          </table:table-cell>
          <table:table-cell office:value-type="float" office:value="1.39893" calcext:value-type="float">
            <text:p>1.39893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1743" calcext:value-type="float">
            <text:p>0.021743</text:p>
          </table:table-cell>
          <table:table-cell office:value-type="float" office:value="1.602803738" calcext:value-type="float">
            <text:p>1.602803738</text:p>
          </table:table-cell>
          <table:table-cell office:value-type="float" office:value="3.009588" calcext:value-type="float">
            <text:p>3.00958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1.504672897" calcext:value-type="float">
            <text:p>1.504672897</text:p>
          </table:table-cell>
          <table:table-cell office:value-type="float" office:value="1.230568" calcext:value-type="float">
            <text:p>1.23056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42832" calcext:value-type="float">
            <text:p>0.042832</text:p>
          </table:table-cell>
          <table:table-cell office:value-type="float" office:value="100.150256" calcext:value-type="float">
            <text:p>100.150256</text:p>
          </table:table-cell>
          <table:table-cell office:value-type="float" office:value="13.013494" calcext:value-type="float">
            <text:p>13.01349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3596" calcext:value-type="float">
            <text:p>0.053596</text:p>
          </table:table-cell>
          <table:table-cell office:value-type="float" office:value="150.449775" calcext:value-type="float">
            <text:p>150.449775</text:p>
          </table:table-cell>
          <table:table-cell office:value-type="float" office:value="13.606967" calcext:value-type="float">
            <text:p>13.606967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1789" calcext:value-type="float">
            <text:p>0.021789</text:p>
          </table:table-cell>
          <table:table-cell office:value-type="float" office:value="1.817757009" calcext:value-type="float">
            <text:p>1.817757009</text:p>
          </table:table-cell>
          <table:table-cell office:value-type="float" office:value="1.348221" calcext:value-type="float">
            <text:p>1.348221</text:p>
          </table:table-cell>
        </table:table-row>
        <table:table-row table:style-name="ro1">
          <table:table-cell office:value-type="string" calcext:value-type="string">
            <text:p>752_bac__rf</text:p>
          </table:table-cell>
          <table:table-cell office:value-type="float" office:value="5434" calcext:value-type="float">
            <text:p>5434</text:p>
          </table:table-cell>
          <table:table-cell office:value-type="float" office:value="32" calcext:value-type="float">
            <text:p>32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295008" calcext:value-type="float">
            <text:p>0.295008</text:p>
          </table:table-cell>
          <table:table-cell office:value-type="float" office:value="-2.765985498" calcext:value-type="float">
            <text:p>-2.765985498</text:p>
          </table:table-cell>
          <table:table-cell office:value-type="float" office:value="6.098073" calcext:value-type="float">
            <text:p>6.098073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29468" calcext:value-type="float">
            <text:p>0.29468</text:p>
          </table:table-cell>
          <table:table-cell office:value-type="float" office:value="-2.874093606" calcext:value-type="float">
            <text:p>-2.874093606</text:p>
          </table:table-cell>
          <table:table-cell office:value-type="float" office:value="5.653532" calcext:value-type="float">
            <text:p>5.653532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294748" calcext:value-type="float">
            <text:p>0.294748</text:p>
          </table:table-cell>
          <table:table-cell office:value-type="float" office:value="-2.851680949" calcext:value-type="float">
            <text:p>-2.851680949</text:p>
          </table:table-cell>
          <table:table-cell office:value-type="float" office:value="5.490047" calcext:value-type="float">
            <text:p>5.490047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222708" calcext:value-type="float">
            <text:p>0.222708</text:p>
          </table:table-cell>
          <table:table-cell office:value-type="float" office:value="26.59577" calcext:value-type="float">
            <text:p>26.59577</text:p>
          </table:table-cell>
          <table:table-cell office:value-type="float" office:value="2.398631" calcext:value-type="float">
            <text:p>2.398631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277473" calcext:value-type="float">
            <text:p>0.277473</text:p>
          </table:table-cell>
          <table:table-cell office:value-type="float" office:value="8.545427" calcext:value-type="float">
            <text:p>8.545427</text:p>
          </table:table-cell>
          <table:table-cell office:value-type="float" office:value="0.801325" calcext:value-type="float">
            <text:p>0.801325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294939" calcext:value-type="float">
            <text:p>0.294939</text:p>
          </table:table-cell>
          <table:table-cell office:value-type="float" office:value="-2.788727752" calcext:value-type="float">
            <text:p>-2.788727752</text:p>
          </table:table-cell>
          <table:table-cell office:value-type="float" office:value="6.145995" calcext:value-type="float">
            <text:p>6.145995</text:p>
          </table:table-cell>
        </table:table-row>
        <table:table-row table:style-name="ro1">
          <table:table-cell office:value-type="string" calcext:value-type="string">
            <text:p>761_bac__rf</text:p>
          </table:table-cell>
          <table:table-cell office:value-type="float" office:value="5434" calcext:value-type="float">
            <text:p>5434</text:p>
          </table:table-cell>
          <table:table-cell office:value-type="float" office:value="21" calcext:value-type="float">
            <text:p>21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32333" calcext:value-type="float">
            <text:p>0.132333</text:p>
          </table:table-cell>
          <table:table-cell office:value-type="float" office:value="10.09400998" calcext:value-type="float">
            <text:p>10.09400998</text:p>
          </table:table-cell>
          <table:table-cell office:value-type="float" office:value="14.321755" calcext:value-type="float">
            <text:p>14.321755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31612" calcext:value-type="float">
            <text:p>0.131612</text:p>
          </table:table-cell>
          <table:table-cell office:value-type="float" office:value="9.494176373" calcext:value-type="float">
            <text:p>9.494176373</text:p>
          </table:table-cell>
          <table:table-cell office:value-type="float" office:value="12.294895" calcext:value-type="float">
            <text:p>12.294895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31821" calcext:value-type="float">
            <text:p>0.131821</text:p>
          </table:table-cell>
          <table:table-cell office:value-type="float" office:value="9.668053245" calcext:value-type="float">
            <text:p>9.668053245</text:p>
          </table:table-cell>
          <table:table-cell office:value-type="float" office:value="13.088684" calcext:value-type="float">
            <text:p>13.088684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099947" calcext:value-type="float">
            <text:p>0.099947</text:p>
          </table:table-cell>
          <table:table-cell office:value-type="float" office:value="16.849332" calcext:value-type="float">
            <text:p>16.849332</text:p>
          </table:table-cell>
          <table:table-cell office:value-type="float" office:value="1.938505" calcext:value-type="float">
            <text:p>1.938505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23088" calcext:value-type="float">
            <text:p>0.123088</text:p>
          </table:table-cell>
          <table:table-cell office:value-type="float" office:value="2.402994" calcext:value-type="float">
            <text:p>2.402994</text:p>
          </table:table-cell>
          <table:table-cell office:value-type="float" office:value="0.622969" calcext:value-type="float">
            <text:p>0.622969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32053" calcext:value-type="float">
            <text:p>0.132053</text:p>
          </table:table-cell>
          <table:table-cell office:value-type="float" office:value="9.861064892" calcext:value-type="float">
            <text:p>9.861064892</text:p>
          </table:table-cell>
          <table:table-cell office:value-type="float" office:value="12.858385" calcext:value-type="float">
            <text:p>12.858385</text:p>
          </table:table-cell>
        </table:table-row>
        <table:table-row table:style-name="ro1">
          <table:table-cell office:value-type="string" calcext:value-type="string">
            <text:p>772_bac__rf</text:p>
          </table:table-cell>
          <table:table-cell office:value-type="float" office:value="1445" calcext:value-type="float">
            <text:p>1445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566" calcext:value-type="float">
            <text:p>0.028566</text:p>
          </table:table-cell>
          <table:table-cell office:value-type="float" office:value="5.8" calcext:value-type="float">
            <text:p>5.8</text:p>
          </table:table-cell>
          <table:table-cell office:value-type="float" office:value="41.019871" calcext:value-type="float">
            <text:p>41.01987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389" calcext:value-type="float">
            <text:p>0.029389</text:p>
          </table:table-cell>
          <table:table-cell office:value-type="float" office:value="8.848148148" calcext:value-type="float">
            <text:p>8.848148148</text:p>
          </table:table-cell>
          <table:table-cell office:value-type="float" office:value="51.545267" calcext:value-type="float">
            <text:p>51.54526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247" calcext:value-type="float">
            <text:p>0.029247</text:p>
          </table:table-cell>
          <table:table-cell office:value-type="float" office:value="8.322222222" calcext:value-type="float">
            <text:p>8.322222222</text:p>
          </table:table-cell>
          <table:table-cell office:value-type="float" office:value="48.104871" calcext:value-type="float">
            <text:p>48.10487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2366" calcext:value-type="float">
            <text:p>0.062366</text:p>
          </table:table-cell>
          <table:table-cell office:value-type="float" office:value="130.985376" calcext:value-type="float">
            <text:p>130.985376</text:p>
          </table:table-cell>
          <table:table-cell office:value-type="float" office:value="10.958301" calcext:value-type="float">
            <text:p>10.95830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159" calcext:value-type="float">
            <text:p>0.08159</text:p>
          </table:table-cell>
          <table:table-cell office:value-type="float" office:value="202.183884" calcext:value-type="float">
            <text:p>202.183884</text:p>
          </table:table-cell>
          <table:table-cell office:value-type="float" office:value="13.683716" calcext:value-type="float">
            <text:p>13.6837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832" calcext:value-type="float">
            <text:p>0.028832</text:p>
          </table:table-cell>
          <table:table-cell office:value-type="float" office:value="6.785185185" calcext:value-type="float">
            <text:p>6.785185185</text:p>
          </table:table-cell>
          <table:table-cell office:value-type="float" office:value="44.83454" calcext:value-type="float">
            <text:p>44.83454</text:p>
          </table:table-cell>
        </table:table-row>
        <table:table-row table:style-name="ro1">
          <table:table-cell office:value-type="string" calcext:value-type="string">
            <text:p>797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771" calcext:value-type="float">
            <text:p>0.034771</text:p>
          </table:table-cell>
          <table:table-cell office:value-type="float" office:value="-1.498583569" calcext:value-type="float">
            <text:p>-1.498583569</text:p>
          </table:table-cell>
          <table:table-cell office:value-type="float" office:value="1.086894" calcext:value-type="float">
            <text:p>1.086894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734" calcext:value-type="float">
            <text:p>0.034734</text:p>
          </table:table-cell>
          <table:table-cell office:value-type="float" office:value="-1.603399433" calcext:value-type="float">
            <text:p>-1.603399433</text:p>
          </table:table-cell>
          <table:table-cell office:value-type="float" office:value="5.274772" calcext:value-type="float">
            <text:p>5.274772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781" calcext:value-type="float">
            <text:p>0.034781</text:p>
          </table:table-cell>
          <table:table-cell office:value-type="float" office:value="-1.470254958" calcext:value-type="float">
            <text:p>-1.470254958</text:p>
          </table:table-cell>
          <table:table-cell office:value-type="float" office:value="1.285427" calcext:value-type="float">
            <text:p>1.28542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0996" calcext:value-type="float">
            <text:p>0.030996</text:p>
          </table:table-cell>
          <table:table-cell office:value-type="float" office:value="12.19369" calcext:value-type="float">
            <text:p>12.19369</text:p>
          </table:table-cell>
          <table:table-cell office:value-type="float" office:value="2.327939" calcext:value-type="float">
            <text:p>2.32793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5.638089" calcext:value-type="float">
            <text:p>5.638089</text:p>
          </table:table-cell>
          <table:table-cell office:value-type="float" office:value="1.655004" calcext:value-type="float">
            <text:p>1.655004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763" calcext:value-type="float">
            <text:p>0.034763</text:p>
          </table:table-cell>
          <table:table-cell office:value-type="float" office:value="-1.521246459" calcext:value-type="float">
            <text:p>-1.521246459</text:p>
          </table:table-cell>
          <table:table-cell office:value-type="float" office:value="1.199444" calcext:value-type="float">
            <text:p>1.199444</text:p>
          </table:table-cell>
        </table:table-row>
        <table:table-row table:style-name="ro1">
          <table:table-cell office:value-type="string" calcext:value-type="string">
            <text:p>799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2.397790055" calcext:value-type="float">
            <text:p>2.397790055</text:p>
          </table:table-cell>
          <table:table-cell office:value-type="float" office:value="2.049214" calcext:value-type="float">
            <text:p>2.049214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448" calcext:value-type="float">
            <text:p>0.018448</text:p>
          </table:table-cell>
          <table:table-cell office:value-type="float" office:value="1.922651934" calcext:value-type="float">
            <text:p>1.922651934</text:p>
          </table:table-cell>
          <table:table-cell office:value-type="float" office:value="4.294409" calcext:value-type="float">
            <text:p>4.29440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469" calcext:value-type="float">
            <text:p>0.018469</text:p>
          </table:table-cell>
          <table:table-cell office:value-type="float" office:value="2.038674033" calcext:value-type="float">
            <text:p>2.038674033</text:p>
          </table:table-cell>
          <table:table-cell office:value-type="float" office:value="1.675793" calcext:value-type="float">
            <text:p>1.67579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41927" calcext:value-type="float">
            <text:p>0.041927</text:p>
          </table:table-cell>
          <table:table-cell office:value-type="float" office:value="131.640724" calcext:value-type="float">
            <text:p>131.640724</text:p>
          </table:table-cell>
          <table:table-cell office:value-type="float" office:value="9.215454" calcext:value-type="float">
            <text:p>9.215454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52465" calcext:value-type="float">
            <text:p>0.052465</text:p>
          </table:table-cell>
          <table:table-cell office:value-type="float" office:value="189.862405" calcext:value-type="float">
            <text:p>189.862405</text:p>
          </table:table-cell>
          <table:table-cell office:value-type="float" office:value="10.130739" calcext:value-type="float">
            <text:p>10.13073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489" calcext:value-type="float">
            <text:p>0.018489</text:p>
          </table:table-cell>
          <table:table-cell office:value-type="float" office:value="2.149171271" calcext:value-type="float">
            <text:p>2.149171271</text:p>
          </table:table-cell>
          <table:table-cell office:value-type="float" office:value="1.882179" calcext:value-type="float">
            <text:p>1.882179</text:p>
          </table:table-cell>
        </table:table-row>
        <table:table-row table:style-name="ro1">
          <table:table-cell office:value-type="string" calcext:value-type="string">
            <text:p>803_bac__rf</text:p>
          </table:table-cell>
          <table:table-cell office:value-type="float" office:value="4729" calcext:value-type="float">
            <text:p>4729</text:p>
          </table:table-cell>
          <table:table-cell office:value-type="float" office:value="5" calcext:value-type="float">
            <text:p>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0532" calcext:value-type="float">
            <text:p>0.060532</text:p>
          </table:table-cell>
          <table:table-cell office:value-type="float" office:value="23.53469388" calcext:value-type="float">
            <text:p>23.53469388</text:p>
          </table:table-cell>
          <table:table-cell office:value-type="float" office:value="32.850875" calcext:value-type="float">
            <text:p>32.85087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0512" calcext:value-type="float">
            <text:p>0.060512</text:p>
          </table:table-cell>
          <table:table-cell office:value-type="float" office:value="23.49387755" calcext:value-type="float">
            <text:p>23.49387755</text:p>
          </table:table-cell>
          <table:table-cell office:value-type="float" office:value="33.414674" calcext:value-type="float">
            <text:p>33.41467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983" calcext:value-type="float">
            <text:p>0.059983</text:p>
          </table:table-cell>
          <table:table-cell office:value-type="float" office:value="22.41428571" calcext:value-type="float">
            <text:p>22.41428571</text:p>
          </table:table-cell>
          <table:table-cell office:value-type="float" office:value="30.748655" calcext:value-type="float">
            <text:p>30.74865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1544" calcext:value-type="float">
            <text:p>0.091544</text:p>
          </table:table-cell>
          <table:table-cell office:value-type="float" office:value="86.824478" calcext:value-type="float">
            <text:p>86.824478</text:p>
          </table:table-cell>
          <table:table-cell office:value-type="float" office:value="12.138027" calcext:value-type="float">
            <text:p>12.138027</text:p>
          </table:table-cell>
          <table:table-cell office:value-type="float" office:value="0.049" calcext:value-type="float">
            <text:p>0.049</text:p>
          </table:table-cell>
          <table:table-cell office:value-type="float" office:value="0.122518" calcext:value-type="float">
            <text:p>0.122518</text:p>
          </table:table-cell>
          <table:table-cell office:value-type="float" office:value="150.036947" calcext:value-type="float">
            <text:p>150.036947</text:p>
          </table:table-cell>
          <table:table-cell office:value-type="float" office:value="13.949953" calcext:value-type="float">
            <text:p>13.94995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1608" calcext:value-type="float">
            <text:p>0.061608</text:p>
          </table:table-cell>
          <table:table-cell office:value-type="float" office:value="25.73061224" calcext:value-type="float">
            <text:p>25.73061224</text:p>
          </table:table-cell>
          <table:table-cell office:value-type="float" office:value="39.367303" calcext:value-type="float">
            <text:p>39.367303</text:p>
          </table:table-cell>
        </table:table-row>
        <table:table-row table:style-name="ro1">
          <table:table-cell office:value-type="string" calcext:value-type="string">
            <text:p>806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4844" calcext:value-type="float">
            <text:p>0.034844</text:p>
          </table:table-cell>
          <table:table-cell office:value-type="float" office:value="-5.057220708" calcext:value-type="float">
            <text:p>-5.057220708</text:p>
          </table:table-cell>
          <table:table-cell office:value-type="float" office:value="2.186018" calcext:value-type="float">
            <text:p>2.186018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4777" calcext:value-type="float">
            <text:p>0.034777</text:p>
          </table:table-cell>
          <table:table-cell office:value-type="float" office:value="-5.239782016" calcext:value-type="float">
            <text:p>-5.239782016</text:p>
          </table:table-cell>
          <table:table-cell office:value-type="float" office:value="5.447006" calcext:value-type="float">
            <text:p>5.447006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4815" calcext:value-type="float">
            <text:p>0.034815</text:p>
          </table:table-cell>
          <table:table-cell office:value-type="float" office:value="-5.136239782" calcext:value-type="float">
            <text:p>-5.136239782</text:p>
          </table:table-cell>
          <table:table-cell office:value-type="float" office:value="2.099369" calcext:value-type="float">
            <text:p>2.099369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1132" calcext:value-type="float">
            <text:p>0.031132</text:p>
          </table:table-cell>
          <table:table-cell office:value-type="float" office:value="15.171622" calcext:value-type="float">
            <text:p>15.171622</text:p>
          </table:table-cell>
          <table:table-cell office:value-type="float" office:value="4.13171" calcext:value-type="float">
            <text:p>4.13171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3408" calcext:value-type="float">
            <text:p>0.033408</text:p>
          </table:table-cell>
          <table:table-cell office:value-type="float" office:value="8.96891" calcext:value-type="float">
            <text:p>8.96891</text:p>
          </table:table-cell>
          <table:table-cell office:value-type="float" office:value="3.111132" calcext:value-type="float">
            <text:p>3.11113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4828" calcext:value-type="float">
            <text:p>0.034828</text:p>
          </table:table-cell>
          <table:table-cell office:value-type="float" office:value="-5.100817439" calcext:value-type="float">
            <text:p>-5.100817439</text:p>
          </table:table-cell>
          <table:table-cell office:value-type="float" office:value="2.159751" calcext:value-type="float">
            <text:p>2.159751</text:p>
          </table:table-cell>
        </table:table-row>
        <table:table-row table:style-name="ro1">
          <table:table-cell office:value-type="string" calcext:value-type="string">
            <text:p>807_bac__rf</text:p>
          </table:table-cell>
          <table:table-cell office:value-type="float" office:value="5434" calcext:value-type="float">
            <text:p>5434</text:p>
          </table:table-cell>
          <table:table-cell office:value-type="float" office:value="8" calcext:value-type="float">
            <text:p>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415" calcext:value-type="float">
            <text:p>0.119415</text:p>
          </table:table-cell>
          <table:table-cell office:value-type="float" office:value="12.65566038" calcext:value-type="float">
            <text:p>12.65566038</text:p>
          </table:table-cell>
          <table:table-cell office:value-type="float" office:value="15.804686" calcext:value-type="float">
            <text:p>15.8046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44" calcext:value-type="float">
            <text:p>0.11944</text:p>
          </table:table-cell>
          <table:table-cell office:value-type="float" office:value="12.67924528" calcext:value-type="float">
            <text:p>12.67924528</text:p>
          </table:table-cell>
          <table:table-cell office:value-type="float" office:value="16.23838" calcext:value-type="float">
            <text:p>16.238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889" calcext:value-type="float">
            <text:p>0.119889</text:p>
          </table:table-cell>
          <table:table-cell office:value-type="float" office:value="13.10283019" calcext:value-type="float">
            <text:p>13.10283019</text:p>
          </table:table-cell>
          <table:table-cell office:value-type="float" office:value="16.23355" calcext:value-type="float">
            <text:p>16.2335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02" calcext:value-type="float">
            <text:p>0.1302</text:p>
          </table:table-cell>
          <table:table-cell office:value-type="float" office:value="22.830236" calcext:value-type="float">
            <text:p>22.830236</text:p>
          </table:table-cell>
          <table:table-cell office:value-type="float" office:value="8.184933" calcext:value-type="float">
            <text:p>8.18493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75025" calcext:value-type="float">
            <text:p>0.175025</text:p>
          </table:table-cell>
          <table:table-cell office:value-type="float" office:value="65.118145" calcext:value-type="float">
            <text:p>65.118145</text:p>
          </table:table-cell>
          <table:table-cell office:value-type="float" office:value="10.110069" calcext:value-type="float">
            <text:p>10.11006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694" calcext:value-type="float">
            <text:p>0.119694</text:p>
          </table:table-cell>
          <table:table-cell office:value-type="float" office:value="12.91886792" calcext:value-type="float">
            <text:p>12.91886792</text:p>
          </table:table-cell>
          <table:table-cell office:value-type="float" office:value="17.579078" calcext:value-type="float">
            <text:p>17.579078</text:p>
          </table:table-cell>
        </table:table-row>
        <table:table-row table:style-name="ro1">
          <table:table-cell office:value-type="string" calcext:value-type="string">
            <text:p>813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186" calcext:value-type="float">
            <text:p>0.018186</text:p>
          </table:table-cell>
          <table:table-cell office:value-type="float" office:value="1.033333333" calcext:value-type="float">
            <text:p>1.033333333</text:p>
          </table:table-cell>
          <table:table-cell office:value-type="float" office:value="1.948663" calcext:value-type="float">
            <text:p>1.94866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246" calcext:value-type="float">
            <text:p>0.018246</text:p>
          </table:table-cell>
          <table:table-cell office:value-type="float" office:value="1.366666667" calcext:value-type="float">
            <text:p>1.366666667</text:p>
          </table:table-cell>
          <table:table-cell office:value-type="float" office:value="3.931684" calcext:value-type="float">
            <text:p>3.93168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167" calcext:value-type="float">
            <text:p>0.018167</text:p>
          </table:table-cell>
          <table:table-cell office:value-type="float" office:value="0.9277777778" calcext:value-type="float">
            <text:p>0.9277777778</text:p>
          </table:table-cell>
          <table:table-cell office:value-type="float" office:value="1.89246" calcext:value-type="float">
            <text:p>1.8924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1982" calcext:value-type="float">
            <text:p>0.041982</text:p>
          </table:table-cell>
          <table:table-cell office:value-type="float" office:value="133.231101" calcext:value-type="float">
            <text:p>133.231101</text:p>
          </table:table-cell>
          <table:table-cell office:value-type="float" office:value="9.375362" calcext:value-type="float">
            <text:p>9.37536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28" calcext:value-type="float">
            <text:p>0.05228</text:p>
          </table:table-cell>
          <table:table-cell office:value-type="float" office:value="190.44434" calcext:value-type="float">
            <text:p>190.44434</text:p>
          </table:table-cell>
          <table:table-cell office:value-type="float" office:value="10.143697" calcext:value-type="float">
            <text:p>10.14369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246" calcext:value-type="float">
            <text:p>0.018246</text:p>
          </table:table-cell>
          <table:table-cell office:value-type="float" office:value="1.366666667" calcext:value-type="float">
            <text:p>1.366666667</text:p>
          </table:table-cell>
          <table:table-cell office:value-type="float" office:value="1.979718" calcext:value-type="float">
            <text:p>1.979718</text:p>
          </table:table-cell>
        </table:table-row>
        <table:table-row table:style-name="ro1">
          <table:table-cell office:value-type="string" calcext:value-type="string">
            <text:p>816_bac__rf</text:p>
          </table:table-cell>
          <table:table-cell office:value-type="float" office:value="5434" calcext:value-type="float">
            <text:p>5434</text:p>
          </table:table-cell>
          <table:table-cell office:value-type="float" office:value="8" calcext:value-type="float">
            <text:p>8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26111" calcext:value-type="float">
            <text:p>0.126111</text:p>
          </table:table-cell>
          <table:table-cell office:value-type="float" office:value="4.310173697" calcext:value-type="float">
            <text:p>4.310173697</text:p>
          </table:table-cell>
          <table:table-cell office:value-type="float" office:value="12.436226" calcext:value-type="float">
            <text:p>12.436226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25532" calcext:value-type="float">
            <text:p>0.125532</text:p>
          </table:table-cell>
          <table:table-cell office:value-type="float" office:value="3.831265509" calcext:value-type="float">
            <text:p>3.831265509</text:p>
          </table:table-cell>
          <table:table-cell office:value-type="float" office:value="11.382214" calcext:value-type="float">
            <text:p>11.382214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27401" calcext:value-type="float">
            <text:p>0.127401</text:p>
          </table:table-cell>
          <table:table-cell office:value-type="float" office:value="5.377171216" calcext:value-type="float">
            <text:p>5.377171216</text:p>
          </table:table-cell>
          <table:table-cell office:value-type="float" office:value="16.452814" calcext:value-type="float">
            <text:p>16.452814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33589" calcext:value-type="float">
            <text:p>0.133589</text:p>
          </table:table-cell>
          <table:table-cell office:value-type="float" office:value="10.495385" calcext:value-type="float">
            <text:p>10.495385</text:p>
          </table:table-cell>
          <table:table-cell office:value-type="float" office:value="7.653577" calcext:value-type="float">
            <text:p>7.653577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82247" calcext:value-type="float">
            <text:p>0.182247</text:p>
          </table:table-cell>
          <table:table-cell office:value-type="float" office:value="50.742105" calcext:value-type="float">
            <text:p>50.742105</text:p>
          </table:table-cell>
          <table:table-cell office:value-type="float" office:value="9.780678" calcext:value-type="float">
            <text:p>9.780678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27124" calcext:value-type="float">
            <text:p>0.127124</text:p>
          </table:table-cell>
          <table:table-cell office:value-type="float" office:value="5.148056245" calcext:value-type="float">
            <text:p>5.148056245</text:p>
          </table:table-cell>
          <table:table-cell office:value-type="float" office:value="15.128343" calcext:value-type="float">
            <text:p>15.128343</text:p>
          </table:table-cell>
        </table:table-row>
        <table:table-row table:style-name="ro1">
          <table:table-cell office:value-type="string" calcext:value-type="string">
            <text:p>819_bac__rf</text:p>
          </table:table-cell>
          <table:table-cell office:value-type="float" office:value="6313" calcext:value-type="float">
            <text:p>6313</text:p>
          </table:table-cell>
          <table:table-cell office:value-type="float" office:value="6" calcext:value-type="float">
            <text:p>6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80268" calcext:value-type="float">
            <text:p>0.080268</text:p>
          </table:table-cell>
          <table:table-cell office:value-type="float" office:value="24.83359253" calcext:value-type="float">
            <text:p>24.83359253</text:p>
          </table:table-cell>
          <table:table-cell office:value-type="float" office:value="26.906387" calcext:value-type="float">
            <text:p>26.906387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80412" calcext:value-type="float">
            <text:p>0.080412</text:p>
          </table:table-cell>
          <table:table-cell office:value-type="float" office:value="25.05754277" calcext:value-type="float">
            <text:p>25.05754277</text:p>
          </table:table-cell>
          <table:table-cell office:value-type="float" office:value="27.53517" calcext:value-type="float">
            <text:p>27.53517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79413" calcext:value-type="float">
            <text:p>0.079413</text:p>
          </table:table-cell>
          <table:table-cell office:value-type="float" office:value="23.50388802" calcext:value-type="float">
            <text:p>23.50388802</text:p>
          </table:table-cell>
          <table:table-cell office:value-type="float" office:value="23.517724" calcext:value-type="float">
            <text:p>23.517724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105982" calcext:value-type="float">
            <text:p>0.105982</text:p>
          </table:table-cell>
          <table:table-cell office:value-type="float" office:value="64.824077" calcext:value-type="float">
            <text:p>64.824077</text:p>
          </table:table-cell>
          <table:table-cell office:value-type="float" office:value="10.858347" calcext:value-type="float">
            <text:p>10.858347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143063" calcext:value-type="float">
            <text:p>0.143063</text:p>
          </table:table-cell>
          <table:table-cell office:value-type="float" office:value="122.492714" calcext:value-type="float">
            <text:p>122.492714</text:p>
          </table:table-cell>
          <table:table-cell office:value-type="float" office:value="12.787244" calcext:value-type="float">
            <text:p>12.787244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79198" calcext:value-type="float">
            <text:p>0.079198</text:p>
          </table:table-cell>
          <table:table-cell office:value-type="float" office:value="23.16951788" calcext:value-type="float">
            <text:p>23.16951788</text:p>
          </table:table-cell>
          <table:table-cell office:value-type="float" office:value="22.198291" calcext:value-type="float">
            <text:p>22.198291</text:p>
          </table:table-cell>
        </table:table-row>
        <table:table-row table:style-name="ro1">
          <table:table-cell office:value-type="string" calcext:value-type="string">
            <text:p>821_bac__rf</text:p>
          </table:table-cell>
          <table:table-cell office:value-type="float" office:value="15113" calcext:value-type="float">
            <text:p>15113</text:p>
          </table:table-cell>
          <table:table-cell office:value-type="float" office:value="16" calcext:value-type="float">
            <text:p>16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27012" calcext:value-type="float">
            <text:p>0.527012</text:p>
          </table:table-cell>
          <table:table-cell office:value-type="float" office:value="2.751413531" calcext:value-type="float">
            <text:p>2.751413531</text:p>
          </table:table-cell>
          <table:table-cell office:value-type="float" office:value="3.024994" calcext:value-type="float">
            <text:p>3.024994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26606" calcext:value-type="float">
            <text:p>0.526606</text:p>
          </table:table-cell>
          <table:table-cell office:value-type="float" office:value="2.6722558" calcext:value-type="float">
            <text:p>2.6722558</text:p>
          </table:table-cell>
          <table:table-cell office:value-type="float" office:value="2.943764" calcext:value-type="float">
            <text:p>2.943764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2735" calcext:value-type="float">
            <text:p>0.52735</text:p>
          </table:table-cell>
          <table:table-cell office:value-type="float" office:value="2.817313316" calcext:value-type="float">
            <text:p>2.817313316</text:p>
          </table:table-cell>
          <table:table-cell office:value-type="float" office:value="3.449939" calcext:value-type="float">
            <text:p>3.449939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413308" calcext:value-type="float">
            <text:p>0.413308</text:p>
          </table:table-cell>
          <table:table-cell office:value-type="float" office:value="19.417337" calcext:value-type="float">
            <text:p>19.417337</text:p>
          </table:table-cell>
          <table:table-cell office:value-type="float" office:value="2.361096" calcext:value-type="float">
            <text:p>2.361096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13884" calcext:value-type="float">
            <text:p>0.513884</text:p>
          </table:table-cell>
          <table:table-cell office:value-type="float" office:value="0.191909" calcext:value-type="float">
            <text:p>0.191909</text:p>
          </table:table-cell>
          <table:table-cell office:value-type="float" office:value="0.377764" calcext:value-type="float">
            <text:p>0.377764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26915" calcext:value-type="float">
            <text:p>0.526915</text:p>
          </table:table-cell>
          <table:table-cell office:value-type="float" office:value="2.732501462" calcext:value-type="float">
            <text:p>2.732501462</text:p>
          </table:table-cell>
          <table:table-cell office:value-type="float" office:value="3.068636" calcext:value-type="float">
            <text:p>3.068636</text:p>
          </table:table-cell>
        </table:table-row>
        <table:table-row table:style-name="ro1">
          <table:table-cell office:value-type="string" calcext:value-type="string">
            <text:p>822_bac__rf</text:p>
          </table:table-cell>
          <table:table-cell office:value-type="float" office:value="13690" calcext:value-type="float">
            <text:p>13690</text:p>
          </table:table-cell>
          <table:table-cell office:value-type="float" office:value="8" calcext:value-type="float">
            <text:p>8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54118" calcext:value-type="float">
            <text:p>0.254118</text:p>
          </table:table-cell>
          <table:table-cell office:value-type="float" office:value="11.79850418" calcext:value-type="float">
            <text:p>11.79850418</text:p>
          </table:table-cell>
          <table:table-cell office:value-type="float" office:value="8.747413" calcext:value-type="float">
            <text:p>8.747413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52213" calcext:value-type="float">
            <text:p>0.252213</text:p>
          </table:table-cell>
          <table:table-cell office:value-type="float" office:value="10.96040475" calcext:value-type="float">
            <text:p>10.96040475</text:p>
          </table:table-cell>
          <table:table-cell office:value-type="float" office:value="7.461288" calcext:value-type="float">
            <text:p>7.461288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52779" calcext:value-type="float">
            <text:p>0.252779</text:p>
          </table:table-cell>
          <table:table-cell office:value-type="float" office:value="11.20941487" calcext:value-type="float">
            <text:p>11.20941487</text:p>
          </table:table-cell>
          <table:table-cell office:value-type="float" office:value="8.444003" calcext:value-type="float">
            <text:p>8.444003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40151" calcext:value-type="float">
            <text:p>0.240151</text:p>
          </table:table-cell>
          <table:table-cell office:value-type="float" office:value="5.653796" calcext:value-type="float">
            <text:p>5.653796</text:p>
          </table:table-cell>
          <table:table-cell office:value-type="float" office:value="5.18518" calcext:value-type="float">
            <text:p>5.18518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326642" calcext:value-type="float">
            <text:p>0.326642</text:p>
          </table:table-cell>
          <table:table-cell office:value-type="float" office:value="43.705376" calcext:value-type="float">
            <text:p>43.705376</text:p>
          </table:table-cell>
          <table:table-cell office:value-type="float" office:value="6.776043" calcext:value-type="float">
            <text:p>6.776043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53273" calcext:value-type="float">
            <text:p>0.253273</text:p>
          </table:table-cell>
          <table:table-cell office:value-type="float" office:value="11.42674879" calcext:value-type="float">
            <text:p>11.42674879</text:p>
          </table:table-cell>
          <table:table-cell office:value-type="float" office:value="8.886612" calcext:value-type="float">
            <text:p>8.886612</text:p>
          </table:table-cell>
        </table:table-row>
        <table:table-row table:style-name="ro1">
          <table:table-cell office:value-type="string" calcext:value-type="string">
            <text:p>823_bac__rf</text:p>
          </table:table-cell>
          <table:table-cell office:value-type="float" office:value="13690" calcext:value-type="float">
            <text:p>13690</text:p>
          </table:table-cell>
          <table:table-cell office:value-type="float" office:value="8" calcext:value-type="float">
            <text:p>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3078" calcext:value-type="float">
            <text:p>0.183078</text:p>
          </table:table-cell>
          <table:table-cell office:value-type="float" office:value="16.61019108" calcext:value-type="float">
            <text:p>16.61019108</text:p>
          </table:table-cell>
          <table:table-cell office:value-type="float" office:value="7.921701" calcext:value-type="float">
            <text:p>7.92170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4391" calcext:value-type="float">
            <text:p>0.184391</text:p>
          </table:table-cell>
          <table:table-cell office:value-type="float" office:value="17.44649682" calcext:value-type="float">
            <text:p>17.44649682</text:p>
          </table:table-cell>
          <table:table-cell office:value-type="float" office:value="10.753222" calcext:value-type="float">
            <text:p>10.75322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4315" calcext:value-type="float">
            <text:p>0.184315</text:p>
          </table:table-cell>
          <table:table-cell office:value-type="float" office:value="17.39808917" calcext:value-type="float">
            <text:p>17.39808917</text:p>
          </table:table-cell>
          <table:table-cell office:value-type="float" office:value="11.275467" calcext:value-type="float">
            <text:p>11.27546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2247" calcext:value-type="float">
            <text:p>0.182247</text:p>
          </table:table-cell>
          <table:table-cell office:value-type="float" office:value="16.080684" calcext:value-type="float">
            <text:p>16.080684</text:p>
          </table:table-cell>
          <table:table-cell office:value-type="float" office:value="5.912294" calcext:value-type="float">
            <text:p>5.912294</text:p>
          </table:table-cell>
          <table:table-cell office:value-type="float" office:value="0.157" calcext:value-type="float">
            <text:p>0.157</text:p>
          </table:table-cell>
          <table:table-cell office:value-type="float" office:value="0.248787" calcext:value-type="float">
            <text:p>0.248787</text:p>
          </table:table-cell>
          <table:table-cell office:value-type="float" office:value="58.462968" calcext:value-type="float">
            <text:p>58.462968</text:p>
          </table:table-cell>
          <table:table-cell office:value-type="float" office:value="7.495939" calcext:value-type="float">
            <text:p>7.49593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3242" calcext:value-type="float">
            <text:p>0.183242</text:p>
          </table:table-cell>
          <table:table-cell office:value-type="float" office:value="16.71464968" calcext:value-type="float">
            <text:p>16.71464968</text:p>
          </table:table-cell>
          <table:table-cell office:value-type="float" office:value="8.07064" calcext:value-type="float">
            <text:p>8.07064</text:p>
          </table:table-cell>
        </table:table-row>
        <table:table-row table:style-name="ro1">
          <table:table-cell office:value-type="string" calcext:value-type="string">
            <text:p>833_bac__rf</text:p>
          </table:table-cell>
          <table:table-cell office:value-type="float" office:value="5434" calcext:value-type="float">
            <text:p>5434</text:p>
          </table:table-cell>
          <table:table-cell office:value-type="float" office:value="32" calcext:value-type="float">
            <text:p>32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59537" calcext:value-type="float">
            <text:p>0.259537</text:p>
          </table:table-cell>
          <table:table-cell office:value-type="float" office:value="6.717516447" calcext:value-type="float">
            <text:p>6.717516447</text:p>
          </table:table-cell>
          <table:table-cell office:value-type="float" office:value="6.176047" calcext:value-type="float">
            <text:p>6.176047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59334" calcext:value-type="float">
            <text:p>0.259334</text:p>
          </table:table-cell>
          <table:table-cell office:value-type="float" office:value="6.634046053" calcext:value-type="float">
            <text:p>6.634046053</text:p>
          </table:table-cell>
          <table:table-cell office:value-type="float" office:value="6.078817" calcext:value-type="float">
            <text:p>6.078817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59381" calcext:value-type="float">
            <text:p>0.259381</text:p>
          </table:table-cell>
          <table:table-cell office:value-type="float" office:value="6.653371711" calcext:value-type="float">
            <text:p>6.653371711</text:p>
          </table:table-cell>
          <table:table-cell office:value-type="float" office:value="5.778431" calcext:value-type="float">
            <text:p>5.778431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95641" calcext:value-type="float">
            <text:p>0.195641</text:p>
          </table:table-cell>
          <table:table-cell office:value-type="float" office:value="19.555649" calcext:value-type="float">
            <text:p>19.555649</text:p>
          </table:table-cell>
          <table:table-cell office:value-type="float" office:value="2.29335" calcext:value-type="float">
            <text:p>2.2933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44462" calcext:value-type="float">
            <text:p>0.244462</text:p>
          </table:table-cell>
          <table:table-cell office:value-type="float" office:value="0.519086" calcext:value-type="float">
            <text:p>0.519086</text:p>
          </table:table-cell>
          <table:table-cell office:value-type="float" office:value="0.635128" calcext:value-type="float">
            <text:p>0.635128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59577" calcext:value-type="float">
            <text:p>0.259577</text:p>
          </table:table-cell>
          <table:table-cell office:value-type="float" office:value="6.733963816" calcext:value-type="float">
            <text:p>6.733963816</text:p>
          </table:table-cell>
          <table:table-cell office:value-type="float" office:value="6.347086" calcext:value-type="float">
            <text:p>6.347086</text:p>
          </table:table-cell>
        </table:table-row>
        <table:table-row table:style-name="ro1">
          <table:table-cell office:value-type="string" calcext:value-type="string">
            <text:p>837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579" calcext:value-type="float">
            <text:p>0.035579</text:p>
          </table:table-cell>
          <table:table-cell office:value-type="float" office:value="-0.05898876404" calcext:value-type="float">
            <text:p>-0.05898876404</text:p>
          </table:table-cell>
          <table:table-cell office:value-type="float" office:value="1.133774" calcext:value-type="float">
            <text:p>1.13377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515" calcext:value-type="float">
            <text:p>0.035515</text:p>
          </table:table-cell>
          <table:table-cell office:value-type="float" office:value="-0.2387640449" calcext:value-type="float">
            <text:p>-0.2387640449</text:p>
          </table:table-cell>
          <table:table-cell office:value-type="float" office:value="4.443548" calcext:value-type="float">
            <text:p>4.44354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578" calcext:value-type="float">
            <text:p>0.035578</text:p>
          </table:table-cell>
          <table:table-cell office:value-type="float" office:value="-0.06179775281" calcext:value-type="float">
            <text:p>-0.06179775281</text:p>
          </table:table-cell>
          <table:table-cell office:value-type="float" office:value="1.08764" calcext:value-type="float">
            <text:p>1.0876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1537" calcext:value-type="float">
            <text:p>0.031537</text:p>
          </table:table-cell>
          <table:table-cell office:value-type="float" office:value="11.41361" calcext:value-type="float">
            <text:p>11.41361</text:p>
          </table:table-cell>
          <table:table-cell office:value-type="float" office:value="2.189394" calcext:value-type="float">
            <text:p>2.18939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049" calcext:value-type="float">
            <text:p>0.034049</text:p>
          </table:table-cell>
          <table:table-cell office:value-type="float" office:value="4.356788" calcext:value-type="float">
            <text:p>4.356788</text:p>
          </table:table-cell>
          <table:table-cell office:value-type="float" office:value="1.691225" calcext:value-type="float">
            <text:p>1.691225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-0.1966292135" calcext:value-type="float">
            <text:p>-0.1966292135</text:p>
          </table:table-cell>
          <table:table-cell office:value-type="float" office:value="1.106034" calcext:value-type="float">
            <text:p>1.106034</text:p>
          </table:table-cell>
        </table:table-row>
        <table:table-row table:style-name="ro1">
          <table:table-cell office:value-type="string" calcext:value-type="string">
            <text:p>843_bac__rf</text:p>
          </table:table-cell>
          <table:table-cell office:value-type="float" office:value="15113" calcext:value-type="float">
            <text:p>15113</text:p>
          </table:table-cell>
          <table:table-cell office:value-type="float" office:value="8" calcext:value-type="float">
            <text:p>8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279084" calcext:value-type="float">
            <text:p>0.279084</text:p>
          </table:table-cell>
          <table:table-cell office:value-type="float" office:value="5.994682871" calcext:value-type="float">
            <text:p>5.994682871</text:p>
          </table:table-cell>
          <table:table-cell office:value-type="float" office:value="5.390689" calcext:value-type="float">
            <text:p>5.390689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279831" calcext:value-type="float">
            <text:p>0.279831</text:p>
          </table:table-cell>
          <table:table-cell office:value-type="float" office:value="6.27838967" calcext:value-type="float">
            <text:p>6.27838967</text:p>
          </table:table-cell>
          <table:table-cell office:value-type="float" office:value="6.623426" calcext:value-type="float">
            <text:p>6.623426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279868" calcext:value-type="float">
            <text:p>0.279868</text:p>
          </table:table-cell>
          <table:table-cell office:value-type="float" office:value="6.292442081" calcext:value-type="float">
            <text:p>6.292442081</text:p>
          </table:table-cell>
          <table:table-cell office:value-type="float" office:value="6.369848" calcext:value-type="float">
            <text:p>6.369848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247352" calcext:value-type="float">
            <text:p>0.247352</text:p>
          </table:table-cell>
          <table:table-cell office:value-type="float" office:value="6.057158" calcext:value-type="float">
            <text:p>6.057158</text:p>
          </table:table-cell>
          <table:table-cell office:value-type="float" office:value="3.966215" calcext:value-type="float">
            <text:p>3.966215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337048" calcext:value-type="float">
            <text:p>0.337048</text:p>
          </table:table-cell>
          <table:table-cell office:value-type="float" office:value="28.009094" calcext:value-type="float">
            <text:p>28.009094</text:p>
          </table:table-cell>
          <table:table-cell office:value-type="float" office:value="5.347038" calcext:value-type="float">
            <text:p>5.347038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279459" calcext:value-type="float">
            <text:p>0.279459</text:p>
          </table:table-cell>
          <table:table-cell office:value-type="float" office:value="6.137105963" calcext:value-type="float">
            <text:p>6.137105963</text:p>
          </table:table-cell>
          <table:table-cell office:value-type="float" office:value="6.518463" calcext:value-type="float">
            <text:p>6.518463</text:p>
          </table:table-cell>
        </table:table-row>
        <table:table-row table:style-name="ro1">
          <table:table-cell office:value-type="string" calcext:value-type="string">
            <text:p>845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224" calcext:value-type="float">
            <text:p>0.022224</text:p>
          </table:table-cell>
          <table:table-cell office:value-type="float" office:value="3.36744186" calcext:value-type="float">
            <text:p>3.36744186</text:p>
          </table:table-cell>
          <table:table-cell office:value-type="float" office:value="1.410017" calcext:value-type="float">
            <text:p>1.410017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225" calcext:value-type="float">
            <text:p>0.022225</text:p>
          </table:table-cell>
          <table:table-cell office:value-type="float" office:value="3.372093023" calcext:value-type="float">
            <text:p>3.372093023</text:p>
          </table:table-cell>
          <table:table-cell office:value-type="float" office:value="2.651648" calcext:value-type="float">
            <text:p>2.65164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184" calcext:value-type="float">
            <text:p>0.022184</text:p>
          </table:table-cell>
          <table:table-cell office:value-type="float" office:value="3.181395349" calcext:value-type="float">
            <text:p>3.181395349</text:p>
          </table:table-cell>
          <table:table-cell office:value-type="float" office:value="1.425484" calcext:value-type="float">
            <text:p>1.42548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42909" calcext:value-type="float">
            <text:p>0.042909</text:p>
          </table:table-cell>
          <table:table-cell office:value-type="float" office:value="99.577929" calcext:value-type="float">
            <text:p>99.577929</text:p>
          </table:table-cell>
          <table:table-cell office:value-type="float" office:value="12.596584" calcext:value-type="float">
            <text:p>12.59658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5331" calcext:value-type="float">
            <text:p>0.05331</text:p>
          </table:table-cell>
          <table:table-cell office:value-type="float" office:value="147.95125" calcext:value-type="float">
            <text:p>147.95125</text:p>
          </table:table-cell>
          <table:table-cell office:value-type="float" office:value="13.011808" calcext:value-type="float">
            <text:p>13.01180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143" calcext:value-type="float">
            <text:p>0.022143</text:p>
          </table:table-cell>
          <table:table-cell office:value-type="float" office:value="2.990697674" calcext:value-type="float">
            <text:p>2.990697674</text:p>
          </table:table-cell>
          <table:table-cell office:value-type="float" office:value="1.541973" calcext:value-type="float">
            <text:p>1.541973</text:p>
          </table:table-cell>
        </table:table-row>
        <table:table-row table:style-name="ro1">
          <table:table-cell office:value-type="string" calcext:value-type="string">
            <text:p>846_bac__rf</text:p>
          </table:table-cell>
          <table:table-cell office:value-type="float" office:value="11010" calcext:value-type="float">
            <text:p>11010</text:p>
          </table:table-cell>
          <table:table-cell office:value-type="float" office:value="18" calcext:value-type="float">
            <text:p>18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18.84453536" calcext:value-type="float">
            <text:p>18.84453536</text:p>
          </table:table-cell>
          <table:table-cell office:value-type="float" office:value="7.189567" calcext:value-type="float">
            <text:p>7.189567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04358" calcext:value-type="float">
            <text:p>0.204358</text:p>
          </table:table-cell>
          <table:table-cell office:value-type="float" office:value="19.4377557" calcext:value-type="float">
            <text:p>19.4377557</text:p>
          </table:table-cell>
          <table:table-cell office:value-type="float" office:value="9.756146" calcext:value-type="float">
            <text:p>9.756146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03701" calcext:value-type="float">
            <text:p>0.203701</text:p>
          </table:table-cell>
          <table:table-cell office:value-type="float" office:value="19.05376973" calcext:value-type="float">
            <text:p>19.05376973</text:p>
          </table:table-cell>
          <table:table-cell office:value-type="float" office:value="8.356396" calcext:value-type="float">
            <text:p>8.356396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15697" calcext:value-type="float">
            <text:p>0.15697</text:p>
          </table:table-cell>
          <table:table-cell office:value-type="float" office:value="8.258041" calcext:value-type="float">
            <text:p>8.258041</text:p>
          </table:table-cell>
          <table:table-cell office:value-type="float" office:value="0.851367" calcext:value-type="float">
            <text:p>0.851367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06374" calcext:value-type="float">
            <text:p>0.206374</text:p>
          </table:table-cell>
          <table:table-cell office:value-type="float" office:value="20.615853" calcext:value-type="float">
            <text:p>20.615853</text:p>
          </table:table-cell>
          <table:table-cell office:value-type="float" office:value="11.482997" calcext:value-type="float">
            <text:p>11.482997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03919" calcext:value-type="float">
            <text:p>0.203919</text:p>
          </table:table-cell>
          <table:table-cell office:value-type="float" office:value="19.1811806" calcext:value-type="float">
            <text:p>19.1811806</text:p>
          </table:table-cell>
          <table:table-cell office:value-type="float" office:value="7.261428" calcext:value-type="float">
            <text:p>7.261428</text:p>
          </table:table-cell>
        </table:table-row>
        <table:table-row table:style-name="ro1">
          <table:table-cell office:value-type="string" calcext:value-type="string">
            <text:p>847_bac__rf</text:p>
          </table:table-cell>
          <table:table-cell office:value-type="float" office:value="4360" calcext:value-type="float">
            <text:p>4360</text:p>
          </table:table-cell>
          <table:table-cell office:value-type="float" office:value="14" calcext:value-type="float">
            <text:p>14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97134" calcext:value-type="float">
            <text:p>0.097134</text:p>
          </table:table-cell>
          <table:table-cell office:value-type="float" office:value="20.36431227" calcext:value-type="float">
            <text:p>20.36431227</text:p>
          </table:table-cell>
          <table:table-cell office:value-type="float" office:value="20.016164" calcext:value-type="float">
            <text:p>20.016164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97639" calcext:value-type="float">
            <text:p>0.097639</text:p>
          </table:table-cell>
          <table:table-cell office:value-type="float" office:value="20.99008674" calcext:value-type="float">
            <text:p>20.99008674</text:p>
          </table:table-cell>
          <table:table-cell office:value-type="float" office:value="22.36575" calcext:value-type="float">
            <text:p>22.3657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98886" calcext:value-type="float">
            <text:p>0.098886</text:p>
          </table:table-cell>
          <table:table-cell office:value-type="float" office:value="22.53531599" calcext:value-type="float">
            <text:p>22.53531599</text:p>
          </table:table-cell>
          <table:table-cell office:value-type="float" office:value="23.458203" calcext:value-type="float">
            <text:p>23.458203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73682" calcext:value-type="float">
            <text:p>0.073682</text:p>
          </table:table-cell>
          <table:table-cell office:value-type="float" office:value="8.696193" calcext:value-type="float">
            <text:p>8.696193</text:p>
          </table:table-cell>
          <table:table-cell office:value-type="float" office:value="4.95123" calcext:value-type="float">
            <text:p>4.95123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14394" calcext:value-type="float">
            <text:p>0.14394</text:p>
          </table:table-cell>
          <table:table-cell office:value-type="float" office:value="78.364097" calcext:value-type="float">
            <text:p>78.364097</text:p>
          </table:table-cell>
          <table:table-cell office:value-type="float" office:value="13.035648" calcext:value-type="float">
            <text:p>13.035648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97074" calcext:value-type="float">
            <text:p>0.097074</text:p>
          </table:table-cell>
          <table:table-cell office:value-type="float" office:value="20.28996283" calcext:value-type="float">
            <text:p>20.28996283</text:p>
          </table:table-cell>
          <table:table-cell office:value-type="float" office:value="18.828119" calcext:value-type="float">
            <text:p>18.828119</text:p>
          </table:table-cell>
        </table:table-row>
        <table:table-row table:style-name="ro1">
          <table:table-cell office:value-type="string" calcext:value-type="string">
            <text:p>849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708" calcext:value-type="float">
            <text:p>0.028708</text:p>
          </table:table-cell>
          <table:table-cell office:value-type="float" office:value="1.084507042" calcext:value-type="float">
            <text:p>1.084507042</text:p>
          </table:table-cell>
          <table:table-cell office:value-type="float" office:value="0.92173" calcext:value-type="float">
            <text:p>0.9217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659" calcext:value-type="float">
            <text:p>0.028659</text:p>
          </table:table-cell>
          <table:table-cell office:value-type="float" office:value="0.911971831" calcext:value-type="float">
            <text:p>0.911971831</text:p>
          </table:table-cell>
          <table:table-cell office:value-type="float" office:value="4.411822" calcext:value-type="float">
            <text:p>4.411822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695" calcext:value-type="float">
            <text:p>0.028695</text:p>
          </table:table-cell>
          <table:table-cell office:value-type="float" office:value="1.038732394" calcext:value-type="float">
            <text:p>1.038732394</text:p>
          </table:table-cell>
          <table:table-cell office:value-type="float" office:value="0.891465" calcext:value-type="float">
            <text:p>0.891465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5899" calcext:value-type="float">
            <text:p>0.025899</text:p>
          </table:table-cell>
          <table:table-cell office:value-type="float" office:value="8.806782" calcext:value-type="float">
            <text:p>8.806782</text:p>
          </table:table-cell>
          <table:table-cell office:value-type="float" office:value="1.864728" calcext:value-type="float">
            <text:p>1.864728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7644" calcext:value-type="float">
            <text:p>0.027644</text:p>
          </table:table-cell>
          <table:table-cell office:value-type="float" office:value="2.660491" calcext:value-type="float">
            <text:p>2.660491</text:p>
          </table:table-cell>
          <table:table-cell office:value-type="float" office:value="1.606434" calcext:value-type="float">
            <text:p>1.6064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729" calcext:value-type="float">
            <text:p>0.028729</text:p>
          </table:table-cell>
          <table:table-cell office:value-type="float" office:value="1.158450704" calcext:value-type="float">
            <text:p>1.158450704</text:p>
          </table:table-cell>
          <table:table-cell office:value-type="float" office:value="0.98161" calcext:value-type="float">
            <text:p>0.98161</text:p>
          </table:table-cell>
        </table:table-row>
        <table:table-row table:style-name="ro1">
          <table:table-cell office:value-type="string" calcext:value-type="string">
            <text:p>866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5303" calcext:value-type="float">
            <text:p>0.035303</text:p>
          </table:table-cell>
          <table:table-cell office:value-type="float" office:value="0.008498583569" calcext:value-type="float">
            <text:p>0.008498583569</text:p>
          </table:table-cell>
          <table:table-cell office:value-type="float" office:value="1.52438" calcext:value-type="float">
            <text:p>1.52438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5231" calcext:value-type="float">
            <text:p>0.035231</text:p>
          </table:table-cell>
          <table:table-cell office:value-type="float" office:value="-0.1954674221" calcext:value-type="float">
            <text:p>-0.1954674221</text:p>
          </table:table-cell>
          <table:table-cell office:value-type="float" office:value="6.034609" calcext:value-type="float">
            <text:p>6.03460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5359" calcext:value-type="float">
            <text:p>0.035359</text:p>
          </table:table-cell>
          <table:table-cell office:value-type="float" office:value="0.1671388102" calcext:value-type="float">
            <text:p>0.1671388102</text:p>
          </table:table-cell>
          <table:table-cell office:value-type="float" office:value="1.657947" calcext:value-type="float">
            <text:p>1.6579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1474" calcext:value-type="float">
            <text:p>0.031474</text:p>
          </table:table-cell>
          <table:table-cell office:value-type="float" office:value="10.837618" calcext:value-type="float">
            <text:p>10.837618</text:p>
          </table:table-cell>
          <table:table-cell office:value-type="float" office:value="2.345805" calcext:value-type="float">
            <text:p>2.34580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3977" calcext:value-type="float">
            <text:p>0.033977</text:p>
          </table:table-cell>
          <table:table-cell office:value-type="float" office:value="3.748663" calcext:value-type="float">
            <text:p>3.748663</text:p>
          </table:table-cell>
          <table:table-cell office:value-type="float" office:value="2.316946" calcext:value-type="float">
            <text:p>2.316946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0566572238" calcext:value-type="float">
            <text:p>0.0566572238</text:p>
          </table:table-cell>
          <table:table-cell office:value-type="float" office:value="1.435325" calcext:value-type="float">
            <text:p>1.435325</text:p>
          </table:table-cell>
        </table:table-row>
        <table:table-row table:style-name="ro1">
          <table:table-cell office:value-type="string" calcext:value-type="string">
            <text:p>871_bac__rf</text:p>
          </table:table-cell>
          <table:table-cell office:value-type="float" office:value="2553" calcext:value-type="float">
            <text:p>2553</text:p>
          </table:table-cell>
          <table:table-cell office:value-type="float" office:value="5" calcext:value-type="float">
            <text:p>5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0901" calcext:value-type="float">
            <text:p>0.070901</text:p>
          </table:table-cell>
          <table:table-cell office:value-type="float" office:value="1.43204578" calcext:value-type="float">
            <text:p>1.43204578</text:p>
          </table:table-cell>
          <table:table-cell office:value-type="float" office:value="25.987868" calcext:value-type="float">
            <text:p>25.987868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0551" calcext:value-type="float">
            <text:p>0.070551</text:p>
          </table:table-cell>
          <table:table-cell office:value-type="float" office:value="0.9313304721" calcext:value-type="float">
            <text:p>0.9313304721</text:p>
          </table:table-cell>
          <table:table-cell office:value-type="float" office:value="27.606154" calcext:value-type="float">
            <text:p>27.606154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1.988555079" calcext:value-type="float">
            <text:p>1.988555079</text:p>
          </table:table-cell>
          <table:table-cell office:value-type="float" office:value="28.028486" calcext:value-type="float">
            <text:p>28.02848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96287" calcext:value-type="float">
            <text:p>0.096287</text:p>
          </table:table-cell>
          <table:table-cell office:value-type="float" office:value="37.749618" calcext:value-type="float">
            <text:p>37.749618</text:p>
          </table:table-cell>
          <table:table-cell office:value-type="float" office:value="9.580339" calcext:value-type="float">
            <text:p>9.58033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129847" calcext:value-type="float">
            <text:p>0.129847</text:p>
          </table:table-cell>
          <table:table-cell office:value-type="float" office:value="85.761688" calcext:value-type="float">
            <text:p>85.761688</text:p>
          </table:table-cell>
          <table:table-cell office:value-type="float" office:value="11.965519" calcext:value-type="float">
            <text:p>11.96551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0605" calcext:value-type="float">
            <text:p>0.070605</text:p>
          </table:table-cell>
          <table:table-cell office:value-type="float" office:value="1.008583691" calcext:value-type="float">
            <text:p>1.008583691</text:p>
          </table:table-cell>
          <table:table-cell office:value-type="float" office:value="25.839289" calcext:value-type="float">
            <text:p>25.839289</text:p>
          </table:table-cell>
        </table:table-row>
        <table:table-row table:style-name="ro1">
          <table:table-cell office:value-type="string" calcext:value-type="string">
            <text:p>881_bac__rf</text:p>
          </table:table-cell>
          <table:table-cell office:value-type="float" office:value="27041" calcext:value-type="float">
            <text:p>27041</text:p>
          </table:table-cell>
          <table:table-cell office:value-type="float" office:value="14" calcext:value-type="float">
            <text:p>14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348944" calcext:value-type="float">
            <text:p>0.348944</text:p>
          </table:table-cell>
          <table:table-cell office:value-type="float" office:value="11.02258988" calcext:value-type="float">
            <text:p>11.02258988</text:p>
          </table:table-cell>
          <table:table-cell office:value-type="float" office:value="5.026231" calcext:value-type="float">
            <text:p>5.026231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34789" calcext:value-type="float">
            <text:p>0.34789</text:p>
          </table:table-cell>
          <table:table-cell office:value-type="float" office:value="10.68724149" calcext:value-type="float">
            <text:p>10.68724149</text:p>
          </table:table-cell>
          <table:table-cell office:value-type="float" office:value="4.858302" calcext:value-type="float">
            <text:p>4.858302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350923" calcext:value-type="float">
            <text:p>0.350923</text:p>
          </table:table-cell>
          <table:table-cell office:value-type="float" office:value="11.65224308" calcext:value-type="float">
            <text:p>11.65224308</text:p>
          </table:table-cell>
          <table:table-cell office:value-type="float" office:value="6.746044" calcext:value-type="float">
            <text:p>6.746044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289952" calcext:value-type="float">
            <text:p>0.289952</text:p>
          </table:table-cell>
          <table:table-cell office:value-type="float" office:value="7.746683" calcext:value-type="float">
            <text:p>7.746683</text:p>
          </table:table-cell>
          <table:table-cell office:value-type="float" office:value="4.553166" calcext:value-type="float">
            <text:p>4.553166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409005" calcext:value-type="float">
            <text:p>0.409005</text:p>
          </table:table-cell>
          <table:table-cell office:value-type="float" office:value="30.132161" calcext:value-type="float">
            <text:p>30.132161</text:p>
          </table:table-cell>
          <table:table-cell office:value-type="float" office:value="5.247937" calcext:value-type="float">
            <text:p>5.247937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349051" calcext:value-type="float">
            <text:p>0.349051</text:p>
          </table:table-cell>
          <table:table-cell office:value-type="float" office:value="11.05663379" calcext:value-type="float">
            <text:p>11.05663379</text:p>
          </table:table-cell>
          <table:table-cell office:value-type="float" office:value="5.519591" calcext:value-type="float">
            <text:p>5.519591</text:p>
          </table:table-cell>
        </table:table-row>
        <table:table-row table:style-name="ro1">
          <table:table-cell office:value-type="string" calcext:value-type="string">
            <text:p>897_bac__rf</text:p>
          </table:table-cell>
          <table:table-cell office:value-type="float" office:value="770" calcext:value-type="float">
            <text:p>770</text:p>
          </table:table-cell>
          <table:table-cell office:value-type="float" office:value="69" calcext:value-type="float">
            <text:p>69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327" calcext:value-type="float">
            <text:p>0.018327</text:p>
          </table:table-cell>
          <table:table-cell office:value-type="float" office:value="5.936416185" calcext:value-type="float">
            <text:p>5.936416185</text:p>
          </table:table-cell>
          <table:table-cell office:value-type="float" office:value="1.353716" calcext:value-type="float">
            <text:p>1.35371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363" calcext:value-type="float">
            <text:p>0.018363</text:p>
          </table:table-cell>
          <table:table-cell office:value-type="float" office:value="6.144508671" calcext:value-type="float">
            <text:p>6.144508671</text:p>
          </table:table-cell>
          <table:table-cell office:value-type="float" office:value="3.295011" calcext:value-type="float">
            <text:p>3.29501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324" calcext:value-type="float">
            <text:p>0.018324</text:p>
          </table:table-cell>
          <table:table-cell office:value-type="float" office:value="5.919075145" calcext:value-type="float">
            <text:p>5.919075145</text:p>
          </table:table-cell>
          <table:table-cell office:value-type="float" office:value="1.320292" calcext:value-type="float">
            <text:p>1.320292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7121" calcext:value-type="float">
            <text:p>0.017121</text:p>
          </table:table-cell>
          <table:table-cell office:value-type="float" office:value="1.03436" calcext:value-type="float">
            <text:p>1.03436</text:p>
          </table:table-cell>
          <table:table-cell office:value-type="float" office:value="1.946123" calcext:value-type="float">
            <text:p>1.946123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7886" calcext:value-type="float">
            <text:p>0.017886</text:p>
          </table:table-cell>
          <table:table-cell office:value-type="float" office:value="3.385063" calcext:value-type="float">
            <text:p>3.385063</text:p>
          </table:table-cell>
          <table:table-cell office:value-type="float" office:value="1.655494" calcext:value-type="float">
            <text:p>1.655494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334" calcext:value-type="float">
            <text:p>0.018334</text:p>
          </table:table-cell>
          <table:table-cell office:value-type="float" office:value="5.976878613" calcext:value-type="float">
            <text:p>5.976878613</text:p>
          </table:table-cell>
          <table:table-cell office:value-type="float" office:value="1.335162" calcext:value-type="float">
            <text:p>1.335162</text:p>
          </table:table-cell>
        </table:table-row>
        <table:table-row table:style-name="ro1">
          <table:table-cell office:value-type="string" calcext:value-type="string">
            <text:p>901_bac__rf</text:p>
          </table:table-cell>
          <table:table-cell office:value-type="float" office:value="27041" calcext:value-type="float">
            <text:p>27041</text:p>
          </table:table-cell>
          <table:table-cell office:value-type="float" office:value="10" calcext:value-type="float">
            <text:p>10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742059" calcext:value-type="float">
            <text:p>0.742059</text:p>
          </table:table-cell>
          <table:table-cell office:value-type="float" office:value="15.42370509" calcext:value-type="float">
            <text:p>15.42370509</text:p>
          </table:table-cell>
          <table:table-cell office:value-type="float" office:value="3.054854" calcext:value-type="float">
            <text:p>3.054854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743628" calcext:value-type="float">
            <text:p>0.743628</text:p>
          </table:table-cell>
          <table:table-cell office:value-type="float" office:value="15.66775548" calcext:value-type="float">
            <text:p>15.66775548</text:p>
          </table:table-cell>
          <table:table-cell office:value-type="float" office:value="3.197655" calcext:value-type="float">
            <text:p>3.197655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743492" calcext:value-type="float">
            <text:p>0.743492</text:p>
          </table:table-cell>
          <table:table-cell office:value-type="float" office:value="15.64660134" calcext:value-type="float">
            <text:p>15.64660134</text:p>
          </table:table-cell>
          <table:table-cell office:value-type="float" office:value="3.000598" calcext:value-type="float">
            <text:p>3.000598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594901" calcext:value-type="float">
            <text:p>0.594901</text:p>
          </table:table-cell>
          <table:table-cell office:value-type="float" office:value="7.46602" calcext:value-type="float">
            <text:p>7.46602</text:p>
          </table:table-cell>
          <table:table-cell office:value-type="float" office:value="1.411932" calcext:value-type="float">
            <text:p>1.411932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17499" calcext:value-type="float">
            <text:p>0.817499</text:p>
          </table:table-cell>
          <table:table-cell office:value-type="float" office:value="27.158054" calcext:value-type="float">
            <text:p>27.158054</text:p>
          </table:table-cell>
          <table:table-cell office:value-type="float" office:value="2.712555" calcext:value-type="float">
            <text:p>2.712555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742842" calcext:value-type="float">
            <text:p>0.742842</text:p>
          </table:table-cell>
          <table:table-cell office:value-type="float" office:value="15.54549697" calcext:value-type="float">
            <text:p>15.54549697</text:p>
          </table:table-cell>
          <table:table-cell office:value-type="float" office:value="3.47211" calcext:value-type="float">
            <text:p>3.47211</text:p>
          </table:table-cell>
        </table:table-row>
        <table:table-row table:style-name="ro1">
          <table:table-cell office:value-type="string" calcext:value-type="string">
            <text:p>903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8649" calcext:value-type="float">
            <text:p>0.028649</text:p>
          </table:table-cell>
          <table:table-cell office:value-type="float" office:value="0.5228070175" calcext:value-type="float">
            <text:p>0.5228070175</text:p>
          </table:table-cell>
          <table:table-cell office:value-type="float" office:value="1.402564" calcext:value-type="float">
            <text:p>1.40256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8627" calcext:value-type="float">
            <text:p>0.028627</text:p>
          </table:table-cell>
          <table:table-cell office:value-type="float" office:value="0.4456140351" calcext:value-type="float">
            <text:p>0.4456140351</text:p>
          </table:table-cell>
          <table:table-cell office:value-type="float" office:value="5.711892" calcext:value-type="float">
            <text:p>5.711892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8721" calcext:value-type="float">
            <text:p>0.028721</text:p>
          </table:table-cell>
          <table:table-cell office:value-type="float" office:value="0.7754385965" calcext:value-type="float">
            <text:p>0.7754385965</text:p>
          </table:table-cell>
          <table:table-cell office:value-type="float" office:value="1.402075" calcext:value-type="float">
            <text:p>1.40207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5949" calcext:value-type="float">
            <text:p>0.025949</text:p>
          </table:table-cell>
          <table:table-cell office:value-type="float" office:value="8.951437" calcext:value-type="float">
            <text:p>8.951437</text:p>
          </table:table-cell>
          <table:table-cell office:value-type="float" office:value="3.076855" calcext:value-type="float">
            <text:p>3.07685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7611" calcext:value-type="float">
            <text:p>0.027611</text:p>
          </table:table-cell>
          <table:table-cell office:value-type="float" office:value="3.118954" calcext:value-type="float">
            <text:p>3.118954</text:p>
          </table:table-cell>
          <table:table-cell office:value-type="float" office:value="2.249671" calcext:value-type="float">
            <text:p>2.24967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8677" calcext:value-type="float">
            <text:p>0.028677</text:p>
          </table:table-cell>
          <table:table-cell office:value-type="float" office:value="0.6210526316" calcext:value-type="float">
            <text:p>0.6210526316</text:p>
          </table:table-cell>
          <table:table-cell office:value-type="float" office:value="1.303601" calcext:value-type="float">
            <text:p>1.303601</text:p>
          </table:table-cell>
        </table:table-row>
        <table:table-row table:style-name="ro1">
          <table:table-cell office:value-type="string" calcext:value-type="string">
            <text:p>904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5412" calcext:value-type="float">
            <text:p>0.035412</text:p>
          </table:table-cell>
          <table:table-cell office:value-type="float" office:value="-0.8067226891" calcext:value-type="float">
            <text:p>-0.8067226891</text:p>
          </table:table-cell>
          <table:table-cell office:value-type="float" office:value="1.309537" calcext:value-type="float">
            <text:p>1.309537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5373" calcext:value-type="float">
            <text:p>0.035373</text:p>
          </table:table-cell>
          <table:table-cell office:value-type="float" office:value="-0.9159663866" calcext:value-type="float">
            <text:p>-0.9159663866</text:p>
          </table:table-cell>
          <table:table-cell office:value-type="float" office:value="3.314635" calcext:value-type="float">
            <text:p>3.31463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5481" calcext:value-type="float">
            <text:p>0.035481</text:p>
          </table:table-cell>
          <table:table-cell office:value-type="float" office:value="-0.6134453782" calcext:value-type="float">
            <text:p>-0.6134453782</text:p>
          </table:table-cell>
          <table:table-cell office:value-type="float" office:value="1.173206" calcext:value-type="float">
            <text:p>1.17320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11.69765" calcext:value-type="float">
            <text:p>11.69765</text:p>
          </table:table-cell>
          <table:table-cell office:value-type="float" office:value="2.088761" calcext:value-type="float">
            <text:p>2.08876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3929" calcext:value-type="float">
            <text:p>0.033929</text:p>
          </table:table-cell>
          <table:table-cell office:value-type="float" office:value="4.961889" calcext:value-type="float">
            <text:p>4.961889</text:p>
          </table:table-cell>
          <table:table-cell office:value-type="float" office:value="1.619217" calcext:value-type="float">
            <text:p>1.619217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5407" calcext:value-type="float">
            <text:p>0.035407</text:p>
          </table:table-cell>
          <table:table-cell office:value-type="float" office:value="-0.8207282913" calcext:value-type="float">
            <text:p>-0.8207282913</text:p>
          </table:table-cell>
          <table:table-cell office:value-type="float" office:value="1.176007" calcext:value-type="float">
            <text:p>1.176007</text:p>
          </table:table-cell>
        </table:table-row>
        <table:table-row table:style-name="ro1">
          <table:table-cell office:value-type="string" calcext:value-type="string">
            <text:p>910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1476" calcext:value-type="float">
            <text:p>0.021476</text:p>
          </table:table-cell>
          <table:table-cell office:value-type="float" office:value="2.755980861" calcext:value-type="float">
            <text:p>2.755980861</text:p>
          </table:table-cell>
          <table:table-cell office:value-type="float" office:value="1.56021" calcext:value-type="float">
            <text:p>1.56021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1438" calcext:value-type="float">
            <text:p>0.021438</text:p>
          </table:table-cell>
          <table:table-cell office:value-type="float" office:value="2.574162679" calcext:value-type="float">
            <text:p>2.574162679</text:p>
          </table:table-cell>
          <table:table-cell office:value-type="float" office:value="3.544789" calcext:value-type="float">
            <text:p>3.5447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1444" calcext:value-type="float">
            <text:p>0.021444</text:p>
          </table:table-cell>
          <table:table-cell office:value-type="float" office:value="2.602870813" calcext:value-type="float">
            <text:p>2.602870813</text:p>
          </table:table-cell>
          <table:table-cell office:value-type="float" office:value="1.773511" calcext:value-type="float">
            <text:p>1.773511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42338" calcext:value-type="float">
            <text:p>0.042338</text:p>
          </table:table-cell>
          <table:table-cell office:value-type="float" office:value="102.574977" calcext:value-type="float">
            <text:p>102.574977</text:p>
          </table:table-cell>
          <table:table-cell office:value-type="float" office:value="13.341256" calcext:value-type="float">
            <text:p>13.34125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52881" calcext:value-type="float">
            <text:p>0.052881</text:p>
          </table:table-cell>
          <table:table-cell office:value-type="float" office:value="153.016775" calcext:value-type="float">
            <text:p>153.016775</text:p>
          </table:table-cell>
          <table:table-cell office:value-type="float" office:value="13.315355" calcext:value-type="float">
            <text:p>13.315355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1413" calcext:value-type="float">
            <text:p>0.021413</text:p>
          </table:table-cell>
          <table:table-cell office:value-type="float" office:value="2.454545455" calcext:value-type="float">
            <text:p>2.454545455</text:p>
          </table:table-cell>
          <table:table-cell office:value-type="float" office:value="1.704293" calcext:value-type="float">
            <text:p>1.704293</text:p>
          </table:table-cell>
        </table:table-row>
        <table:table-row table:style-name="ro1">
          <table:table-cell office:value-type="string" calcext:value-type="string">
            <text:p>912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127" calcext:value-type="float">
            <text:p>0.018127</text:p>
          </table:table-cell>
          <table:table-cell office:value-type="float" office:value="1.837078652" calcext:value-type="float">
            <text:p>1.837078652</text:p>
          </table:table-cell>
          <table:table-cell office:value-type="float" office:value="1.826745" calcext:value-type="float">
            <text:p>1.82674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1.898876404" calcext:value-type="float">
            <text:p>1.898876404</text:p>
          </table:table-cell>
          <table:table-cell office:value-type="float" office:value="3.711151" calcext:value-type="float">
            <text:p>3.71115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1.741573034" calcext:value-type="float">
            <text:p>1.741573034</text:p>
          </table:table-cell>
          <table:table-cell office:value-type="float" office:value="1.998147" calcext:value-type="float">
            <text:p>1.99814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41466" calcext:value-type="float">
            <text:p>0.041466</text:p>
          </table:table-cell>
          <table:table-cell office:value-type="float" office:value="132.956972" calcext:value-type="float">
            <text:p>132.956972</text:p>
          </table:table-cell>
          <table:table-cell office:value-type="float" office:value="9.468085" calcext:value-type="float">
            <text:p>9.46808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52014" calcext:value-type="float">
            <text:p>0.052014</text:p>
          </table:table-cell>
          <table:table-cell office:value-type="float" office:value="192.213939" calcext:value-type="float">
            <text:p>192.213939</text:p>
          </table:table-cell>
          <table:table-cell office:value-type="float" office:value="10.530321" calcext:value-type="float">
            <text:p>10.53032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156" calcext:value-type="float">
            <text:p>0.018156</text:p>
          </table:table-cell>
          <table:table-cell office:value-type="float" office:value="2" calcext:value-type="float">
            <text:p>2</text:p>
          </table:table-cell>
          <table:table-cell office:value-type="float" office:value="1.274118" calcext:value-type="float">
            <text:p>1.274118</text:p>
          </table:table-cell>
        </table:table-row>
        <table:table-row table:style-name="ro1">
          <table:table-cell office:value-type="string" calcext:value-type="string">
            <text:p>913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1471" calcext:value-type="float">
            <text:p>0.021471</text:p>
          </table:table-cell>
          <table:table-cell office:value-type="float" office:value="1.278301887" calcext:value-type="float">
            <text:p>1.278301887</text:p>
          </table:table-cell>
          <table:table-cell office:value-type="float" office:value="1.281845" calcext:value-type="float">
            <text:p>1.281845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1474" calcext:value-type="float">
            <text:p>0.021474</text:p>
          </table:table-cell>
          <table:table-cell office:value-type="float" office:value="1.29245283" calcext:value-type="float">
            <text:p>1.29245283</text:p>
          </table:table-cell>
          <table:table-cell office:value-type="float" office:value="3.706546" calcext:value-type="float">
            <text:p>3.70654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1462" calcext:value-type="float">
            <text:p>0.021462</text:p>
          </table:table-cell>
          <table:table-cell office:value-type="float" office:value="1.235849057" calcext:value-type="float">
            <text:p>1.235849057</text:p>
          </table:table-cell>
          <table:table-cell office:value-type="float" office:value="1.39381" calcext:value-type="float">
            <text:p>1.39381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126" calcext:value-type="float">
            <text:p>0.042126</text:p>
          </table:table-cell>
          <table:table-cell office:value-type="float" office:value="98.706826" calcext:value-type="float">
            <text:p>98.706826</text:p>
          </table:table-cell>
          <table:table-cell office:value-type="float" office:value="12.678547" calcext:value-type="float">
            <text:p>12.678547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2582" calcext:value-type="float">
            <text:p>0.052582</text:p>
          </table:table-cell>
          <table:table-cell office:value-type="float" office:value="148.027878" calcext:value-type="float">
            <text:p>148.027878</text:p>
          </table:table-cell>
          <table:table-cell office:value-type="float" office:value="13.619851" calcext:value-type="float">
            <text:p>13.619851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1477" calcext:value-type="float">
            <text:p>0.021477</text:p>
          </table:table-cell>
          <table:table-cell office:value-type="float" office:value="1.306603774" calcext:value-type="float">
            <text:p>1.306603774</text:p>
          </table:table-cell>
          <table:table-cell office:value-type="float" office:value="1.396246" calcext:value-type="float">
            <text:p>1.396246</text:p>
          </table:table-cell>
        </table:table-row>
        <table:table-row table:style-name="ro1">
          <table:table-cell office:value-type="string" calcext:value-type="string">
            <text:p>914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894" calcext:value-type="float">
            <text:p>0.014894</text:p>
          </table:table-cell>
          <table:table-cell office:value-type="float" office:value="4.887323944" calcext:value-type="float">
            <text:p>4.887323944</text:p>
          </table:table-cell>
          <table:table-cell office:value-type="float" office:value="1.833077" calcext:value-type="float">
            <text:p>1.83307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888" calcext:value-type="float">
            <text:p>0.014888</text:p>
          </table:table-cell>
          <table:table-cell office:value-type="float" office:value="4.845070423" calcext:value-type="float">
            <text:p>4.845070423</text:p>
          </table:table-cell>
          <table:table-cell office:value-type="float" office:value="2.771457" calcext:value-type="float">
            <text:p>2.77145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884" calcext:value-type="float">
            <text:p>0.014884</text:p>
          </table:table-cell>
          <table:table-cell office:value-type="float" office:value="4.816901408" calcext:value-type="float">
            <text:p>4.816901408</text:p>
          </table:table-cell>
          <table:table-cell office:value-type="float" office:value="1.894078" calcext:value-type="float">
            <text:p>1.89407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53745" calcext:value-type="float">
            <text:p>0.053745</text:p>
          </table:table-cell>
          <table:table-cell office:value-type="float" office:value="278.488904" calcext:value-type="float">
            <text:p>278.488904</text:p>
          </table:table-cell>
          <table:table-cell office:value-type="float" office:value="12.038693" calcext:value-type="float">
            <text:p>12.03869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69855" calcext:value-type="float">
            <text:p>0.069855</text:p>
          </table:table-cell>
          <table:table-cell office:value-type="float" office:value="391.939744" calcext:value-type="float">
            <text:p>391.939744</text:p>
          </table:table-cell>
          <table:table-cell office:value-type="float" office:value="13.478053" calcext:value-type="float">
            <text:p>13.47805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.985915493" calcext:value-type="float">
            <text:p>4.985915493</text:p>
          </table:table-cell>
          <table:table-cell office:value-type="float" office:value="1.793158" calcext:value-type="float">
            <text:p>1.793158</text:p>
          </table:table-cell>
        </table:table-row>
        <table:table-row table:style-name="ro1">
          <table:table-cell office:value-type="string" calcext:value-type="string">
            <text:p>917_bac__rf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1.169064748" calcext:value-type="float">
            <text:p>1.169064748</text:p>
          </table:table-cell>
          <table:table-cell office:value-type="float" office:value="1.051486" calcext:value-type="float">
            <text:p>1.05148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8097" calcext:value-type="float">
            <text:p>0.028097</text:p>
          </table:table-cell>
          <table:table-cell office:value-type="float" office:value="1.068345324" calcext:value-type="float">
            <text:p>1.068345324</text:p>
          </table:table-cell>
          <table:table-cell office:value-type="float" office:value="4.188042" calcext:value-type="float">
            <text:p>4.188042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8168" calcext:value-type="float">
            <text:p>0.028168</text:p>
          </table:table-cell>
          <table:table-cell office:value-type="float" office:value="1.323741007" calcext:value-type="float">
            <text:p>1.323741007</text:p>
          </table:table-cell>
          <table:table-cell office:value-type="float" office:value="1.100539" calcext:value-type="float">
            <text:p>1.10053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8.380067" calcext:value-type="float">
            <text:p>8.380067</text:p>
          </table:table-cell>
          <table:table-cell office:value-type="float" office:value="2.124334" calcext:value-type="float">
            <text:p>2.12433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7156" calcext:value-type="float">
            <text:p>0.027156</text:p>
          </table:table-cell>
          <table:table-cell office:value-type="float" office:value="2.317684" calcext:value-type="float">
            <text:p>2.317684</text:p>
          </table:table-cell>
          <table:table-cell office:value-type="float" office:value="1.673704" calcext:value-type="float">
            <text:p>1.67370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1.410071942" calcext:value-type="float">
            <text:p>1.410071942</text:p>
          </table:table-cell>
          <table:table-cell office:value-type="float" office:value="1.004813" calcext:value-type="float">
            <text:p>1.004813</text:p>
          </table:table-cell>
        </table:table-row>
        <table:table-row table:style-name="ro1">
          <table:table-cell office:value-type="string" calcext:value-type="string">
            <text:p>923_bac__rf</text:p>
          </table:table-cell>
          <table:table-cell office:value-type="float" office:value="5732" calcext:value-type="float">
            <text:p>5732</text:p>
          </table:table-cell>
          <table:table-cell office:value-type="float" office:value="5" calcext:value-type="float">
            <text:p>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1598" calcext:value-type="float">
            <text:p>0.041598</text:p>
          </table:table-cell>
          <table:table-cell office:value-type="float" office:value="26.05454545" calcext:value-type="float">
            <text:p>26.05454545</text:p>
          </table:table-cell>
          <table:table-cell office:value-type="float" office:value="47.404533" calcext:value-type="float">
            <text:p>47.40453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27.72727273" calcext:value-type="float">
            <text:p>27.72727273</text:p>
          </table:table-cell>
          <table:table-cell office:value-type="float" office:value="52.785313" calcext:value-type="float">
            <text:p>52.78531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1232" calcext:value-type="float">
            <text:p>0.041232</text:p>
          </table:table-cell>
          <table:table-cell office:value-type="float" office:value="24.94545455" calcext:value-type="float">
            <text:p>24.94545455</text:p>
          </table:table-cell>
          <table:table-cell office:value-type="float" office:value="44.052574" calcext:value-type="float">
            <text:p>44.05257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80104" calcext:value-type="float">
            <text:p>0.080104</text:p>
          </table:table-cell>
          <table:table-cell office:value-type="float" office:value="142.73815" calcext:value-type="float">
            <text:p>142.73815</text:p>
          </table:table-cell>
          <table:table-cell office:value-type="float" office:value="14.129844" calcext:value-type="float">
            <text:p>14.12984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6856" calcext:value-type="float">
            <text:p>0.106856</text:p>
          </table:table-cell>
          <table:table-cell office:value-type="float" office:value="223.804921" calcext:value-type="float">
            <text:p>223.804921</text:p>
          </table:table-cell>
          <table:table-cell office:value-type="float" office:value="16.234197" calcext:value-type="float">
            <text:p>16.23419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2285" calcext:value-type="float">
            <text:p>0.042285</text:p>
          </table:table-cell>
          <table:table-cell office:value-type="float" office:value="28.13636364" calcext:value-type="float">
            <text:p>28.13636364</text:p>
          </table:table-cell>
          <table:table-cell office:value-type="float" office:value="50.844197" calcext:value-type="float">
            <text:p>50.844197</text:p>
          </table:table-cell>
        </table:table-row>
        <table:table-row table:style-name="ro1">
          <table:table-cell office:value-type="string" calcext:value-type="string">
            <text:p>930_bac__rf</text:p>
          </table:table-cell>
          <table:table-cell office:value-type="float" office:value="864" calcext:value-type="float">
            <text:p>864</text:p>
          </table:table-cell>
          <table:table-cell office:value-type="float" office:value="83" calcext:value-type="float">
            <text:p>83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9352" calcext:value-type="float">
            <text:p>0.029352</text:p>
          </table:table-cell>
          <table:table-cell office:value-type="float" office:value="5.963898917" calcext:value-type="float">
            <text:p>5.963898917</text:p>
          </table:table-cell>
          <table:table-cell office:value-type="float" office:value="1.052158" calcext:value-type="float">
            <text:p>1.052158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9338" calcext:value-type="float">
            <text:p>0.029338</text:p>
          </table:table-cell>
          <table:table-cell office:value-type="float" office:value="5.913357401" calcext:value-type="float">
            <text:p>5.913357401</text:p>
          </table:table-cell>
          <table:table-cell office:value-type="float" office:value="3.929528" calcext:value-type="float">
            <text:p>3.929528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9392" calcext:value-type="float">
            <text:p>0.029392</text:p>
          </table:table-cell>
          <table:table-cell office:value-type="float" office:value="6.108303249" calcext:value-type="float">
            <text:p>6.108303249</text:p>
          </table:table-cell>
          <table:table-cell office:value-type="float" office:value="1.110277" calcext:value-type="float">
            <text:p>1.110277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5897" calcext:value-type="float">
            <text:p>0.025897</text:p>
          </table:table-cell>
          <table:table-cell office:value-type="float" office:value="6.510278" calcext:value-type="float">
            <text:p>6.510278</text:p>
          </table:table-cell>
          <table:table-cell office:value-type="float" office:value="2.293941" calcext:value-type="float">
            <text:p>2.29394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8106" calcext:value-type="float">
            <text:p>0.028106</text:p>
          </table:table-cell>
          <table:table-cell office:value-type="float" office:value="1.467432" calcext:value-type="float">
            <text:p>1.467432</text:p>
          </table:table-cell>
          <table:table-cell office:value-type="float" office:value="1.666825" calcext:value-type="float">
            <text:p>1.666825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9337" calcext:value-type="float">
            <text:p>0.029337</text:p>
          </table:table-cell>
          <table:table-cell office:value-type="float" office:value="5.909747292" calcext:value-type="float">
            <text:p>5.909747292</text:p>
          </table:table-cell>
          <table:table-cell office:value-type="float" office:value="1.322052" calcext:value-type="float">
            <text:p>1.322052</text:p>
          </table:table-cell>
        </table:table-row>
        <table:table-row table:style-name="ro1">
          <table:table-cell office:value-type="string" calcext:value-type="string">
            <text:p>934_bac__rf</text:p>
          </table:table-cell>
          <table:table-cell office:value-type="float" office:value="767" calcext:value-type="float">
            <text:p>767</text:p>
          </table:table-cell>
          <table:table-cell office:value-type="float" office:value="39" calcext:value-type="float">
            <text:p>3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098" calcext:value-type="float">
            <text:p>0.016098</text:p>
          </table:table-cell>
          <table:table-cell office:value-type="float" office:value="0.6125" calcext:value-type="float">
            <text:p>0.6125</text:p>
          </table:table-cell>
          <table:table-cell office:value-type="float" office:value="7.050281" calcext:value-type="float">
            <text:p>7.05028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1.56875" calcext:value-type="float">
            <text:p>1.56875</text:p>
          </table:table-cell>
          <table:table-cell office:value-type="float" office:value="12.449088" calcext:value-type="float">
            <text:p>12.44908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194" calcext:value-type="float">
            <text:p>0.016194</text:p>
          </table:table-cell>
          <table:table-cell office:value-type="float" office:value="1.2125" calcext:value-type="float">
            <text:p>1.2125</text:p>
          </table:table-cell>
          <table:table-cell office:value-type="float" office:value="7.236422" calcext:value-type="float">
            <text:p>7.2364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518" calcext:value-type="float">
            <text:p>0.015518</text:p>
          </table:table-cell>
          <table:table-cell office:value-type="float" office:value="3.00988" calcext:value-type="float">
            <text:p>3.00988</text:p>
          </table:table-cell>
          <table:table-cell office:value-type="float" office:value="9.047009" calcext:value-type="float">
            <text:p>9.047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971" calcext:value-type="float">
            <text:p>0.015971</text:p>
          </table:table-cell>
          <table:table-cell office:value-type="float" office:value="0.182962" calcext:value-type="float">
            <text:p>0.182962</text:p>
          </table:table-cell>
          <table:table-cell office:value-type="float" office:value="7.939862" calcext:value-type="float">
            <text:p>7.93986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032" calcext:value-type="float">
            <text:p>0.016032</text:p>
          </table:table-cell>
          <table:table-cell office:value-type="float" office:value="0.2" calcext:value-type="float">
            <text:p>0.2</text:p>
          </table:table-cell>
          <table:table-cell office:value-type="float" office:value="7.395613" calcext:value-type="float">
            <text:p>7.395613</text:p>
          </table:table-cell>
        </table:table-row>
        <table:table-row table:style-name="ro1">
          <table:table-cell office:value-type="string" calcext:value-type="string">
            <text:p>953_bac__rf</text:p>
          </table:table-cell>
          <table:table-cell office:value-type="float" office:value="2116" calcext:value-type="float">
            <text:p>2116</text:p>
          </table:table-cell>
          <table:table-cell office:value-type="float" office:value="285" calcext:value-type="float">
            <text:p>28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53738" calcext:value-type="float">
            <text:p>0.053738</text:p>
          </table:table-cell>
          <table:table-cell office:value-type="float" office:value="21.03153153" calcext:value-type="float">
            <text:p>21.03153153</text:p>
          </table:table-cell>
          <table:table-cell office:value-type="float" office:value="27.276796" calcext:value-type="float">
            <text:p>27.27679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53782" calcext:value-type="float">
            <text:p>0.053782</text:p>
          </table:table-cell>
          <table:table-cell office:value-type="float" office:value="21.13063063" calcext:value-type="float">
            <text:p>21.13063063</text:p>
          </table:table-cell>
          <table:table-cell office:value-type="float" office:value="25.843478" calcext:value-type="float">
            <text:p>25.843478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53587" calcext:value-type="float">
            <text:p>0.053587</text:p>
          </table:table-cell>
          <table:table-cell office:value-type="float" office:value="20.69144144" calcext:value-type="float">
            <text:p>20.69144144</text:p>
          </table:table-cell>
          <table:table-cell office:value-type="float" office:value="25.817673" calcext:value-type="float">
            <text:p>25.817673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2412" calcext:value-type="float">
            <text:p>0.042412</text:p>
          </table:table-cell>
          <table:table-cell office:value-type="float" office:value="4.478548" calcext:value-type="float">
            <text:p>4.478548</text:p>
          </table:table-cell>
          <table:table-cell office:value-type="float" office:value="1.869178" calcext:value-type="float">
            <text:p>1.869178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9085" calcext:value-type="float">
            <text:p>0.049085</text:p>
          </table:table-cell>
          <table:table-cell office:value-type="float" office:value="10.55263" calcext:value-type="float">
            <text:p>10.55263</text:p>
          </table:table-cell>
          <table:table-cell office:value-type="float" office:value="1.881009" calcext:value-type="float">
            <text:p>1.881009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54527" calcext:value-type="float">
            <text:p>0.054527</text:p>
          </table:table-cell>
          <table:table-cell office:value-type="float" office:value="22.80855856" calcext:value-type="float">
            <text:p>22.80855856</text:p>
          </table:table-cell>
          <table:table-cell office:value-type="float" office:value="31.82267" calcext:value-type="float">
            <text:p>31.82267</text:p>
          </table:table-cell>
        </table:table-row>
        <table:table-row table:style-name="ro1">
          <table:table-cell office:value-type="string" calcext:value-type="string">
            <text:p>958_bac__rf</text:p>
          </table:table-cell>
          <table:table-cell office:value-type="float" office:value="1532" calcext:value-type="float">
            <text:p>1532</text:p>
          </table:table-cell>
          <table:table-cell office:value-type="float" office:value="19" calcext:value-type="float">
            <text:p>19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7786" calcext:value-type="float">
            <text:p>0.027786</text:p>
          </table:table-cell>
          <table:table-cell office:value-type="float" office:value="19.76724138" calcext:value-type="float">
            <text:p>19.76724138</text:p>
          </table:table-cell>
          <table:table-cell office:value-type="float" office:value="62.320543" calcext:value-type="float">
            <text:p>62.320543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7629" calcext:value-type="float">
            <text:p>0.027629</text:p>
          </table:table-cell>
          <table:table-cell office:value-type="float" office:value="19.09051724" calcext:value-type="float">
            <text:p>19.09051724</text:p>
          </table:table-cell>
          <table:table-cell office:value-type="float" office:value="59.112217" calcext:value-type="float">
            <text:p>59.112217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7055" calcext:value-type="float">
            <text:p>0.027055</text:p>
          </table:table-cell>
          <table:table-cell office:value-type="float" office:value="16.61637931" calcext:value-type="float">
            <text:p>16.61637931</text:p>
          </table:table-cell>
          <table:table-cell office:value-type="float" office:value="53.612405" calcext:value-type="float">
            <text:p>53.61240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205" calcext:value-type="float">
            <text:p>0.02205</text:p>
          </table:table-cell>
          <table:table-cell office:value-type="float" office:value="4.956535" calcext:value-type="float">
            <text:p>4.956535</text:p>
          </table:table-cell>
          <table:table-cell office:value-type="float" office:value="1.692101" calcext:value-type="float">
            <text:p>1.692101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4123" calcext:value-type="float">
            <text:p>0.024123</text:p>
          </table:table-cell>
          <table:table-cell office:value-type="float" office:value="3.977689" calcext:value-type="float">
            <text:p>3.977689</text:p>
          </table:table-cell>
          <table:table-cell office:value-type="float" office:value="2.091752" calcext:value-type="float">
            <text:p>2.091752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7504" calcext:value-type="float">
            <text:p>0.027504</text:p>
          </table:table-cell>
          <table:table-cell office:value-type="float" office:value="18.55172414" calcext:value-type="float">
            <text:p>18.55172414</text:p>
          </table:table-cell>
          <table:table-cell office:value-type="float" office:value="58.088912" calcext:value-type="float">
            <text:p>58.088912</text:p>
          </table:table-cell>
        </table:table-row>
        <table:table-row table:style-name="ro1">
          <table:table-cell office:value-type="string" calcext:value-type="string">
            <text:p>959_bac__rf</text:p>
          </table:table-cell>
          <table:table-cell office:value-type="float" office:value="8597" calcext:value-type="float">
            <text:p>8597</text:p>
          </table:table-cell>
          <table:table-cell office:value-type="float" office:value="27" calcext:value-type="float">
            <text:p>27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46079" calcext:value-type="float">
            <text:p>0.046079</text:p>
          </table:table-cell>
          <table:table-cell office:value-type="float" office:value="26.93939394" calcext:value-type="float">
            <text:p>26.93939394</text:p>
          </table:table-cell>
          <table:table-cell office:value-type="float" office:value="43.345085" calcext:value-type="float">
            <text:p>43.345085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46292" calcext:value-type="float">
            <text:p>0.046292</text:p>
          </table:table-cell>
          <table:table-cell office:value-type="float" office:value="27.5261708" calcext:value-type="float">
            <text:p>27.5261708</text:p>
          </table:table-cell>
          <table:table-cell office:value-type="float" office:value="44.380008" calcext:value-type="float">
            <text:p>44.380008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45889" calcext:value-type="float">
            <text:p>0.045889</text:p>
          </table:table-cell>
          <table:table-cell office:value-type="float" office:value="26.41597796" calcext:value-type="float">
            <text:p>26.41597796</text:p>
          </table:table-cell>
          <table:table-cell office:value-type="float" office:value="46.338976" calcext:value-type="float">
            <text:p>46.338976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733" calcext:value-type="float">
            <text:p>0.035733</text:p>
          </table:table-cell>
          <table:table-cell office:value-type="float" office:value="1.562425" calcext:value-type="float">
            <text:p>1.562425</text:p>
          </table:table-cell>
          <table:table-cell office:value-type="float" office:value="2.849141" calcext:value-type="float">
            <text:p>2.84914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42223" calcext:value-type="float">
            <text:p>0.042223</text:p>
          </table:table-cell>
          <table:table-cell office:value-type="float" office:value="16.316003" calcext:value-type="float">
            <text:p>16.316003</text:p>
          </table:table-cell>
          <table:table-cell office:value-type="float" office:value="3.624444" calcext:value-type="float">
            <text:p>3.624444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45797" calcext:value-type="float">
            <text:p>0.045797</text:p>
          </table:table-cell>
          <table:table-cell office:value-type="float" office:value="26.16253444" calcext:value-type="float">
            <text:p>26.16253444</text:p>
          </table:table-cell>
          <table:table-cell office:value-type="float" office:value="39.616409" calcext:value-type="float">
            <text:p>39.616409</text:p>
          </table:table-cell>
        </table:table-row>
        <table:table-row table:style-name="ro1">
          <table:table-cell office:value-type="string" calcext:value-type="string">
            <text:p>962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253" calcext:value-type="float">
            <text:p>0.017253</text:p>
          </table:table-cell>
          <table:table-cell office:value-type="float" office:value="1.488235294" calcext:value-type="float">
            <text:p>1.488235294</text:p>
          </table:table-cell>
          <table:table-cell office:value-type="float" office:value="2.265025" calcext:value-type="float">
            <text:p>2.265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229" calcext:value-type="float">
            <text:p>0.017229</text:p>
          </table:table-cell>
          <table:table-cell office:value-type="float" office:value="1.347058824" calcext:value-type="float">
            <text:p>1.347058824</text:p>
          </table:table-cell>
          <table:table-cell office:value-type="float" office:value="4.107185" calcext:value-type="float">
            <text:p>4.10718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232" calcext:value-type="float">
            <text:p>0.017232</text:p>
          </table:table-cell>
          <table:table-cell office:value-type="float" office:value="1.364705882" calcext:value-type="float">
            <text:p>1.364705882</text:p>
          </table:table-cell>
          <table:table-cell office:value-type="float" office:value="2.126825" calcext:value-type="float">
            <text:p>2.1268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3053" calcext:value-type="float">
            <text:p>0.053053</text:p>
          </table:table-cell>
          <table:table-cell office:value-type="float" office:value="212.073946" calcext:value-type="float">
            <text:p>212.073946</text:p>
          </table:table-cell>
          <table:table-cell office:value-type="float" office:value="13.728264" calcext:value-type="float">
            <text:p>13.72826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9309" calcext:value-type="float">
            <text:p>0.069309</text:p>
          </table:table-cell>
          <table:table-cell office:value-type="float" office:value="307.699431" calcext:value-type="float">
            <text:p>307.699431</text:p>
          </table:table-cell>
          <table:table-cell office:value-type="float" office:value="15.167866" calcext:value-type="float">
            <text:p>15.1678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244" calcext:value-type="float">
            <text:p>0.017244</text:p>
          </table:table-cell>
          <table:table-cell office:value-type="float" office:value="1.435294118" calcext:value-type="float">
            <text:p>1.435294118</text:p>
          </table:table-cell>
          <table:table-cell office:value-type="float" office:value="1.952483" calcext:value-type="float">
            <text:p>1.952483</text:p>
          </table:table-cell>
        </table:table-row>
        <table:table-row table:style-name="ro1">
          <table:table-cell office:value-type="string" calcext:value-type="string">
            <text:p>966_bac__rf</text:p>
          </table:table-cell>
          <table:table-cell office:value-type="float" office:value="889" calcext:value-type="float">
            <text:p>889</text:p>
          </table:table-cell>
          <table:table-cell office:value-type="float" office:value="22" calcext:value-type="float">
            <text:p>2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358" calcext:value-type="float">
            <text:p>0.021358</text:p>
          </table:table-cell>
          <table:table-cell office:value-type="float" office:value="2.682692308" calcext:value-type="float">
            <text:p>2.682692308</text:p>
          </table:table-cell>
          <table:table-cell office:value-type="float" office:value="1.625915" calcext:value-type="float">
            <text:p>1.62591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379" calcext:value-type="float">
            <text:p>0.021379</text:p>
          </table:table-cell>
          <table:table-cell office:value-type="float" office:value="2.783653846" calcext:value-type="float">
            <text:p>2.783653846</text:p>
          </table:table-cell>
          <table:table-cell office:value-type="float" office:value="6.571203" calcext:value-type="float">
            <text:p>6.571203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325" calcext:value-type="float">
            <text:p>0.021325</text:p>
          </table:table-cell>
          <table:table-cell office:value-type="float" office:value="2.524038462" calcext:value-type="float">
            <text:p>2.524038462</text:p>
          </table:table-cell>
          <table:table-cell office:value-type="float" office:value="1.707334" calcext:value-type="float">
            <text:p>1.707334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9491" calcext:value-type="float">
            <text:p>0.019491</text:p>
          </table:table-cell>
          <table:table-cell office:value-type="float" office:value="6.294177" calcext:value-type="float">
            <text:p>6.294177</text:p>
          </table:table-cell>
          <table:table-cell office:value-type="float" office:value="2.588665" calcext:value-type="float">
            <text:p>2.58866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583791" calcext:value-type="float">
            <text:p>0.583791</text:p>
          </table:table-cell>
          <table:table-cell office:value-type="float" office:value="2.479066" calcext:value-type="float">
            <text:p>2.4790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361" calcext:value-type="float">
            <text:p>0.021361</text:p>
          </table:table-cell>
          <table:table-cell office:value-type="float" office:value="2.697115385" calcext:value-type="float">
            <text:p>2.697115385</text:p>
          </table:table-cell>
          <table:table-cell office:value-type="float" office:value="1.765975" calcext:value-type="float">
            <text:p>1.765975</text:p>
          </table:table-cell>
        </table:table-row>
        <table:table-row table:style-name="ro1">
          <table:table-cell office:value-type="string" calcext:value-type="string">
            <text:p>971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76" calcext:value-type="float">
            <text:p>76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3203" calcext:value-type="float">
            <text:p>0.043203</text:p>
          </table:table-cell>
          <table:table-cell office:value-type="float" office:value="-2.255656109" calcext:value-type="float">
            <text:p>-2.255656109</text:p>
          </table:table-cell>
          <table:table-cell office:value-type="float" office:value="1.807461" calcext:value-type="float">
            <text:p>1.807461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322" calcext:value-type="float">
            <text:p>0.04322</text:p>
          </table:table-cell>
          <table:table-cell office:value-type="float" office:value="-2.21719457" calcext:value-type="float">
            <text:p>-2.21719457</text:p>
          </table:table-cell>
          <table:table-cell office:value-type="float" office:value="5.998865" calcext:value-type="float">
            <text:p>5.99886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3165" calcext:value-type="float">
            <text:p>0.043165</text:p>
          </table:table-cell>
          <table:table-cell office:value-type="float" office:value="-2.341628959" calcext:value-type="float">
            <text:p>-2.341628959</text:p>
          </table:table-cell>
          <table:table-cell office:value-type="float" office:value="1.872577" calcext:value-type="float">
            <text:p>1.87257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6165" calcext:value-type="float">
            <text:p>0.036165</text:p>
          </table:table-cell>
          <table:table-cell office:value-type="float" office:value="18.178635" calcext:value-type="float">
            <text:p>18.178635</text:p>
          </table:table-cell>
          <table:table-cell office:value-type="float" office:value="1.821455" calcext:value-type="float">
            <text:p>1.82145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09" calcext:value-type="float">
            <text:p>0.0409</text:p>
          </table:table-cell>
          <table:table-cell office:value-type="float" office:value="7.465417" calcext:value-type="float">
            <text:p>7.465417</text:p>
          </table:table-cell>
          <table:table-cell office:value-type="float" office:value="1.996748" calcext:value-type="float">
            <text:p>1.996748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3227" calcext:value-type="float">
            <text:p>0.043227</text:p>
          </table:table-cell>
          <table:table-cell office:value-type="float" office:value="-2.201357466" calcext:value-type="float">
            <text:p>-2.201357466</text:p>
          </table:table-cell>
          <table:table-cell office:value-type="float" office:value="1.7084" calcext:value-type="float">
            <text:p>1.7084</text:p>
          </table:table-cell>
        </table:table-row>
        <table:table-row table:style-name="ro1">
          <table:table-cell office:value-type="string" calcext:value-type="string">
            <text:p>976_bac__rf</text:p>
          </table:table-cell>
          <table:table-cell office:value-type="float" office:value="6607" calcext:value-type="float">
            <text:p>6607</text:p>
          </table:table-cell>
          <table:table-cell office:value-type="float" office:value="14" calcext:value-type="float">
            <text:p>14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8275" calcext:value-type="float">
            <text:p>0.128275</text:p>
          </table:table-cell>
          <table:table-cell office:value-type="float" office:value="6.275890638" calcext:value-type="float">
            <text:p>6.275890638</text:p>
          </table:table-cell>
          <table:table-cell office:value-type="float" office:value="14.256094" calcext:value-type="float">
            <text:p>14.256094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30644" calcext:value-type="float">
            <text:p>0.130644</text:p>
          </table:table-cell>
          <table:table-cell office:value-type="float" office:value="8.238608119" calcext:value-type="float">
            <text:p>8.238608119</text:p>
          </table:table-cell>
          <table:table-cell office:value-type="float" office:value="19.890071" calcext:value-type="float">
            <text:p>19.890071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679" calcext:value-type="float">
            <text:p>0.12679</text:p>
          </table:table-cell>
          <table:table-cell office:value-type="float" office:value="5.045567523" calcext:value-type="float">
            <text:p>5.045567523</text:p>
          </table:table-cell>
          <table:table-cell office:value-type="float" office:value="11.646678" calcext:value-type="float">
            <text:p>11.646678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13.047222" calcext:value-type="float">
            <text:p>13.047222</text:p>
          </table:table-cell>
          <table:table-cell office:value-type="float" office:value="15.140215" calcext:value-type="float">
            <text:p>15.140215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69223" calcext:value-type="float">
            <text:p>0.169223</text:p>
          </table:table-cell>
          <table:table-cell office:value-type="float" office:value="40.201021" calcext:value-type="float">
            <text:p>40.201021</text:p>
          </table:table-cell>
          <table:table-cell office:value-type="float" office:value="12.274206" calcext:value-type="float">
            <text:p>12.274206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8997" calcext:value-type="float">
            <text:p>0.128997</text:p>
          </table:table-cell>
          <table:table-cell office:value-type="float" office:value="6.874067937" calcext:value-type="float">
            <text:p>6.874067937</text:p>
          </table:table-cell>
          <table:table-cell office:value-type="float" office:value="17.058108" calcext:value-type="float">
            <text:p>17.058108</text:p>
          </table:table-cell>
        </table:table-row>
        <table:table-row table:style-name="ro1">
          <table:table-cell office:value-type="string" calcext:value-type="string">
            <text:p>977_bac__rf</text:p>
          </table:table-cell>
          <table:table-cell office:value-type="float" office:value="13266" calcext:value-type="float">
            <text:p>13266</text:p>
          </table:table-cell>
          <table:table-cell office:value-type="float" office:value="16" calcext:value-type="float">
            <text:p>16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103158" calcext:value-type="float">
            <text:p>0.103158</text:p>
          </table:table-cell>
          <table:table-cell office:value-type="float" office:value="15.38926174" calcext:value-type="float">
            <text:p>15.38926174</text:p>
          </table:table-cell>
          <table:table-cell office:value-type="float" office:value="13.592247" calcext:value-type="float">
            <text:p>13.59224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103675" calcext:value-type="float">
            <text:p>0.103675</text:p>
          </table:table-cell>
          <table:table-cell office:value-type="float" office:value="15.96756152" calcext:value-type="float">
            <text:p>15.96756152</text:p>
          </table:table-cell>
          <table:table-cell office:value-type="float" office:value="15.862131" calcext:value-type="float">
            <text:p>15.862131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103359" calcext:value-type="float">
            <text:p>0.103359</text:p>
          </table:table-cell>
          <table:table-cell office:value-type="float" office:value="15.61409396" calcext:value-type="float">
            <text:p>15.61409396</text:p>
          </table:table-cell>
          <table:table-cell office:value-type="float" office:value="15.834371" calcext:value-type="float">
            <text:p>15.834371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82921" calcext:value-type="float">
            <text:p>0.082921</text:p>
          </table:table-cell>
          <table:table-cell office:value-type="float" office:value="7.246858" calcext:value-type="float">
            <text:p>7.246858</text:p>
          </table:table-cell>
          <table:table-cell office:value-type="float" office:value="14.431458" calcext:value-type="float">
            <text:p>14.431458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116639" calcext:value-type="float">
            <text:p>0.116639</text:p>
          </table:table-cell>
          <table:table-cell office:value-type="float" office:value="30.468325" calcext:value-type="float">
            <text:p>30.468325</text:p>
          </table:table-cell>
          <table:table-cell office:value-type="float" office:value="28.315307" calcext:value-type="float">
            <text:p>28.31530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104092" calcext:value-type="float">
            <text:p>0.104092</text:p>
          </table:table-cell>
          <table:table-cell office:value-type="float" office:value="16.43400447" calcext:value-type="float">
            <text:p>16.43400447</text:p>
          </table:table-cell>
          <table:table-cell office:value-type="float" office:value="17.304582" calcext:value-type="float">
            <text:p>17.304582</text:p>
          </table:table-cell>
        </table:table-row>
        <table:table-row table:style-name="ro1">
          <table:table-cell office:value-type="string" calcext:value-type="string">
            <text:p>978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216" calcext:value-type="float">
            <text:p>216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9317" calcext:value-type="float">
            <text:p>0.049317</text:p>
          </table:table-cell>
          <table:table-cell office:value-type="float" office:value="2.53014553" calcext:value-type="float">
            <text:p>2.53014553</text:p>
          </table:table-cell>
          <table:table-cell office:value-type="float" office:value="3.89831" calcext:value-type="float">
            <text:p>3.8983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9329" calcext:value-type="float">
            <text:p>0.049329</text:p>
          </table:table-cell>
          <table:table-cell office:value-type="float" office:value="2.555093555" calcext:value-type="float">
            <text:p>2.555093555</text:p>
          </table:table-cell>
          <table:table-cell office:value-type="float" office:value="9.425538" calcext:value-type="float">
            <text:p>9.42553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9033" calcext:value-type="float">
            <text:p>0.049033</text:p>
          </table:table-cell>
          <table:table-cell office:value-type="float" office:value="1.93970894" calcext:value-type="float">
            <text:p>1.93970894</text:p>
          </table:table-cell>
          <table:table-cell office:value-type="float" office:value="4.344085" calcext:value-type="float">
            <text:p>4.34408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0971" calcext:value-type="float">
            <text:p>0.040971</text:p>
          </table:table-cell>
          <table:table-cell office:value-type="float" office:value="14.821124" calcext:value-type="float">
            <text:p>14.821124</text:p>
          </table:table-cell>
          <table:table-cell office:value-type="float" office:value="4.076808" calcext:value-type="float">
            <text:p>4.0768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6183" calcext:value-type="float">
            <text:p>0.046183</text:p>
          </table:table-cell>
          <table:table-cell office:value-type="float" office:value="3.984811" calcext:value-type="float">
            <text:p>3.984811</text:p>
          </table:table-cell>
          <table:table-cell office:value-type="float" office:value="4.426863" calcext:value-type="float">
            <text:p>4.426863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8938" calcext:value-type="float">
            <text:p>0.048938</text:p>
          </table:table-cell>
          <table:table-cell office:value-type="float" office:value="1.742203742" calcext:value-type="float">
            <text:p>1.742203742</text:p>
          </table:table-cell>
          <table:table-cell office:value-type="float" office:value="4.216913" calcext:value-type="float">
            <text:p>4.216913</text:p>
          </table:table-cell>
        </table:table-row>
        <table:table-row table:style-name="ro1">
          <table:table-cell office:value-type="string" calcext:value-type="string">
            <text:p>979_bac__rf</text:p>
          </table:table-cell>
          <table:table-cell office:value-type="float" office:value="3317" calcext:value-type="float">
            <text:p>3317</text:p>
          </table:table-cell>
          <table:table-cell office:value-type="float" office:value="40" calcext:value-type="float">
            <text:p>40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40076" calcext:value-type="float">
            <text:p>0.140076</text:p>
          </table:table-cell>
          <table:table-cell office:value-type="float" office:value="13.05569007" calcext:value-type="float">
            <text:p>13.05569007</text:p>
          </table:table-cell>
          <table:table-cell office:value-type="float" office:value="12.104385" calcext:value-type="float">
            <text:p>12.104385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40411" calcext:value-type="float">
            <text:p>0.140411</text:p>
          </table:table-cell>
          <table:table-cell office:value-type="float" office:value="13.32606941" calcext:value-type="float">
            <text:p>13.32606941</text:p>
          </table:table-cell>
          <table:table-cell office:value-type="float" office:value="14.242756" calcext:value-type="float">
            <text:p>14.24275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397" calcext:value-type="float">
            <text:p>0.1397</text:p>
          </table:table-cell>
          <table:table-cell office:value-type="float" office:value="12.75221953" calcext:value-type="float">
            <text:p>12.75221953</text:p>
          </table:table-cell>
          <table:table-cell office:value-type="float" office:value="10.703683" calcext:value-type="float">
            <text:p>10.703683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05638" calcext:value-type="float">
            <text:p>0.105638</text:p>
          </table:table-cell>
          <table:table-cell office:value-type="float" office:value="14.738949" calcext:value-type="float">
            <text:p>14.738949</text:p>
          </table:table-cell>
          <table:table-cell office:value-type="float" office:value="1.802112" calcext:value-type="float">
            <text:p>1.802112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4.447334" calcext:value-type="float">
            <text:p>4.447334</text:p>
          </table:table-cell>
          <table:table-cell office:value-type="float" office:value="0.651001" calcext:value-type="float">
            <text:p>0.65100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3949" calcext:value-type="float">
            <text:p>0.13949</text:p>
          </table:table-cell>
          <table:table-cell office:value-type="float" office:value="12.58272801" calcext:value-type="float">
            <text:p>12.58272801</text:p>
          </table:table-cell>
          <table:table-cell office:value-type="float" office:value="10.591616" calcext:value-type="float">
            <text:p>10.591616</text:p>
          </table:table-cell>
        </table:table-row>
        <table:table-row table:style-name="ro1">
          <table:table-cell office:value-type="string" calcext:value-type="string">
            <text:p>980_bac__rf</text:p>
          </table:table-cell>
          <table:table-cell office:value-type="float" office:value="3728" calcext:value-type="float">
            <text:p>3728</text:p>
          </table:table-cell>
          <table:table-cell office:value-type="float" office:value="64" calcext:value-type="float">
            <text:p>64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54782" calcext:value-type="float">
            <text:p>0.054782</text:p>
          </table:table-cell>
          <table:table-cell office:value-type="float" office:value="21.19911504" calcext:value-type="float">
            <text:p>21.19911504</text:p>
          </table:table-cell>
          <table:table-cell office:value-type="float" office:value="29.984474" calcext:value-type="float">
            <text:p>29.984474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55836" calcext:value-type="float">
            <text:p>0.055836</text:p>
          </table:table-cell>
          <table:table-cell office:value-type="float" office:value="23.53097345" calcext:value-type="float">
            <text:p>23.53097345</text:p>
          </table:table-cell>
          <table:table-cell office:value-type="float" office:value="36.857186" calcext:value-type="float">
            <text:p>36.857186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54368" calcext:value-type="float">
            <text:p>0.054368</text:p>
          </table:table-cell>
          <table:table-cell office:value-type="float" office:value="20.28318584" calcext:value-type="float">
            <text:p>20.28318584</text:p>
          </table:table-cell>
          <table:table-cell office:value-type="float" office:value="27.289914" calcext:value-type="float">
            <text:p>27.289914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2333" calcext:value-type="float">
            <text:p>0.042333</text:p>
          </table:table-cell>
          <table:table-cell office:value-type="float" office:value="6.342659" calcext:value-type="float">
            <text:p>6.342659</text:p>
          </table:table-cell>
          <table:table-cell office:value-type="float" office:value="1.04183" calcext:value-type="float">
            <text:p>1.04183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50069" calcext:value-type="float">
            <text:p>0.050069</text:p>
          </table:table-cell>
          <table:table-cell office:value-type="float" office:value="10.772884" calcext:value-type="float">
            <text:p>10.772884</text:p>
          </table:table-cell>
          <table:table-cell office:value-type="float" office:value="1.39724" calcext:value-type="float">
            <text:p>1.39724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54972" calcext:value-type="float">
            <text:p>0.054972</text:p>
          </table:table-cell>
          <table:table-cell office:value-type="float" office:value="21.61946903" calcext:value-type="float">
            <text:p>21.61946903</text:p>
          </table:table-cell>
          <table:table-cell office:value-type="float" office:value="34.331025" calcext:value-type="float">
            <text:p>34.331025</text:p>
          </table:table-cell>
        </table:table-row>
        <table:table-row table:style-name="ro1">
          <table:table-cell office:value-type="string" calcext:value-type="string">
            <text:p>991_bac__rf</text:p>
          </table:table-cell>
          <table:table-cell office:value-type="float" office:value="1146" calcext:value-type="float">
            <text:p>1146</text:p>
          </table:table-cell>
          <table:table-cell office:value-type="float" office:value="21" calcext:value-type="float">
            <text:p>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486" calcext:value-type="float">
            <text:p>0.017486</text:p>
          </table:table-cell>
          <table:table-cell office:value-type="float" office:value="9.2875" calcext:value-type="float">
            <text:p>9.2875</text:p>
          </table:table-cell>
          <table:table-cell office:value-type="float" office:value="9.220559" calcext:value-type="float">
            <text:p>9.22055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401" calcext:value-type="float">
            <text:p>0.017401</text:p>
          </table:table-cell>
          <table:table-cell office:value-type="float" office:value="8.75625" calcext:value-type="float">
            <text:p>8.75625</text:p>
          </table:table-cell>
          <table:table-cell office:value-type="float" office:value="13.338705" calcext:value-type="float">
            <text:p>13.3387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322" calcext:value-type="float">
            <text:p>0.017322</text:p>
          </table:table-cell>
          <table:table-cell office:value-type="float" office:value="8.2625" calcext:value-type="float">
            <text:p>8.2625</text:p>
          </table:table-cell>
          <table:table-cell office:value-type="float" office:value="9.123626" calcext:value-type="float">
            <text:p>9.1236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6.281847" calcext:value-type="float">
            <text:p>6.281847</text:p>
          </table:table-cell>
          <table:table-cell office:value-type="float" office:value="8.657959" calcext:value-type="float">
            <text:p>8.65795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708" calcext:value-type="float">
            <text:p>0.017708</text:p>
          </table:table-cell>
          <table:table-cell office:value-type="float" office:value="10.674372" calcext:value-type="float">
            <text:p>10.674372</text:p>
          </table:table-cell>
          <table:table-cell office:value-type="float" office:value="9.304473" calcext:value-type="float">
            <text:p>9.30447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403" calcext:value-type="float">
            <text:p>0.017403</text:p>
          </table:table-cell>
          <table:table-cell office:value-type="float" office:value="8.76875" calcext:value-type="float">
            <text:p>8.76875</text:p>
          </table:table-cell>
          <table:table-cell office:value-type="float" office:value="8.841285" calcext:value-type="float">
            <text:p>8.841285</text:p>
          </table:table-cell>
        </table:table-row>
        <table:table-row table:style-name="ro1">
          <table:table-cell office:value-type="string" calcext:value-type="string">
            <text:p>993_bac__rf</text:p>
          </table:table-cell>
          <table:table-cell office:value-type="float" office:value="4655" calcext:value-type="float">
            <text:p>4655</text:p>
          </table:table-cell>
          <table:table-cell office:value-type="float" office:value="664" calcext:value-type="float">
            <text:p>664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16397" calcext:value-type="float">
            <text:p>0.116397</text:p>
          </table:table-cell>
          <table:table-cell office:value-type="float" office:value="5.336651584" calcext:value-type="float">
            <text:p>5.336651584</text:p>
          </table:table-cell>
          <table:table-cell office:value-type="float" office:value="15.001249" calcext:value-type="float">
            <text:p>15.00124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14338" calcext:value-type="float">
            <text:p>0.114338</text:p>
          </table:table-cell>
          <table:table-cell office:value-type="float" office:value="3.473303167" calcext:value-type="float">
            <text:p>3.473303167</text:p>
          </table:table-cell>
          <table:table-cell office:value-type="float" office:value="5.955485" calcext:value-type="float">
            <text:p>5.955485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17706" calcext:value-type="float">
            <text:p>0.117706</text:p>
          </table:table-cell>
          <table:table-cell office:value-type="float" office:value="6.521266968" calcext:value-type="float">
            <text:p>6.521266968</text:p>
          </table:table-cell>
          <table:table-cell office:value-type="float" office:value="18.71482" calcext:value-type="float">
            <text:p>18.7148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87929" calcext:value-type="float">
            <text:p>0.087929</text:p>
          </table:table-cell>
          <table:table-cell office:value-type="float" office:value="20.426652" calcext:value-type="float">
            <text:p>20.426652</text:p>
          </table:table-cell>
          <table:table-cell office:value-type="float" office:value="1.349862" calcext:value-type="float">
            <text:p>1.3498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08256" calcext:value-type="float">
            <text:p>0.108256</text:p>
          </table:table-cell>
          <table:table-cell office:value-type="float" office:value="2.031029" calcext:value-type="float">
            <text:p>2.031029</text:p>
          </table:table-cell>
          <table:table-cell office:value-type="float" office:value="0.993094" calcext:value-type="float">
            <text:p>0.993094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17303" calcext:value-type="float">
            <text:p>0.117303</text:p>
          </table:table-cell>
          <table:table-cell office:value-type="float" office:value="6.156561086" calcext:value-type="float">
            <text:p>6.156561086</text:p>
          </table:table-cell>
          <table:table-cell office:value-type="float" office:value="16.431874" calcext:value-type="float">
            <text:p>16.431874</text:p>
          </table:table-cell>
        </table:table-row>
        <table:table-row table:style-name="ro1">
          <table:table-cell office:value-type="string" calcext:value-type="string">
            <text:p>995_bac__rf</text:p>
          </table:table-cell>
          <table:table-cell office:value-type="float" office:value="1327" calcext:value-type="float">
            <text:p>1327</text:p>
          </table:table-cell>
          <table:table-cell office:value-type="float" office:value="47" calcext:value-type="float">
            <text:p>47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929" calcext:value-type="float">
            <text:p>0.039929</text:p>
          </table:table-cell>
          <table:table-cell office:value-type="float" office:value="-1.894348894" calcext:value-type="float">
            <text:p>-1.894348894</text:p>
          </table:table-cell>
          <table:table-cell office:value-type="float" office:value="1.877078" calcext:value-type="float">
            <text:p>1.87707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818" calcext:value-type="float">
            <text:p>0.039818</text:p>
          </table:table-cell>
          <table:table-cell office:value-type="float" office:value="-2.167076167" calcext:value-type="float">
            <text:p>-2.167076167</text:p>
          </table:table-cell>
          <table:table-cell office:value-type="float" office:value="6.700064" calcext:value-type="float">
            <text:p>6.70006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-2.186732187" calcext:value-type="float">
            <text:p>-2.186732187</text:p>
          </table:table-cell>
          <table:table-cell office:value-type="float" office:value="1.755802" calcext:value-type="float">
            <text:p>1.75580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3533" calcext:value-type="float">
            <text:p>0.033533</text:p>
          </table:table-cell>
          <table:table-cell office:value-type="float" office:value="17.610476" calcext:value-type="float">
            <text:p>17.610476</text:p>
          </table:table-cell>
          <table:table-cell office:value-type="float" office:value="1.895289" calcext:value-type="float">
            <text:p>1.89528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818" calcext:value-type="float">
            <text:p>0.037818</text:p>
          </table:table-cell>
          <table:table-cell office:value-type="float" office:value="7.081299" calcext:value-type="float">
            <text:p>7.081299</text:p>
          </table:table-cell>
          <table:table-cell office:value-type="float" office:value="1.849999" calcext:value-type="float">
            <text:p>1.8499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85" calcext:value-type="float">
            <text:p>0.03985</text:p>
          </table:table-cell>
          <table:table-cell office:value-type="float" office:value="-2.088452088" calcext:value-type="float">
            <text:p>-2.088452088</text:p>
          </table:table-cell>
          <table:table-cell office:value-type="float" office:value="1.608614" calcext:value-type="float">
            <text:p>1.608614</text:p>
          </table:table-cell>
        </table:table-row>
        <table:table-row table:style-name="ro1" table:number-rows-repeated="104844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1"/>
        <table:table-column table:style-name="co4" table:default-cell-style-name="ce21"/>
        <table:table-column table:style-name="co1" table:default-cell-style-name="ce21"/>
        <table:table-column table:style-name="co1" table:number-columns-repeated="2" table:default-cell-style-name="ce25"/>
        <table:table-column table:style-name="co5" table:default-cell-style-name="ce25"/>
        <table:table-column table:style-name="co1" table:default-cell-style-name="ce25"/>
        <table:table-row table:style-name="ro1">
          <table:table-cell/>
          <table:table-cell table:style-name="ce18" office:value-type="string" calcext:value-type="string" table:number-columns-spanned="2" table:number-rows-spanned="1">
            <text:p>Dimensons</text:p>
          </table:table-cell>
          <table:covered-table-cell/>
          <table:table-cell table:style-name="ce19" office:value-type="string" calcext:value-type="string" table:number-columns-spanned="4" table:number-rows-spanned="1">
            <text:p>aN + bK + c</text:p>
          </table:table-cell>
          <table:covered-table-cell table:number-columns-repeated="3"/>
          <table:table-cell table:style-name="ce32" office:value-type="string" calcext:value-type="string" table:number-columns-spanned="4" table:number-rows-spanned="1">
            <text:p>aN^1.2 + bK + c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20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  <table:table-cell table:style-name="ce26" office:value-type="boolean" office:boolean-value="true" calcext:value-type="boolean">
            <text:p>TRUE</text:p>
          </table:table-cell>
          <table:table-cell office:value-type="string" calcext:value-type="string">
            <text:p>pred.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%uncertainity</text:p>
          </table:table-cell>
        </table:table-row>
        <table:table-row table:style-name="ro1">
          <table:table-cell office:value-type="string" calcext:value-type="string">
            <text:p>1000_bac__sgd</text:p>
          </table:table-cell>
          <table:table-cell office:value-type="float" office:value="2502" calcext:value-type="float">
            <text:p>2502</text:p>
          </table:table-cell>
          <table:table-cell office:value-type="float" office:value="53" calcext:value-type="float">
            <text:p>53</text:p>
          </table:table-cell>
          <table:table-cell office:value-type="float" office:value="0.009" calcext:value-type="float">
            <text:p>0.009</text:p>
          </table:table-cell>
          <table:table-cell table:style-name="ce31" office:value-type="float" office:value="0.00876" calcext:value-type="float">
            <text:p>8.76E-03</text:p>
          </table:table-cell>
          <table:table-cell table:formula="of:=100*([.E3]-[.D3])/[.D3]" office:value-type="float" office:value="-2.66666666666667" calcext:value-type="float">
            <text:p>-2.66666666666667</text:p>
          </table:table-cell>
          <table:table-cell office:value-type="float" office:value="3.217687" calcext:value-type="float">
            <text:p>3.217687</text:p>
          </table:table-cell>
          <table:table-cell table:style-name="ce33" office:value-type="float" office:value="0.009" calcext:value-type="float">
            <text:p>9.00E-03</text:p>
          </table:table-cell>
          <table:table-cell office:value-type="float" office:value="0.010424" calcext:value-type="float">
            <text:p>0.010424</text:p>
          </table:table-cell>
          <table:table-cell table:formula="of:=100*([.I3]-[.H3])/[.H3]" office:value-type="float" office:value="15.8222222222222" calcext:value-type="float">
            <text:p>15.8222222222222</text:p>
          </table:table-cell>
          <table:table-cell office:value-type="float" office:value="3.69585" calcext:value-type="float">
            <text:p>3.69585</text:p>
          </table:table-cell>
        </table:table-row>
        <table:table-row table:style-name="ro1">
          <table:table-cell office:value-type="string" calcext:value-type="string">
            <text:p>1002_bac__sgd</text:p>
          </table:table-cell>
          <table:table-cell office:value-type="float" office:value="4964" calcext:value-type="float">
            <text:p>4964</text:p>
          </table:table-cell>
          <table:table-cell office:value-type="float" office:value="253" calcext:value-type="float">
            <text:p>253</text:p>
          </table:table-cell>
          <table:table-cell office:value-type="float" office:value="0.0691" calcext:value-type="float">
            <text:p>0.0691</text:p>
          </table:table-cell>
          <table:table-cell table:style-name="ce31" office:value-type="float" office:value="0.0628" calcext:value-type="float">
            <text:p>6.28E-02</text:p>
          </table:table-cell>
          <table:table-cell table:formula="of:=100*([.E4]-[.D4])/[.D4]" office:value-type="float" office:value="-9.11722141823444" calcext:value-type="float">
            <text:p>-9.11722141823444</text:p>
          </table:table-cell>
          <table:table-cell office:value-type="float" office:value="1.124004" calcext:value-type="float">
            <text:p>1.124004</text:p>
          </table:table-cell>
          <table:table-cell table:style-name="ce33" office:value-type="float" office:value="0.0691" calcext:value-type="float">
            <text:p>6.91E-02</text:p>
          </table:table-cell>
          <table:table-cell office:value-type="float" office:value="0.078969" calcext:value-type="float">
            <text:p>0.078969</text:p>
          </table:table-cell>
          <table:table-cell table:formula="of:=100*([.I4]-[.H4])/[.H4]" office:value-type="float" office:value="14.2821997105644" calcext:value-type="float">
            <text:p>14.2821997105644</text:p>
          </table:table-cell>
          <table:table-cell office:value-type="float" office:value="1.54839" calcext:value-type="float">
            <text:p>1.54839</text:p>
          </table:table-cell>
        </table:table-row>
        <table:table-row table:style-name="ro1">
          <table:table-cell office:value-type="string" calcext:value-type="string">
            <text:p>1018_bac__sgd</text:p>
          </table:table-cell>
          <table:table-cell office:value-type="float" office:value="5866" calcext:value-type="float">
            <text:p>5866</text:p>
          </table:table-cell>
          <table:table-cell office:value-type="float" office:value="277" calcext:value-type="float">
            <text:p>277</text:p>
          </table:table-cell>
          <table:table-cell office:value-type="float" office:value="0.0906" calcext:value-type="float">
            <text:p>0.0906</text:p>
          </table:table-cell>
          <table:table-cell table:style-name="ce31" office:value-type="float" office:value="0.0788" calcext:value-type="float">
            <text:p>7.88E-02</text:p>
          </table:table-cell>
          <table:table-cell table:formula="of:=100*([.E5]-[.D5])/[.D5]" office:value-type="float" office:value="-13.0242825607064" calcext:value-type="float">
            <text:p>-13.0242825607064</text:p>
          </table:table-cell>
          <table:table-cell office:value-type="float" office:value="1.091404" calcext:value-type="float">
            <text:p>1.091404</text:p>
          </table:table-cell>
          <table:table-cell table:style-name="ce33" office:value-type="float" office:value="0.0906" calcext:value-type="float">
            <text:p>9.06E-02</text:p>
          </table:table-cell>
          <table:table-cell office:value-type="float" office:value="0.099385" calcext:value-type="float">
            <text:p>0.099385</text:p>
          </table:table-cell>
          <table:table-cell table:formula="of:=100*([.I5]-[.H5])/[.H5]" office:value-type="float" office:value="9.69646799116998" calcext:value-type="float">
            <text:p>9.69646799116998</text:p>
          </table:table-cell>
          <table:table-cell office:value-type="float" office:value="1.331603" calcext:value-type="float">
            <text:p>1.331603</text:p>
          </table:table-cell>
        </table:table-row>
        <table:table-row table:style-name="ro1">
          <table:table-cell office:value-type="string" calcext:value-type="string">
            <text:p>1019_bac__sgd</text:p>
          </table:table-cell>
          <table:table-cell office:value-type="float" office:value="7291" calcext:value-type="float">
            <text:p>7291</text:p>
          </table:table-cell>
          <table:table-cell office:value-type="float" office:value="16" calcext:value-type="float">
            <text:p>16</text:p>
          </table:table-cell>
          <table:table-cell office:value-type="float" office:value="0.0124" calcext:value-type="float">
            <text:p>0.0124</text:p>
          </table:table-cell>
          <table:table-cell table:style-name="ce31" office:value-type="float" office:value="0.0114" calcext:value-type="float">
            <text:p>1.14E-02</text:p>
          </table:table-cell>
          <table:table-cell table:formula="of:=100*([.E6]-[.D6])/[.D6]" office:value-type="float" office:value="-8.06451612903227" calcext:value-type="float">
            <text:p>-8.06451612903227</text:p>
          </table:table-cell>
          <table:table-cell office:value-type="float" office:value="2.69819" calcext:value-type="float">
            <text:p>2.69819</text:p>
          </table:table-cell>
          <table:table-cell table:style-name="ce33" office:value-type="float" office:value="0.0124" calcext:value-type="float">
            <text:p>1.24E-02</text:p>
          </table:table-cell>
          <table:table-cell office:value-type="float" office:value="0.014143" calcext:value-type="float">
            <text:p>0.014143</text:p>
          </table:table-cell>
          <table:table-cell table:formula="of:=100*([.I6]-[.H6])/[.H6]" office:value-type="float" office:value="14.0564516129032" calcext:value-type="float">
            <text:p>14.0564516129032</text:p>
          </table:table-cell>
          <table:table-cell office:value-type="float" office:value="3.797118" calcext:value-type="float">
            <text:p>3.797118</text:p>
          </table:table-cell>
        </table:table-row>
        <table:table-row table:style-name="ro1">
          <table:table-cell office:value-type="string" calcext:value-type="string">
            <text:p>1020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64" calcext:value-type="float">
            <text:p>64</text:p>
          </table:table-cell>
          <table:table-cell office:value-type="float" office:value="0.0057" calcext:value-type="float">
            <text:p>0.0057</text:p>
          </table:table-cell>
          <table:table-cell table:style-name="ce31" office:value-type="float" office:value="0.00562" calcext:value-type="float">
            <text:p>5.62E-03</text:p>
          </table:table-cell>
          <table:table-cell table:formula="of:=100*([.E7]-[.D7])/[.D7]" office:value-type="float" office:value="-1.40350877192981" calcext:value-type="float">
            <text:p>-1.40350877192981</text:p>
          </table:table-cell>
          <table:table-cell office:value-type="float" office:value="6.286018" calcext:value-type="float">
            <text:p>6.286018</text:p>
          </table:table-cell>
          <table:table-cell table:style-name="ce33" office:value-type="float" office:value="0.0057" calcext:value-type="float">
            <text:p>5.70E-03</text:p>
          </table:table-cell>
          <table:table-cell office:value-type="float" office:value="0.006417" calcext:value-type="float">
            <text:p>0.006417</text:p>
          </table:table-cell>
          <table:table-cell table:formula="of:=100*([.I7]-[.H7])/[.H7]" office:value-type="float" office:value="12.578947368421" calcext:value-type="float">
            <text:p>12.578947368421</text:p>
          </table:table-cell>
          <table:table-cell office:value-type="float" office:value="5.304622" calcext:value-type="float">
            <text:p>5.304622</text:p>
          </table:table-cell>
        </table:table-row>
        <table:table-row table:style-name="ro1">
          <table:table-cell office:value-type="string" calcext:value-type="string">
            <text:p>1021_bac__sgd</text:p>
          </table:table-cell>
          <table:table-cell office:value-type="float" office:value="3630" calcext:value-type="float">
            <text:p>3630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style-name="ce31" office:value-type="float" office:value="0.0056" calcext:value-type="float">
            <text:p>5.60E-03</text:p>
          </table:table-cell>
          <table:table-cell table:formula="of:=100*([.E8]-[.D8])/[.D8]" office:value-type="float" office:value="-6.66666666666667" calcext:value-type="float">
            <text:p>-6.66666666666667</text:p>
          </table:table-cell>
          <table:table-cell office:value-type="float" office:value="5.772117" calcext:value-type="float">
            <text:p>5.772117</text:p>
          </table:table-cell>
          <table:table-cell table:style-name="ce33" office:value-type="float" office:value="0.006" calcext:value-type="float">
            <text:p>6.00E-03</text:p>
          </table:table-cell>
          <table:table-cell office:value-type="float" office:value="0.006656" calcext:value-type="float">
            <text:p>0.006656</text:p>
          </table:table-cell>
          <table:table-cell table:formula="of:=100*([.I8]-[.H8])/[.H8]" office:value-type="float" office:value="10.9333333333333" calcext:value-type="float">
            <text:p>10.9333333333333</text:p>
          </table:table-cell>
          <table:table-cell office:value-type="float" office:value="5.416356" calcext:value-type="float">
            <text:p>5.416356</text:p>
          </table:table-cell>
        </table:table-row>
        <table:table-row table:style-name="ro1">
          <table:table-cell office:value-type="string" calcext:value-type="string">
            <text:p>1036_bac__sgd</text:p>
          </table:table-cell>
          <table:table-cell office:value-type="float" office:value="9548" calcext:value-type="float">
            <text:p>9548</text:p>
          </table:table-cell>
          <table:table-cell office:value-type="float" office:value="216" calcext:value-type="float">
            <text:p>216</text:p>
          </table:table-cell>
          <table:table-cell office:value-type="float" office:value="0.1108" calcext:value-type="float">
            <text:p>0.1108</text:p>
          </table:table-cell>
          <table:table-cell table:style-name="ce31" office:value-type="float" office:value="0.0974" calcext:value-type="float">
            <text:p>9.74E-02</text:p>
          </table:table-cell>
          <table:table-cell table:formula="of:=100*([.E9]-[.D9])/[.D9]" office:value-type="float" office:value="-12.0938628158845" calcext:value-type="float">
            <text:p>-12.0938628158845</text:p>
          </table:table-cell>
          <table:table-cell office:value-type="float" office:value="0.819893" calcext:value-type="float">
            <text:p>0.819893</text:p>
          </table:table-cell>
          <table:table-cell table:style-name="ce33" office:value-type="float" office:value="0.111" calcext:value-type="float">
            <text:p>1.11E-01</text:p>
          </table:table-cell>
          <table:table-cell office:value-type="float" office:value="0.123143" calcext:value-type="float">
            <text:p>0.123143</text:p>
          </table:table-cell>
          <table:table-cell table:formula="of:=100*([.I9]-[.H9])/[.H9]" office:value-type="float" office:value="10.9396396396396" calcext:value-type="float">
            <text:p>10.9396396396396</text:p>
          </table:table-cell>
          <table:table-cell office:value-type="float" office:value="1.602895" calcext:value-type="float">
            <text:p>1.602895</text:p>
          </table:table-cell>
        </table:table-row>
        <table:table-row table:style-name="ro1">
          <table:table-cell office:value-type="string" calcext:value-type="string">
            <text:p>1040_bac__sgd</text:p>
          </table:table-cell>
          <table:table-cell office:value-type="float" office:value="9548" calcext:value-type="float">
            <text:p>9548</text:p>
          </table:table-cell>
          <table:table-cell office:value-type="float" office:value="108" calcext:value-type="float">
            <text:p>108</text:p>
          </table:table-cell>
          <table:table-cell office:value-type="float" office:value="0.0576" calcext:value-type="float">
            <text:p>0.0576</text:p>
          </table:table-cell>
          <table:table-cell table:style-name="ce31" office:value-type="float" office:value="0.0523" calcext:value-type="float">
            <text:p>5.23E-02</text:p>
          </table:table-cell>
          <table:table-cell table:formula="of:=100*([.E10]-[.D10])/[.D10]" office:value-type="float" office:value="-9.2013888888889" calcext:value-type="float">
            <text:p>-9.2013888888889</text:p>
          </table:table-cell>
          <table:table-cell office:value-type="float" office:value="0.711731" calcext:value-type="float">
            <text:p>0.711731</text:p>
          </table:table-cell>
          <table:table-cell table:style-name="ce33" office:value-type="float" office:value="0.0576" calcext:value-type="float">
            <text:p>5.76E-02</text:p>
          </table:table-cell>
          <table:table-cell office:value-type="float" office:value="0.066042" calcext:value-type="float">
            <text:p>0.066042</text:p>
          </table:table-cell>
          <table:table-cell table:formula="of:=100*([.I10]-[.H10])/[.H10]" office:value-type="float" office:value="14.65625" calcext:value-type="float">
            <text:p>14.65625</text:p>
          </table:table-cell>
          <table:table-cell office:value-type="float" office:value="2.06549" calcext:value-type="float">
            <text:p>2.06549</text:p>
          </table:table-cell>
        </table:table-row>
        <table:table-row table:style-name="ro1">
          <table:table-cell office:value-type="string" calcext:value-type="string">
            <text:p>1041_bac__sgd</text:p>
          </table:table-cell>
          <table:table-cell office:value-type="float" office:value="2299" calcext:value-type="float">
            <text:p>2299</text:p>
          </table:table-cell>
          <table:table-cell office:value-type="float" office:value="784" calcext:value-type="float">
            <text:p>784</text:p>
          </table:table-cell>
          <table:table-cell office:value-type="float" office:value="0.5198" calcext:value-type="float">
            <text:p>0.5198</text:p>
          </table:table-cell>
          <table:table-cell table:style-name="ce31" office:value-type="float" office:value="0.489" calcext:value-type="float">
            <text:p>4.89E-01</text:p>
          </table:table-cell>
          <table:table-cell table:formula="of:=100*([.E11]-[.D11])/[.D11]" office:value-type="float" office:value="-5.92535590611775" calcext:value-type="float">
            <text:p>-5.92535590611775</text:p>
          </table:table-cell>
          <table:table-cell office:value-type="float" office:value="0.431603" calcext:value-type="float">
            <text:p>0.431603</text:p>
          </table:table-cell>
          <table:table-cell table:style-name="ce33" office:value-type="float" office:value="0.52" calcext:value-type="float">
            <text:p>5.20E-01</text:p>
          </table:table-cell>
          <table:table-cell office:value-type="float" office:value="0.594254" calcext:value-type="float">
            <text:p>0.594254</text:p>
          </table:table-cell>
          <table:table-cell table:formula="of:=100*([.I11]-[.H11])/[.H11]" office:value-type="float" office:value="14.2796153846154" calcext:value-type="float">
            <text:p>14.2796153846154</text:p>
          </table:table-cell>
          <table:table-cell office:value-type="float" office:value="1.418373" calcext:value-type="float">
            <text:p>1.418373</text:p>
          </table:table-cell>
        </table:table-row>
        <table:table-row table:style-name="ro1">
          <table:table-cell office:value-type="string" calcext:value-type="string">
            <text:p>1049_bac__sgd</text:p>
          </table:table-cell>
          <table:table-cell office:value-type="float" office:value="967" calcext:value-type="float">
            <text:p>967</text:p>
          </table:table-cell>
          <table:table-cell office:value-type="float" office:value="37" calcext:value-type="float">
            <text:p>37</text:p>
          </table:table-cell>
          <table:table-cell office:value-type="float" office:value="0.0036" calcext:value-type="float">
            <text:p>0.0036</text:p>
          </table:table-cell>
          <table:table-cell table:style-name="ce31" office:value-type="float" office:value="0.00334" calcext:value-type="float">
            <text:p>3.34E-03</text:p>
          </table:table-cell>
          <table:table-cell table:formula="of:=100*([.E12]-[.D12])/[.D12]" office:value-type="float" office:value="-7.22222222222223" calcext:value-type="float">
            <text:p>-7.22222222222223</text:p>
          </table:table-cell>
          <table:table-cell office:value-type="float" office:value="10.70398" calcext:value-type="float">
            <text:p>10.70398</text:p>
          </table:table-cell>
          <table:table-cell table:style-name="ce33" office:value-type="float" office:value="0.0036" calcext:value-type="float">
            <text:p>3.60E-03</text:p>
          </table:table-cell>
          <table:table-cell office:value-type="float" office:value="0.003678" calcext:value-type="float">
            <text:p>0.003678</text:p>
          </table:table-cell>
          <table:table-cell table:formula="of:=100*([.I12]-[.H12])/[.H12]" office:value-type="float" office:value="2.16666666666665" calcext:value-type="float">
            <text:p>2.16666666666665</text:p>
          </table:table-cell>
          <table:table-cell office:value-type="float" office:value="9.177929" calcext:value-type="float">
            <text:p>9.177929</text:p>
          </table:table-cell>
        </table:table-row>
        <table:table-row table:style-name="ro1">
          <table:table-cell office:value-type="string" calcext:value-type="string">
            <text:p>1050_bac__sgd</text:p>
          </table:table-cell>
          <table:table-cell office:value-type="float" office:value="1037" calcext:value-type="float">
            <text:p>1037</text:p>
          </table:table-cell>
          <table:table-cell office:value-type="float" office:value="37" calcext:value-type="float">
            <text:p>37</text:p>
          </table:table-cell>
          <table:table-cell office:value-type="float" office:value="0.0038" calcext:value-type="float">
            <text:p>0.0038</text:p>
          </table:table-cell>
          <table:table-cell table:style-name="ce31" office:value-type="float" office:value="0.00394" calcext:value-type="float">
            <text:p>3.94E-03</text:p>
          </table:table-cell>
          <table:table-cell table:formula="of:=100*([.E13]-[.D13])/[.D13]" office:value-type="float" office:value="3.68421052631579" calcext:value-type="float">
            <text:p>3.68421052631579</text:p>
          </table:table-cell>
          <table:table-cell office:value-type="float" office:value="8.356446" calcext:value-type="float">
            <text:p>8.356446</text:p>
          </table:table-cell>
          <table:table-cell table:style-name="ce33" office:value-type="float" office:value="0.0038" calcext:value-type="float">
            <text:p>3.80E-03</text:p>
          </table:table-cell>
          <table:table-cell office:value-type="float" office:value="0.004422" calcext:value-type="float">
            <text:p>0.004422</text:p>
          </table:table-cell>
          <table:table-cell table:formula="of:=100*([.I13]-[.H13])/[.H13]" office:value-type="float" office:value="16.3684210526316" calcext:value-type="float">
            <text:p>16.3684210526316</text:p>
          </table:table-cell>
          <table:table-cell office:value-type="float" office:value="6.475233" calcext:value-type="float">
            <text:p>6.475233</text:p>
          </table:table-cell>
        </table:table-row>
        <table:table-row table:style-name="ro1">
          <table:table-cell office:value-type="string" calcext:value-type="string">
            <text:p>1053_bac__sgd</text:p>
          </table:table-cell>
          <table:table-cell office:value-type="float" office:value="7220" calcext:value-type="float">
            <text:p>7220</text:p>
          </table:table-cell>
          <table:table-cell office:value-type="float" office:value="21" calcext:value-type="float">
            <text:p>21</text:p>
          </table:table-cell>
          <table:table-cell office:value-type="float" office:value="0.0169" calcext:value-type="float">
            <text:p>0.0169</text:p>
          </table:table-cell>
          <table:table-cell table:style-name="ce31" office:value-type="float" office:value="0.0156" calcext:value-type="float">
            <text:p>1.56E-02</text:p>
          </table:table-cell>
          <table:table-cell table:formula="of:=100*([.E14]-[.D14])/[.D14]" office:value-type="float" office:value="-7.6923076923077" calcext:value-type="float">
            <text:p>-7.6923076923077</text:p>
          </table:table-cell>
          <table:table-cell office:value-type="float" office:value="2.594308" calcext:value-type="float">
            <text:p>2.594308</text:p>
          </table:table-cell>
          <table:table-cell table:style-name="ce33" office:value-type="float" office:value="0.0169" calcext:value-type="float">
            <text:p>1.69E-02</text:p>
          </table:table-cell>
          <table:table-cell office:value-type="float" office:value="0.019493" calcext:value-type="float">
            <text:p>0.019493</text:p>
          </table:table-cell>
          <table:table-cell table:formula="of:=100*([.I14]-[.H14])/[.H14]" office:value-type="float" office:value="15.3431952662722" calcext:value-type="float">
            <text:p>15.3431952662722</text:p>
          </table:table-cell>
          <table:table-cell office:value-type="float" office:value="2.711606" calcext:value-type="float">
            <text:p>2.711606</text:p>
          </table:table-cell>
        </table:table-row>
        <table:table-row table:style-name="ro1">
          <table:table-cell office:value-type="string" calcext:value-type="string">
            <text:p>1056_bac__sgd</text:p>
          </table:table-cell>
          <table:table-cell office:value-type="float" office:value="6279" calcext:value-type="float">
            <text:p>6279</text:p>
          </table:table-cell>
          <table:table-cell office:value-type="float" office:value="38" calcext:value-type="float">
            <text:p>38</text:p>
          </table:table-cell>
          <table:table-cell office:value-type="float" office:value="0.0164" calcext:value-type="float">
            <text:p>0.0164</text:p>
          </table:table-cell>
          <table:table-cell table:style-name="ce31" office:value-type="float" office:value="0.0163" calcext:value-type="float">
            <text:p>1.63E-02</text:p>
          </table:table-cell>
          <table:table-cell table:formula="of:=100*([.E15]-[.D15])/[.D15]" office:value-type="float" office:value="-0.609756097560972" calcext:value-type="float">
            <text:p>-0.609756097560972</text:p>
          </table:table-cell>
          <table:table-cell office:value-type="float" office:value="2.931592" calcext:value-type="float">
            <text:p>2.931592</text:p>
          </table:table-cell>
          <table:table-cell table:style-name="ce33" office:value-type="float" office:value="0.0164" calcext:value-type="float">
            <text:p>1.64E-02</text:p>
          </table:table-cell>
          <table:table-cell office:value-type="float" office:value="0.020346" calcext:value-type="float">
            <text:p>0.020346</text:p>
          </table:table-cell>
          <table:table-cell table:formula="of:=100*([.I15]-[.H15])/[.H15]" office:value-type="float" office:value="24.0609756097561" calcext:value-type="float">
            <text:p>24.0609756097561</text:p>
          </table:table-cell>
          <table:table-cell office:value-type="float" office:value="3.372345" calcext:value-type="float">
            <text:p>3.372345</text:p>
          </table:table-cell>
        </table:table-row>
        <table:table-row table:style-name="ro1">
          <table:table-cell office:value-type="string" calcext:value-type="string">
            <text:p>1067_bac__sgd</text:p>
          </table:table-cell>
          <table:table-cell office:value-type="float" office:value="1399" calcext:value-type="float">
            <text:p>1399</text:p>
          </table:table-cell>
          <table:table-cell office:value-type="float" office:value="21" calcext:value-type="float">
            <text:p>21</text:p>
          </table:table-cell>
          <table:table-cell office:value-type="float" office:value="0.0038" calcext:value-type="float">
            <text:p>0.0038</text:p>
          </table:table-cell>
          <table:table-cell table:style-name="ce31" office:value-type="float" office:value="0.00383" calcext:value-type="float">
            <text:p>3.83E-03</text:p>
          </table:table-cell>
          <table:table-cell table:formula="of:=100*([.E16]-[.D16])/[.D16]" office:value-type="float" office:value="0.78947368421054" calcext:value-type="float">
            <text:p>0.78947368421054</text:p>
          </table:table-cell>
          <table:table-cell office:value-type="float" office:value="9.590466" calcext:value-type="float">
            <text:p>9.590466</text:p>
          </table:table-cell>
          <table:table-cell table:style-name="ce33" office:value-type="float" office:value="0.0038" calcext:value-type="float">
            <text:p>3.80E-03</text:p>
          </table:table-cell>
          <table:table-cell office:value-type="float" office:value="0.004359" calcext:value-type="float">
            <text:p>0.004359</text:p>
          </table:table-cell>
          <table:table-cell table:formula="of:=100*([.I16]-[.H16])/[.H16]" office:value-type="float" office:value="14.7105263157895" calcext:value-type="float">
            <text:p>14.7105263157895</text:p>
          </table:table-cell>
          <table:table-cell office:value-type="float" office:value="6.161145" calcext:value-type="float">
            <text:p>6.161145</text:p>
          </table:table-cell>
        </table:table-row>
        <table:table-row table:style-name="ro1">
          <table:table-cell office:value-type="string" calcext:value-type="string">
            <text:p>1068_bac__sgd</text:p>
          </table:table-cell>
          <table:table-cell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float" office:value="0.0024" calcext:value-type="float">
            <text:p>0.0024</text:p>
          </table:table-cell>
          <table:table-cell table:style-name="ce31" office:value-type="float" office:value="0.00252" calcext:value-type="float">
            <text:p>2.52E-03</text:p>
          </table:table-cell>
          <table:table-cell table:formula="of:=100*([.E17]-[.D17])/[.D17]" office:value-type="float" office:value="5" calcext:value-type="float">
            <text:p>5</text:p>
          </table:table-cell>
          <table:table-cell office:value-type="float" office:value="12.423959" calcext:value-type="float">
            <text:p>12.423959</text:p>
          </table:table-cell>
          <table:table-cell table:style-name="ce33" office:value-type="float" office:value="0.0024" calcext:value-type="float">
            <text:p>2.40E-03</text:p>
          </table:table-cell>
          <table:table-cell office:value-type="float" office:value="0.002674" calcext:value-type="float">
            <text:p>0.002674</text:p>
          </table:table-cell>
          <table:table-cell table:formula="of:=100*([.I17]-[.H17])/[.H17]" office:value-type="float" office:value="11.4166666666666" calcext:value-type="float">
            <text:p>11.4166666666666</text:p>
          </table:table-cell>
          <table:table-cell office:value-type="float" office:value="14.786865" calcext:value-type="float">
            <text:p>14.786865</text:p>
          </table:table-cell>
        </table:table-row>
        <table:table-row table:style-name="ro1">
          <table:table-cell office:value-type="string" calcext:value-type="string">
            <text:p>1069_bac__sgd</text:p>
          </table:table-cell>
          <table:table-cell office:value-type="float" office:value="3707" calcext:value-type="float">
            <text:p>3707</text:p>
          </table:table-cell>
          <table:table-cell office:value-type="float" office:value="36" calcext:value-type="float">
            <text:p>36</text:p>
          </table:table-cell>
          <table:table-cell office:value-type="float" office:value="0.0096" calcext:value-type="float">
            <text:p>0.0096</text:p>
          </table:table-cell>
          <table:table-cell table:style-name="ce31" office:value-type="float" office:value="0.00911" calcext:value-type="float">
            <text:p>9.11E-03</text:p>
          </table:table-cell>
          <table:table-cell table:formula="of:=100*([.E18]-[.D18])/[.D18]" office:value-type="float" office:value="-5.10416666666668" calcext:value-type="float">
            <text:p>-5.10416666666668</text:p>
          </table:table-cell>
          <table:table-cell office:value-type="float" office:value="3.574174" calcext:value-type="float">
            <text:p>3.574174</text:p>
          </table:table-cell>
          <table:table-cell table:style-name="ce33" office:value-type="float" office:value="0.0096" calcext:value-type="float">
            <text:p>9.60E-03</text:p>
          </table:table-cell>
          <table:table-cell office:value-type="float" office:value="0.011053" calcext:value-type="float">
            <text:p>0.011053</text:p>
          </table:table-cell>
          <table:table-cell table:formula="of:=100*([.I18]-[.H18])/[.H18]" office:value-type="float" office:value="15.1354166666667" calcext:value-type="float">
            <text:p>15.1354166666667</text:p>
          </table:table-cell>
          <table:table-cell office:value-type="float" office:value="3.120825" calcext:value-type="float">
            <text:p>3.120825</text:p>
          </table:table-cell>
        </table:table-row>
        <table:table-row table:style-name="ro1">
          <table:table-cell office:value-type="string" calcext:value-type="string">
            <text:p>1111_bac__sgd</text:p>
          </table:table-cell>
          <table:table-cell office:value-type="float" office:value="33165" calcext:value-type="float">
            <text:p>33165</text:p>
          </table:table-cell>
          <table:table-cell office:value-type="float" office:value="57616" calcext:value-type="float">
            <text:p>57616</text:p>
          </table:table-cell>
          <table:table-cell office:value-type="float" office:value="1.6363" calcext:value-type="float">
            <text:p>1.6363</text:p>
          </table:table-cell>
          <table:table-cell table:style-name="ce31" office:value-type="float" office:value="1.38" calcext:value-type="float">
            <text:p>1.38E+00</text:p>
          </table:table-cell>
          <table:table-cell table:formula="of:=100*([.E19]-[.D19])/[.D19]" office:value-type="float" office:value="-15.6633869094909" calcext:value-type="float">
            <text:p>-15.6633869094909</text:p>
          </table:table-cell>
          <table:table-cell office:value-type="float" office:value="2.121566" calcext:value-type="float">
            <text:p>2.121566</text:p>
          </table:table-cell>
          <table:table-cell table:style-name="ce33" office:value-type="float" office:value="1.64" calcext:value-type="float">
            <text:p>1.64E+00</text:p>
          </table:table-cell>
          <table:table-cell office:value-type="float" office:value="1.750302" calcext:value-type="float">
            <text:p>1.750302</text:p>
          </table:table-cell>
          <table:table-cell table:formula="of:=100*([.I19]-[.H19])/[.H19]" office:value-type="float" office:value="6.72573170731707" calcext:value-type="float">
            <text:p>6.72573170731707</text:p>
          </table:table-cell>
          <table:table-cell office:value-type="float" office:value="1.456925" calcext:value-type="float">
            <text:p>1.456925</text:p>
          </table:table-cell>
        </table:table-row>
        <table:table-row table:style-name="ro1">
          <table:table-cell office:value-type="string" calcext:value-type="string">
            <text:p>1112_bac__sgd</text:p>
          </table:table-cell>
          <table:table-cell office:value-type="float" office:value="33165" calcext:value-type="float">
            <text:p>33165</text:p>
          </table:table-cell>
          <table:table-cell office:value-type="float" office:value="57884" calcext:value-type="float">
            <text:p>57884</text:p>
          </table:table-cell>
          <table:table-cell office:value-type="float" office:value="1.7518" calcext:value-type="float">
            <text:p>1.7518</text:p>
          </table:table-cell>
          <table:table-cell table:style-name="ce31" office:value-type="float" office:value="1.39" calcext:value-type="float">
            <text:p>1.39E+00</text:p>
          </table:table-cell>
          <table:table-cell table:formula="of:=100*([.E20]-[.D20])/[.D20]" office:value-type="float" office:value="-20.6530425847699" calcext:value-type="float">
            <text:p>-20.6530425847699</text:p>
          </table:table-cell>
          <table:table-cell office:value-type="float" office:value="19.497541" calcext:value-type="float">
            <text:p>19.497541</text:p>
          </table:table-cell>
          <table:table-cell table:style-name="ce33" office:value-type="float" office:value="1.75" calcext:value-type="float">
            <text:p>1.75E+00</text:p>
          </table:table-cell>
          <table:table-cell office:value-type="float" office:value="1.827929" calcext:value-type="float">
            <text:p>1.827929</text:p>
          </table:table-cell>
          <table:table-cell table:formula="of:=100*([.I20]-[.H20])/[.H20]" office:value-type="float" office:value="4.45308571428571" calcext:value-type="float">
            <text:p>4.45308571428571</text:p>
          </table:table-cell>
          <table:table-cell office:value-type="float" office:value="2.954163" calcext:value-type="float">
            <text:p>2.954163</text:p>
          </table:table-cell>
        </table:table-row>
        <table:table-row table:style-name="ro1">
          <table:table-cell office:value-type="string" calcext:value-type="string">
            <text:p>1114_bac__sgd</text:p>
          </table:table-cell>
          <table:table-cell office:value-type="float" office:value="33165" calcext:value-type="float">
            <text:p>33165</text:p>
          </table:table-cell>
          <table:table-cell office:value-type="float" office:value="57775" calcext:value-type="float">
            <text:p>57775</text:p>
          </table:table-cell>
          <table:table-cell office:value-type="float" office:value="1.6218" calcext:value-type="float">
            <text:p>1.6218</text:p>
          </table:table-cell>
          <table:table-cell table:style-name="ce31" office:value-type="float" office:value="1.33" calcext:value-type="float">
            <text:p>1.33E+00</text:p>
          </table:table-cell>
          <table:table-cell table:formula="of:=100*([.E21]-[.D21])/[.D21]" office:value-type="float" office:value="-17.9923541743741" calcext:value-type="float">
            <text:p>-17.9923541743741</text:p>
          </table:table-cell>
          <table:table-cell office:value-type="float" office:value="29.59726" calcext:value-type="float">
            <text:p>29.59726</text:p>
          </table:table-cell>
          <table:table-cell table:style-name="ce33" office:value-type="float" office:value="1.62" calcext:value-type="float">
            <text:p>1.62E+00</text:p>
          </table:table-cell>
          <table:table-cell office:value-type="float" office:value="1.810698" calcext:value-type="float">
            <text:p>1.810698</text:p>
          </table:table-cell>
          <table:table-cell table:formula="of:=100*([.I21]-[.H21])/[.H21]" office:value-type="float" office:value="11.7714814814815" calcext:value-type="float">
            <text:p>11.7714814814815</text:p>
          </table:table-cell>
          <table:table-cell office:value-type="float" office:value="2.178888" calcext:value-type="float">
            <text:p>2.178888</text:p>
          </table:table-cell>
        </table:table-row>
        <table:table-row table:style-name="ro1">
          <table:table-cell office:value-type="string" calcext:value-type="string">
            <text:p>1116_bac__sgd</text:p>
          </table:table-cell>
          <table:table-cell office:value-type="float" office:value="4376" calcext:value-type="float">
            <text:p>4376</text:p>
          </table:table-cell>
          <table:table-cell office:value-type="float" office:value="266" calcext:value-type="float">
            <text:p>266</text:p>
          </table:table-cell>
          <table:table-cell office:value-type="float" office:value="0.0532" calcext:value-type="float">
            <text:p>0.0532</text:p>
          </table:table-cell>
          <table:table-cell table:style-name="ce31" office:value-type="float" office:value="0.0494" calcext:value-type="float">
            <text:p>4.94E-02</text:p>
          </table:table-cell>
          <table:table-cell table:formula="of:=100*([.E22]-[.D22])/[.D22]" office:value-type="float" office:value="-7.14285714285715" calcext:value-type="float">
            <text:p>-7.14285714285715</text:p>
          </table:table-cell>
          <table:table-cell office:value-type="float" office:value="9.838499" calcext:value-type="float">
            <text:p>9.838499</text:p>
          </table:table-cell>
          <table:table-cell table:style-name="ce33" office:value-type="float" office:value="0.0532" calcext:value-type="float">
            <text:p>5.32E-02</text:p>
          </table:table-cell>
          <table:table-cell office:value-type="float" office:value="0.062349" calcext:value-type="float">
            <text:p>0.062349</text:p>
          </table:table-cell>
          <table:table-cell table:formula="of:=100*([.I22]-[.H22])/[.H22]" office:value-type="float" office:value="17.1973684210526" calcext:value-type="float">
            <text:p>17.1973684210526</text:p>
          </table:table-cell>
          <table:table-cell office:value-type="float" office:value="9.684942" calcext:value-type="float">
            <text:p>9.684942</text:p>
          </table:table-cell>
        </table:table-row>
        <table:table-row table:style-name="ro1">
          <table:table-cell office:value-type="string" calcext:value-type="string">
            <text:p>1119_bac__sgd</text:p>
          </table:table-cell>
          <table:table-cell office:value-type="float" office:value="21597" calcext:value-type="float">
            <text:p>21597</text:p>
          </table:table-cell>
          <table:table-cell office:value-type="float" office:value="108" calcext:value-type="float">
            <text:p>108</text:p>
          </table:table-cell>
          <table:table-cell office:value-type="float" office:value="0.1861" calcext:value-type="float">
            <text:p>0.1861</text:p>
          </table:table-cell>
          <table:table-cell table:style-name="ce31" office:value-type="float" office:value="0.136" calcext:value-type="float">
            <text:p>1.36E-01</text:p>
          </table:table-cell>
          <table:table-cell table:formula="of:=100*([.E23]-[.D23])/[.D23]" office:value-type="float" office:value="-26.9210102095648" calcext:value-type="float">
            <text:p>-26.9210102095648</text:p>
          </table:table-cell>
          <table:table-cell office:value-type="float" office:value="0.492902" calcext:value-type="float">
            <text:p>0.492902</text:p>
          </table:table-cell>
          <table:table-cell table:style-name="ce33" office:value-type="float" office:value="0.186" calcext:value-type="float">
            <text:p>1.86E-01</text:p>
          </table:table-cell>
          <table:table-cell office:value-type="float" office:value="0.17255" calcext:value-type="float">
            <text:p>0.17255</text:p>
          </table:table-cell>
          <table:table-cell table:formula="of:=100*([.I23]-[.H23])/[.H23]" office:value-type="float" office:value="-7.23118279569892" calcext:value-type="float">
            <text:p>-7.23118279569892</text:p>
          </table:table-cell>
          <table:table-cell office:value-type="float" office:value="2.19856" calcext:value-type="float">
            <text:p>2.19856</text:p>
          </table:table-cell>
        </table:table-row>
        <table:table-row table:style-name="ro1">
          <table:table-cell office:value-type="string" calcext:value-type="string">
            <text:p>1120_bac__sgd</text:p>
          </table:table-cell>
          <table:table-cell office:value-type="float" office:value="12616" calcext:value-type="float">
            <text:p>12616</text:p>
          </table:table-cell>
          <table:table-cell office:value-type="float" office:value="10" calcext:value-type="float">
            <text:p>10</text:p>
          </table:table-cell>
          <table:table-cell office:value-type="float" office:value="0.0215" calcext:value-type="float">
            <text:p>0.0215</text:p>
          </table:table-cell>
          <table:table-cell table:style-name="ce31" office:value-type="float" office:value="0.0199" calcext:value-type="float">
            <text:p>1.99E-02</text:p>
          </table:table-cell>
          <table:table-cell table:formula="of:=100*([.E24]-[.D24])/[.D24]" office:value-type="float" office:value="-7.44186046511628" calcext:value-type="float">
            <text:p>-7.44186046511628</text:p>
          </table:table-cell>
          <table:table-cell office:value-type="float" office:value="2.038807" calcext:value-type="float">
            <text:p>2.038807</text:p>
          </table:table-cell>
          <table:table-cell table:style-name="ce33" office:value-type="float" office:value="0.0215" calcext:value-type="float">
            <text:p>2.15E-02</text:p>
          </table:table-cell>
          <table:table-cell office:value-type="float" office:value="0.025092" calcext:value-type="float">
            <text:p>0.025092</text:p>
          </table:table-cell>
          <table:table-cell table:formula="of:=100*([.I24]-[.H24])/[.H24]" office:value-type="float" office:value="16.706976744186" calcext:value-type="float">
            <text:p>16.706976744186</text:p>
          </table:table-cell>
          <table:table-cell office:value-type="float" office:value="1.932092" calcext:value-type="float">
            <text:p>1.932092</text:p>
          </table:table-cell>
        </table:table-row>
        <table:table-row table:style-name="ro1">
          <table:table-cell office:value-type="string" calcext:value-type="string">
            <text:p>1128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6014" calcext:value-type="float">
            <text:p>0.6014</text:p>
          </table:table-cell>
          <table:table-cell table:style-name="ce31" office:value-type="float" office:value="0.557" calcext:value-type="float">
            <text:p>5.57E-01</text:p>
          </table:table-cell>
          <table:table-cell table:formula="of:=100*([.E25]-[.D25])/[.D25]" office:value-type="float" office:value="-7.38277352843365" calcext:value-type="float">
            <text:p>-7.38277352843365</text:p>
          </table:table-cell>
          <table:table-cell office:value-type="float" office:value="4.226076" calcext:value-type="float">
            <text:p>4.226076</text:p>
          </table:table-cell>
          <table:table-cell table:style-name="ce33" office:value-type="float" office:value="0.601" calcext:value-type="float">
            <text:p>6.01E-01</text:p>
          </table:table-cell>
          <table:table-cell office:value-type="float" office:value="0.651553" calcext:value-type="float">
            <text:p>0.651553</text:p>
          </table:table-cell>
          <table:table-cell table:formula="of:=100*([.I25]-[.H25])/[.H25]" office:value-type="float" office:value="8.41148086522462" calcext:value-type="float">
            <text:p>8.41148086522462</text:p>
          </table:table-cell>
          <table:table-cell office:value-type="float" office:value="1.699741" calcext:value-type="float">
            <text:p>1.699741</text:p>
          </table:table-cell>
        </table:table-row>
        <table:table-row table:style-name="ro1">
          <table:table-cell office:value-type="string" calcext:value-type="string">
            <text:p>1130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5874" calcext:value-type="float">
            <text:p>0.5874</text:p>
          </table:table-cell>
          <table:table-cell table:style-name="ce31" office:value-type="float" office:value="0.558" calcext:value-type="float">
            <text:p>5.58E-01</text:p>
          </table:table-cell>
          <table:table-cell table:formula="of:=100*([.E26]-[.D26])/[.D26]" office:value-type="float" office:value="-5.00510725229826" calcext:value-type="float">
            <text:p>-5.00510725229826</text:p>
          </table:table-cell>
          <table:table-cell office:value-type="float" office:value="6.593458" calcext:value-type="float">
            <text:p>6.593458</text:p>
          </table:table-cell>
          <table:table-cell table:style-name="ce33" office:value-type="float" office:value="0.587" calcext:value-type="float">
            <text:p>5.87E-01</text:p>
          </table:table-cell>
          <table:table-cell office:value-type="float" office:value="0.650731" calcext:value-type="float">
            <text:p>0.650731</text:p>
          </table:table-cell>
          <table:table-cell table:formula="of:=100*([.I26]-[.H26])/[.H26]" office:value-type="float" office:value="10.857069846678" calcext:value-type="float">
            <text:p>10.857069846678</text:p>
          </table:table-cell>
          <table:table-cell office:value-type="float" office:value="5.199904" calcext:value-type="float">
            <text:p>5.199904</text:p>
          </table:table-cell>
        </table:table-row>
        <table:table-row table:style-name="ro1">
          <table:table-cell office:value-type="string" calcext:value-type="string">
            <text:p>1134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5885" calcext:value-type="float">
            <text:p>0.5885</text:p>
          </table:table-cell>
          <table:table-cell table:style-name="ce31" office:value-type="float" office:value="0.553" calcext:value-type="float">
            <text:p>5.53E-01</text:p>
          </table:table-cell>
          <table:table-cell table:formula="of:=100*([.E27]-[.D27])/[.D27]" office:value-type="float" office:value="-6.0322854715378" calcext:value-type="float">
            <text:p>-6.0322854715378</text:p>
          </table:table-cell>
          <table:table-cell office:value-type="float" office:value="3.67082" calcext:value-type="float">
            <text:p>3.67082</text:p>
          </table:table-cell>
          <table:table-cell table:style-name="ce33" office:value-type="float" office:value="0.589" calcext:value-type="float">
            <text:p>5.89E-01</text:p>
          </table:table-cell>
          <table:table-cell office:value-type="float" office:value="0.64941" calcext:value-type="float">
            <text:p>0.64941</text:p>
          </table:table-cell>
          <table:table-cell table:formula="of:=100*([.I27]-[.H27])/[.H27]" office:value-type="float" office:value="10.2563667232598" calcext:value-type="float">
            <text:p>10.2563667232598</text:p>
          </table:table-cell>
          <table:table-cell office:value-type="float" office:value="1.358472" calcext:value-type="float">
            <text:p>1.358472</text:p>
          </table:table-cell>
        </table:table-row>
        <table:table-row table:style-name="ro1">
          <table:table-cell office:value-type="string" calcext:value-type="string">
            <text:p>1138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5994" calcext:value-type="float">
            <text:p>0.5994</text:p>
          </table:table-cell>
          <table:table-cell table:style-name="ce31" office:value-type="float" office:value="0.562" calcext:value-type="float">
            <text:p>5.62E-01</text:p>
          </table:table-cell>
          <table:table-cell table:formula="of:=100*([.E28]-[.D28])/[.D28]" office:value-type="float" office:value="-6.23957290623957" calcext:value-type="float">
            <text:p>-6.23957290623957</text:p>
          </table:table-cell>
          <table:table-cell office:value-type="float" office:value="3.063404" calcext:value-type="float">
            <text:p>3.063404</text:p>
          </table:table-cell>
          <table:table-cell table:style-name="ce33" office:value-type="float" office:value="0.599" calcext:value-type="float">
            <text:p>5.99E-01</text:p>
          </table:table-cell>
          <table:table-cell office:value-type="float" office:value="0.658913" calcext:value-type="float">
            <text:p>0.658913</text:p>
          </table:table-cell>
          <table:table-cell table:formula="of:=100*([.I28]-[.H28])/[.H28]" office:value-type="float" office:value="10.0021702838063" calcext:value-type="float">
            <text:p>10.0021702838063</text:p>
          </table:table-cell>
          <table:table-cell office:value-type="float" office:value="1.378717" calcext:value-type="float">
            <text:p>1.378717</text:p>
          </table:table-cell>
        </table:table-row>
        <table:table-row table:style-name="ro1">
          <table:table-cell office:value-type="string" calcext:value-type="string">
            <text:p>1139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5949" calcext:value-type="float">
            <text:p>0.5949</text:p>
          </table:table-cell>
          <table:table-cell table:style-name="ce31" office:value-type="float" office:value="0.559" calcext:value-type="float">
            <text:p>5.59E-01</text:p>
          </table:table-cell>
          <table:table-cell table:formula="of:=100*([.E29]-[.D29])/[.D29]" office:value-type="float" office:value="-6.03462766851571" calcext:value-type="float">
            <text:p>-6.03462766851571</text:p>
          </table:table-cell>
          <table:table-cell office:value-type="float" office:value="3.333571" calcext:value-type="float">
            <text:p>3.333571</text:p>
          </table:table-cell>
          <table:table-cell table:style-name="ce33" office:value-type="float" office:value="0.595" calcext:value-type="float">
            <text:p>5.95E-01</text:p>
          </table:table-cell>
          <table:table-cell office:value-type="float" office:value="0.654068" calcext:value-type="float">
            <text:p>0.654068</text:p>
          </table:table-cell>
          <table:table-cell table:formula="of:=100*([.I29]-[.H29])/[.H29]" office:value-type="float" office:value="9.92739495798319" calcext:value-type="float">
            <text:p>9.92739495798319</text:p>
          </table:table-cell>
          <table:table-cell office:value-type="float" office:value="1.297911" calcext:value-type="float">
            <text:p>1.297911</text:p>
          </table:table-cell>
        </table:table-row>
        <table:table-row table:style-name="ro1">
          <table:table-cell office:value-type="string" calcext:value-type="string">
            <text:p>1142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5901" calcext:value-type="float">
            <text:p>0.5901</text:p>
          </table:table-cell>
          <table:table-cell table:style-name="ce31" office:value-type="float" office:value="0.555" calcext:value-type="float">
            <text:p>5.55E-01</text:p>
          </table:table-cell>
          <table:table-cell table:formula="of:=100*([.E30]-[.D30])/[.D30]" office:value-type="float" office:value="-5.94814438230809" calcext:value-type="float">
            <text:p>-5.94814438230809</text:p>
          </table:table-cell>
          <table:table-cell office:value-type="float" office:value="2.486524" calcext:value-type="float">
            <text:p>2.486524</text:p>
          </table:table-cell>
          <table:table-cell table:style-name="ce33" office:value-type="float" office:value="0.59" calcext:value-type="float">
            <text:p>5.90E-01</text:p>
          </table:table-cell>
          <table:table-cell office:value-type="float" office:value="0.624844" calcext:value-type="float">
            <text:p>0.624844</text:p>
          </table:table-cell>
          <table:table-cell table:formula="of:=100*([.I30]-[.H30])/[.H30]" office:value-type="float" office:value="5.90576271186441" calcext:value-type="float">
            <text:p>5.90576271186441</text:p>
          </table:table-cell>
          <table:table-cell office:value-type="float" office:value="21.35759" calcext:value-type="float">
            <text:p>21.35759</text:p>
          </table:table-cell>
        </table:table-row>
        <table:table-row table:style-name="ro1">
          <table:table-cell office:value-type="string" calcext:value-type="string">
            <text:p>1146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5865" calcext:value-type="float">
            <text:p>0.5865</text:p>
          </table:table-cell>
          <table:table-cell table:style-name="ce31" office:value-type="float" office:value="0.552" calcext:value-type="float">
            <text:p>5.52E-01</text:p>
          </table:table-cell>
          <table:table-cell table:formula="of:=100*([.E31]-[.D31])/[.D31]" office:value-type="float" office:value="-5.88235294117647" calcext:value-type="float">
            <text:p>-5.88235294117647</text:p>
          </table:table-cell>
          <table:table-cell office:value-type="float" office:value="2.28425" calcext:value-type="float">
            <text:p>2.28425</text:p>
          </table:table-cell>
          <table:table-cell table:style-name="ce33" office:value-type="float" office:value="0.587" calcext:value-type="float">
            <text:p>5.87E-01</text:p>
          </table:table-cell>
          <table:table-cell office:value-type="float" office:value="0.625915" calcext:value-type="float">
            <text:p>0.625915</text:p>
          </table:table-cell>
          <table:table-cell table:formula="of:=100*([.I31]-[.H31])/[.H31]" office:value-type="float" office:value="6.62947189097105" calcext:value-type="float">
            <text:p>6.62947189097105</text:p>
          </table:table-cell>
          <table:table-cell office:value-type="float" office:value="20.288376" calcext:value-type="float">
            <text:p>20.288376</text:p>
          </table:table-cell>
        </table:table-row>
        <table:table-row table:style-name="ro1">
          <table:table-cell office:value-type="string" calcext:value-type="string">
            <text:p>1161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5974" calcext:value-type="float">
            <text:p>0.5974</text:p>
          </table:table-cell>
          <table:table-cell table:style-name="ce31" office:value-type="float" office:value="0.557" calcext:value-type="float">
            <text:p>5.57E-01</text:p>
          </table:table-cell>
          <table:table-cell table:formula="of:=100*([.E32]-[.D32])/[.D32]" office:value-type="float" office:value="-6.76263809842651" calcext:value-type="float">
            <text:p>-6.76263809842651</text:p>
          </table:table-cell>
          <table:table-cell office:value-type="float" office:value="3.346484" calcext:value-type="float">
            <text:p>3.346484</text:p>
          </table:table-cell>
          <table:table-cell table:style-name="ce33" office:value-type="float" office:value="0.597" calcext:value-type="float">
            <text:p>5.97E-01</text:p>
          </table:table-cell>
          <table:table-cell office:value-type="float" office:value="0.648025" calcext:value-type="float">
            <text:p>0.648025</text:p>
          </table:table-cell>
          <table:table-cell table:formula="of:=100*([.I32]-[.H32])/[.H32]" office:value-type="float" office:value="8.54690117252931" calcext:value-type="float">
            <text:p>8.54690117252931</text:p>
          </table:table-cell>
          <table:table-cell office:value-type="float" office:value="2.114128" calcext:value-type="float">
            <text:p>2.114128</text:p>
          </table:table-cell>
        </table:table-row>
        <table:table-row table:style-name="ro1">
          <table:table-cell office:value-type="string" calcext:value-type="string">
            <text:p>1166_bac__sgd</text:p>
          </table:table-cell>
          <table:table-cell office:value-type="float" office:value="1025" calcext:value-type="float">
            <text:p>1025</text:p>
          </table:table-cell>
          <table:table-cell office:value-type="float" office:value="10935" calcext:value-type="float">
            <text:p>10935</text:p>
          </table:table-cell>
          <table:table-cell office:value-type="float" office:value="0.6046" calcext:value-type="float">
            <text:p>0.6046</text:p>
          </table:table-cell>
          <table:table-cell table:style-name="ce31" office:value-type="float" office:value="0.559" calcext:value-type="float">
            <text:p>5.59E-01</text:p>
          </table:table-cell>
          <table:table-cell table:formula="of:=100*([.E33]-[.D33])/[.D33]" office:value-type="float" office:value="-7.54217664571617" calcext:value-type="float">
            <text:p>-7.54217664571617</text:p>
          </table:table-cell>
          <table:table-cell office:value-type="float" office:value="3.674291" calcext:value-type="float">
            <text:p>3.674291</text:p>
          </table:table-cell>
          <table:table-cell table:style-name="ce33" office:value-type="float" office:value="0.605" calcext:value-type="float">
            <text:p>6.05E-01</text:p>
          </table:table-cell>
          <table:table-cell office:value-type="float" office:value="0.652" calcext:value-type="float">
            <text:p>0.652</text:p>
          </table:table-cell>
          <table:table-cell table:formula="of:=100*([.I33]-[.H33])/[.H33]" office:value-type="float" office:value="7.76859504132232" calcext:value-type="float">
            <text:p>7.76859504132232</text:p>
          </table:table-cell>
          <table:table-cell office:value-type="float" office:value="1.536921" calcext:value-type="float">
            <text:p>1.536921</text:p>
          </table:table-cell>
        </table:table-row>
        <table:table-row table:style-name="ro1">
          <table:table-cell office:value-type="string" calcext:value-type="string">
            <text:p>12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216" calcext:value-type="float">
            <text:p>216</text:p>
          </table:table-cell>
          <table:table-cell office:value-type="float" office:value="0.0888" calcext:value-type="float">
            <text:p>0.0888</text:p>
          </table:table-cell>
          <table:table-cell table:style-name="ce31" office:value-type="float" office:value="0.0892" calcext:value-type="float">
            <text:p>8.92E-02</text:p>
          </table:table-cell>
          <table:table-cell table:formula="of:=100*([.E34]-[.D34])/[.D34]" office:value-type="float" office:value="0.450450450450448" calcext:value-type="float">
            <text:p>0.450450450450448</text:p>
          </table:table-cell>
          <table:table-cell office:value-type="float" office:value="0.558906" calcext:value-type="float">
            <text:p>0.558906</text:p>
          </table:table-cell>
          <table:table-cell table:style-name="ce33" office:value-type="float" office:value="0.0888" calcext:value-type="float">
            <text:p>8.88E-02</text:p>
          </table:table-cell>
          <table:table-cell office:value-type="float" office:value="0.105007" calcext:value-type="float">
            <text:p>0.105007</text:p>
          </table:table-cell>
          <table:table-cell table:formula="of:=100*([.I34]-[.H34])/[.H34]" office:value-type="float" office:value="18.2511261261261" calcext:value-type="float">
            <text:p>18.2511261261261</text:p>
          </table:table-cell>
          <table:table-cell office:value-type="float" office:value="1.457154" calcext:value-type="float">
            <text:p>1.457154</text:p>
          </table:table-cell>
        </table:table-row>
        <table:table-row table:style-name="ro1">
          <table:table-cell office:value-type="string" calcext:value-type="string">
            <text:p>14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76" calcext:value-type="float">
            <text:p>76</text:p>
          </table:table-cell>
          <table:table-cell office:value-type="float" office:value="0.0404" calcext:value-type="float">
            <text:p>0.0404</text:p>
          </table:table-cell>
          <table:table-cell table:style-name="ce31" office:value-type="float" office:value="0.0382" calcext:value-type="float">
            <text:p>3.82E-02</text:p>
          </table:table-cell>
          <table:table-cell table:formula="of:=100*([.E35]-[.D35])/[.D35]" office:value-type="float" office:value="-5.44554455445545" calcext:value-type="float">
            <text:p>-5.44554455445545</text:p>
          </table:table-cell>
          <table:table-cell office:value-type="float" office:value="1.067093" calcext:value-type="float">
            <text:p>1.067093</text:p>
          </table:table-cell>
          <table:table-cell table:style-name="ce33" office:value-type="float" office:value="0.0404" calcext:value-type="float">
            <text:p>4.04E-02</text:p>
          </table:table-cell>
          <table:table-cell office:value-type="float" office:value="0.044801" calcext:value-type="float">
            <text:p>0.044801</text:p>
          </table:table-cell>
          <table:table-cell table:formula="of:=100*([.I35]-[.H35])/[.H35]" office:value-type="float" office:value="10.8935643564356" calcext:value-type="float">
            <text:p>10.8935643564356</text:p>
          </table:table-cell>
          <table:table-cell office:value-type="float" office:value="1.515944" calcext:value-type="float">
            <text:p>1.515944</text:p>
          </table:table-cell>
        </table:table-row>
        <table:table-row table:style-name="ro1">
          <table:table-cell office:value-type="string" calcext:value-type="string">
            <text:p>16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64" calcext:value-type="float">
            <text:p>64</text:p>
          </table:table-cell>
          <table:table-cell office:value-type="float" office:value="0.0347" calcext:value-type="float">
            <text:p>0.0347</text:p>
          </table:table-cell>
          <table:table-cell table:style-name="ce31" office:value-type="float" office:value="0.0329" calcext:value-type="float">
            <text:p>3.29E-02</text:p>
          </table:table-cell>
          <table:table-cell table:formula="of:=100*([.E36]-[.D36])/[.D36]" office:value-type="float" office:value="-5.18731988472623" calcext:value-type="float">
            <text:p>-5.18731988472623</text:p>
          </table:table-cell>
          <table:table-cell office:value-type="float" office:value="0.976985" calcext:value-type="float">
            <text:p>0.976985</text:p>
          </table:table-cell>
          <table:table-cell table:style-name="ce33" office:value-type="float" office:value="0.0347" calcext:value-type="float">
            <text:p>3.47E-02</text:p>
          </table:table-cell>
          <table:table-cell office:value-type="float" office:value="0.038478" calcext:value-type="float">
            <text:p>0.038478</text:p>
          </table:table-cell>
          <table:table-cell table:formula="of:=100*([.I36]-[.H36])/[.H36]" office:value-type="float" office:value="10.8876080691643" calcext:value-type="float">
            <text:p>10.8876080691643</text:p>
          </table:table-cell>
          <table:table-cell office:value-type="float" office:value="1.565655" calcext:value-type="float">
            <text:p>1.565655</text:p>
          </table:table-cell>
        </table:table-row>
        <table:table-row table:style-name="ro1">
          <table:table-cell office:value-type="string" calcext:value-type="string">
            <text:p>179_bac__sgd</text:p>
          </table:table-cell>
          <table:table-cell office:value-type="float" office:value="32397" calcext:value-type="float">
            <text:p>32397</text:p>
          </table:table-cell>
          <table:table-cell office:value-type="float" office:value="124" calcext:value-type="float">
            <text:p>124</text:p>
          </table:table-cell>
          <table:table-cell office:value-type="float" office:value="0.351" calcext:value-type="float">
            <text:p>0.351</text:p>
          </table:table-cell>
          <table:table-cell table:style-name="ce31" office:value-type="float" office:value="0.233" calcext:value-type="float">
            <text:p>2.33E-01</text:p>
          </table:table-cell>
          <table:table-cell table:formula="of:=100*([.E37]-[.D37])/[.D37]" office:value-type="float" office:value="-33.6182336182336" calcext:value-type="float">
            <text:p>-33.6182336182336</text:p>
          </table:table-cell>
          <table:table-cell office:value-type="float" office:value="0.91834" calcext:value-type="float">
            <text:p>0.91834</text:p>
          </table:table-cell>
          <table:table-cell table:style-name="ce33" office:value-type="float" office:value="0.351" calcext:value-type="float">
            <text:p>3.51E-01</text:p>
          </table:table-cell>
          <table:table-cell office:value-type="float" office:value="0.296553" calcext:value-type="float">
            <text:p>0.296553</text:p>
          </table:table-cell>
          <table:table-cell table:formula="of:=100*([.I37]-[.H37])/[.H37]" office:value-type="float" office:value="-15.5119658119658" calcext:value-type="float">
            <text:p>-15.5119658119658</text:p>
          </table:table-cell>
          <table:table-cell office:value-type="float" office:value="1.8908" calcext:value-type="float">
            <text:p>1.8908</text:p>
          </table:table-cell>
        </table:table-row>
        <table:table-row table:style-name="ro1">
          <table:table-cell office:value-type="string" calcext:value-type="string">
            <text:p>180_bac__sgd</text:p>
          </table:table-cell>
          <table:table-cell office:value-type="float" office:value="73223" calcext:value-type="float">
            <text:p>73223</text:p>
          </table:table-cell>
          <table:table-cell office:value-type="float" office:value="93" calcext:value-type="float">
            <text:p>93</text:p>
          </table:table-cell>
          <table:table-cell office:value-type="float" office:value="3.5954" calcext:value-type="float">
            <text:p>3.5954</text:p>
          </table:table-cell>
          <table:table-cell table:style-name="ce31" office:value-type="float" office:value="2.22" calcext:value-type="float">
            <text:p>2.22E+00</text:p>
          </table:table-cell>
          <table:table-cell table:formula="of:=100*([.E38]-[.D38])/[.D38]" office:value-type="float" office:value="-38.2544362240641" calcext:value-type="float">
            <text:p>-38.2544362240641</text:p>
          </table:table-cell>
          <table:table-cell office:value-type="float" office:value="2.8625" calcext:value-type="float">
            <text:p>2.8625</text:p>
          </table:table-cell>
          <table:table-cell table:style-name="ce33" office:value-type="float" office:value="3.6" calcext:value-type="float">
            <text:p>3.60E+00</text:p>
          </table:table-cell>
          <table:table-cell office:value-type="float" office:value="2.942903" calcext:value-type="float">
            <text:p>2.942903</text:p>
          </table:table-cell>
          <table:table-cell table:formula="of:=100*([.I38]-[.H38])/[.H38]" office:value-type="float" office:value="-18.2526944444445" calcext:value-type="float">
            <text:p>-18.2526944444445</text:p>
          </table:table-cell>
          <table:table-cell office:value-type="float" office:value="1.675672" calcext:value-type="float">
            <text:p>1.675672</text:p>
          </table:table-cell>
        </table:table-row>
        <table:table-row table:style-name="ro1">
          <table:table-cell office:value-type="string" calcext:value-type="string">
            <text:p>181_bac__sgd</text:p>
          </table:table-cell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office:value-type="float" office:value="0.0113" calcext:value-type="float">
            <text:p>0.0113</text:p>
          </table:table-cell>
          <table:table-cell table:style-name="ce31" office:value-type="float" office:value="0.0114" calcext:value-type="float">
            <text:p>1.14E-02</text:p>
          </table:table-cell>
          <table:table-cell table:formula="of:=100*([.E39]-[.D39])/[.D39]" office:value-type="float" office:value="0.884955752212384" calcext:value-type="float">
            <text:p>0.884955752212384</text:p>
          </table:table-cell>
          <table:table-cell office:value-type="float" office:value="4.233426" calcext:value-type="float">
            <text:p>4.233426</text:p>
          </table:table-cell>
          <table:table-cell table:style-name="ce33" office:value-type="float" office:value="0.0113" calcext:value-type="float">
            <text:p>1.13E-02</text:p>
          </table:table-cell>
          <table:table-cell office:value-type="float" office:value="0.012982" calcext:value-type="float">
            <text:p>0.012982</text:p>
          </table:table-cell>
          <table:table-cell table:formula="of:=100*([.I39]-[.H39])/[.H39]" office:value-type="float" office:value="14.8849557522124" calcext:value-type="float">
            <text:p>14.8849557522124</text:p>
          </table:table-cell>
          <table:table-cell office:value-type="float" office:value="4.134017" calcext:value-type="float">
            <text:p>4.134017</text:p>
          </table:table-cell>
        </table:table-row>
        <table:table-row table:style-name="ro1">
          <table:table-cell office:value-type="string" calcext:value-type="string">
            <text:p>182_bac__sgd</text:p>
          </table:table-cell>
          <table:table-cell office:value-type="float" office:value="4265" calcext:value-type="float">
            <text:p>4265</text:p>
          </table:table-cell>
          <table:table-cell office:value-type="float" office:value="36" calcext:value-type="float">
            <text:p>36</text:p>
          </table:table-cell>
          <table:table-cell office:value-type="float" office:value="0.0497" calcext:value-type="float">
            <text:p>0.0497</text:p>
          </table:table-cell>
          <table:table-cell table:style-name="ce31" office:value-type="float" office:value="0.0469" calcext:value-type="float">
            <text:p>4.69E-02</text:p>
          </table:table-cell>
          <table:table-cell table:formula="of:=100*([.E40]-[.D40])/[.D40]" office:value-type="float" office:value="-5.6338028169014" calcext:value-type="float">
            <text:p>-5.6338028169014</text:p>
          </table:table-cell>
          <table:table-cell office:value-type="float" office:value="1.489968" calcext:value-type="float">
            <text:p>1.489968</text:p>
          </table:table-cell>
          <table:table-cell table:style-name="ce33" office:value-type="float" office:value="0.0497" calcext:value-type="float">
            <text:p>4.97E-02</text:p>
          </table:table-cell>
          <table:table-cell office:value-type="float" office:value="0.0587" calcext:value-type="float">
            <text:p>0.0587</text:p>
          </table:table-cell>
          <table:table-cell table:formula="of:=100*([.I40]-[.H40])/[.H40]" office:value-type="float" office:value="18.1086519114688" calcext:value-type="float">
            <text:p>18.1086519114688</text:p>
          </table:table-cell>
          <table:table-cell office:value-type="float" office:value="1.412258" calcext:value-type="float">
            <text:p>1.412258</text:p>
          </table:table-cell>
        </table:table-row>
        <table:table-row table:style-name="ro1">
          <table:table-cell office:value-type="string" calcext:value-type="string">
            <text:p>184_bac__sgd</text:p>
          </table:table-cell>
          <table:table-cell office:value-type="float" office:value="18610" calcext:value-type="float">
            <text:p>18610</text:p>
          </table:table-cell>
          <table:table-cell office:value-type="float" office:value="40" calcext:value-type="float">
            <text:p>40</text:p>
          </table:table-cell>
          <table:table-cell office:value-type="float" office:value="0.6954" calcext:value-type="float">
            <text:p>0.6954</text:p>
          </table:table-cell>
          <table:table-cell table:style-name="ce31" office:value-type="float" office:value="0.677" calcext:value-type="float">
            <text:p>6.77E-01</text:p>
          </table:table-cell>
          <table:table-cell table:formula="of:=100*([.E41]-[.D41])/[.D41]" office:value-type="float" office:value="-2.64595916019557" calcext:value-type="float">
            <text:p>-2.64595916019557</text:p>
          </table:table-cell>
          <table:table-cell office:value-type="float" office:value="0.430387" calcext:value-type="float">
            <text:p>0.430387</text:p>
          </table:table-cell>
          <table:table-cell table:style-name="ce33" office:value-type="float" office:value="0.695" calcext:value-type="float">
            <text:p>6.95E-01</text:p>
          </table:table-cell>
          <table:table-cell office:value-type="float" office:value="0.875252" calcext:value-type="float">
            <text:p>0.875252</text:p>
          </table:table-cell>
          <table:table-cell table:formula="of:=100*([.I41]-[.H41])/[.H41]" office:value-type="float" office:value="25.9355395683453" calcext:value-type="float">
            <text:p>25.9355395683453</text:p>
          </table:table-cell>
          <table:table-cell office:value-type="float" office:value="2.464951" calcext:value-type="float">
            <text:p>2.464951</text:p>
          </table:table-cell>
        </table:table-row>
        <table:table-row table:style-name="ro1">
          <table:table-cell office:value-type="string" calcext:value-type="string">
            <text:p>185_bac__sgd</text:p>
          </table:table-cell>
          <table:table-cell office:value-type="float" office:value="889" calcext:value-type="float">
            <text:p>889</text:p>
          </table:table-cell>
          <table:table-cell office:value-type="float" office:value="22" calcext:value-type="float">
            <text:p>22</text:p>
          </table:table-cell>
          <table:table-cell office:value-type="float" office:value="0.005" calcext:value-type="float">
            <text:p>0.005</text:p>
          </table:table-cell>
          <table:table-cell table:style-name="ce31" office:value-type="float" office:value="0.00466" calcext:value-type="float">
            <text:p>4.66E-03</text:p>
          </table:table-cell>
          <table:table-cell table:formula="of:=100*([.E42]-[.D42])/[.D42]" office:value-type="float" office:value="-6.8" calcext:value-type="float">
            <text:p>-6.8</text:p>
          </table:table-cell>
          <table:table-cell office:value-type="float" office:value="7.931174" calcext:value-type="float">
            <text:p>7.931174</text:p>
          </table:table-cell>
          <table:table-cell table:style-name="ce33" office:value-type="float" office:value="0.005" calcext:value-type="float">
            <text:p>5.00E-03</text:p>
          </table:table-cell>
          <table:table-cell office:value-type="float" office:value="0.00512" calcext:value-type="float">
            <text:p>0.00512</text:p>
          </table:table-cell>
          <table:table-cell table:formula="of:=100*([.I42]-[.H42])/[.H42]" office:value-type="float" office:value="2.40000000000001" calcext:value-type="float">
            <text:p>2.40000000000001</text:p>
          </table:table-cell>
          <table:table-cell office:value-type="float" office:value="6.745676" calcext:value-type="float">
            <text:p>6.745676</text:p>
          </table:table-cell>
        </table:table-row>
        <table:table-row table:style-name="ro1">
          <table:table-cell office:value-type="string" calcext:value-type="string">
            <text:p>18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6" calcext:value-type="float">
            <text:p>6</text:p>
          </table:table-cell>
          <table:table-cell office:value-type="float" office:value="0.0134" calcext:value-type="float">
            <text:p>0.0134</text:p>
          </table:table-cell>
          <table:table-cell table:style-name="ce31" office:value-type="float" office:value="0.0132" calcext:value-type="float">
            <text:p>1.32E-02</text:p>
          </table:table-cell>
          <table:table-cell table:formula="of:=100*([.E43]-[.D43])/[.D43]" office:value-type="float" office:value="-1.49253731343284" calcext:value-type="float">
            <text:p>-1.49253731343284</text:p>
          </table:table-cell>
          <table:table-cell office:value-type="float" office:value="2.790625" calcext:value-type="float">
            <text:p>2.790625</text:p>
          </table:table-cell>
          <table:table-cell table:style-name="ce33" office:value-type="float" office:value="0.0134" calcext:value-type="float">
            <text:p>1.34E-02</text:p>
          </table:table-cell>
          <table:table-cell office:value-type="float" office:value="0.015238" calcext:value-type="float">
            <text:p>0.015238</text:p>
          </table:table-cell>
          <table:table-cell table:formula="of:=100*([.I43]-[.H43])/[.H43]" office:value-type="float" office:value="13.7164179104478" calcext:value-type="float">
            <text:p>13.7164179104478</text:p>
          </table:table-cell>
          <table:table-cell office:value-type="float" office:value="2.413799" calcext:value-type="float">
            <text:p>2.413799</text:p>
          </table:table-cell>
        </table:table-row>
        <table:table-row table:style-name="ro1">
          <table:table-cell office:value-type="string" calcext:value-type="string">
            <text:p>21_bac__sgd</text:p>
          </table:table-cell>
          <table:table-cell office:value-type="float" office:value="1146" calcext:value-type="float">
            <text:p>1146</text:p>
          </table:table-cell>
          <table:table-cell office:value-type="float" office:value="21" calcext:value-type="float">
            <text:p>21</text:p>
          </table:table-cell>
          <table:table-cell office:value-type="float" office:value="0.0075" calcext:value-type="float">
            <text:p>0.0075</text:p>
          </table:table-cell>
          <table:table-cell table:style-name="ce31" office:value-type="float" office:value="0.00759" calcext:value-type="float">
            <text:p>7.59E-03</text:p>
          </table:table-cell>
          <table:table-cell table:formula="of:=100*([.E44]-[.D44])/[.D44]" office:value-type="float" office:value="1.2" calcext:value-type="float">
            <text:p>1.2</text:p>
          </table:table-cell>
          <table:table-cell office:value-type="float" office:value="4.358526" calcext:value-type="float">
            <text:p>4.358526</text:p>
          </table:table-cell>
          <table:table-cell table:style-name="ce33" office:value-type="float" office:value="0.0075" calcext:value-type="float">
            <text:p>7.50E-03</text:p>
          </table:table-cell>
          <table:table-cell office:value-type="float" office:value="0.008602" calcext:value-type="float">
            <text:p>0.008602</text:p>
          </table:table-cell>
          <table:table-cell table:formula="of:=100*([.I44]-[.H44])/[.H44]" office:value-type="float" office:value="14.6933333333333" calcext:value-type="float">
            <text:p>14.6933333333333</text:p>
          </table:table-cell>
          <table:table-cell office:value-type="float" office:value="4.63021" calcext:value-type="float">
            <text:p>4.63021</text:p>
          </table:table-cell>
        </table:table-row>
        <table:table-row table:style-name="ro1">
          <table:table-cell office:value-type="string" calcext:value-type="string">
            <text:p>22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47" calcext:value-type="float">
            <text:p>47</text:p>
          </table:table-cell>
          <table:table-cell office:value-type="float" office:value="0.03" calcext:value-type="float">
            <text:p>0.03</text:p>
          </table:table-cell>
          <table:table-cell table:style-name="ce31" office:value-type="float" office:value="0.0286" calcext:value-type="float">
            <text:p>2.86E-02</text:p>
          </table:table-cell>
          <table:table-cell table:formula="of:=100*([.E45]-[.D45])/[.D45]" office:value-type="float" office:value="-4.66666666666666" calcext:value-type="float">
            <text:p>-4.66666666666666</text:p>
          </table:table-cell>
          <table:table-cell office:value-type="float" office:value="1.467907" calcext:value-type="float">
            <text:p>1.467907</text:p>
          </table:table-cell>
          <table:table-cell table:style-name="ce33" office:value-type="float" office:value="0.03" calcext:value-type="float">
            <text:p>3.00E-02</text:p>
          </table:table-cell>
          <table:table-cell office:value-type="float" office:value="0.033373" calcext:value-type="float">
            <text:p>0.033373</text:p>
          </table:table-cell>
          <table:table-cell table:formula="of:=100*([.I45]-[.H45])/[.H45]" office:value-type="float" office:value="11.2433333333333" calcext:value-type="float">
            <text:p>11.2433333333333</text:p>
          </table:table-cell>
          <table:table-cell office:value-type="float" office:value="1.909804" calcext:value-type="float">
            <text:p>1.909804</text:p>
          </table:table-cell>
        </table:table-row>
        <table:table-row table:style-name="ro1">
          <table:table-cell office:value-type="string" calcext:value-type="string">
            <text:p>23_bac__sgd</text:p>
          </table:table-cell>
          <table:table-cell office:value-type="float" office:value="977" calcext:value-type="float">
            <text:p>977</text:p>
          </table:table-cell>
          <table:table-cell office:value-type="float" office:value="24" calcext:value-type="float">
            <text:p>24</text:p>
          </table:table-cell>
          <table:table-cell office:value-type="float" office:value="0.0069" calcext:value-type="float">
            <text:p>0.0069</text:p>
          </table:table-cell>
          <table:table-cell table:style-name="ce31" office:value-type="float" office:value="0.00691" calcext:value-type="float">
            <text:p>6.91E-03</text:p>
          </table:table-cell>
          <table:table-cell table:formula="of:=100*([.E46]-[.D46])/[.D46]" office:value-type="float" office:value="0.144927536231878" calcext:value-type="float">
            <text:p>0.144927536231878</text:p>
          </table:table-cell>
          <table:table-cell office:value-type="float" office:value="4.253989" calcext:value-type="float">
            <text:p>4.253989</text:p>
          </table:table-cell>
          <table:table-cell table:style-name="ce33" office:value-type="float" office:value="0.0069" calcext:value-type="float">
            <text:p>6.90E-03</text:p>
          </table:table-cell>
          <table:table-cell office:value-type="float" office:value="0.00778" calcext:value-type="float">
            <text:p>0.00778</text:p>
          </table:table-cell>
          <table:table-cell table:formula="of:=100*([.I46]-[.H46])/[.H46]" office:value-type="float" office:value="12.7536231884058" calcext:value-type="float">
            <text:p>12.7536231884058</text:p>
          </table:table-cell>
          <table:table-cell office:value-type="float" office:value="6.040221" calcext:value-type="float">
            <text:p>6.040221</text:p>
          </table:table-cell>
        </table:table-row>
        <table:table-row table:style-name="ro1">
          <table:table-cell office:value-type="string" calcext:value-type="string">
            <text:p>24_bac__sgd</text:p>
          </table:table-cell>
          <table:table-cell office:value-type="float" office:value="5389" calcext:value-type="float">
            <text:p>5389</text:p>
          </table:table-cell>
          <table:table-cell office:value-type="float" office:value="117" calcext:value-type="float">
            <text:p>117</text:p>
          </table:table-cell>
          <table:table-cell office:value-type="float" office:value="0.033" calcext:value-type="float">
            <text:p>0.033</text:p>
          </table:table-cell>
          <table:table-cell table:style-name="ce31" office:value-type="float" office:value="0.0314" calcext:value-type="float">
            <text:p>3.14E-02</text:p>
          </table:table-cell>
          <table:table-cell table:formula="of:=100*([.E47]-[.D47])/[.D47]" office:value-type="float" office:value="-4.84848484848484" calcext:value-type="float">
            <text:p>-4.84848484848484</text:p>
          </table:table-cell>
          <table:table-cell office:value-type="float" office:value="1.161396" calcext:value-type="float">
            <text:p>1.161396</text:p>
          </table:table-cell>
          <table:table-cell table:style-name="ce33" office:value-type="float" office:value="0.033" calcext:value-type="float">
            <text:p>3.30E-02</text:p>
          </table:table-cell>
          <table:table-cell office:value-type="float" office:value="0.039297" calcext:value-type="float">
            <text:p>0.039297</text:p>
          </table:table-cell>
          <table:table-cell table:formula="of:=100*([.I47]-[.H47])/[.H47]" office:value-type="float" office:value="19.0818181818182" calcext:value-type="float">
            <text:p>19.0818181818182</text:p>
          </table:table-cell>
          <table:table-cell office:value-type="float" office:value="2.478859" calcext:value-type="float">
            <text:p>2.478859</text:p>
          </table:table-cell>
        </table:table-row>
        <table:table-row table:style-name="ro1">
          <table:table-cell office:value-type="string" calcext:value-type="string">
            <text:p>26_bac__sgd</text:p>
          </table:table-cell>
          <table:table-cell office:value-type="float" office:value="8596" calcext:value-type="float">
            <text:p>8596</text:p>
          </table:table-cell>
          <table:table-cell office:value-type="float" office:value="27" calcext:value-type="float">
            <text:p>27</text:p>
          </table:table-cell>
          <table:table-cell office:value-type="float" office:value="0.0715" calcext:value-type="float">
            <text:p>0.0715</text:p>
          </table:table-cell>
          <table:table-cell table:style-name="ce31" office:value-type="float" office:value="0.0613" calcext:value-type="float">
            <text:p>6.13E-02</text:p>
          </table:table-cell>
          <table:table-cell table:formula="of:=100*([.E48]-[.D48])/[.D48]" office:value-type="float" office:value="-14.2657342657343" calcext:value-type="float">
            <text:p>-14.2657342657343</text:p>
          </table:table-cell>
          <table:table-cell office:value-type="float" office:value="2.623477" calcext:value-type="float">
            <text:p>2.623477</text:p>
          </table:table-cell>
          <table:table-cell table:style-name="ce33" office:value-type="float" office:value="0.0715" calcext:value-type="float">
            <text:p>7.15E-02</text:p>
          </table:table-cell>
          <table:table-cell office:value-type="float" office:value="0.077585" calcext:value-type="float">
            <text:p>0.077585</text:p>
          </table:table-cell>
          <table:table-cell table:formula="of:=100*([.I48]-[.H48])/[.H48]" office:value-type="float" office:value="8.5104895104895" calcext:value-type="float">
            <text:p>8.5104895104895</text:p>
          </table:table-cell>
          <table:table-cell office:value-type="float" office:value="1.089871" calcext:value-type="float">
            <text:p>1.089871</text:p>
          </table:table-cell>
        </table:table-row>
        <table:table-row table:style-name="ro1">
          <table:table-cell office:value-type="string" calcext:value-type="string">
            <text:p>28_bac__sgd</text:p>
          </table:table-cell>
          <table:table-cell office:value-type="float" office:value="3728" calcext:value-type="float">
            <text:p>3728</text:p>
          </table:table-cell>
          <table:table-cell office:value-type="float" office:value="64" calcext:value-type="float">
            <text:p>64</text:p>
          </table:table-cell>
          <table:table-cell office:value-type="float" office:value="0.0958" calcext:value-type="float">
            <text:p>0.0958</text:p>
          </table:table-cell>
          <table:table-cell table:style-name="ce31" office:value-type="float" office:value="0.0948" calcext:value-type="float">
            <text:p>9.48E-02</text:p>
          </table:table-cell>
          <table:table-cell table:formula="of:=100*([.E49]-[.D49])/[.D49]" office:value-type="float" office:value="-1.04384133611691" calcext:value-type="float">
            <text:p>-1.04384133611691</text:p>
          </table:table-cell>
          <table:table-cell office:value-type="float" office:value="2.75037" calcext:value-type="float">
            <text:p>2.75037</text:p>
          </table:table-cell>
          <table:table-cell table:style-name="ce33" office:value-type="float" office:value="0.0958" calcext:value-type="float">
            <text:p>9.58E-02</text:p>
          </table:table-cell>
          <table:table-cell office:value-type="float" office:value="0.118265" calcext:value-type="float">
            <text:p>0.118265</text:p>
          </table:table-cell>
          <table:table-cell table:formula="of:=100*([.I49]-[.H49])/[.H49]" office:value-type="float" office:value="23.4498956158664" calcext:value-type="float">
            <text:p>23.4498956158664</text:p>
          </table:table-cell>
          <table:table-cell office:value-type="float" office:value="3.256636" calcext:value-type="float">
            <text:p>3.256636</text:p>
          </table:table-cell>
        </table:table-row>
        <table:table-row table:style-name="ro1">
          <table:table-cell office:value-type="string" calcext:value-type="string">
            <text:p>300_bac__sgd</text:p>
          </table:table-cell>
          <table:table-cell office:value-type="float" office:value="5172" calcext:value-type="float">
            <text:p>5172</text:p>
          </table:table-cell>
          <table:table-cell office:value-type="float" office:value="617" calcext:value-type="float">
            <text:p>617</text:p>
          </table:table-cell>
          <table:table-cell office:value-type="float" office:value="2.3778" calcext:value-type="float">
            <text:p>2.3778</text:p>
          </table:table-cell>
          <table:table-cell table:style-name="ce31" office:value-type="float" office:value="2.17" calcext:value-type="float">
            <text:p>2.17E+00</text:p>
          </table:table-cell>
          <table:table-cell table:formula="of:=100*([.E50]-[.D50])/[.D50]" office:value-type="float" office:value="-8.73917066195644" calcext:value-type="float">
            <text:p>-8.73917066195644</text:p>
          </table:table-cell>
          <table:table-cell office:value-type="float" office:value="0.3125" calcext:value-type="float">
            <text:p>0.3125</text:p>
          </table:table-cell>
          <table:table-cell table:style-name="ce33" office:value-type="float" office:value="2.38" calcext:value-type="float">
            <text:p>2.38E+00</text:p>
          </table:table-cell>
          <table:table-cell office:value-type="float" office:value="2.730845" calcext:value-type="float">
            <text:p>2.730845</text:p>
          </table:table-cell>
          <table:table-cell table:formula="of:=100*([.I50]-[.H50])/[.H50]" office:value-type="float" office:value="14.7413865546219" calcext:value-type="float">
            <text:p>14.7413865546219</text:p>
          </table:table-cell>
          <table:table-cell office:value-type="float" office:value="1.748673" calcext:value-type="float">
            <text:p>1.748673</text:p>
          </table:table-cell>
        </table:table-row>
        <table:table-row table:style-name="ro1">
          <table:table-cell office:value-type="string" calcext:value-type="string">
            <text:p>30_bac__sgd</text:p>
          </table:table-cell>
          <table:table-cell office:value-type="float" office:value="3630" calcext:value-type="float">
            <text:p>3630</text:p>
          </table:table-cell>
          <table:table-cell office:value-type="float" office:value="10" calcext:value-type="float">
            <text:p>10</text:p>
          </table:table-cell>
          <table:table-cell office:value-type="float" office:value="0.0198" calcext:value-type="float">
            <text:p>0.0198</text:p>
          </table:table-cell>
          <table:table-cell table:style-name="ce31" office:value-type="float" office:value="0.0202" calcext:value-type="float">
            <text:p>2.02E-02</text:p>
          </table:table-cell>
          <table:table-cell table:formula="of:=100*([.E51]-[.D51])/[.D51]" office:value-type="float" office:value="2.02020202020203" calcext:value-type="float">
            <text:p>2.02020202020203</text:p>
          </table:table-cell>
          <table:table-cell office:value-type="float" office:value="3.942651" calcext:value-type="float">
            <text:p>3.942651</text:p>
          </table:table-cell>
          <table:table-cell table:style-name="ce33" office:value-type="float" office:value="0.0198" calcext:value-type="float">
            <text:p>1.98E-02</text:p>
          </table:table-cell>
          <table:table-cell office:value-type="float" office:value="0.024896" calcext:value-type="float">
            <text:p>0.024896</text:p>
          </table:table-cell>
          <table:table-cell table:formula="of:=100*([.I51]-[.H51])/[.H51]" office:value-type="float" office:value="25.7373737373737" calcext:value-type="float">
            <text:p>25.7373737373737</text:p>
          </table:table-cell>
          <table:table-cell office:value-type="float" office:value="4.015641" calcext:value-type="float">
            <text:p>4.015641</text:p>
          </table:table-cell>
        </table:table-row>
        <table:table-row table:style-name="ro1">
          <table:table-cell office:value-type="string" calcext:value-type="string">
            <text:p>31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61" calcext:value-type="float">
            <text:p>61</text:p>
          </table:table-cell>
          <table:table-cell office:value-type="float" office:value="0.004" calcext:value-type="float">
            <text:p>0.004</text:p>
          </table:table-cell>
          <table:table-cell table:style-name="ce31" office:value-type="float" office:value="0.00368" calcext:value-type="float">
            <text:p>3.68E-03</text:p>
          </table:table-cell>
          <table:table-cell table:formula="of:=100*([.E52]-[.D52])/[.D52]" office:value-type="float" office:value="-8" calcext:value-type="float">
            <text:p>-8</text:p>
          </table:table-cell>
          <table:table-cell office:value-type="float" office:value="8.834968" calcext:value-type="float">
            <text:p>8.834968</text:p>
          </table:table-cell>
          <table:table-cell table:style-name="ce33" office:value-type="float" office:value="0.004" calcext:value-type="float">
            <text:p>4.00E-03</text:p>
          </table:table-cell>
          <table:table-cell office:value-type="float" office:value="0.003964" calcext:value-type="float">
            <text:p>0.003964</text:p>
          </table:table-cell>
          <table:table-cell table:formula="of:=100*([.I52]-[.H52])/[.H52]" office:value-type="float" office:value="-0.900000000000011" calcext:value-type="float">
            <text:p>-0.900000000000011</text:p>
          </table:table-cell>
          <table:table-cell office:value-type="float" office:value="9.478881" calcext:value-type="float">
            <text:p>9.478881</text:p>
          </table:table-cell>
        </table:table-row>
        <table:table-row table:style-name="ro1">
          <table:table-cell office:value-type="string" calcext:value-type="string">
            <text:p>32_bac__sgd</text:p>
          </table:table-cell>
          <table:table-cell office:value-type="float" office:value="7291" calcext:value-type="float">
            <text:p>7291</text:p>
          </table:table-cell>
          <table:table-cell office:value-type="float" office:value="16" calcext:value-type="float">
            <text:p>16</text:p>
          </table:table-cell>
          <table:table-cell office:value-type="float" office:value="0.0893" calcext:value-type="float">
            <text:p>0.0893</text:p>
          </table:table-cell>
          <table:table-cell table:style-name="ce31" office:value-type="float" office:value="0.081" calcext:value-type="float">
            <text:p>8.10E-02</text:p>
          </table:table-cell>
          <table:table-cell table:formula="of:=100*([.E53]-[.D53])/[.D53]" office:value-type="float" office:value="-9.29451287793953" calcext:value-type="float">
            <text:p>-9.29451287793953</text:p>
          </table:table-cell>
          <table:table-cell office:value-type="float" office:value="1.071322" calcext:value-type="float">
            <text:p>1.071322</text:p>
          </table:table-cell>
          <table:table-cell table:style-name="ce33" office:value-type="float" office:value="0.0893" calcext:value-type="float">
            <text:p>8.93E-02</text:p>
          </table:table-cell>
          <table:table-cell office:value-type="float" office:value="0.102515" calcext:value-type="float">
            <text:p>0.102515</text:p>
          </table:table-cell>
          <table:table-cell table:formula="of:=100*([.I53]-[.H53])/[.H53]" office:value-type="float" office:value="14.7984322508399" calcext:value-type="float">
            <text:p>14.7984322508399</text:p>
          </table:table-cell>
          <table:table-cell office:value-type="float" office:value="1.837869" calcext:value-type="float">
            <text:p>1.837869</text:p>
          </table:table-cell>
        </table:table-row>
        <table:table-row table:style-name="ro1">
          <table:table-cell office:value-type="string" calcext:value-type="string">
            <text:p>36_bac__sgd</text:p>
          </table:table-cell>
          <table:table-cell office:value-type="float" office:value="1532" calcext:value-type="float">
            <text:p>1532</text:p>
          </table:table-cell>
          <table:table-cell office:value-type="float" office:value="19" calcext:value-type="float">
            <text:p>19</text:p>
          </table:table-cell>
          <table:table-cell office:value-type="float" office:value="0.0147" calcext:value-type="float">
            <text:p>0.0147</text:p>
          </table:table-cell>
          <table:table-cell table:style-name="ce31" office:value-type="float" office:value="0.0144" calcext:value-type="float">
            <text:p>1.44E-02</text:p>
          </table:table-cell>
          <table:table-cell table:formula="of:=100*([.E54]-[.D54])/[.D54]" office:value-type="float" office:value="-2.04081632653061" calcext:value-type="float">
            <text:p>-2.04081632653061</text:p>
          </table:table-cell>
          <table:table-cell office:value-type="float" office:value="1.842903" calcext:value-type="float">
            <text:p>1.842903</text:p>
          </table:table-cell>
          <table:table-cell table:style-name="ce33" office:value-type="float" office:value="0.0147" calcext:value-type="float">
            <text:p>1.47E-02</text:p>
          </table:table-cell>
          <table:table-cell office:value-type="float" office:value="0.016811" calcext:value-type="float">
            <text:p>0.016811</text:p>
          </table:table-cell>
          <table:table-cell table:formula="of:=100*([.I54]-[.H54])/[.H54]" office:value-type="float" office:value="14.3605442176871" calcext:value-type="float">
            <text:p>14.3605442176871</text:p>
          </table:table-cell>
          <table:table-cell office:value-type="float" office:value="2.381139" calcext:value-type="float">
            <text:p>2.381139</text:p>
          </table:table-cell>
        </table:table-row>
        <table:table-row table:style-name="ro1">
          <table:table-cell office:value-type="string" calcext:value-type="string">
            <text:p>38_bac__sgd</text:p>
          </table:table-cell>
          <table:table-cell office:value-type="float" office:value="2502" calcext:value-type="float">
            <text:p>2502</text:p>
          </table:table-cell>
          <table:table-cell office:value-type="float" office:value="54" calcext:value-type="float">
            <text:p>54</text:p>
          </table:table-cell>
          <table:table-cell office:value-type="float" office:value="0.0088" calcext:value-type="float">
            <text:p>0.0088</text:p>
          </table:table-cell>
          <table:table-cell table:style-name="ce31" office:value-type="float" office:value="0.00846" calcext:value-type="float">
            <text:p>8.46E-03</text:p>
          </table:table-cell>
          <table:table-cell table:formula="of:=100*([.E55]-[.D55])/[.D55]" office:value-type="float" office:value="-3.86363636363636" calcext:value-type="float">
            <text:p>-3.86363636363636</text:p>
          </table:table-cell>
          <table:table-cell office:value-type="float" office:value="3.987623" calcext:value-type="float">
            <text:p>3.987623</text:p>
          </table:table-cell>
          <table:table-cell table:style-name="ce33" office:value-type="float" office:value="0.0088" calcext:value-type="float">
            <text:p>8.80E-03</text:p>
          </table:table-cell>
          <table:table-cell office:value-type="float" office:value="0.010084" calcext:value-type="float">
            <text:p>0.010084</text:p>
          </table:table-cell>
          <table:table-cell table:formula="of:=100*([.I55]-[.H55])/[.H55]" office:value-type="float" office:value="14.5909090909091" calcext:value-type="float">
            <text:p>14.5909090909091</text:p>
          </table:table-cell>
          <table:table-cell office:value-type="float" office:value="3.60236" calcext:value-type="float">
            <text:p>3.60236</text:p>
          </table:table-cell>
        </table:table-row>
        <table:table-row table:style-name="ro1">
          <table:table-cell office:value-type="string" calcext:value-type="string">
            <text:p>3_bac__sgd</text:p>
          </table:table-cell>
          <table:table-cell office:value-type="float" office:value="2120" calcext:value-type="float">
            <text:p>2120</text:p>
          </table:table-cell>
          <table:table-cell office:value-type="float" office:value="72" calcext:value-type="float">
            <text:p>72</text:p>
          </table:table-cell>
          <table:table-cell office:value-type="float" office:value="0.0098" calcext:value-type="float">
            <text:p>0.0098</text:p>
          </table:table-cell>
          <table:table-cell table:style-name="ce31" office:value-type="float" office:value="0.00986" calcext:value-type="float">
            <text:p>9.86E-03</text:p>
          </table:table-cell>
          <table:table-cell table:formula="of:=100*([.E56]-[.D56])/[.D56]" office:value-type="float" office:value="0.612244897959194" calcext:value-type="float">
            <text:p>0.612244897959194</text:p>
          </table:table-cell>
          <table:table-cell office:value-type="float" office:value="3.134325" calcext:value-type="float">
            <text:p>3.134325</text:p>
          </table:table-cell>
          <table:table-cell table:style-name="ce33" office:value-type="float" office:value="0.0098" calcext:value-type="float">
            <text:p>9.80E-03</text:p>
          </table:table-cell>
          <table:table-cell office:value-type="float" office:value="0.011719" calcext:value-type="float">
            <text:p>0.011719</text:p>
          </table:table-cell>
          <table:table-cell table:formula="of:=100*([.I56]-[.H56])/[.H56]" office:value-type="float" office:value="19.5816326530612" calcext:value-type="float">
            <text:p>19.5816326530612</text:p>
          </table:table-cell>
          <table:table-cell office:value-type="float" office:value="4.173783" calcext:value-type="float">
            <text:p>4.173783</text:p>
          </table:table-cell>
        </table:table-row>
        <table:table-row table:style-name="ro1">
          <table:table-cell office:value-type="string" calcext:value-type="string">
            <text:p>44_bac__sgd</text:p>
          </table:table-cell>
          <table:table-cell office:value-type="float" office:value="3052" calcext:value-type="float">
            <text:p>3052</text:p>
          </table:table-cell>
          <table:table-cell office:value-type="float" office:value="57" calcext:value-type="float">
            <text:p>57</text:p>
          </table:table-cell>
          <table:table-cell office:value-type="float" office:value="0.012" calcext:value-type="float">
            <text:p>0.012</text:p>
          </table:table-cell>
          <table:table-cell table:style-name="ce31" office:value-type="float" office:value="0.0119" calcext:value-type="float">
            <text:p>1.19E-02</text:p>
          </table:table-cell>
          <table:table-cell table:formula="of:=100*([.E57]-[.D57])/[.D57]" office:value-type="float" office:value="-0.833333333333328" calcext:value-type="float">
            <text:p>-0.833333333333328</text:p>
          </table:table-cell>
          <table:table-cell office:value-type="float" office:value="2.168073" calcext:value-type="float">
            <text:p>2.168073</text:p>
          </table:table-cell>
          <table:table-cell table:style-name="ce33" office:value-type="float" office:value="0.012" calcext:value-type="float">
            <text:p>1.20E-02</text:p>
          </table:table-cell>
          <table:table-cell office:value-type="float" office:value="0.014597" calcext:value-type="float">
            <text:p>0.014597</text:p>
          </table:table-cell>
          <table:table-cell table:formula="of:=100*([.I57]-[.H57])/[.H57]" office:value-type="float" office:value="21.6416666666667" calcext:value-type="float">
            <text:p>21.6416666666667</text:p>
          </table:table-cell>
          <table:table-cell office:value-type="float" office:value="1.751556" calcext:value-type="float">
            <text:p>1.751556</text:p>
          </table:table-cell>
        </table:table-row>
        <table:table-row table:style-name="ro1">
          <table:table-cell office:value-type="string" calcext:value-type="string">
            <text:p>46_bac__sgd</text:p>
          </table:table-cell>
          <table:table-cell office:value-type="float" office:value="2116" calcext:value-type="float">
            <text:p>2116</text:p>
          </table:table-cell>
          <table:table-cell office:value-type="float" office:value="285" calcext:value-type="float">
            <text:p>285</text:p>
          </table:table-cell>
          <table:table-cell office:value-type="float" office:value="0.064" calcext:value-type="float">
            <text:p>0.064</text:p>
          </table:table-cell>
          <table:table-cell table:style-name="ce31" office:value-type="float" office:value="0.0601" calcext:value-type="float">
            <text:p>6.01E-02</text:p>
          </table:table-cell>
          <table:table-cell table:formula="of:=100*([.E58]-[.D58])/[.D58]" office:value-type="float" office:value="-6.09375" calcext:value-type="float">
            <text:p>-6.09375</text:p>
          </table:table-cell>
          <table:table-cell office:value-type="float" office:value="0.535636" calcext:value-type="float">
            <text:p>0.535636</text:p>
          </table:table-cell>
          <table:table-cell table:style-name="ce33" office:value-type="float" office:value="0.064" calcext:value-type="float">
            <text:p>6.40E-02</text:p>
          </table:table-cell>
          <table:table-cell office:value-type="float" office:value="0.07291" calcext:value-type="float">
            <text:p>0.07291</text:p>
          </table:table-cell>
          <table:table-cell table:formula="of:=100*([.I58]-[.H58])/[.H58]" office:value-type="float" office:value="13.921875" calcext:value-type="float">
            <text:p>13.921875</text:p>
          </table:table-cell>
          <table:table-cell office:value-type="float" office:value="1.702954" calcext:value-type="float">
            <text:p>1.702954</text:p>
          </table:table-cell>
        </table:table-row>
        <table:table-row table:style-name="ro1">
          <table:table-cell office:value-type="string" calcext:value-type="string">
            <text:p>554_bac__sgd</text:p>
          </table:table-cell>
          <table:table-cell office:value-type="float" office:value="46431" calcext:value-type="float">
            <text:p>46431</text:p>
          </table:table-cell>
          <table:table-cell office:value-type="float" office:value="784" calcext:value-type="float">
            <text:p>784</text:p>
          </table:table-cell>
          <table:table-cell office:value-type="float" office:value="11.8764" calcext:value-type="float">
            <text:p>11.8764</text:p>
          </table:table-cell>
          <table:table-cell table:style-name="ce31" office:value-type="float" office:value="11.8" calcext:value-type="float">
            <text:p>1.18E+01</text:p>
          </table:table-cell>
          <table:table-cell table:formula="of:=100*([.E59]-[.D59])/[.D59]" office:value-type="float" office:value="-0.643292580243168" calcext:value-type="float">
            <text:p>-0.643292580243168</text:p>
          </table:table-cell>
          <table:table-cell office:value-type="float" office:value="0.694054" calcext:value-type="float">
            <text:p>0.694054</text:p>
          </table:table-cell>
          <table:table-cell table:style-name="ce33" office:value-type="float" office:value="11.9" calcext:value-type="float">
            <text:p>1.19E+01</text:p>
          </table:table-cell>
          <table:table-cell office:value-type="float" office:value="15.101278" calcext:value-type="float">
            <text:p>15.101278</text:p>
          </table:table-cell>
          <table:table-cell table:formula="of:=100*([.I59]-[.H59])/[.H59]" office:value-type="float" office:value="26.9014957983193" calcext:value-type="float">
            <text:p>26.9014957983193</text:p>
          </table:table-cell>
          <table:table-cell office:value-type="float" office:value="1.706529" calcext:value-type="float">
            <text:p>1.706529</text:p>
          </table:table-cell>
        </table:table-row>
        <table:table-row table:style-name="ro1">
          <table:table-cell office:value-type="string" calcext:value-type="string">
            <text:p>57_bac__sgd</text:p>
          </table:table-cell>
          <table:table-cell office:value-type="float" office:value="2502" calcext:value-type="float">
            <text:p>2502</text:p>
          </table:table-cell>
          <table:table-cell office:value-type="float" office:value="53" calcext:value-type="float">
            <text:p>53</text:p>
          </table:table-cell>
          <table:table-cell office:value-type="float" office:value="0.0247" calcext:value-type="float">
            <text:p>0.0247</text:p>
          </table:table-cell>
          <table:table-cell table:style-name="ce31" office:value-type="float" office:value="0.0205" calcext:value-type="float">
            <text:p>2.05E-02</text:p>
          </table:table-cell>
          <table:table-cell table:formula="of:=100*([.E60]-[.D60])/[.D60]" office:value-type="float" office:value="-17.0040485829959" calcext:value-type="float">
            <text:p>-17.0040485829959</text:p>
          </table:table-cell>
          <table:table-cell office:value-type="float" office:value="7.981556" calcext:value-type="float">
            <text:p>7.981556</text:p>
          </table:table-cell>
          <table:table-cell table:style-name="ce33" office:value-type="float" office:value="0.0247" calcext:value-type="float">
            <text:p>2.47E-02</text:p>
          </table:table-cell>
          <table:table-cell office:value-type="float" office:value="0.02449" calcext:value-type="float">
            <text:p>0.02449</text:p>
          </table:table-cell>
          <table:table-cell table:formula="of:=100*([.I60]-[.H60])/[.H60]" office:value-type="float" office:value="-0.850202429149791" calcext:value-type="float">
            <text:p>-0.850202429149791</text:p>
          </table:table-cell>
          <table:table-cell office:value-type="float" office:value="6.907454" calcext:value-type="float">
            <text:p>6.907454</text:p>
          </table:table-cell>
        </table:table-row>
        <table:table-row table:style-name="ro1">
          <table:table-cell office:value-type="string" calcext:value-type="string">
            <text:p>60_bac__sgd</text:p>
          </table:table-cell>
          <table:table-cell office:value-type="float" office:value="3318" calcext:value-type="float">
            <text:p>3318</text:p>
          </table:table-cell>
          <table:table-cell office:value-type="float" office:value="40" calcext:value-type="float">
            <text:p>40</text:p>
          </table:table-cell>
          <table:table-cell office:value-type="float" office:value="0.0244" calcext:value-type="float">
            <text:p>0.0244</text:p>
          </table:table-cell>
          <table:table-cell table:style-name="ce31" office:value-type="float" office:value="0.0248" calcext:value-type="float">
            <text:p>2.48E-02</text:p>
          </table:table-cell>
          <table:table-cell table:formula="of:=100*([.E61]-[.D61])/[.D61]" office:value-type="float" office:value="1.63934426229509" calcext:value-type="float">
            <text:p>1.63934426229509</text:p>
          </table:table-cell>
          <table:table-cell office:value-type="float" office:value="6.107568" calcext:value-type="float">
            <text:p>6.107568</text:p>
          </table:table-cell>
          <table:table-cell table:style-name="ce33" office:value-type="float" office:value="0.0244" calcext:value-type="float">
            <text:p>2.44E-02</text:p>
          </table:table-cell>
          <table:table-cell office:value-type="float" office:value="0.030671" calcext:value-type="float">
            <text:p>0.030671</text:p>
          </table:table-cell>
          <table:table-cell table:formula="of:=100*([.I61]-[.H61])/[.H61]" office:value-type="float" office:value="25.7008196721311" calcext:value-type="float">
            <text:p>25.7008196721311</text:p>
          </table:table-cell>
          <table:table-cell office:value-type="float" office:value="5.880191" calcext:value-type="float">
            <text:p>5.880191</text:p>
          </table:table-cell>
        </table:table-row>
        <table:table-row table:style-name="ro1">
          <table:table-cell office:value-type="string" calcext:value-type="string">
            <text:p>679_bac__sgd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0.0038" calcext:value-type="float">
            <text:p>0.0038</text:p>
          </table:table-cell>
          <table:table-cell table:style-name="ce31" office:value-type="float" office:value="0.00658" calcext:value-type="float">
            <text:p>6.58E-03</text:p>
          </table:table-cell>
          <table:table-cell table:formula="of:=100*([.E62]-[.D62])/[.D62]" office:value-type="float" office:value="73.1578947368421" calcext:value-type="float">
            <text:p>73.1578947368421</text:p>
          </table:table-cell>
          <table:table-cell office:value-type="float" office:value="20.486348" calcext:value-type="float">
            <text:p>20.486348</text:p>
          </table:table-cell>
          <table:table-cell table:style-name="ce33" office:value-type="float" office:value="0.0038" calcext:value-type="float">
            <text:p>3.80E-03</text:p>
          </table:table-cell>
          <table:table-cell office:value-type="float" office:value="0.008037" calcext:value-type="float">
            <text:p>0.008037</text:p>
          </table:table-cell>
          <table:table-cell table:formula="of:=100*([.I62]-[.H62])/[.H62]" office:value-type="float" office:value="111.5" calcext:value-type="float">
            <text:p>111.5</text:p>
          </table:table-cell>
          <table:table-cell office:value-type="float" office:value="21.504718" calcext:value-type="float">
            <text:p>21.504718</text:p>
          </table:table-cell>
        </table:table-row>
        <table:table-row table:style-name="ro1">
          <table:table-cell office:value-type="string" calcext:value-type="string">
            <text:p>6_bac__sgd</text:p>
          </table:table-cell>
          <table:table-cell office:value-type="float" office:value="13268" calcext:value-type="float">
            <text:p>13268</text:p>
          </table:table-cell>
          <table:table-cell office:value-type="float" office:value="16" calcext:value-type="float">
            <text:p>16</text:p>
          </table:table-cell>
          <table:table-cell office:value-type="float" office:value="0.4124" calcext:value-type="float">
            <text:p>0.4124</text:p>
          </table:table-cell>
          <table:table-cell table:style-name="ce31" office:value-type="float" office:value="0.403" calcext:value-type="float">
            <text:p>4.03E-01</text:p>
          </table:table-cell>
          <table:table-cell table:formula="of:=100*([.E63]-[.D63])/[.D63]" office:value-type="float" office:value="-2.27934044616877" calcext:value-type="float">
            <text:p>-2.27934044616877</text:p>
          </table:table-cell>
          <table:table-cell office:value-type="float" office:value="1.488857" calcext:value-type="float">
            <text:p>1.488857</text:p>
          </table:table-cell>
          <table:table-cell table:style-name="ce33" office:value-type="float" office:value="0.412" calcext:value-type="float">
            <text:p>4.12E-01</text:p>
          </table:table-cell>
          <table:table-cell office:value-type="float" office:value="0.517799" calcext:value-type="float">
            <text:p>0.517799</text:p>
          </table:table-cell>
          <table:table-cell table:formula="of:=100*([.I63]-[.H63])/[.H63]" office:value-type="float" office:value="25.6793689320388" calcext:value-type="float">
            <text:p>25.6793689320388</text:p>
          </table:table-cell>
          <table:table-cell office:value-type="float" office:value="1.470086" calcext:value-type="float">
            <text:p>1.470086</text:p>
          </table:table-cell>
        </table:table-row>
        <table:table-row table:style-name="ro1">
          <table:table-cell office:value-type="string" calcext:value-type="string">
            <text:p>715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027" calcext:value-type="float">
            <text:p>0.0027</text:p>
          </table:table-cell>
          <table:table-cell table:style-name="ce31" office:value-type="float" office:value="0.00267" calcext:value-type="float">
            <text:p>2.67E-03</text:p>
          </table:table-cell>
          <table:table-cell table:formula="of:=100*([.E64]-[.D64])/[.D64]" office:value-type="float" office:value="-1.11111111111111" calcext:value-type="float">
            <text:p>-1.11111111111111</text:p>
          </table:table-cell>
          <table:table-cell office:value-type="float" office:value="15.885813" calcext:value-type="float">
            <text:p>15.885813</text:p>
          </table:table-cell>
          <table:table-cell table:style-name="ce33" office:value-type="float" office:value="0.0027" calcext:value-type="float">
            <text:p>2.70E-03</text:p>
          </table:table-cell>
          <table:table-cell office:value-type="float" office:value="0.002814" calcext:value-type="float">
            <text:p>0.002814</text:p>
          </table:table-cell>
          <table:table-cell table:formula="of:=100*([.I64]-[.H64])/[.H64]" office:value-type="float" office:value="4.2222222222222" calcext:value-type="float">
            <text:p>4.2222222222222</text:p>
          </table:table-cell>
          <table:table-cell office:value-type="float" office:value="12.644353" calcext:value-type="float">
            <text:p>12.644353</text:p>
          </table:table-cell>
        </table:table-row>
        <table:table-row table:style-name="ro1">
          <table:table-cell office:value-type="string" calcext:value-type="string">
            <text:p>718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100" calcext:value-type="float">
            <text:p>100</text:p>
          </table:table-cell>
          <table:table-cell office:value-type="float" office:value="0.0054" calcext:value-type="float">
            <text:p>0.0054</text:p>
          </table:table-cell>
          <table:table-cell table:style-name="ce31" office:value-type="float" office:value="0.00565" calcext:value-type="float">
            <text:p>5.65E-03</text:p>
          </table:table-cell>
          <table:table-cell table:formula="of:=100*([.E65]-[.D65])/[.D65]" office:value-type="float" office:value="4.62962962962963" calcext:value-type="float">
            <text:p>4.62962962962963</text:p>
          </table:table-cell>
          <table:table-cell office:value-type="float" office:value="5.534626" calcext:value-type="float">
            <text:p>5.534626</text:p>
          </table:table-cell>
          <table:table-cell table:style-name="ce33" office:value-type="float" office:value="0.0054" calcext:value-type="float">
            <text:p>5.40E-03</text:p>
          </table:table-cell>
          <table:table-cell office:value-type="float" office:value="0.006164" calcext:value-type="float">
            <text:p>0.006164</text:p>
          </table:table-cell>
          <table:table-cell table:formula="of:=100*([.I65]-[.H65])/[.H65]" office:value-type="float" office:value="14.1481481481481" calcext:value-type="float">
            <text:p>14.1481481481481</text:p>
          </table:table-cell>
          <table:table-cell office:value-type="float" office:value="7.236939" calcext:value-type="float">
            <text:p>7.236939</text:p>
          </table:table-cell>
        </table:table-row>
        <table:table-row table:style-name="ro1">
          <table:table-cell office:value-type="string" calcext:value-type="string">
            <text:p>720_bac__sgd</text:p>
          </table:table-cell>
          <table:table-cell office:value-type="float" office:value="2771" calcext:value-type="float">
            <text:p>2771</text:p>
          </table:table-cell>
          <table:table-cell office:value-type="float" office:value="10" calcext:value-type="float">
            <text:p>10</text:p>
          </table:table-cell>
          <table:table-cell office:value-type="float" office:value="0.0052" calcext:value-type="float">
            <text:p>0.0052</text:p>
          </table:table-cell>
          <table:table-cell table:style-name="ce31" office:value-type="float" office:value="0.00527" calcext:value-type="float">
            <text:p>5.27E-03</text:p>
          </table:table-cell>
          <table:table-cell table:formula="of:=100*([.E66]-[.D66])/[.D66]" office:value-type="float" office:value="1.34615384615384" calcext:value-type="float">
            <text:p>1.34615384615384</text:p>
          </table:table-cell>
          <table:table-cell office:value-type="float" office:value="5.917552" calcext:value-type="float">
            <text:p>5.917552</text:p>
          </table:table-cell>
          <table:table-cell table:style-name="ce33" office:value-type="float" office:value="0.0052" calcext:value-type="float">
            <text:p>5.20E-03</text:p>
          </table:table-cell>
          <table:table-cell office:value-type="float" office:value="0.006254" calcext:value-type="float">
            <text:p>0.006254</text:p>
          </table:table-cell>
          <table:table-cell table:formula="of:=100*([.I66]-[.H66])/[.H66]" office:value-type="float" office:value="20.2692307692308" calcext:value-type="float">
            <text:p>20.2692307692308</text:p>
          </table:table-cell>
          <table:table-cell office:value-type="float" office:value="5.610059" calcext:value-type="float">
            <text:p>5.610059</text:p>
          </table:table-cell>
        </table:table-row>
        <table:table-row table:style-name="ro1">
          <table:table-cell office:value-type="string" calcext:value-type="string">
            <text:p>722_bac__sgd</text:p>
          </table:table-cell>
          <table:table-cell office:value-type="float" office:value="9950" calcext:value-type="float">
            <text:p>9950</text:p>
          </table:table-cell>
          <table:table-cell office:value-type="float" office:value="48" calcext:value-type="float">
            <text:p>48</text:p>
          </table:table-cell>
          <table:table-cell office:value-type="float" office:value="0.0368" calcext:value-type="float">
            <text:p>0.0368</text:p>
          </table:table-cell>
          <table:table-cell table:style-name="ce31" office:value-type="float" office:value="0.0366" calcext:value-type="float">
            <text:p>3.66E-02</text:p>
          </table:table-cell>
          <table:table-cell table:formula="of:=100*([.E67]-[.D67])/[.D67]" office:value-type="float" office:value="-0.543478260869562" calcext:value-type="float">
            <text:p>-0.543478260869562</text:p>
          </table:table-cell>
          <table:table-cell office:value-type="float" office:value="1.167173" calcext:value-type="float">
            <text:p>1.167173</text:p>
          </table:table-cell>
          <table:table-cell table:style-name="ce33" office:value-type="float" office:value="0.0368" calcext:value-type="float">
            <text:p>3.68E-02</text:p>
          </table:table-cell>
          <table:table-cell office:value-type="float" office:value="0.046073" calcext:value-type="float">
            <text:p>0.046073</text:p>
          </table:table-cell>
          <table:table-cell table:formula="of:=100*([.I67]-[.H67])/[.H67]" office:value-type="float" office:value="25.1983695652174" calcext:value-type="float">
            <text:p>25.1983695652174</text:p>
          </table:table-cell>
          <table:table-cell office:value-type="float" office:value="2.843883" calcext:value-type="float">
            <text:p>2.843883</text:p>
          </table:table-cell>
        </table:table-row>
        <table:table-row table:style-name="ro1">
          <table:table-cell office:value-type="string" calcext:value-type="string">
            <text:p>723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027" calcext:value-type="float">
            <text:p>0.0027</text:p>
          </table:table-cell>
          <table:table-cell table:style-name="ce31" office:value-type="float" office:value="0.00263" calcext:value-type="float">
            <text:p>2.63E-03</text:p>
          </table:table-cell>
          <table:table-cell table:formula="of:=100*([.E68]-[.D68])/[.D68]" office:value-type="float" office:value="-2.59259259259258" calcext:value-type="float">
            <text:p>-2.59259259259258</text:p>
          </table:table-cell>
          <table:table-cell office:value-type="float" office:value="16.282959" calcext:value-type="float">
            <text:p>16.282959</text:p>
          </table:table-cell>
          <table:table-cell table:style-name="ce33" office:value-type="float" office:value="0.0027" calcext:value-type="float">
            <text:p>2.70E-03</text:p>
          </table:table-cell>
          <table:table-cell office:value-type="float" office:value="0.002824" calcext:value-type="float">
            <text:p>0.002824</text:p>
          </table:table-cell>
          <table:table-cell table:formula="of:=100*([.I68]-[.H68])/[.H68]" office:value-type="float" office:value="4.59259259259258" calcext:value-type="float">
            <text:p>4.59259259259258</text:p>
          </table:table-cell>
          <table:table-cell office:value-type="float" office:value="11.125659" calcext:value-type="float">
            <text:p>11.125659</text:p>
          </table:table-cell>
        </table:table-row>
        <table:table-row table:style-name="ro1">
          <table:table-cell office:value-type="string" calcext:value-type="string">
            <text:p>727_bac__sgd</text:p>
          </table:table-cell>
          <table:table-cell office:value-type="float" office:value="27041" calcext:value-type="float">
            <text:p>27041</text:p>
          </table:table-cell>
          <table:table-cell office:value-type="float" office:value="10" calcext:value-type="float">
            <text:p>10</text:p>
          </table:table-cell>
          <table:table-cell office:value-type="float" office:value="0.0456" calcext:value-type="float">
            <text:p>0.0456</text:p>
          </table:table-cell>
          <table:table-cell table:style-name="ce31" office:value-type="float" office:value="0.0439" calcext:value-type="float">
            <text:p>4.39E-02</text:p>
          </table:table-cell>
          <table:table-cell table:formula="of:=100*([.E69]-[.D69])/[.D69]" office:value-type="float" office:value="-3.7280701754386" calcext:value-type="float">
            <text:p>-3.7280701754386</text:p>
          </table:table-cell>
          <table:table-cell office:value-type="float" office:value="1.376459" calcext:value-type="float">
            <text:p>1.376459</text:p>
          </table:table-cell>
          <table:table-cell table:style-name="ce33" office:value-type="float" office:value="0.0456" calcext:value-type="float">
            <text:p>4.56E-02</text:p>
          </table:table-cell>
          <table:table-cell office:value-type="float" office:value="0.055634" calcext:value-type="float">
            <text:p>0.055634</text:p>
          </table:table-cell>
          <table:table-cell table:formula="of:=100*([.I69]-[.H69])/[.H69]" office:value-type="float" office:value="22.0043859649123" calcext:value-type="float">
            <text:p>22.0043859649123</text:p>
          </table:table-cell>
          <table:table-cell office:value-type="float" office:value="1.739204" calcext:value-type="float">
            <text:p>1.739204</text:p>
          </table:table-cell>
        </table:table-row>
        <table:table-row table:style-name="ro1">
          <table:table-cell office:value-type="string" calcext:value-type="string">
            <text:p>728_bac__sgd</text:p>
          </table:table-cell>
          <table:table-cell office:value-type="float" office:value="2687" calcext:value-type="float">
            <text:p>2687</text:p>
          </table:table-cell>
          <table:table-cell office:value-type="float" office:value="7" calcext:value-type="float">
            <text:p>7</text:p>
          </table:table-cell>
          <table:table-cell office:value-type="float" office:value="0.0047" calcext:value-type="float">
            <text:p>0.0047</text:p>
          </table:table-cell>
          <table:table-cell table:style-name="ce31" office:value-type="float" office:value="0.00458" calcext:value-type="float">
            <text:p>4.58E-03</text:p>
          </table:table-cell>
          <table:table-cell table:formula="of:=100*([.E70]-[.D70])/[.D70]" office:value-type="float" office:value="-2.55319148936169" calcext:value-type="float">
            <text:p>-2.55319148936169</text:p>
          </table:table-cell>
          <table:table-cell office:value-type="float" office:value="7.155467" calcext:value-type="float">
            <text:p>7.155467</text:p>
          </table:table-cell>
          <table:table-cell table:style-name="ce33" office:value-type="float" office:value="0.0047" calcext:value-type="float">
            <text:p>4.70E-03</text:p>
          </table:table-cell>
          <table:table-cell office:value-type="float" office:value="0.005383" calcext:value-type="float">
            <text:p>0.005383</text:p>
          </table:table-cell>
          <table:table-cell table:formula="of:=100*([.I70]-[.H70])/[.H70]" office:value-type="float" office:value="14.531914893617" calcext:value-type="float">
            <text:p>14.531914893617</text:p>
          </table:table-cell>
          <table:table-cell office:value-type="float" office:value="6.193593" calcext:value-type="float">
            <text:p>6.193593</text:p>
          </table:table-cell>
        </table:table-row>
        <table:table-row table:style-name="ro1">
          <table:table-cell office:value-type="string" calcext:value-type="string">
            <text:p>734_bac__sgd</text:p>
          </table:table-cell>
          <table:table-cell office:value-type="float" office:value="9120" calcext:value-type="float">
            <text:p>9120</text:p>
          </table:table-cell>
          <table:table-cell office:value-type="float" office:value="40" calcext:value-type="float">
            <text:p>40</text:p>
          </table:table-cell>
          <table:table-cell office:value-type="float" office:value="0.0273" calcext:value-type="float">
            <text:p>0.0273</text:p>
          </table:table-cell>
          <table:table-cell table:style-name="ce31" office:value-type="float" office:value="0.0272" calcext:value-type="float">
            <text:p>2.72E-02</text:p>
          </table:table-cell>
          <table:table-cell table:formula="of:=100*([.E71]-[.D71])/[.D71]" office:value-type="float" office:value="-0.366300366300364" calcext:value-type="float">
            <text:p>-0.366300366300364</text:p>
          </table:table-cell>
          <table:table-cell office:value-type="float" office:value="1.018041" calcext:value-type="float">
            <text:p>1.018041</text:p>
          </table:table-cell>
          <table:table-cell table:style-name="ce33" office:value-type="float" office:value="0.0273" calcext:value-type="float">
            <text:p>2.73E-02</text:p>
          </table:table-cell>
          <table:table-cell office:value-type="float" office:value="0.034011" calcext:value-type="float">
            <text:p>0.034011</text:p>
          </table:table-cell>
          <table:table-cell table:formula="of:=100*([.I71]-[.H71])/[.H71]" office:value-type="float" office:value="24.5824175824176" calcext:value-type="float">
            <text:p>24.5824175824176</text:p>
          </table:table-cell>
          <table:table-cell office:value-type="float" office:value="2.511617" calcext:value-type="float">
            <text:p>2.511617</text:p>
          </table:table-cell>
        </table:table-row>
        <table:table-row table:style-name="ro1">
          <table:table-cell office:value-type="string" calcext:value-type="string">
            <text:p>735_bac__sgd</text:p>
          </table:table-cell>
          <table:table-cell office:value-type="float" office:value="5434" calcext:value-type="float">
            <text:p>5434</text:p>
          </table:table-cell>
          <table:table-cell office:value-type="float" office:value="12" calcext:value-type="float">
            <text:p>12</text:p>
          </table:table-cell>
          <table:table-cell office:value-type="float" office:value="0.0092" calcext:value-type="float">
            <text:p>0.0092</text:p>
          </table:table-cell>
          <table:table-cell table:style-name="ce31" office:value-type="float" office:value="0.00861" calcext:value-type="float">
            <text:p>8.61E-03</text:p>
          </table:table-cell>
          <table:table-cell table:formula="of:=100*([.E72]-[.D72])/[.D72]" office:value-type="float" office:value="-6.41304347826085" calcext:value-type="float">
            <text:p>-6.41304347826085</text:p>
          </table:table-cell>
          <table:table-cell office:value-type="float" office:value="2.678628" calcext:value-type="float">
            <text:p>2.678628</text:p>
          </table:table-cell>
          <table:table-cell table:style-name="ce33" office:value-type="float" office:value="0.0092" calcext:value-type="float">
            <text:p>9.20E-03</text:p>
          </table:table-cell>
          <table:table-cell office:value-type="float" office:value="0.010499" calcext:value-type="float">
            <text:p>0.010499</text:p>
          </table:table-cell>
          <table:table-cell table:formula="of:=100*([.I72]-[.H72])/[.H72]" office:value-type="float" office:value="14.1195652173913" calcext:value-type="float">
            <text:p>14.1195652173913</text:p>
          </table:table-cell>
          <table:table-cell office:value-type="float" office:value="3.705631" calcext:value-type="float">
            <text:p>3.705631</text:p>
          </table:table-cell>
        </table:table-row>
        <table:table-row table:style-name="ro1">
          <table:table-cell office:value-type="string" calcext:value-type="string">
            <text:p>737_bac__sgd</text:p>
          </table:table-cell>
          <table:table-cell office:value-type="float" office:value="2061" calcext:value-type="float">
            <text:p>2061</text:p>
          </table:table-cell>
          <table:table-cell office:value-type="float" office:value="6" calcext:value-type="float">
            <text:p>6</text:p>
          </table:table-cell>
          <table:table-cell office:value-type="float" office:value="0.0037" calcext:value-type="float">
            <text:p>0.0037</text:p>
          </table:table-cell>
          <table:table-cell table:style-name="ce31" office:value-type="float" office:value="0.00384" calcext:value-type="float">
            <text:p>3.84E-03</text:p>
          </table:table-cell>
          <table:table-cell table:formula="of:=100*([.E73]-[.D73])/[.D73]" office:value-type="float" office:value="3.78378378378379" calcext:value-type="float">
            <text:p>3.78378378378379</text:p>
          </table:table-cell>
          <table:table-cell office:value-type="float" office:value="6.857078" calcext:value-type="float">
            <text:p>6.857078</text:p>
          </table:table-cell>
          <table:table-cell table:style-name="ce33" office:value-type="float" office:value="0.0037" calcext:value-type="float">
            <text:p>3.70E-03</text:p>
          </table:table-cell>
          <table:table-cell office:value-type="float" office:value="0.004376" calcext:value-type="float">
            <text:p>0.004376</text:p>
          </table:table-cell>
          <table:table-cell table:formula="of:=100*([.I73]-[.H73])/[.H73]" office:value-type="float" office:value="18.2702702702703" calcext:value-type="float">
            <text:p>18.2702702702703</text:p>
          </table:table-cell>
          <table:table-cell office:value-type="float" office:value="6.24601" calcext:value-type="float">
            <text:p>6.24601</text:p>
          </table:table-cell>
        </table:table-row>
        <table:table-row table:style-name="ro1">
          <table:table-cell office:value-type="string" calcext:value-type="string">
            <text:p>740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022" calcext:value-type="float">
            <text:p>0.0022</text:p>
          </table:table-cell>
          <table:table-cell table:style-name="ce31" office:value-type="float" office:value="0.00228" calcext:value-type="float">
            <text:p>2.28E-03</text:p>
          </table:table-cell>
          <table:table-cell table:formula="of:=100*([.E74]-[.D74])/[.D74]" office:value-type="float" office:value="3.63636363636365" calcext:value-type="float">
            <text:p>3.63636363636365</text:p>
          </table:table-cell>
          <table:table-cell office:value-type="float" office:value="20.459915" calcext:value-type="float">
            <text:p>20.459915</text:p>
          </table:table-cell>
          <table:table-cell table:style-name="ce33" office:value-type="float" office:value="0.0022" calcext:value-type="float">
            <text:p>2.20E-03</text:p>
          </table:table-cell>
          <table:table-cell office:value-type="float" office:value="0.0024" calcext:value-type="float">
            <text:p>0.0024</text:p>
          </table:table-cell>
          <table:table-cell table:formula="of:=100*([.I74]-[.H74])/[.H74]" office:value-type="float" office:value="9.0909090909091" calcext:value-type="float">
            <text:p>9.0909090909091</text:p>
          </table:table-cell>
          <table:table-cell office:value-type="float" office:value="19.409457" calcext:value-type="float">
            <text:p>19.409457</text:p>
          </table:table-cell>
        </table:table-row>
        <table:table-row table:style-name="ro1">
          <table:table-cell office:value-type="string" calcext:value-type="string">
            <text:p>741_bac__sgd</text:p>
          </table:table-cell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0.0019" calcext:value-type="float">
            <text:p>0.0019</text:p>
          </table:table-cell>
          <table:table-cell table:style-name="ce31" office:value-type="float" office:value="0.00193" calcext:value-type="float">
            <text:p>1.93E-03</text:p>
          </table:table-cell>
          <table:table-cell table:formula="of:=100*([.E75]-[.D75])/[.D75]" office:value-type="float" office:value="1.57894736842106" calcext:value-type="float">
            <text:p>1.57894736842106</text:p>
          </table:table-cell>
          <table:table-cell office:value-type="float" office:value="23.844277" calcext:value-type="float">
            <text:p>23.844277</text:p>
          </table:table-cell>
          <table:table-cell table:style-name="ce33" office:value-type="float" office:value="0.0019" calcext:value-type="float">
            <text:p>1.90E-03</text:p>
          </table:table-cell>
          <table:table-cell office:value-type="float" office:value="0.001945" calcext:value-type="float">
            <text:p>0.001945</text:p>
          </table:table-cell>
          <table:table-cell table:formula="of:=100*([.I75]-[.H75])/[.H75]" office:value-type="float" office:value="2.36842105263157" calcext:value-type="float">
            <text:p>2.36842105263157</text:p>
          </table:table-cell>
          <table:table-cell office:value-type="float" office:value="21.087557" calcext:value-type="float">
            <text:p>21.087557</text:p>
          </table:table-cell>
        </table:table-row>
        <table:table-row table:style-name="ro1">
          <table:table-cell office:value-type="string" calcext:value-type="string">
            <text:p>743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style-name="ce31" office:value-type="float" office:value="0.00187" calcext:value-type="float">
            <text:p>1.87E-03</text:p>
          </table:table-cell>
          <table:table-cell table:formula="of:=100*([.E76]-[.D76])/[.D76]" office:value-type="float" office:value="-6.5" calcext:value-type="float">
            <text:p>-6.5</text:p>
          </table:table-cell>
          <table:table-cell office:value-type="float" office:value="17.65852" calcext:value-type="float">
            <text:p>17.65852</text:p>
          </table:table-cell>
          <table:table-cell table:style-name="ce33" office:value-type="float" office:value="0.002" calcext:value-type="float">
            <text:p>2.00E-03</text:p>
          </table:table-cell>
          <table:table-cell office:value-type="float" office:value="0.001902" calcext:value-type="float">
            <text:p>0.001902</text:p>
          </table:table-cell>
          <table:table-cell table:formula="of:=100*([.I76]-[.H76])/[.H76]" office:value-type="float" office:value="-4.90000000000001" calcext:value-type="float">
            <text:p>-4.90000000000001</text:p>
          </table:table-cell>
          <table:table-cell office:value-type="float" office:value="16.21933" calcext:value-type="float">
            <text:p>16.21933</text:p>
          </table:table-cell>
        </table:table-row>
        <table:table-row table:style-name="ro1">
          <table:table-cell office:value-type="string" calcext:value-type="string">
            <text:p>751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022" calcext:value-type="float">
            <text:p>0.0022</text:p>
          </table:table-cell>
          <table:table-cell table:style-name="ce31" office:value-type="float" office:value="0.00216" calcext:value-type="float">
            <text:p>2.16E-03</text:p>
          </table:table-cell>
          <table:table-cell table:formula="of:=100*([.E77]-[.D77])/[.D77]" office:value-type="float" office:value="-1.81818181818182" calcext:value-type="float">
            <text:p>-1.81818181818182</text:p>
          </table:table-cell>
          <table:table-cell office:value-type="float" office:value="14.421343" calcext:value-type="float">
            <text:p>14.421343</text:p>
          </table:table-cell>
          <table:table-cell table:style-name="ce33" office:value-type="float" office:value="0.0022" calcext:value-type="float">
            <text:p>2.20E-03</text:p>
          </table:table-cell>
          <table:table-cell office:value-type="float" office:value="0.002189" calcext:value-type="float">
            <text:p>0.002189</text:p>
          </table:table-cell>
          <table:table-cell table:formula="of:=100*([.I77]-[.H77])/[.H77]" office:value-type="float" office:value="-0.500000000000007" calcext:value-type="float">
            <text:p>-0.500000000000007</text:p>
          </table:table-cell>
          <table:table-cell office:value-type="float" office:value="15.344612" calcext:value-type="float">
            <text:p>15.344612</text:p>
          </table:table-cell>
        </table:table-row>
        <table:table-row table:style-name="ro1">
          <table:table-cell office:value-type="string" calcext:value-type="string">
            <text:p>752_bac__sgd</text:p>
          </table:table-cell>
          <table:table-cell office:value-type="float" office:value="5434" calcext:value-type="float">
            <text:p>5434</text:p>
          </table:table-cell>
          <table:table-cell office:value-type="float" office:value="32" calcext:value-type="float">
            <text:p>32</text:p>
          </table:table-cell>
          <table:table-cell office:value-type="float" office:value="0.0172" calcext:value-type="float">
            <text:p>0.0172</text:p>
          </table:table-cell>
          <table:table-cell table:style-name="ce31" office:value-type="float" office:value="0.017" calcext:value-type="float">
            <text:p>1.70E-02</text:p>
          </table:table-cell>
          <table:table-cell table:formula="of:=100*([.E78]-[.D78])/[.D78]" office:value-type="float" office:value="-1.16279069767441" calcext:value-type="float">
            <text:p>-1.16279069767441</text:p>
          </table:table-cell>
          <table:table-cell office:value-type="float" office:value="1.591471" calcext:value-type="float">
            <text:p>1.591471</text:p>
          </table:table-cell>
          <table:table-cell table:style-name="ce33" office:value-type="float" office:value="0.0172" calcext:value-type="float">
            <text:p>1.72E-02</text:p>
          </table:table-cell>
          <table:table-cell office:value-type="float" office:value="0.021203" calcext:value-type="float">
            <text:p>0.021203</text:p>
          </table:table-cell>
          <table:table-cell table:formula="of:=100*([.I78]-[.H78])/[.H78]" office:value-type="float" office:value="23.2732558139535" calcext:value-type="float">
            <text:p>23.2732558139535</text:p>
          </table:table-cell>
          <table:table-cell office:value-type="float" office:value="2.546034" calcext:value-type="float">
            <text:p>2.546034</text:p>
          </table:table-cell>
        </table:table-row>
        <table:table-row table:style-name="ro1">
          <table:table-cell office:value-type="string" calcext:value-type="string">
            <text:p>761_bac__sgd</text:p>
          </table:table-cell>
          <table:table-cell office:value-type="float" office:value="5434" calcext:value-type="float">
            <text:p>5434</text:p>
          </table:table-cell>
          <table:table-cell office:value-type="float" office:value="21" calcext:value-type="float">
            <text:p>21</text:p>
          </table:table-cell>
          <table:table-cell office:value-type="float" office:value="0.011" calcext:value-type="float">
            <text:p>0.011</text:p>
          </table:table-cell>
          <table:table-cell table:style-name="ce31" office:value-type="float" office:value="0.0173" calcext:value-type="float">
            <text:p>1.73E-02</text:p>
          </table:table-cell>
          <table:table-cell table:formula="of:=100*([.E79]-[.D79])/[.D79]" office:value-type="float" office:value="57.2727272727273" calcext:value-type="float">
            <text:p>57.2727272727273</text:p>
          </table:table-cell>
          <table:table-cell office:value-type="float" office:value="42.416342" calcext:value-type="float">
            <text:p>42.416342</text:p>
          </table:table-cell>
          <table:table-cell table:style-name="ce33" office:value-type="float" office:value="0.011" calcext:value-type="float">
            <text:p>1.10E-02</text:p>
          </table:table-cell>
          <table:table-cell office:value-type="float" office:value="0.02183" calcext:value-type="float">
            <text:p>0.02183</text:p>
          </table:table-cell>
          <table:table-cell table:formula="of:=100*([.I79]-[.H79])/[.H79]" office:value-type="float" office:value="98.4545454545455" calcext:value-type="float">
            <text:p>98.4545454545455</text:p>
          </table:table-cell>
          <table:table-cell office:value-type="float" office:value="44.254161" calcext:value-type="float">
            <text:p>44.254161</text:p>
          </table:table-cell>
        </table:table-row>
        <table:table-row table:style-name="ro1">
          <table:table-cell office:value-type="string" calcext:value-type="string">
            <text:p>772_bac__sgd</text:p>
          </table:table-cell>
          <table:table-cell office:value-type="float" office:value="1445" calcext:value-type="float">
            <text:p>1445</text:p>
          </table:table-cell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28</text:p>
          </table:table-cell>
          <table:table-cell table:style-name="ce31" office:value-type="float" office:value="0.00285" calcext:value-type="float">
            <text:p>2.85E-03</text:p>
          </table:table-cell>
          <table:table-cell table:formula="of:=100*([.E80]-[.D80])/[.D80]" office:value-type="float" office:value="1.78571428571429" calcext:value-type="float">
            <text:p>1.78571428571429</text:p>
          </table:table-cell>
          <table:table-cell office:value-type="float" office:value="12.128114" calcext:value-type="float">
            <text:p>12.128114</text:p>
          </table:table-cell>
          <table:table-cell table:style-name="ce33" office:value-type="float" office:value="0.0028" calcext:value-type="float">
            <text:p>2.80E-03</text:p>
          </table:table-cell>
          <table:table-cell office:value-type="float" office:value="0.00321" calcext:value-type="float">
            <text:p>0.00321</text:p>
          </table:table-cell>
          <table:table-cell table:formula="of:=100*([.I80]-[.H80])/[.H80]" office:value-type="float" office:value="14.6428571428572" calcext:value-type="float">
            <text:p>14.6428571428572</text:p>
          </table:table-cell>
          <table:table-cell office:value-type="float" office:value="9.941285" calcext:value-type="float">
            <text:p>9.941285</text:p>
          </table:table-cell>
        </table:table-row>
        <table:table-row table:style-name="ro1">
          <table:table-cell office:value-type="string" calcext:value-type="string">
            <text:p>797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036" calcext:value-type="float">
            <text:p>0.0036</text:p>
          </table:table-cell>
          <table:table-cell table:style-name="ce31" office:value-type="float" office:value="0.00362" calcext:value-type="float">
            <text:p>3.62E-03</text:p>
          </table:table-cell>
          <table:table-cell table:formula="of:=100*([.E81]-[.D81])/[.D81]" office:value-type="float" office:value="0.555555555555557" calcext:value-type="float">
            <text:p>0.555555555555557</text:p>
          </table:table-cell>
          <table:table-cell office:value-type="float" office:value="16.626299" calcext:value-type="float">
            <text:p>16.626299</text:p>
          </table:table-cell>
          <table:table-cell table:style-name="ce33" office:value-type="float" office:value="0.0036" calcext:value-type="float">
            <text:p>3.60E-03</text:p>
          </table:table-cell>
          <table:table-cell office:value-type="float" office:value="0.003879" calcext:value-type="float">
            <text:p>0.003879</text:p>
          </table:table-cell>
          <table:table-cell table:formula="of:=100*([.I81]-[.H81])/[.H81]" office:value-type="float" office:value="7.74999999999998" calcext:value-type="float">
            <text:p>7.74999999999998</text:p>
          </table:table-cell>
          <table:table-cell office:value-type="float" office:value="18.776685" calcext:value-type="float">
            <text:p>18.776685</text:p>
          </table:table-cell>
        </table:table-row>
        <table:table-row table:style-name="ro1">
          <table:table-cell office:value-type="string" calcext:value-type="string">
            <text:p>799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019" calcext:value-type="float">
            <text:p>0.0019</text:p>
          </table:table-cell>
          <table:table-cell table:style-name="ce31" office:value-type="float" office:value="0.00188" calcext:value-type="float">
            <text:p>1.88E-03</text:p>
          </table:table-cell>
          <table:table-cell table:formula="of:=100*([.E82]-[.D82])/[.D82]" office:value-type="float" office:value="-1.05263157894736" calcext:value-type="float">
            <text:p>-1.05263157894736</text:p>
          </table:table-cell>
          <table:table-cell office:value-type="float" office:value="17.286345" calcext:value-type="float">
            <text:p>17.286345</text:p>
          </table:table-cell>
          <table:table-cell table:style-name="ce33" office:value-type="float" office:value="0.0019" calcext:value-type="float">
            <text:p>1.90E-03</text:p>
          </table:table-cell>
          <table:table-cell office:value-type="float" office:value="0.001967" calcext:value-type="float">
            <text:p>0.001967</text:p>
          </table:table-cell>
          <table:table-cell table:formula="of:=100*([.I82]-[.H82])/[.H82]" office:value-type="float" office:value="3.52631578947368" calcext:value-type="float">
            <text:p>3.52631578947368</text:p>
          </table:table-cell>
          <table:table-cell office:value-type="float" office:value="19.544304" calcext:value-type="float">
            <text:p>19.544304</text:p>
          </table:table-cell>
        </table:table-row>
        <table:table-row table:style-name="ro1">
          <table:table-cell office:value-type="string" calcext:value-type="string">
            <text:p>803_bac__sgd</text:p>
          </table:table-cell>
          <table:table-cell office:value-type="float" office:value="4729" calcext:value-type="float">
            <text:p>4729</text:p>
          </table:table-cell>
          <table:table-cell office:value-type="float" office:value="5" calcext:value-type="float">
            <text:p>5</text:p>
          </table:table-cell>
          <table:table-cell office:value-type="float" office:value="0.0062" calcext:value-type="float">
            <text:p>0.0062</text:p>
          </table:table-cell>
          <table:table-cell table:style-name="ce31" office:value-type="float" office:value="0.00609" calcext:value-type="float">
            <text:p>6.09E-03</text:p>
          </table:table-cell>
          <table:table-cell table:formula="of:=100*([.E83]-[.D83])/[.D83]" office:value-type="float" office:value="-1.77419354838709" calcext:value-type="float">
            <text:p>-1.77419354838709</text:p>
          </table:table-cell>
          <table:table-cell office:value-type="float" office:value="1.123385" calcext:value-type="float">
            <text:p>1.123385</text:p>
          </table:table-cell>
          <table:table-cell table:style-name="ce33" office:value-type="float" office:value="0.0062" calcext:value-type="float">
            <text:p>6.20E-03</text:p>
          </table:table-cell>
          <table:table-cell office:value-type="float" office:value="0.007375" calcext:value-type="float">
            <text:p>0.007375</text:p>
          </table:table-cell>
          <table:table-cell table:formula="of:=100*([.I83]-[.H83])/[.H83]" office:value-type="float" office:value="18.9516129032258" calcext:value-type="float">
            <text:p>18.9516129032258</text:p>
          </table:table-cell>
          <table:table-cell office:value-type="float" office:value="2.880266" calcext:value-type="float">
            <text:p>2.880266</text:p>
          </table:table-cell>
        </table:table-row>
        <table:table-row table:style-name="ro1">
          <table:table-cell office:value-type="string" calcext:value-type="string">
            <text:p>806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037" calcext:value-type="float">
            <text:p>0.0037</text:p>
          </table:table-cell>
          <table:table-cell table:style-name="ce31" office:value-type="float" office:value="0.00381" calcext:value-type="float">
            <text:p>3.81E-03</text:p>
          </table:table-cell>
          <table:table-cell table:formula="of:=100*([.E84]-[.D84])/[.D84]" office:value-type="float" office:value="2.97297297297298" calcext:value-type="float">
            <text:p>2.97297297297298</text:p>
          </table:table-cell>
          <table:table-cell office:value-type="float" office:value="10.00777" calcext:value-type="float">
            <text:p>10.00777</text:p>
          </table:table-cell>
          <table:table-cell table:style-name="ce33" office:value-type="float" office:value="0.0037" calcext:value-type="float">
            <text:p>3.70E-03</text:p>
          </table:table-cell>
          <table:table-cell office:value-type="float" office:value="0.00405" calcext:value-type="float">
            <text:p>0.00405</text:p>
          </table:table-cell>
          <table:table-cell table:formula="of:=100*([.I84]-[.H84])/[.H84]" office:value-type="float" office:value="9.45945945945947" calcext:value-type="float">
            <text:p>9.45945945945947</text:p>
          </table:table-cell>
          <table:table-cell office:value-type="float" office:value="8.839352" calcext:value-type="float">
            <text:p>8.839352</text:p>
          </table:table-cell>
        </table:table-row>
        <table:table-row table:style-name="ro1">
          <table:table-cell office:value-type="string" calcext:value-type="string">
            <text:p>807_bac__sgd</text:p>
          </table:table-cell>
          <table:table-cell office:value-type="float" office:value="5434" calcext:value-type="float">
            <text:p>5434</text:p>
          </table:table-cell>
          <table:table-cell office:value-type="float" office:value="8" calcext:value-type="float">
            <text:p>8</text:p>
          </table:table-cell>
          <table:table-cell office:value-type="float" office:value="0.0098" calcext:value-type="float">
            <text:p>0.0098</text:p>
          </table:table-cell>
          <table:table-cell table:style-name="ce31" office:value-type="float" office:value="0.00911" calcext:value-type="float">
            <text:p>9.11E-03</text:p>
          </table:table-cell>
          <table:table-cell table:formula="of:=100*([.E85]-[.D85])/[.D85]" office:value-type="float" office:value="-7.04081632653061" calcext:value-type="float">
            <text:p>-7.04081632653061</text:p>
          </table:table-cell>
          <table:table-cell office:value-type="float" office:value="2.642403" calcext:value-type="float">
            <text:p>2.642403</text:p>
          </table:table-cell>
          <table:table-cell table:style-name="ce33" office:value-type="float" office:value="0.0098" calcext:value-type="float">
            <text:p>9.80E-03</text:p>
          </table:table-cell>
          <table:table-cell office:value-type="float" office:value="0.011185" calcext:value-type="float">
            <text:p>0.011185</text:p>
          </table:table-cell>
          <table:table-cell table:formula="of:=100*([.I85]-[.H85])/[.H85]" office:value-type="float" office:value="14.1326530612245" calcext:value-type="float">
            <text:p>14.1326530612245</text:p>
          </table:table-cell>
          <table:table-cell office:value-type="float" office:value="3.739554" calcext:value-type="float">
            <text:p>3.739554</text:p>
          </table:table-cell>
        </table:table-row>
        <table:table-row table:style-name="ro1">
          <table:table-cell office:value-type="string" calcext:value-type="string">
            <text:p>813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style-name="ce31" office:value-type="float" office:value="0.00174" calcext:value-type="float">
            <text:p>1.74E-03</text:p>
          </table:table-cell>
          <table:table-cell table:formula="of:=100*([.E86]-[.D86])/[.D86]" office:value-type="float" office:value="-13" calcext:value-type="float">
            <text:p>-13</text:p>
          </table:table-cell>
          <table:table-cell office:value-type="float" office:value="16.255606" calcext:value-type="float">
            <text:p>16.255606</text:p>
          </table:table-cell>
          <table:table-cell table:style-name="ce33" office:value-type="float" office:value="0.002" calcext:value-type="float">
            <text:p>2.00E-03</text:p>
          </table:table-cell>
          <table:table-cell office:value-type="float" office:value="0.00175" calcext:value-type="float">
            <text:p>0.00175</text:p>
          </table:table-cell>
          <table:table-cell table:formula="of:=100*([.I86]-[.H86])/[.H86]" office:value-type="float" office:value="-12.5" calcext:value-type="float">
            <text:p>-12.5</text:p>
          </table:table-cell>
          <table:table-cell office:value-type="float" office:value="23.390619" calcext:value-type="float">
            <text:p>23.390619</text:p>
          </table:table-cell>
        </table:table-row>
        <table:table-row table:style-name="ro1">
          <table:table-cell office:value-type="string" calcext:value-type="string">
            <text:p>816_bac__sgd</text:p>
          </table:table-cell>
          <table:table-cell office:value-type="float" office:value="5434" calcext:value-type="float">
            <text:p>5434</text:p>
          </table:table-cell>
          <table:table-cell office:value-type="float" office:value="8" calcext:value-type="float">
            <text:p>8</text:p>
          </table:table-cell>
          <table:table-cell office:value-type="float" office:value="0.0094" calcext:value-type="float">
            <text:p>0.0094</text:p>
          </table:table-cell>
          <table:table-cell table:style-name="ce31" office:value-type="float" office:value="0.0088" calcext:value-type="float">
            <text:p>8.80E-03</text:p>
          </table:table-cell>
          <table:table-cell table:formula="of:=100*([.E87]-[.D87])/[.D87]" office:value-type="float" office:value="-6.38297872340425" calcext:value-type="float">
            <text:p>-6.38297872340425</text:p>
          </table:table-cell>
          <table:table-cell office:value-type="float" office:value="3.54983" calcext:value-type="float">
            <text:p>3.54983</text:p>
          </table:table-cell>
          <table:table-cell table:style-name="ce33" office:value-type="float" office:value="0.0094" calcext:value-type="float">
            <text:p>9.40E-03</text:p>
          </table:table-cell>
          <table:table-cell office:value-type="float" office:value="0.010863" calcext:value-type="float">
            <text:p>0.010863</text:p>
          </table:table-cell>
          <table:table-cell table:formula="of:=100*([.I87]-[.H87])/[.H87]" office:value-type="float" office:value="15.563829787234" calcext:value-type="float">
            <text:p>15.563829787234</text:p>
          </table:table-cell>
          <table:table-cell office:value-type="float" office:value="3.837149" calcext:value-type="float">
            <text:p>3.837149</text:p>
          </table:table-cell>
        </table:table-row>
        <table:table-row table:style-name="ro1">
          <table:table-cell office:value-type="string" calcext:value-type="string">
            <text:p>819_bac__sgd</text:p>
          </table:table-cell>
          <table:table-cell office:value-type="float" office:value="6313" calcext:value-type="float">
            <text:p>6313</text:p>
          </table:table-cell>
          <table:table-cell office:value-type="float" office:value="6" calcext:value-type="float">
            <text:p>6</text:p>
          </table:table-cell>
          <table:table-cell office:value-type="float" office:value="0.0091" calcext:value-type="float">
            <text:p>0.0091</text:p>
          </table:table-cell>
          <table:table-cell table:style-name="ce31" office:value-type="float" office:value="0.00859" calcext:value-type="float">
            <text:p>8.59E-03</text:p>
          </table:table-cell>
          <table:table-cell table:formula="of:=100*([.E88]-[.D88])/[.D88]" office:value-type="float" office:value="-5.60439560439561" calcext:value-type="float">
            <text:p>-5.60439560439561</text:p>
          </table:table-cell>
          <table:table-cell office:value-type="float" office:value="2.933795" calcext:value-type="float">
            <text:p>2.933795</text:p>
          </table:table-cell>
          <table:table-cell table:style-name="ce33" office:value-type="float" office:value="0.0091" calcext:value-type="float">
            <text:p>9.10E-03</text:p>
          </table:table-cell>
          <table:table-cell office:value-type="float" office:value="0.01054" calcext:value-type="float">
            <text:p>0.01054</text:p>
          </table:table-cell>
          <table:table-cell table:formula="of:=100*([.I88]-[.H88])/[.H88]" office:value-type="float" office:value="15.8241758241758" calcext:value-type="float">
            <text:p>15.8241758241758</text:p>
          </table:table-cell>
          <table:table-cell office:value-type="float" office:value="2.630042" calcext:value-type="float">
            <text:p>2.630042</text:p>
          </table:table-cell>
        </table:table-row>
        <table:table-row table:style-name="ro1">
          <table:table-cell office:value-type="string" calcext:value-type="string">
            <text:p>821_bac__sgd</text:p>
          </table:table-cell>
          <table:table-cell office:value-type="float" office:value="15113" calcext:value-type="float">
            <text:p>15113</text:p>
          </table:table-cell>
          <table:table-cell office:value-type="float" office:value="16" calcext:value-type="float">
            <text:p>16</text:p>
          </table:table-cell>
          <table:table-cell office:value-type="float" office:value="0.0286" calcext:value-type="float">
            <text:p>0.0286</text:p>
          </table:table-cell>
          <table:table-cell table:style-name="ce31" office:value-type="float" office:value="0.0283" calcext:value-type="float">
            <text:p>2.83E-02</text:p>
          </table:table-cell>
          <table:table-cell table:formula="of:=100*([.E89]-[.D89])/[.D89]" office:value-type="float" office:value="-1.04895104895104" calcext:value-type="float">
            <text:p>-1.04895104895104</text:p>
          </table:table-cell>
          <table:table-cell office:value-type="float" office:value="1.459583" calcext:value-type="float">
            <text:p>1.459583</text:p>
          </table:table-cell>
          <table:table-cell table:style-name="ce33" office:value-type="float" office:value="0.0286" calcext:value-type="float">
            <text:p>2.86E-02</text:p>
          </table:table-cell>
          <table:table-cell office:value-type="float" office:value="0.035629" calcext:value-type="float">
            <text:p>0.035629</text:p>
          </table:table-cell>
          <table:table-cell table:formula="of:=100*([.I89]-[.H89])/[.H89]" office:value-type="float" office:value="24.5769230769231" calcext:value-type="float">
            <text:p>24.5769230769231</text:p>
          </table:table-cell>
          <table:table-cell office:value-type="float" office:value="2.488547" calcext:value-type="float">
            <text:p>2.488547</text:p>
          </table:table-cell>
        </table:table-row>
        <table:table-row table:style-name="ro1">
          <table:table-cell office:value-type="string" calcext:value-type="string">
            <text:p>822_bac__sgd</text:p>
          </table:table-cell>
          <table:table-cell office:value-type="float" office:value="13690" calcext:value-type="float">
            <text:p>13690</text:p>
          </table:table-cell>
          <table:table-cell office:value-type="float" office:value="8" calcext:value-type="float">
            <text:p>8</text:p>
          </table:table-cell>
          <table:table-cell office:value-type="float" office:value="0.021" calcext:value-type="float">
            <text:p>0.021</text:p>
          </table:table-cell>
          <table:table-cell table:style-name="ce31" office:value-type="float" office:value="0.02" calcext:value-type="float">
            <text:p>2.00E-02</text:p>
          </table:table-cell>
          <table:table-cell table:formula="of:=100*([.E90]-[.D90])/[.D90]" office:value-type="float" office:value="-4.76190476190477" calcext:value-type="float">
            <text:p>-4.76190476190477</text:p>
          </table:table-cell>
          <table:table-cell office:value-type="float" office:value="1.53853" calcext:value-type="float">
            <text:p>1.53853</text:p>
          </table:table-cell>
          <table:table-cell table:style-name="ce33" office:value-type="float" office:value="0.021" calcext:value-type="float">
            <text:p>2.10E-02</text:p>
          </table:table-cell>
          <table:table-cell office:value-type="float" office:value="0.025188" calcext:value-type="float">
            <text:p>0.025188</text:p>
          </table:table-cell>
          <table:table-cell table:formula="of:=100*([.I90]-[.H90])/[.H90]" office:value-type="float" office:value="19.9428571428571" calcext:value-type="float">
            <text:p>19.9428571428571</text:p>
          </table:table-cell>
          <table:table-cell office:value-type="float" office:value="2.485977" calcext:value-type="float">
            <text:p>2.485977</text:p>
          </table:table-cell>
        </table:table-row>
        <table:table-row table:style-name="ro1">
          <table:table-cell office:value-type="string" calcext:value-type="string">
            <text:p>823_bac__sgd</text:p>
          </table:table-cell>
          <table:table-cell office:value-type="float" office:value="13690" calcext:value-type="float">
            <text:p>13690</text:p>
          </table:table-cell>
          <table:table-cell office:value-type="float" office:value="8" calcext:value-type="float">
            <text:p>8</text:p>
          </table:table-cell>
          <table:table-cell office:value-type="float" office:value="0.0186" calcext:value-type="float">
            <text:p>0.0186</text:p>
          </table:table-cell>
          <table:table-cell table:style-name="ce31" office:value-type="float" office:value="0.0183" calcext:value-type="float">
            <text:p>1.83E-02</text:p>
          </table:table-cell>
          <table:table-cell table:formula="of:=100*([.E91]-[.D91])/[.D91]" office:value-type="float" office:value="-1.61290322580646" calcext:value-type="float">
            <text:p>-1.61290322580646</text:p>
          </table:table-cell>
          <table:table-cell office:value-type="float" office:value="2.650256" calcext:value-type="float">
            <text:p>2.650256</text:p>
          </table:table-cell>
          <table:table-cell table:style-name="ce33" office:value-type="float" office:value="0.0186" calcext:value-type="float">
            <text:p>1.86E-02</text:p>
          </table:table-cell>
          <table:table-cell office:value-type="float" office:value="0.022958" calcext:value-type="float">
            <text:p>0.022958</text:p>
          </table:table-cell>
          <table:table-cell table:formula="of:=100*([.I91]-[.H91])/[.H91]" office:value-type="float" office:value="23.4301075268817" calcext:value-type="float">
            <text:p>23.4301075268817</text:p>
          </table:table-cell>
          <table:table-cell office:value-type="float" office:value="4.168036" calcext:value-type="float">
            <text:p>4.168036</text:p>
          </table:table-cell>
        </table:table-row>
        <table:table-row table:style-name="ro1">
          <table:table-cell office:value-type="string" calcext:value-type="string">
            <text:p>833_bac__sgd</text:p>
          </table:table-cell>
          <table:table-cell office:value-type="float" office:value="5434" calcext:value-type="float">
            <text:p>5434</text:p>
          </table:table-cell>
          <table:table-cell office:value-type="float" office:value="32" calcext:value-type="float">
            <text:p>32</text:p>
          </table:table-cell>
          <table:table-cell office:value-type="float" office:value="0.015" calcext:value-type="float">
            <text:p>0.015</text:p>
          </table:table-cell>
          <table:table-cell table:style-name="ce31" office:value-type="float" office:value="0.0147" calcext:value-type="float">
            <text:p>1.47E-02</text:p>
          </table:table-cell>
          <table:table-cell table:formula="of:=100*([.E92]-[.D92])/[.D92]" office:value-type="float" office:value="-1.99999999999999" calcext:value-type="float">
            <text:p>-1.99999999999999</text:p>
          </table:table-cell>
          <table:table-cell office:value-type="float" office:value="2.089668" calcext:value-type="float">
            <text:p>2.089668</text:p>
          </table:table-cell>
          <table:table-cell table:style-name="ce33" office:value-type="float" office:value="0.015" calcext:value-type="float">
            <text:p>1.50E-02</text:p>
          </table:table-cell>
          <table:table-cell office:value-type="float" office:value="0.018217" calcext:value-type="float">
            <text:p>0.018217</text:p>
          </table:table-cell>
          <table:table-cell table:formula="of:=100*([.I92]-[.H92])/[.H92]" office:value-type="float" office:value="21.4466666666667" calcext:value-type="float">
            <text:p>21.4466666666667</text:p>
          </table:table-cell>
          <table:table-cell office:value-type="float" office:value="2.250046" calcext:value-type="float">
            <text:p>2.250046</text:p>
          </table:table-cell>
        </table:table-row>
        <table:table-row table:style-name="ro1">
          <table:table-cell office:value-type="string" calcext:value-type="string">
            <text:p>837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036" calcext:value-type="float">
            <text:p>0.0036</text:p>
          </table:table-cell>
          <table:table-cell table:style-name="ce31" office:value-type="float" office:value="0.00357" calcext:value-type="float">
            <text:p>3.57E-03</text:p>
          </table:table-cell>
          <table:table-cell table:formula="of:=100*([.E93]-[.D93])/[.D93]" office:value-type="float" office:value="-0.833333333333335" calcext:value-type="float">
            <text:p>-0.833333333333335</text:p>
          </table:table-cell>
          <table:table-cell office:value-type="float" office:value="10.329086" calcext:value-type="float">
            <text:p>10.329086</text:p>
          </table:table-cell>
          <table:table-cell table:style-name="ce33" office:value-type="float" office:value="0.0036" calcext:value-type="float">
            <text:p>3.60E-03</text:p>
          </table:table-cell>
          <table:table-cell office:value-type="float" office:value="0.003896" calcext:value-type="float">
            <text:p>0.003896</text:p>
          </table:table-cell>
          <table:table-cell table:formula="of:=100*([.I93]-[.H93])/[.H93]" office:value-type="float" office:value="8.2222222222222" calcext:value-type="float">
            <text:p>8.2222222222222</text:p>
          </table:table-cell>
          <table:table-cell office:value-type="float" office:value="8.182326" calcext:value-type="float">
            <text:p>8.182326</text:p>
          </table:table-cell>
        </table:table-row>
        <table:table-row table:style-name="ro1">
          <table:table-cell office:value-type="string" calcext:value-type="string">
            <text:p>843_bac__sgd</text:p>
          </table:table-cell>
          <table:table-cell office:value-type="float" office:value="15113" calcext:value-type="float">
            <text:p>15113</text:p>
          </table:table-cell>
          <table:table-cell office:value-type="float" office:value="8" calcext:value-type="float">
            <text:p>8</text:p>
          </table:table-cell>
          <table:table-cell office:value-type="float" office:value="0.022" calcext:value-type="float">
            <text:p>0.022</text:p>
          </table:table-cell>
          <table:table-cell table:style-name="ce31" office:value-type="float" office:value="0.0214" calcext:value-type="float">
            <text:p>2.14E-02</text:p>
          </table:table-cell>
          <table:table-cell table:formula="of:=100*([.E94]-[.D94])/[.D94]" office:value-type="float" office:value="-2.72727272727271" calcext:value-type="float">
            <text:p>-2.72727272727271</text:p>
          </table:table-cell>
          <table:table-cell office:value-type="float" office:value="1.696703" calcext:value-type="float">
            <text:p>1.696703</text:p>
          </table:table-cell>
          <table:table-cell table:style-name="ce33" office:value-type="float" office:value="0.022" calcext:value-type="float">
            <text:p>2.20E-02</text:p>
          </table:table-cell>
          <table:table-cell office:value-type="float" office:value="0.026896" calcext:value-type="float">
            <text:p>0.026896</text:p>
          </table:table-cell>
          <table:table-cell table:formula="of:=100*([.I94]-[.H94])/[.H94]" office:value-type="float" office:value="22.2545454545455" calcext:value-type="float">
            <text:p>22.2545454545455</text:p>
          </table:table-cell>
          <table:table-cell office:value-type="float" office:value="2.283437" calcext:value-type="float">
            <text:p>2.283437</text:p>
          </table:table-cell>
        </table:table-row>
        <table:table-row table:style-name="ro1">
          <table:table-cell office:value-type="string" calcext:value-type="string">
            <text:p>845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021" calcext:value-type="float">
            <text:p>0.0021</text:p>
          </table:table-cell>
          <table:table-cell table:style-name="ce31" office:value-type="float" office:value="0.0021" calcext:value-type="float">
            <text:p>2.10E-03</text:p>
          </table:table-cell>
          <table:table-cell table:formula="of:=100*([.E95]-[.D95])/[.D95]" office:value-type="float" office:value="0" calcext:value-type="float">
            <text:p>0</text:p>
          </table:table-cell>
          <table:table-cell office:value-type="float" office:value="18.056927" calcext:value-type="float">
            <text:p>18.056927</text:p>
          </table:table-cell>
          <table:table-cell table:style-name="ce33" office:value-type="float" office:value="0.0021" calcext:value-type="float">
            <text:p>2.10E-03</text:p>
          </table:table-cell>
          <table:table-cell office:value-type="float" office:value="0.002185" calcext:value-type="float">
            <text:p>0.002185</text:p>
          </table:table-cell>
          <table:table-cell table:formula="of:=100*([.I95]-[.H95])/[.H95]" office:value-type="float" office:value="4.04761904761903" calcext:value-type="float">
            <text:p>4.04761904761903</text:p>
          </table:table-cell>
          <table:table-cell office:value-type="float" office:value="14.182512" calcext:value-type="float">
            <text:p>14.182512</text:p>
          </table:table-cell>
        </table:table-row>
        <table:table-row table:style-name="ro1">
          <table:table-cell office:value-type="string" calcext:value-type="string">
            <text:p>846_bac__sgd</text:p>
          </table:table-cell>
          <table:table-cell office:value-type="float" office:value="11010" calcext:value-type="float">
            <text:p>11010</text:p>
          </table:table-cell>
          <table:table-cell office:value-type="float" office:value="18" calcext:value-type="float">
            <text:p>18</text:p>
          </table:table-cell>
          <table:table-cell office:value-type="float" office:value="0.021" calcext:value-type="float">
            <text:p>0.021</text:p>
          </table:table-cell>
          <table:table-cell table:style-name="ce31" office:value-type="float" office:value="0.0204" calcext:value-type="float">
            <text:p>2.04E-02</text:p>
          </table:table-cell>
          <table:table-cell table:formula="of:=100*([.E96]-[.D96])/[.D96]" office:value-type="float" office:value="-2.85714285714286" calcext:value-type="float">
            <text:p>-2.85714285714286</text:p>
          </table:table-cell>
          <table:table-cell office:value-type="float" office:value="1.909523" calcext:value-type="float">
            <text:p>1.909523</text:p>
          </table:table-cell>
          <table:table-cell table:style-name="ce33" office:value-type="float" office:value="0.021" calcext:value-type="float">
            <text:p>2.10E-02</text:p>
          </table:table-cell>
          <table:table-cell office:value-type="float" office:value="0.025575" calcext:value-type="float">
            <text:p>0.025575</text:p>
          </table:table-cell>
          <table:table-cell table:formula="of:=100*([.I96]-[.H96])/[.H96]" office:value-type="float" office:value="21.7857142857143" calcext:value-type="float">
            <text:p>21.7857142857143</text:p>
          </table:table-cell>
          <table:table-cell office:value-type="float" office:value="2.144754" calcext:value-type="float">
            <text:p>2.144754</text:p>
          </table:table-cell>
        </table:table-row>
        <table:table-row table:style-name="ro1">
          <table:table-cell office:value-type="string" calcext:value-type="string">
            <text:p>847_bac__sgd</text:p>
          </table:table-cell>
          <table:table-cell office:value-type="float" office:value="4360" calcext:value-type="float">
            <text:p>4360</text:p>
          </table:table-cell>
          <table:table-cell office:value-type="float" office:value="14" calcext:value-type="float">
            <text:p>14</text:p>
          </table:table-cell>
          <table:table-cell office:value-type="float" office:value="0.0085" calcext:value-type="float">
            <text:p>0.0085</text:p>
          </table:table-cell>
          <table:table-cell table:style-name="ce31" office:value-type="float" office:value="0.00808" calcext:value-type="float">
            <text:p>8.08E-03</text:p>
          </table:table-cell>
          <table:table-cell table:formula="of:=100*([.E97]-[.D97])/[.D97]" office:value-type="float" office:value="-4.94117647058824" calcext:value-type="float">
            <text:p>-4.94117647058824</text:p>
          </table:table-cell>
          <table:table-cell office:value-type="float" office:value="2.836149" calcext:value-type="float">
            <text:p>2.836149</text:p>
          </table:table-cell>
          <table:table-cell table:style-name="ce33" office:value-type="float" office:value="0.0085" calcext:value-type="float">
            <text:p>8.50E-03</text:p>
          </table:table-cell>
          <table:table-cell office:value-type="float" office:value="0.009837" calcext:value-type="float">
            <text:p>0.009837</text:p>
          </table:table-cell>
          <table:table-cell table:formula="of:=100*([.I97]-[.H97])/[.H97]" office:value-type="float" office:value="15.7294117647059" calcext:value-type="float">
            <text:p>15.7294117647059</text:p>
          </table:table-cell>
          <table:table-cell office:value-type="float" office:value="4.529396" calcext:value-type="float">
            <text:p>4.529396</text:p>
          </table:table-cell>
        </table:table-row>
        <table:table-row table:style-name="ro1">
          <table:table-cell office:value-type="string" calcext:value-type="string">
            <text:p>849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026" calcext:value-type="float">
            <text:p>0.0026</text:p>
          </table:table-cell>
          <table:table-cell table:style-name="ce31" office:value-type="float" office:value="0.00248" calcext:value-type="float">
            <text:p>2.48E-03</text:p>
          </table:table-cell>
          <table:table-cell table:formula="of:=100*([.E98]-[.D98])/[.D98]" office:value-type="float" office:value="-4.61538461538463" calcext:value-type="float">
            <text:p>-4.61538461538463</text:p>
          </table:table-cell>
          <table:table-cell office:value-type="float" office:value="14.087197" calcext:value-type="float">
            <text:p>14.087197</text:p>
          </table:table-cell>
          <table:table-cell table:style-name="ce33" office:value-type="float" office:value="0.0026" calcext:value-type="float">
            <text:p>2.60E-03</text:p>
          </table:table-cell>
          <table:table-cell office:value-type="float" office:value="0.002622" calcext:value-type="float">
            <text:p>0.002622</text:p>
          </table:table-cell>
          <table:table-cell table:formula="of:=100*([.I98]-[.H98])/[.H98]" office:value-type="float" office:value="0.846153846153825" calcext:value-type="float">
            <text:p>0.846153846153825</text:p>
          </table:table-cell>
          <table:table-cell office:value-type="float" office:value="13.008561" calcext:value-type="float">
            <text:p>13.008561</text:p>
          </table:table-cell>
        </table:table-row>
        <table:table-row table:style-name="ro1">
          <table:table-cell office:value-type="string" calcext:value-type="string">
            <text:p>866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036" calcext:value-type="float">
            <text:p>0.0036</text:p>
          </table:table-cell>
          <table:table-cell table:style-name="ce31" office:value-type="float" office:value="0.00376" calcext:value-type="float">
            <text:p>3.76E-03</text:p>
          </table:table-cell>
          <table:table-cell table:formula="of:=100*([.E99]-[.D99])/[.D99]" office:value-type="float" office:value="4.44444444444444" calcext:value-type="float">
            <text:p>4.44444444444444</text:p>
          </table:table-cell>
          <table:table-cell office:value-type="float" office:value="7.50743" calcext:value-type="float">
            <text:p>7.50743</text:p>
          </table:table-cell>
          <table:table-cell table:style-name="ce33" office:value-type="float" office:value="0.0036" calcext:value-type="float">
            <text:p>3.60E-03</text:p>
          </table:table-cell>
          <table:table-cell office:value-type="float" office:value="0.004146" calcext:value-type="float">
            <text:p>0.004146</text:p>
          </table:table-cell>
          <table:table-cell table:formula="of:=100*([.I99]-[.H99])/[.H99]" office:value-type="float" office:value="15.1666666666666" calcext:value-type="float">
            <text:p>15.1666666666666</text:p>
          </table:table-cell>
          <table:table-cell office:value-type="float" office:value="9.407158" calcext:value-type="float">
            <text:p>9.407158</text:p>
          </table:table-cell>
        </table:table-row>
        <table:table-row table:style-name="ro1">
          <table:table-cell office:value-type="string" calcext:value-type="string">
            <text:p>871_bac__sgd</text:p>
          </table:table-cell>
          <table:table-cell office:value-type="float" office:value="2553" calcext:value-type="float">
            <text:p>2553</text:p>
          </table:table-cell>
          <table:table-cell office:value-type="float" office:value="5" calcext:value-type="float">
            <text:p>5</text:p>
          </table:table-cell>
          <table:table-cell office:value-type="float" office:value="0.0046" calcext:value-type="float">
            <text:p>0.0046</text:p>
          </table:table-cell>
          <table:table-cell table:style-name="ce31" office:value-type="float" office:value="0.00451" calcext:value-type="float">
            <text:p>4.51E-03</text:p>
          </table:table-cell>
          <table:table-cell table:formula="of:=100*([.E100]-[.D100])/[.D100]" office:value-type="float" office:value="-1.95652173913043" calcext:value-type="float">
            <text:p>-1.95652173913043</text:p>
          </table:table-cell>
          <table:table-cell office:value-type="float" office:value="9.117682" calcext:value-type="float">
            <text:p>9.117682</text:p>
          </table:table-cell>
          <table:table-cell table:style-name="ce33" office:value-type="float" office:value="0.0046" calcext:value-type="float">
            <text:p>4.60E-03</text:p>
          </table:table-cell>
          <table:table-cell office:value-type="float" office:value="0.005337" calcext:value-type="float">
            <text:p>0.005337</text:p>
          </table:table-cell>
          <table:table-cell table:formula="of:=100*([.I100]-[.H100])/[.H100]" office:value-type="float" office:value="16.0217391304348" calcext:value-type="float">
            <text:p>16.0217391304348</text:p>
          </table:table-cell>
          <table:table-cell office:value-type="float" office:value="7.366117" calcext:value-type="float">
            <text:p>7.366117</text:p>
          </table:table-cell>
        </table:table-row>
        <table:table-row table:style-name="ro1">
          <table:table-cell office:value-type="string" calcext:value-type="string">
            <text:p>881_bac__sgd</text:p>
          </table:table-cell>
          <table:table-cell office:value-type="float" office:value="27041" calcext:value-type="float">
            <text:p>27041</text:p>
          </table:table-cell>
          <table:table-cell office:value-type="float" office:value="14" calcext:value-type="float">
            <text:p>14</text:p>
          </table:table-cell>
          <table:table-cell office:value-type="float" office:value="0.0425" calcext:value-type="float">
            <text:p>0.0425</text:p>
          </table:table-cell>
          <table:table-cell table:style-name="ce31" office:value-type="float" office:value="0.0425" calcext:value-type="float">
            <text:p>4.25E-02</text:p>
          </table:table-cell>
          <table:table-cell table:formula="of:=100*([.E101]-[.D101])/[.D101]" office:value-type="float" office:value="0" calcext:value-type="float">
            <text:p>0</text:p>
          </table:table-cell>
          <table:table-cell office:value-type="float" office:value="0.792723" calcext:value-type="float">
            <text:p>0.792723</text:p>
          </table:table-cell>
          <table:table-cell table:style-name="ce33" office:value-type="float" office:value="0.0425" calcext:value-type="float">
            <text:p>4.25E-02</text:p>
          </table:table-cell>
          <table:table-cell office:value-type="float" office:value="0.053766" calcext:value-type="float">
            <text:p>0.053766</text:p>
          </table:table-cell>
          <table:table-cell table:formula="of:=100*([.I101]-[.H101])/[.H101]" office:value-type="float" office:value="26.5082352941176" calcext:value-type="float">
            <text:p>26.5082352941176</text:p>
          </table:table-cell>
          <table:table-cell office:value-type="float" office:value="2.22231" calcext:value-type="float">
            <text:p>2.22231</text:p>
          </table:table-cell>
        </table:table-row>
        <table:table-row table:style-name="ro1">
          <table:table-cell office:value-type="string" calcext:value-type="string">
            <text:p>897_bac__sgd</text:p>
          </table:table-cell>
          <table:table-cell office:value-type="float" office:value="770" calcext:value-type="float">
            <text:p>770</text:p>
          </table:table-cell>
          <table:table-cell office:value-type="float" office:value="69" calcext:value-type="float">
            <text:p>69</text:p>
          </table:table-cell>
          <table:table-cell office:value-type="float" office:value="0.0041" calcext:value-type="float">
            <text:p>0.0041</text:p>
          </table:table-cell>
          <table:table-cell table:style-name="ce31" office:value-type="float" office:value="0.00406" calcext:value-type="float">
            <text:p>4.06E-03</text:p>
          </table:table-cell>
          <table:table-cell table:formula="of:=100*([.E102]-[.D102])/[.D102]" office:value-type="float" office:value="-0.975609756097563" calcext:value-type="float">
            <text:p>-0.975609756097563</text:p>
          </table:table-cell>
          <table:table-cell office:value-type="float" office:value="6.13204" calcext:value-type="float">
            <text:p>6.13204</text:p>
          </table:table-cell>
          <table:table-cell table:style-name="ce33" office:value-type="float" office:value="0.0041" calcext:value-type="float">
            <text:p>4.10E-03</text:p>
          </table:table-cell>
          <table:table-cell office:value-type="float" office:value="0.004397" calcext:value-type="float">
            <text:p>0.004397</text:p>
          </table:table-cell>
          <table:table-cell table:formula="of:=100*([.I102]-[.H102])/[.H102]" office:value-type="float" office:value="7.24390243902438" calcext:value-type="float">
            <text:p>7.24390243902438</text:p>
          </table:table-cell>
          <table:table-cell office:value-type="float" office:value="6.51979" calcext:value-type="float">
            <text:p>6.51979</text:p>
          </table:table-cell>
        </table:table-row>
        <table:table-row table:style-name="ro1">
          <table:table-cell office:value-type="string" calcext:value-type="string">
            <text:p>901_bac__sgd</text:p>
          </table:table-cell>
          <table:table-cell office:value-type="float" office:value="27041" calcext:value-type="float">
            <text:p>27041</text:p>
          </table:table-cell>
          <table:table-cell office:value-type="float" office:value="10" calcext:value-type="float">
            <text:p>10</text:p>
          </table:table-cell>
          <table:table-cell office:value-type="float" office:value="0.0444" calcext:value-type="float">
            <text:p>0.0444</text:p>
          </table:table-cell>
          <table:table-cell table:style-name="ce31" office:value-type="float" office:value="0.0424" calcext:value-type="float">
            <text:p>4.24E-02</text:p>
          </table:table-cell>
          <table:table-cell table:formula="of:=100*([.E103]-[.D103])/[.D103]" office:value-type="float" office:value="-4.50450450450451" calcext:value-type="float">
            <text:p>-4.50450450450451</text:p>
          </table:table-cell>
          <table:table-cell office:value-type="float" office:value="1.384928" calcext:value-type="float">
            <text:p>1.384928</text:p>
          </table:table-cell>
          <table:table-cell table:style-name="ce33" office:value-type="float" office:value="0.0444" calcext:value-type="float">
            <text:p>4.44E-02</text:p>
          </table:table-cell>
          <table:table-cell office:value-type="float" office:value="0.053639" calcext:value-type="float">
            <text:p>0.053639</text:p>
          </table:table-cell>
          <table:table-cell table:formula="of:=100*([.I103]-[.H103])/[.H103]" office:value-type="float" office:value="20.8085585585586" calcext:value-type="float">
            <text:p>20.8085585585586</text:p>
          </table:table-cell>
          <table:table-cell office:value-type="float" office:value="1.592672" calcext:value-type="float">
            <text:p>1.592672</text:p>
          </table:table-cell>
        </table:table-row>
        <table:table-row table:style-name="ro1">
          <table:table-cell office:value-type="string" calcext:value-type="string">
            <text:p>903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027" calcext:value-type="float">
            <text:p>0.0027</text:p>
          </table:table-cell>
          <table:table-cell table:style-name="ce31" office:value-type="float" office:value="0.00272" calcext:value-type="float">
            <text:p>2.72E-03</text:p>
          </table:table-cell>
          <table:table-cell table:formula="of:=100*([.E104]-[.D104])/[.D104]" office:value-type="float" office:value="0.740740740740743" calcext:value-type="float">
            <text:p>0.740740740740743</text:p>
          </table:table-cell>
          <table:table-cell office:value-type="float" office:value="14.533824" calcext:value-type="float">
            <text:p>14.533824</text:p>
          </table:table-cell>
          <table:table-cell table:style-name="ce33" office:value-type="float" office:value="0.0027" calcext:value-type="float">
            <text:p>2.70E-03</text:p>
          </table:table-cell>
          <table:table-cell office:value-type="float" office:value="0.00293" calcext:value-type="float">
            <text:p>0.00293</text:p>
          </table:table-cell>
          <table:table-cell table:formula="of:=100*([.I104]-[.H104])/[.H104]" office:value-type="float" office:value="8.51851851851852" calcext:value-type="float">
            <text:p>8.51851851851852</text:p>
          </table:table-cell>
          <table:table-cell office:value-type="float" office:value="11.897095" calcext:value-type="float">
            <text:p>11.897095</text:p>
          </table:table-cell>
        </table:table-row>
        <table:table-row table:style-name="ro1">
          <table:table-cell office:value-type="string" calcext:value-type="string">
            <text:p>904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0.0034" calcext:value-type="float">
            <text:p>0.0034</text:p>
          </table:table-cell>
          <table:table-cell table:style-name="ce31" office:value-type="float" office:value="0.00329" calcext:value-type="float">
            <text:p>3.29E-03</text:p>
          </table:table-cell>
          <table:table-cell table:formula="of:=100*([.E105]-[.D105])/[.D105]" office:value-type="float" office:value="-3.23529411764705" calcext:value-type="float">
            <text:p>-3.23529411764705</text:p>
          </table:table-cell>
          <table:table-cell office:value-type="float" office:value="9.349746" calcext:value-type="float">
            <text:p>9.349746</text:p>
          </table:table-cell>
          <table:table-cell table:style-name="ce33" office:value-type="float" office:value="0.0034" calcext:value-type="float">
            <text:p>3.40E-03</text:p>
          </table:table-cell>
          <table:table-cell office:value-type="float" office:value="0.003507" calcext:value-type="float">
            <text:p>0.003507</text:p>
          </table:table-cell>
          <table:table-cell table:formula="of:=100*([.I105]-[.H105])/[.H105]" office:value-type="float" office:value="3.1470588235294" calcext:value-type="float">
            <text:p>3.1470588235294</text:p>
          </table:table-cell>
          <table:table-cell office:value-type="float" office:value="9.26296" calcext:value-type="float">
            <text:p>9.26296</text:p>
          </table:table-cell>
        </table:table-row>
        <table:table-row table:style-name="ro1">
          <table:table-cell office:value-type="string" calcext:value-type="string">
            <text:p>910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022" calcext:value-type="float">
            <text:p>0.0022</text:p>
          </table:table-cell>
          <table:table-cell table:style-name="ce31" office:value-type="float" office:value="0.00198" calcext:value-type="float">
            <text:p>1.98E-03</text:p>
          </table:table-cell>
          <table:table-cell table:formula="of:=100*([.E106]-[.D106])/[.D106]" office:value-type="float" office:value="-10" calcext:value-type="float">
            <text:p>-10</text:p>
          </table:table-cell>
          <table:table-cell office:value-type="float" office:value="22.529595" calcext:value-type="float">
            <text:p>22.529595</text:p>
          </table:table-cell>
          <table:table-cell table:style-name="ce33" office:value-type="float" office:value="0.0022" calcext:value-type="float">
            <text:p>2.20E-03</text:p>
          </table:table-cell>
          <table:table-cell office:value-type="float" office:value="0.002236" calcext:value-type="float">
            <text:p>0.002236</text:p>
          </table:table-cell>
          <table:table-cell table:formula="of:=100*([.I106]-[.H106])/[.H106]" office:value-type="float" office:value="1.63636363636362" calcext:value-type="float">
            <text:p>1.63636363636362</text:p>
          </table:table-cell>
          <table:table-cell office:value-type="float" office:value="14.772844" calcext:value-type="float">
            <text:p>14.772844</text:p>
          </table:table-cell>
        </table:table-row>
        <table:table-row table:style-name="ro1">
          <table:table-cell office:value-type="string" calcext:value-type="string">
            <text:p>912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.0019" calcext:value-type="float">
            <text:p>0.0019</text:p>
          </table:table-cell>
          <table:table-cell table:style-name="ce31" office:value-type="float" office:value="0.00198" calcext:value-type="float">
            <text:p>1.98E-03</text:p>
          </table:table-cell>
          <table:table-cell table:formula="of:=100*([.E107]-[.D107])/[.D107]" office:value-type="float" office:value="4.21052631578947" calcext:value-type="float">
            <text:p>4.21052631578947</text:p>
          </table:table-cell>
          <table:table-cell office:value-type="float" office:value="15.15954" calcext:value-type="float">
            <text:p>15.15954</text:p>
          </table:table-cell>
          <table:table-cell table:style-name="ce33" office:value-type="float" office:value="0.0019" calcext:value-type="float">
            <text:p>1.90E-03</text:p>
          </table:table-cell>
          <table:table-cell office:value-type="float" office:value="0.002076" calcext:value-type="float">
            <text:p>0.002076</text:p>
          </table:table-cell>
          <table:table-cell table:formula="of:=100*([.I107]-[.H107])/[.H107]" office:value-type="float" office:value="9.26315789473683" calcext:value-type="float">
            <text:p>9.26315789473683</text:p>
          </table:table-cell>
          <table:table-cell office:value-type="float" office:value="15.532808" calcext:value-type="float">
            <text:p>15.532808</text:p>
          </table:table-cell>
        </table:table-row>
        <table:table-row table:style-name="ro1">
          <table:table-cell office:value-type="string" calcext:value-type="string">
            <text:p>913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0.0021" calcext:value-type="float">
            <text:p>0.0021</text:p>
          </table:table-cell>
          <table:table-cell table:style-name="ce31" office:value-type="float" office:value="0.00203" calcext:value-type="float">
            <text:p>2.03E-03</text:p>
          </table:table-cell>
          <table:table-cell table:formula="of:=100*([.E108]-[.D108])/[.D108]" office:value-type="float" office:value="-3.33333333333334" calcext:value-type="float">
            <text:p>-3.33333333333334</text:p>
          </table:table-cell>
          <table:table-cell office:value-type="float" office:value="14.367875" calcext:value-type="float">
            <text:p>14.367875</text:p>
          </table:table-cell>
          <table:table-cell table:style-name="ce33" office:value-type="float" office:value="0.0021" calcext:value-type="float">
            <text:p>2.10E-03</text:p>
          </table:table-cell>
          <table:table-cell office:value-type="float" office:value="0.002082" calcext:value-type="float">
            <text:p>0.002082</text:p>
          </table:table-cell>
          <table:table-cell table:formula="of:=100*([.I108]-[.H108])/[.H108]" office:value-type="float" office:value="-0.857142857142867" calcext:value-type="float">
            <text:p>-0.857142857142867</text:p>
          </table:table-cell>
          <table:table-cell office:value-type="float" office:value="17.287226" calcext:value-type="float">
            <text:p>17.287226</text:p>
          </table:table-cell>
        </table:table-row>
        <table:table-row table:style-name="ro1">
          <table:table-cell office:value-type="string" calcext:value-type="string">
            <text:p>914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table:style-name="ce31" office:value-type="float" office:value="0.00522" calcext:value-type="float">
            <text:p>5.22E-03</text:p>
          </table:table-cell>
          <table:table-cell table:formula="of:=100*([.E109]-[.D109])/[.D109]" office:value-type="float" office:value="148.571428571429" calcext:value-type="float">
            <text:p>148.571428571429</text:p>
          </table:table-cell>
          <table:table-cell office:value-type="float" office:value="20.609197" calcext:value-type="float">
            <text:p>20.609197</text:p>
          </table:table-cell>
          <table:table-cell table:style-name="ce33" office:value-type="float" office:value="0.0021" calcext:value-type="float">
            <text:p>2.10E-03</text:p>
          </table:table-cell>
          <table:table-cell office:value-type="float" office:value="0.006971" calcext:value-type="float">
            <text:p>0.006971</text:p>
          </table:table-cell>
          <table:table-cell table:formula="of:=100*([.I109]-[.H109])/[.H109]" office:value-type="float" office:value="231.952380952381" calcext:value-type="float">
            <text:p>231.952380952381</text:p>
          </table:table-cell>
          <table:table-cell office:value-type="float" office:value="19.792347" calcext:value-type="float">
            <text:p>19.792347</text:p>
          </table:table-cell>
        </table:table-row>
        <table:table-row table:style-name="ro1">
          <table:table-cell office:value-type="string" calcext:value-type="string">
            <text:p>917_bac__sgd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0.0027" calcext:value-type="float">
            <text:p>0.0027</text:p>
          </table:table-cell>
          <table:table-cell table:style-name="ce31" office:value-type="float" office:value="0.0026" calcext:value-type="float">
            <text:p>2.60E-03</text:p>
          </table:table-cell>
          <table:table-cell table:formula="of:=100*([.E110]-[.D110])/[.D110]" office:value-type="float" office:value="-3.7037037037037" calcext:value-type="float">
            <text:p>-3.7037037037037</text:p>
          </table:table-cell>
          <table:table-cell office:value-type="float" office:value="14.328388" calcext:value-type="float">
            <text:p>14.328388</text:p>
          </table:table-cell>
          <table:table-cell table:style-name="ce33" office:value-type="float" office:value="0.0027" calcext:value-type="float">
            <text:p>2.70E-03</text:p>
          </table:table-cell>
          <table:table-cell office:value-type="float" office:value="0.002749" calcext:value-type="float">
            <text:p>0.002749</text:p>
          </table:table-cell>
          <table:table-cell table:formula="of:=100*([.I110]-[.H110])/[.H110]" office:value-type="float" office:value="1.8148148148148" calcext:value-type="float">
            <text:p>1.8148148148148</text:p>
          </table:table-cell>
          <table:table-cell office:value-type="float" office:value="13.147344" calcext:value-type="float">
            <text:p>13.147344</text:p>
          </table:table-cell>
        </table:table-row>
        <table:table-row table:style-name="ro1">
          <table:table-cell office:value-type="string" calcext:value-type="string">
            <text:p>923_bac__sgd</text:p>
          </table:table-cell>
          <table:table-cell office:value-type="float" office:value="5732" calcext:value-type="float">
            <text:p>5732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style-name="ce31" office:value-type="float" office:value="0.00684" calcext:value-type="float">
            <text:p>6.84E-03</text:p>
          </table:table-cell>
          <table:table-cell table:formula="of:=100*([.E111]-[.D111])/[.D111]" office:value-type="float" office:value="-2.28571428571428" calcext:value-type="float">
            <text:p>-2.28571428571428</text:p>
          </table:table-cell>
          <table:table-cell office:value-type="float" office:value="4.895904" calcext:value-type="float">
            <text:p>4.895904</text:p>
          </table:table-cell>
          <table:table-cell table:style-name="ce33" office:value-type="float" office:value="0.007" calcext:value-type="float">
            <text:p>7.00E-03</text:p>
          </table:table-cell>
          <table:table-cell office:value-type="float" office:value="0.008351" calcext:value-type="float">
            <text:p>0.008351</text:p>
          </table:table-cell>
          <table:table-cell table:formula="of:=100*([.I111]-[.H111])/[.H111]" office:value-type="float" office:value="19.3" calcext:value-type="float">
            <text:p>19.3</text:p>
          </table:table-cell>
          <table:table-cell office:value-type="float" office:value="4.935223" calcext:value-type="float">
            <text:p>4.935223</text:p>
          </table:table-cell>
        </table:table-row>
        <table:table-row table:style-name="ro1">
          <table:table-cell office:value-type="string" calcext:value-type="string">
            <text:p>930_bac__sgd</text:p>
          </table:table-cell>
          <table:table-cell office:value-type="float" office:value="864" calcext:value-type="float">
            <text:p>864</text:p>
          </table:table-cell>
          <table:table-cell office:value-type="float" office:value="83" calcext:value-type="float">
            <text:p>83</text:p>
          </table:table-cell>
          <table:table-cell office:value-type="float" office:value="0.0057" calcext:value-type="float">
            <text:p>0.0057</text:p>
          </table:table-cell>
          <table:table-cell table:style-name="ce31" office:value-type="float" office:value="0.00577" calcext:value-type="float">
            <text:p>5.77E-03</text:p>
          </table:table-cell>
          <table:table-cell table:formula="of:=100*([.E112]-[.D112])/[.D112]" office:value-type="float" office:value="1.22807017543861" calcext:value-type="float">
            <text:p>1.22807017543861</text:p>
          </table:table-cell>
          <table:table-cell office:value-type="float" office:value="5.924237" calcext:value-type="float">
            <text:p>5.924237</text:p>
          </table:table-cell>
          <table:table-cell table:style-name="ce33" office:value-type="float" office:value="0.0057" calcext:value-type="float">
            <text:p>5.70E-03</text:p>
          </table:table-cell>
          <table:table-cell office:value-type="float" office:value="0.006498" calcext:value-type="float">
            <text:p>0.006498</text:p>
          </table:table-cell>
          <table:table-cell table:formula="of:=100*([.I112]-[.H112])/[.H112]" office:value-type="float" office:value="14" calcext:value-type="float">
            <text:p>14</text:p>
          </table:table-cell>
          <table:table-cell office:value-type="float" office:value="6.420093" calcext:value-type="float">
            <text:p>6.420093</text:p>
          </table:table-cell>
        </table:table-row>
        <table:table-row table:style-name="ro1">
          <table:table-cell office:value-type="string" calcext:value-type="string">
            <text:p>934_bac__sgd</text:p>
          </table:table-cell>
          <table:table-cell office:value-type="float" office:value="767" calcext:value-type="float">
            <text:p>767</text:p>
          </table:table-cell>
          <table:table-cell office:value-type="float" office:value="39" calcext:value-type="float">
            <text:p>39</text:p>
          </table:table-cell>
          <table:table-cell office:value-type="float" office:value="0.0031" calcext:value-type="float">
            <text:p>0.0031</text:p>
          </table:table-cell>
          <table:table-cell table:style-name="ce31" office:value-type="float" office:value="0.00317" calcext:value-type="float">
            <text:p>3.17E-03</text:p>
          </table:table-cell>
          <table:table-cell table:formula="of:=100*([.E113]-[.D113])/[.D113]" office:value-type="float" office:value="2.25806451612902" calcext:value-type="float">
            <text:p>2.25806451612902</text:p>
          </table:table-cell>
          <table:table-cell office:value-type="float" office:value="8.044874" calcext:value-type="float">
            <text:p>8.044874</text:p>
          </table:table-cell>
          <table:table-cell table:style-name="ce33" office:value-type="float" office:value="0.0031" calcext:value-type="float">
            <text:p>3.10E-03</text:p>
          </table:table-cell>
          <table:table-cell office:value-type="float" office:value="0.003435" calcext:value-type="float">
            <text:p>0.003435</text:p>
          </table:table-cell>
          <table:table-cell table:formula="of:=100*([.I113]-[.H113])/[.H113]" office:value-type="float" office:value="10.8064516129032" calcext:value-type="float">
            <text:p>10.8064516129032</text:p>
          </table:table-cell>
          <table:table-cell office:value-type="float" office:value="10.799839" calcext:value-type="float">
            <text:p>10.799839</text:p>
          </table:table-cell>
        </table:table-row>
        <table:table-row table:style-name="ro1">
          <table:table-cell office:value-type="string" calcext:value-type="string">
            <text:p>953_bac__sgd</text:p>
          </table:table-cell>
          <table:table-cell office:value-type="float" office:value="2116" calcext:value-type="float">
            <text:p>2116</text:p>
          </table:table-cell>
          <table:table-cell office:value-type="float" office:value="285" calcext:value-type="float">
            <text:p>285</text:p>
          </table:table-cell>
          <table:table-cell office:value-type="float" office:value="0.0296" calcext:value-type="float">
            <text:p>0.0296</text:p>
          </table:table-cell>
          <table:table-cell table:style-name="ce31" office:value-type="float" office:value="0.0274" calcext:value-type="float">
            <text:p>2.74E-02</text:p>
          </table:table-cell>
          <table:table-cell table:formula="of:=100*([.E114]-[.D114])/[.D114]" office:value-type="float" office:value="-7.43243243243243" calcext:value-type="float">
            <text:p>-7.43243243243243</text:p>
          </table:table-cell>
          <table:table-cell office:value-type="float" office:value="1.594524" calcext:value-type="float">
            <text:p>1.594524</text:p>
          </table:table-cell>
          <table:table-cell table:style-name="ce33" office:value-type="float" office:value="0.0296" calcext:value-type="float">
            <text:p>2.96E-02</text:p>
          </table:table-cell>
          <table:table-cell office:value-type="float" office:value="0.033132" calcext:value-type="float">
            <text:p>0.033132</text:p>
          </table:table-cell>
          <table:table-cell table:formula="of:=100*([.I114]-[.H114])/[.H114]" office:value-type="float" office:value="11.9324324324324" calcext:value-type="float">
            <text:p>11.9324324324324</text:p>
          </table:table-cell>
          <table:table-cell office:value-type="float" office:value="1.66765" calcext:value-type="float">
            <text:p>1.66765</text:p>
          </table:table-cell>
        </table:table-row>
        <table:table-row table:style-name="ro1">
          <table:table-cell office:value-type="string" calcext:value-type="string">
            <text:p>958_bac__sgd</text:p>
          </table:table-cell>
          <table:table-cell office:value-type="float" office:value="1532" calcext:value-type="float">
            <text:p>1532</text:p>
          </table:table-cell>
          <table:table-cell office:value-type="float" office:value="19" calcext:value-type="float">
            <text:p>19</text:p>
          </table:table-cell>
          <table:table-cell office:value-type="float" office:value="0.0035" calcext:value-type="float">
            <text:p>0.0035</text:p>
          </table:table-cell>
          <table:table-cell table:style-name="ce31" office:value-type="float" office:value="0.00349" calcext:value-type="float">
            <text:p>3.49E-03</text:p>
          </table:table-cell>
          <table:table-cell table:formula="of:=100*([.E115]-[.D115])/[.D115]" office:value-type="float" office:value="-0.285714285714274" calcext:value-type="float">
            <text:p>-0.285714285714274</text:p>
          </table:table-cell>
          <table:table-cell office:value-type="float" office:value="8.970007" calcext:value-type="float">
            <text:p>8.970007</text:p>
          </table:table-cell>
          <table:table-cell table:style-name="ce33" office:value-type="float" office:value="0.0035" calcext:value-type="float">
            <text:p>3.50E-03</text:p>
          </table:table-cell>
          <table:table-cell office:value-type="float" office:value="0.003946" calcext:value-type="float">
            <text:p>0.003946</text:p>
          </table:table-cell>
          <table:table-cell table:formula="of:=100*([.I115]-[.H115])/[.H115]" office:value-type="float" office:value="12.7428571428571" calcext:value-type="float">
            <text:p>12.7428571428571</text:p>
          </table:table-cell>
          <table:table-cell office:value-type="float" office:value="9.273448" calcext:value-type="float">
            <text:p>9.273448</text:p>
          </table:table-cell>
        </table:table-row>
        <table:table-row table:style-name="ro1">
          <table:table-cell office:value-type="string" calcext:value-type="string">
            <text:p>959_bac__sgd</text:p>
          </table:table-cell>
          <table:table-cell office:value-type="float" office:value="8597" calcext:value-type="float">
            <text:p>8597</text:p>
          </table:table-cell>
          <table:table-cell office:value-type="float" office:value="27" calcext:value-type="float">
            <text:p>27</text:p>
          </table:table-cell>
          <table:table-cell office:value-type="float" office:value="0.0187" calcext:value-type="float">
            <text:p>0.0187</text:p>
          </table:table-cell>
          <table:table-cell table:style-name="ce31" office:value-type="float" office:value="0.018" calcext:value-type="float">
            <text:p>1.80E-02</text:p>
          </table:table-cell>
          <table:table-cell table:formula="of:=100*([.E116]-[.D116])/[.D116]" office:value-type="float" office:value="-3.74331550802139" calcext:value-type="float">
            <text:p>-3.74331550802139</text:p>
          </table:table-cell>
          <table:table-cell office:value-type="float" office:value="1.868408" calcext:value-type="float">
            <text:p>1.868408</text:p>
          </table:table-cell>
          <table:table-cell table:style-name="ce33" office:value-type="float" office:value="0.0187" calcext:value-type="float">
            <text:p>1.87E-02</text:p>
          </table:table-cell>
          <table:table-cell office:value-type="float" office:value="0.022499" calcext:value-type="float">
            <text:p>0.022499</text:p>
          </table:table-cell>
          <table:table-cell table:formula="of:=100*([.I116]-[.H116])/[.H116]" office:value-type="float" office:value="20.3155080213904" calcext:value-type="float">
            <text:p>20.3155080213904</text:p>
          </table:table-cell>
          <table:table-cell office:value-type="float" office:value="2.426555" calcext:value-type="float">
            <text:p>2.426555</text:p>
          </table:table-cell>
        </table:table-row>
        <table:table-row table:style-name="ro1">
          <table:table-cell office:value-type="string" calcext:value-type="string">
            <text:p>962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6" calcext:value-type="float">
            <text:p>6</text:p>
          </table:table-cell>
          <table:table-cell office:value-type="float" office:value="0.0025" calcext:value-type="float">
            <text:p>0.0025</text:p>
          </table:table-cell>
          <table:table-cell table:style-name="ce31" office:value-type="float" office:value="0.00235" calcext:value-type="float">
            <text:p>2.35E-03</text:p>
          </table:table-cell>
          <table:table-cell table:formula="of:=100*([.E117]-[.D117])/[.D117]" office:value-type="float" office:value="-6" calcext:value-type="float">
            <text:p>-6</text:p>
          </table:table-cell>
          <table:table-cell office:value-type="float" office:value="15.63287" calcext:value-type="float">
            <text:p>15.63287</text:p>
          </table:table-cell>
          <table:table-cell table:style-name="ce33" office:value-type="float" office:value="0.0025" calcext:value-type="float">
            <text:p>2.50E-03</text:p>
          </table:table-cell>
          <table:table-cell office:value-type="float" office:value="0.002567" calcext:value-type="float">
            <text:p>0.002567</text:p>
          </table:table-cell>
          <table:table-cell table:formula="of:=100*([.I117]-[.H117])/[.H117]" office:value-type="float" office:value="2.67999999999999" calcext:value-type="float">
            <text:p>2.67999999999999</text:p>
          </table:table-cell>
          <table:table-cell office:value-type="float" office:value="13.25199" calcext:value-type="float">
            <text:p>13.25199</text:p>
          </table:table-cell>
        </table:table-row>
        <table:table-row table:style-name="ro1">
          <table:table-cell office:value-type="string" calcext:value-type="string">
            <text:p>966_bac__sgd</text:p>
          </table:table-cell>
          <table:table-cell office:value-type="float" office:value="889" calcext:value-type="float">
            <text:p>889</text:p>
          </table:table-cell>
          <table:table-cell office:value-type="float" office:value="22" calcext:value-type="float">
            <text:p>22</text:p>
          </table:table-cell>
          <table:table-cell office:value-type="float" office:value="0.0027" calcext:value-type="float">
            <text:p>0.0027</text:p>
          </table:table-cell>
          <table:table-cell table:style-name="ce31" office:value-type="float" office:value="0.00256" calcext:value-type="float">
            <text:p>2.56E-03</text:p>
          </table:table-cell>
          <table:table-cell table:formula="of:=100*([.E118]-[.D118])/[.D118]" office:value-type="float" office:value="-5.18518518518518" calcext:value-type="float">
            <text:p>-5.18518518518518</text:p>
          </table:table-cell>
          <table:table-cell office:value-type="float" office:value="13.88419" calcext:value-type="float">
            <text:p>13.88419</text:p>
          </table:table-cell>
          <table:table-cell table:style-name="ce33" office:value-type="float" office:value="0.0027" calcext:value-type="float">
            <text:p>2.70E-03</text:p>
          </table:table-cell>
          <table:table-cell office:value-type="float" office:value="0.002748" calcext:value-type="float">
            <text:p>0.002748</text:p>
          </table:table-cell>
          <table:table-cell table:formula="of:=100*([.I118]-[.H118])/[.H118]" office:value-type="float" office:value="1.77777777777777" calcext:value-type="float">
            <text:p>1.77777777777777</text:p>
          </table:table-cell>
          <table:table-cell office:value-type="float" office:value="14.340943" calcext:value-type="float">
            <text:p>14.340943</text:p>
          </table:table-cell>
        </table:table-row>
        <table:table-row table:style-name="ro1">
          <table:table-cell office:value-type="string" calcext:value-type="string">
            <text:p>971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76" calcext:value-type="float">
            <text:p>76</text:p>
          </table:table-cell>
          <table:table-cell office:value-type="float" office:value="0.0063" calcext:value-type="float">
            <text:p>0.0063</text:p>
          </table:table-cell>
          <table:table-cell table:style-name="ce31" office:value-type="float" office:value="0.00623" calcext:value-type="float">
            <text:p>6.23E-03</text:p>
          </table:table-cell>
          <table:table-cell table:formula="of:=100*([.E119]-[.D119])/[.D119]" office:value-type="float" office:value="-1.11111111111111" calcext:value-type="float">
            <text:p>-1.11111111111111</text:p>
          </table:table-cell>
          <table:table-cell office:value-type="float" office:value="1.015639" calcext:value-type="float">
            <text:p>1.015639</text:p>
          </table:table-cell>
          <table:table-cell table:style-name="ce33" office:value-type="float" office:value="0.0063" calcext:value-type="float">
            <text:p>6.30E-03</text:p>
          </table:table-cell>
          <table:table-cell office:value-type="float" office:value="0.007153" calcext:value-type="float">
            <text:p>0.007153</text:p>
          </table:table-cell>
          <table:table-cell table:formula="of:=100*([.I119]-[.H119])/[.H119]" office:value-type="float" office:value="13.5396825396825" calcext:value-type="float">
            <text:p>13.5396825396825</text:p>
          </table:table-cell>
          <table:table-cell office:value-type="float" office:value="2.814637" calcext:value-type="float">
            <text:p>2.814637</text:p>
          </table:table-cell>
        </table:table-row>
        <table:table-row table:style-name="ro1">
          <table:table-cell office:value-type="string" calcext:value-type="string">
            <text:p>976_bac__sgd</text:p>
          </table:table-cell>
          <table:table-cell office:value-type="float" office:value="6607" calcext:value-type="float">
            <text:p>6607</text:p>
          </table:table-cell>
          <table:table-cell office:value-type="float" office:value="14" calcext:value-type="float">
            <text:p>14</text:p>
          </table:table-cell>
          <table:table-cell office:value-type="float" office:value="0.0111" calcext:value-type="float">
            <text:p>0.0111</text:p>
          </table:table-cell>
          <table:table-cell table:style-name="ce31" office:value-type="float" office:value="0.0105" calcext:value-type="float">
            <text:p>1.05E-02</text:p>
          </table:table-cell>
          <table:table-cell table:formula="of:=100*([.E120]-[.D120])/[.D120]" office:value-type="float" office:value="-5.4054054054054" calcext:value-type="float">
            <text:p>-5.4054054054054</text:p>
          </table:table-cell>
          <table:table-cell office:value-type="float" office:value="2.229243" calcext:value-type="float">
            <text:p>2.229243</text:p>
          </table:table-cell>
          <table:table-cell table:style-name="ce33" office:value-type="float" office:value="0.0111" calcext:value-type="float">
            <text:p>1.11E-02</text:p>
          </table:table-cell>
          <table:table-cell office:value-type="float" office:value="0.012963" calcext:value-type="float">
            <text:p>0.012963</text:p>
          </table:table-cell>
          <table:table-cell table:formula="of:=100*([.I120]-[.H120])/[.H120]" office:value-type="float" office:value="16.7837837837838" calcext:value-type="float">
            <text:p>16.7837837837838</text:p>
          </table:table-cell>
          <table:table-cell office:value-type="float" office:value="3.890546" calcext:value-type="float">
            <text:p>3.890546</text:p>
          </table:table-cell>
        </table:table-row>
        <table:table-row table:style-name="ro1">
          <table:table-cell office:value-type="string" calcext:value-type="string">
            <text:p>977_bac__sgd</text:p>
          </table:table-cell>
          <table:table-cell office:value-type="float" office:value="13266" calcext:value-type="float">
            <text:p>13266</text:p>
          </table:table-cell>
          <table:table-cell office:value-type="float" office:value="16" calcext:value-type="float">
            <text:p>16</text:p>
          </table:table-cell>
          <table:table-cell office:value-type="float" office:value="0.0216" calcext:value-type="float">
            <text:p>0.0216</text:p>
          </table:table-cell>
          <table:table-cell table:style-name="ce31" office:value-type="float" office:value="0.0213" calcext:value-type="float">
            <text:p>2.13E-02</text:p>
          </table:table-cell>
          <table:table-cell table:formula="of:=100*([.E121]-[.D121])/[.D121]" office:value-type="float" office:value="-1.3888888888889" calcext:value-type="float">
            <text:p>-1.3888888888889</text:p>
          </table:table-cell>
          <table:table-cell office:value-type="float" office:value="1.946744" calcext:value-type="float">
            <text:p>1.946744</text:p>
          </table:table-cell>
          <table:table-cell table:style-name="ce33" office:value-type="float" office:value="0.0216" calcext:value-type="float">
            <text:p>2.16E-02</text:p>
          </table:table-cell>
          <table:table-cell office:value-type="float" office:value="0.026759" calcext:value-type="float">
            <text:p>0.026759</text:p>
          </table:table-cell>
          <table:table-cell table:formula="of:=100*([.I121]-[.H121])/[.H121]" office:value-type="float" office:value="23.8842592592592" calcext:value-type="float">
            <text:p>23.8842592592592</text:p>
          </table:table-cell>
          <table:table-cell office:value-type="float" office:value="1.975669" calcext:value-type="float">
            <text:p>1.975669</text:p>
          </table:table-cell>
        </table:table-row>
        <table:table-row table:style-name="ro1">
          <table:table-cell office:value-type="string" calcext:value-type="string">
            <text:p>978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216" calcext:value-type="float">
            <text:p>216</text:p>
          </table:table-cell>
          <table:table-cell office:value-type="float" office:value="0.0139" calcext:value-type="float">
            <text:p>0.0139</text:p>
          </table:table-cell>
          <table:table-cell table:style-name="ce31" office:value-type="float" office:value="0.0137" calcext:value-type="float">
            <text:p>1.37E-02</text:p>
          </table:table-cell>
          <table:table-cell table:formula="of:=100*([.E122]-[.D122])/[.D122]" office:value-type="float" office:value="-1.43884892086331" calcext:value-type="float">
            <text:p>-1.43884892086331</text:p>
          </table:table-cell>
          <table:table-cell office:value-type="float" office:value="1.879199" calcext:value-type="float">
            <text:p>1.879199</text:p>
          </table:table-cell>
          <table:table-cell table:style-name="ce33" office:value-type="float" office:value="0.0139" calcext:value-type="float">
            <text:p>1.39E-02</text:p>
          </table:table-cell>
          <table:table-cell office:value-type="float" office:value="0.015971" calcext:value-type="float">
            <text:p>0.015971</text:p>
          </table:table-cell>
          <table:table-cell table:formula="of:=100*([.I122]-[.H122])/[.H122]" office:value-type="float" office:value="14.8992805755396" calcext:value-type="float">
            <text:p>14.8992805755396</text:p>
          </table:table-cell>
          <table:table-cell office:value-type="float" office:value="2.19418" calcext:value-type="float">
            <text:p>2.19418</text:p>
          </table:table-cell>
        </table:table-row>
        <table:table-row table:style-name="ro1">
          <table:table-cell office:value-type="string" calcext:value-type="string">
            <text:p>979_bac__sgd</text:p>
          </table:table-cell>
          <table:table-cell office:value-type="float" office:value="3317" calcext:value-type="float">
            <text:p>3317</text:p>
          </table:table-cell>
          <table:table-cell office:value-type="float" office:value="40" calcext:value-type="float">
            <text:p>40</text:p>
          </table:table-cell>
          <table:table-cell office:value-type="float" office:value="0.0108" calcext:value-type="float">
            <text:p>0.0108</text:p>
          </table:table-cell>
          <table:table-cell table:style-name="ce31" office:value-type="float" office:value="0.0104" calcext:value-type="float">
            <text:p>1.04E-02</text:p>
          </table:table-cell>
          <table:table-cell table:formula="of:=100*([.E123]-[.D123])/[.D123]" office:value-type="float" office:value="-3.7037037037037" calcext:value-type="float">
            <text:p>-3.7037037037037</text:p>
          </table:table-cell>
          <table:table-cell office:value-type="float" office:value="3.40003" calcext:value-type="float">
            <text:p>3.40003</text:p>
          </table:table-cell>
          <table:table-cell table:style-name="ce33" office:value-type="float" office:value="0.0108" calcext:value-type="float">
            <text:p>1.08E-02</text:p>
          </table:table-cell>
          <table:table-cell office:value-type="float" office:value="0.01269" calcext:value-type="float">
            <text:p>0.01269</text:p>
          </table:table-cell>
          <table:table-cell table:formula="of:=100*([.I123]-[.H123])/[.H123]" office:value-type="float" office:value="17.5" calcext:value-type="float">
            <text:p>17.5</text:p>
          </table:table-cell>
          <table:table-cell office:value-type="float" office:value="3.563065" calcext:value-type="float">
            <text:p>3.563065</text:p>
          </table:table-cell>
        </table:table-row>
        <table:table-row table:style-name="ro1">
          <table:table-cell office:value-type="string" calcext:value-type="string">
            <text:p>980_bac__sgd</text:p>
          </table:table-cell>
          <table:table-cell office:value-type="float" office:value="3728" calcext:value-type="float">
            <text:p>3728</text:p>
          </table:table-cell>
          <table:table-cell office:value-type="float" office:value="64" calcext:value-type="float">
            <text:p>64</text:p>
          </table:table-cell>
          <table:table-cell office:value-type="float" office:value="0.0142" calcext:value-type="float">
            <text:p>0.0142</text:p>
          </table:table-cell>
          <table:table-cell table:style-name="ce31" office:value-type="float" office:value="0.0141" calcext:value-type="float">
            <text:p>1.41E-02</text:p>
          </table:table-cell>
          <table:table-cell table:formula="of:=100*([.E124]-[.D124])/[.D124]" office:value-type="float" office:value="-0.704225352112672" calcext:value-type="float">
            <text:p>-0.704225352112672</text:p>
          </table:table-cell>
          <table:table-cell office:value-type="float" office:value="2.183782" calcext:value-type="float">
            <text:p>2.183782</text:p>
          </table:table-cell>
          <table:table-cell table:style-name="ce33" office:value-type="float" office:value="0.0142" calcext:value-type="float">
            <text:p>1.42E-02</text:p>
          </table:table-cell>
          <table:table-cell office:value-type="float" office:value="0.017249" calcext:value-type="float">
            <text:p>0.017249</text:p>
          </table:table-cell>
          <table:table-cell table:formula="of:=100*([.I124]-[.H124])/[.H124]" office:value-type="float" office:value="21.4718309859155" calcext:value-type="float">
            <text:p>21.4718309859155</text:p>
          </table:table-cell>
          <table:table-cell office:value-type="float" office:value="2.351627" calcext:value-type="float">
            <text:p>2.351627</text:p>
          </table:table-cell>
        </table:table-row>
        <table:table-row table:style-name="ro1">
          <table:table-cell office:value-type="string" calcext:value-type="string">
            <text:p>991_bac__sgd</text:p>
          </table:table-cell>
          <table:table-cell office:value-type="float" office:value="1146" calcext:value-type="float">
            <text:p>1146</text:p>
          </table:table-cell>
          <table:table-cell office:value-type="float" office:value="21" calcext:value-type="float">
            <text:p>21</text:p>
          </table:table-cell>
          <table:table-cell office:value-type="float" office:value="0.0031" calcext:value-type="float">
            <text:p>0.0031</text:p>
          </table:table-cell>
          <table:table-cell table:style-name="ce31" office:value-type="float" office:value="0.00307" calcext:value-type="float">
            <text:p>3.07E-03</text:p>
          </table:table-cell>
          <table:table-cell table:formula="of:=100*([.E125]-[.D125])/[.D125]" office:value-type="float" office:value="-0.967741935483873" calcext:value-type="float">
            <text:p>-0.967741935483873</text:p>
          </table:table-cell>
          <table:table-cell office:value-type="float" office:value="10.13169" calcext:value-type="float">
            <text:p>10.13169</text:p>
          </table:table-cell>
          <table:table-cell table:style-name="ce33" office:value-type="float" office:value="0.0031" calcext:value-type="float">
            <text:p>3.10E-03</text:p>
          </table:table-cell>
          <table:table-cell office:value-type="float" office:value="0.003352" calcext:value-type="float">
            <text:p>0.003352</text:p>
          </table:table-cell>
          <table:table-cell table:formula="of:=100*([.I125]-[.H125])/[.H125]" office:value-type="float" office:value="8.1290322580645" calcext:value-type="float">
            <text:p>8.1290322580645</text:p>
          </table:table-cell>
          <table:table-cell office:value-type="float" office:value="9.59438" calcext:value-type="float">
            <text:p>9.59438</text:p>
          </table:table-cell>
        </table:table-row>
        <table:table-row table:style-name="ro1">
          <table:table-cell office:value-type="string" calcext:value-type="string">
            <text:p>993_bac__sgd</text:p>
          </table:table-cell>
          <table:table-cell office:value-type="float" office:value="4655" calcext:value-type="float">
            <text:p>4655</text:p>
          </table:table-cell>
          <table:table-cell office:value-type="float" office:value="664" calcext:value-type="float">
            <text:p>664</text:p>
          </table:table-cell>
          <table:table-cell office:value-type="float" office:value="0.1565" calcext:value-type="float">
            <text:p>0.1565</text:p>
          </table:table-cell>
          <table:table-cell table:style-name="ce31" office:value-type="float" office:value="0.133" calcext:value-type="float">
            <text:p>1.33E-01</text:p>
          </table:table-cell>
          <table:table-cell table:formula="of:=100*([.E126]-[.D126])/[.D126]" office:value-type="float" office:value="-15.0159744408946" calcext:value-type="float">
            <text:p>-15.0159744408946</text:p>
          </table:table-cell>
          <table:table-cell office:value-type="float" office:value="0.674374" calcext:value-type="float">
            <text:p>0.674374</text:p>
          </table:table-cell>
          <table:table-cell table:style-name="ce33" office:value-type="float" office:value="0.157" calcext:value-type="float">
            <text:p>1.57E-01</text:p>
          </table:table-cell>
          <table:table-cell office:value-type="float" office:value="0.166913" calcext:value-type="float">
            <text:p>0.166913</text:p>
          </table:table-cell>
          <table:table-cell table:formula="of:=100*([.I126]-[.H126])/[.H126]" office:value-type="float" office:value="6.31401273885351" calcext:value-type="float">
            <text:p>6.31401273885351</text:p>
          </table:table-cell>
          <table:table-cell office:value-type="float" office:value="1.595435" calcext:value-type="float">
            <text:p>1.595435</text:p>
          </table:table-cell>
        </table:table-row>
        <table:table-row table:style-name="ro1">
          <table:table-cell office:value-type="string" calcext:value-type="string">
            <text:p>995_bac__sgd</text:p>
          </table:table-cell>
          <table:table-cell office:value-type="float" office:value="1327" calcext:value-type="float">
            <text:p>1327</text:p>
          </table:table-cell>
          <table:table-cell office:value-type="float" office:value="47" calcext:value-type="float">
            <text:p>47</text:p>
          </table:table-cell>
          <table:table-cell office:value-type="float" office:value="0.0049" calcext:value-type="float">
            <text:p>0.0049</text:p>
          </table:table-cell>
          <table:table-cell table:style-name="ce31" office:value-type="float" office:value="0.00478" calcext:value-type="float">
            <text:p>4.78E-03</text:p>
          </table:table-cell>
          <table:table-cell table:formula="of:=100*([.E127]-[.D127])/[.D127]" office:value-type="float" office:value="-2.44897959183672" calcext:value-type="float">
            <text:p>-2.44897959183672</text:p>
          </table:table-cell>
          <table:table-cell office:value-type="float" office:value="7.019944" calcext:value-type="float">
            <text:p>7.019944</text:p>
          </table:table-cell>
          <table:table-cell table:style-name="ce33" office:value-type="float" office:value="0.0049" calcext:value-type="float">
            <text:p>4.90E-03</text:p>
          </table:table-cell>
          <table:table-cell office:value-type="float" office:value="0.005477" calcext:value-type="float">
            <text:p>0.005477</text:p>
          </table:table-cell>
          <table:table-cell table:formula="of:=100*([.I127]-[.H127])/[.H127]" office:value-type="float" office:value="11.7755102040816" calcext:value-type="float">
            <text:p>11.7755102040816</text:p>
          </table:table-cell>
          <table:table-cell office:value-type="float" office:value="6.567897" calcext:value-type="float">
            <text:p>6.567897</text:p>
          </table:table-cell>
        </table:table-row>
        <table:table-row table:style-name="ro1" table:number-rows-repeated="10484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03:02:57.643841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2:35:41.020222498</meta:creation-date>
    <dc:date>2017-04-06T03:05:34.315330902</dc:date>
    <meta:editing-duration>PT19M38S</meta:editing-duration>
    <meta:editing-cycles>3</meta:editing-cycles>
    <meta:generator>LibreOffice/5.2.2.2$Linux_X86_64 LibreOffice_project/20m0$Build-2</meta:generator>
    <meta:document-statistic meta:table-count="2" meta:cell-count="4796" meta:object-count="0"/>
  </office:meta>
</office:document-meta>
</file>